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Courier New" svg:font-family="'Courier New'" style:font-adornments="Regular" style:font-family-generic="modern" style:font-pitch="fixed"/>
    <style:font-face style:name="Keystroke" svg:font-family="Keystroke" style:font-adornments="Regular"/>
    <style:font-face style:name="Keystroke1"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A" style:family="table-column">
      <style:table-column-properties style:column-width="3.886cm"/>
    </style:style>
    <style:style style:name="Table1.B" style:family="table-column">
      <style:table-column-properties style:column-width="1.513cm"/>
    </style:style>
    <style:style style:name="Table1.C" style:family="table-column">
      <style:table-column-properties style:column-width="9.26cm"/>
    </style:style>
    <style:style style:name="Table1.1" style:family="table-row">
      <style:table-row-properties fo:background-color="#666666" fo:keep-together="auto">
        <style:background-image/>
      </style:table-row-properties>
    </style:style>
    <style:style style:name="Table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transparent" fo:padding="0.049cm" fo:border="0.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999999">
        <style:background-image/>
      </style:table-row-properties>
    </style:style>
    <style:style style:name="Table1.5" style:family="table-row">
      <style:table-row-properties fo:background-color="transparent">
        <style:background-image/>
      </style:table-row-properties>
    </style:style>
    <style:style style:name="Table1.6" style:family="table-row">
      <style:table-row-properties fo:background-color="transparent">
        <style:background-image/>
      </style:table-row-properties>
    </style:style>
    <style:style style:name="Table1.7" style:family="table-row">
      <style:table-row-properties fo:background-color="transparent">
        <style:background-image/>
      </style:table-row-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999999" fo:keep-together="auto">
        <style:background-image/>
      </style:table-row-properties>
    </style:style>
    <style:style style:name="Table1.142" style:family="table-row">
      <style:table-row-properties fo:background-color="transparent">
        <style:background-image/>
      </style:table-row-properties>
    </style:style>
    <style:style style:name="Table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A" style:family="table-column">
      <style:table-column-properties style:column-width="3.886cm"/>
    </style:style>
    <style:style style:name="Table2.B" style:family="table-column">
      <style:table-column-properties style:column-width="1.513cm"/>
    </style:style>
    <style:style style:name="Table2.C" style:family="table-column">
      <style:table-column-properties style:column-width="9.26cm"/>
    </style:style>
    <style:style style:name="Table2.1" style:family="table-row">
      <style:table-row-properties fo:background-color="#666666" fo:keep-together="auto">
        <style:background-image/>
      </style:table-row-properties>
    </style:style>
    <style:style style:name="Table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transparent" fo:padding="0.049cm" fo:border="0.05pt solid #000000"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A" style:family="table-column">
      <style:table-column-properties style:column-width="3.886cm"/>
    </style:style>
    <style:style style:name="Table3.B" style:family="table-column">
      <style:table-column-properties style:column-width="1.513cm"/>
    </style:style>
    <style:style style:name="Table3.C" style:family="table-column">
      <style:table-column-properties style:column-width="9.26cm"/>
    </style:style>
    <style:style style:name="Table3.1" style:family="table-row">
      <style:table-row-properties fo:background-color="#666666" fo:keep-together="auto">
        <style:background-image/>
      </style:table-row-properties>
    </style:style>
    <style:style style:name="Table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C1" style:family="table-cell">
      <style:table-cell-properties fo:background-color="transparent" fo:padding="0.049cm" fo:border="0.05pt solid #000000"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6" style:family="table-row">
      <style:table-row-properties fo:background-color="transparent">
        <style:background-image/>
      </style:table-row-properties>
    </style:style>
    <style:style style:name="Table4"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4.A" style:family="table-column">
      <style:table-column-properties style:column-width="3.886cm"/>
    </style:style>
    <style:style style:name="Table4.B" style:family="table-column">
      <style:table-column-properties style:column-width="1.513cm"/>
    </style:style>
    <style:style style:name="Table4.C" style:family="table-column">
      <style:table-column-properties style:column-width="9.26cm"/>
    </style:style>
    <style:style style:name="Table4.1" style:family="table-row">
      <style:table-row-properties fo:background-color="#666666" fo:keep-together="auto">
        <style:background-image/>
      </style:table-row-properties>
    </style:style>
    <style:style style:name="Table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4.C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5.A" style:family="table-column">
      <style:table-column-properties style:column-width="3.886cm"/>
    </style:style>
    <style:style style:name="Table5.B" style:family="table-column">
      <style:table-column-properties style:column-width="1.513cm"/>
    </style:style>
    <style:style style:name="Table5.C" style:family="table-column">
      <style:table-column-properties style:column-width="9.26cm"/>
    </style:style>
    <style:style style:name="Table5.1" style:family="table-row">
      <style:table-row-properties fo:background-color="#666666" fo:keep-together="auto">
        <style:background-image/>
      </style:table-row-properties>
    </style:style>
    <style:style style:name="Table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transparent" fo:padding="0.049cm" fo:border="0.0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6"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6.A" style:family="table-column">
      <style:table-column-properties style:column-width="3.886cm"/>
    </style:style>
    <style:style style:name="Table6.B" style:family="table-column">
      <style:table-column-properties style:column-width="1.513cm"/>
    </style:style>
    <style:style style:name="Table6.C" style:family="table-column">
      <style:table-column-properties style:column-width="9.26cm"/>
    </style:style>
    <style:style style:name="Table6.1" style:family="table-row">
      <style:table-row-properties fo:background-color="#666666" fo:keep-together="auto">
        <style:background-image/>
      </style:table-row-properties>
    </style:style>
    <style:style style:name="Table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6.C1" style:family="table-cell">
      <style:table-cell-properties fo:background-color="transparent" fo:padding="0.049cm" fo:border="0.0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7.A" style:family="table-column">
      <style:table-column-properties style:column-width="3.886cm"/>
    </style:style>
    <style:style style:name="Table7.B" style:family="table-column">
      <style:table-column-properties style:column-width="1.513cm"/>
    </style:style>
    <style:style style:name="Table7.C" style:family="table-column">
      <style:table-column-properties style:column-width="9.26cm"/>
    </style:style>
    <style:style style:name="Table7.1" style:family="table-row">
      <style:table-row-properties fo:background-color="#666666" fo:keep-together="auto">
        <style:background-image/>
      </style:table-row-properties>
    </style:style>
    <style:style style:name="Table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7.C1" style:family="table-cell">
      <style:table-cell-properties fo:background-color="transparent" fo:padding="0.049cm" fo:border="0.05pt solid #000000"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8.A" style:family="table-column">
      <style:table-column-properties style:column-width="3.886cm"/>
    </style:style>
    <style:style style:name="Table8.B" style:family="table-column">
      <style:table-column-properties style:column-width="1.513cm"/>
    </style:style>
    <style:style style:name="Table8.C" style:family="table-column">
      <style:table-column-properties style:column-width="9.26cm"/>
    </style:style>
    <style:style style:name="Table8.1" style:family="table-row">
      <style:table-row-properties fo:background-color="#666666" fo:keep-together="auto">
        <style:background-image/>
      </style:table-row-properties>
    </style:style>
    <style:style style:name="Table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8.C1" style:family="table-cell">
      <style:table-cell-properties fo:background-color="transparent" fo:padding="0.049cm" fo:border="0.0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9.A" style:family="table-column">
      <style:table-column-properties style:column-width="3.886cm"/>
    </style:style>
    <style:style style:name="Table9.B" style:family="table-column">
      <style:table-column-properties style:column-width="1.513cm"/>
    </style:style>
    <style:style style:name="Table9.C" style:family="table-column">
      <style:table-column-properties style:column-width="9.26cm"/>
    </style:style>
    <style:style style:name="Table9.1" style:family="table-row">
      <style:table-row-properties fo:background-color="#666666" fo:keep-together="auto">
        <style:background-image/>
      </style:table-row-properties>
    </style:style>
    <style:style style:name="Table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9.C1" style:family="table-cell">
      <style:table-cell-properties fo:background-color="transparent" fo:padding="0.049cm" fo:border="0.0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0.A" style:family="table-column">
      <style:table-column-properties style:column-width="3.886cm"/>
    </style:style>
    <style:style style:name="Table10.B" style:family="table-column">
      <style:table-column-properties style:column-width="1.513cm"/>
    </style:style>
    <style:style style:name="Table10.C" style:family="table-column">
      <style:table-column-properties style:column-width="9.26cm"/>
    </style:style>
    <style:style style:name="Table10.1" style:family="table-row">
      <style:table-row-properties fo:background-color="#666666" fo:keep-together="auto">
        <style:background-image/>
      </style:table-row-properties>
    </style:style>
    <style:style style:name="Table1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transparent" fo:padding="0.049cm" fo:border="0.0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1.A" style:family="table-column">
      <style:table-column-properties style:column-width="2.693cm"/>
    </style:style>
    <style:style style:name="Table11.B" style:family="table-column">
      <style:table-column-properties style:column-width="1.612cm"/>
    </style:style>
    <style:style style:name="Table11.C" style:family="table-column">
      <style:table-column-properties style:column-width="10.354cm"/>
    </style:style>
    <style:style style:name="Table11.1" style:family="table-row">
      <style:table-row-properties fo:background-color="#666666" fo:keep-together="auto">
        <style:background-image/>
      </style:table-row-properties>
    </style:style>
    <style:style style:name="Table1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1.C1" style:family="table-cell">
      <style:table-cell-properties fo:background-color="transparent" fo:padding="0.049cm" fo:border="0.05pt solid #000000" style:writing-mode="page">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3.A" style:family="table-column">
      <style:table-column-properties style:column-width="2.693cm"/>
    </style:style>
    <style:style style:name="Table13.B" style:family="table-column">
      <style:table-column-properties style:column-width="1.612cm"/>
    </style:style>
    <style:style style:name="Table13.C" style:family="table-column">
      <style:table-column-properties style:column-width="10.354cm"/>
    </style:style>
    <style:style style:name="Table13.1" style:family="table-row">
      <style:table-row-properties fo:background-color="#666666" fo:keep-together="auto">
        <style:background-image/>
      </style:table-row-properties>
    </style:style>
    <style:style style:name="Table1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3.C1" style:family="table-cell">
      <style:table-cell-properties fo:background-color="transparent" fo:padding="0.049cm" fo:border="0.05pt solid #000000" style:writing-mode="page">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2.A" style:family="table-column">
      <style:table-column-properties style:column-width="2.693cm"/>
    </style:style>
    <style:style style:name="Table12.B" style:family="table-column">
      <style:table-column-properties style:column-width="1.612cm"/>
    </style:style>
    <style:style style:name="Table12.C" style:family="table-column">
      <style:table-column-properties style:column-width="10.354cm"/>
    </style:style>
    <style:style style:name="Table12.1" style:family="table-row">
      <style:table-row-properties fo:background-color="#666666" fo:keep-together="auto">
        <style:background-image/>
      </style:table-row-properties>
    </style:style>
    <style:style style:name="Table1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2.C1" style:family="table-cell">
      <style:table-cell-properties fo:background-color="transparent" fo:padding="0.049cm" fo:border="0.0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4.A" style:family="table-column">
      <style:table-column-properties style:column-width="2.693cm"/>
    </style:style>
    <style:style style:name="Table14.B" style:family="table-column">
      <style:table-column-properties style:column-width="1.612cm"/>
    </style:style>
    <style:style style:name="Table14.C" style:family="table-column">
      <style:table-column-properties style:column-width="10.354cm"/>
    </style:style>
    <style:style style:name="Table14.1" style:family="table-row">
      <style:table-row-properties fo:background-color="#666666" fo:keep-together="auto">
        <style:background-image/>
      </style:table-row-properties>
    </style:style>
    <style:style style:name="Table1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4.C1" style:family="table-cell">
      <style:table-cell-properties fo:background-color="transparent" fo:padding="0.049cm" fo:border="0.0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5"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5.A" style:family="table-column">
      <style:table-column-properties style:column-width="2.693cm"/>
    </style:style>
    <style:style style:name="Table15.B" style:family="table-column">
      <style:table-column-properties style:column-width="1.612cm"/>
    </style:style>
    <style:style style:name="Table15.C" style:family="table-column">
      <style:table-column-properties style:column-width="10.354cm"/>
    </style:style>
    <style:style style:name="Table15.1" style:family="table-row">
      <style:table-row-properties fo:background-color="#666666" fo:keep-together="auto">
        <style:background-image/>
      </style:table-row-properties>
    </style:style>
    <style:style style:name="Table1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5.C1" style:family="table-cell">
      <style:table-cell-properties fo:background-color="transparent" fo:padding="0.049cm" fo:border="0.0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6"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6.A" style:family="table-column">
      <style:table-column-properties style:column-width="2.693cm"/>
    </style:style>
    <style:style style:name="Table16.B" style:family="table-column">
      <style:table-column-properties style:column-width="1.612cm"/>
    </style:style>
    <style:style style:name="Table16.C" style:family="table-column">
      <style:table-column-properties style:column-width="10.354cm"/>
    </style:style>
    <style:style style:name="Table16.1" style:family="table-row">
      <style:table-row-properties fo:background-color="#666666" fo:keep-together="auto">
        <style:background-image/>
      </style:table-row-properties>
    </style:style>
    <style:style style:name="Table1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6.C1" style:family="table-cell">
      <style:table-cell-properties fo:background-color="transparent" fo:padding="0.049cm" fo:border="0.05pt solid #000000" style:writing-mode="page">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7"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7.A" style:family="table-column">
      <style:table-column-properties style:column-width="2.693cm"/>
    </style:style>
    <style:style style:name="Table17.B" style:family="table-column">
      <style:table-column-properties style:column-width="1.612cm"/>
    </style:style>
    <style:style style:name="Table17.C" style:family="table-column">
      <style:table-column-properties style:column-width="10.354cm"/>
    </style:style>
    <style:style style:name="Table17.1" style:family="table-row">
      <style:table-row-properties fo:background-color="#666666" fo:keep-together="auto">
        <style:background-image/>
      </style:table-row-properties>
    </style:style>
    <style:style style:name="Table1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7.C1" style:family="table-cell">
      <style:table-cell-properties fo:background-color="transparent" fo:padding="0.049cm" fo:border="0.05pt solid #000000" style:writing-mode="page">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8"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8.A" style:family="table-column">
      <style:table-column-properties style:column-width="2.693cm"/>
    </style:style>
    <style:style style:name="Table18.B" style:family="table-column">
      <style:table-column-properties style:column-width="1.612cm"/>
    </style:style>
    <style:style style:name="Table18.C" style:family="table-column">
      <style:table-column-properties style:column-width="10.354cm"/>
    </style:style>
    <style:style style:name="Table18.1" style:family="table-row">
      <style:table-row-properties fo:background-color="#666666" fo:keep-together="auto">
        <style:background-image/>
      </style:table-row-properties>
    </style:style>
    <style:style style:name="Table1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8.C1" style:family="table-cell">
      <style:table-cell-properties fo:background-color="transparent" fo:padding="0.049cm" fo:border="0.05pt solid #000000" style:writing-mode="page">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9"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9.A" style:family="table-column">
      <style:table-column-properties style:column-width="2.693cm"/>
    </style:style>
    <style:style style:name="Table19.B" style:family="table-column">
      <style:table-column-properties style:column-width="1.612cm"/>
    </style:style>
    <style:style style:name="Table19.C" style:family="table-column">
      <style:table-column-properties style:column-width="10.354cm"/>
    </style:style>
    <style:style style:name="Table19.1" style:family="table-row">
      <style:table-row-properties fo:background-color="#666666" fo:keep-together="auto">
        <style:background-image/>
      </style:table-row-properties>
    </style:style>
    <style:style style:name="Table1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9.C1" style:family="table-cell">
      <style:table-cell-properties fo:background-color="transparent" fo:padding="0.049cm" fo:border="0.05pt solid #000000" style:writing-mode="page">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0"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0.A" style:family="table-column">
      <style:table-column-properties style:column-width="2.693cm"/>
    </style:style>
    <style:style style:name="Table20.B" style:family="table-column">
      <style:table-column-properties style:column-width="1.612cm"/>
    </style:style>
    <style:style style:name="Table20.C" style:family="table-column">
      <style:table-column-properties style:column-width="10.354cm"/>
    </style:style>
    <style:style style:name="Table20.1" style:family="table-row">
      <style:table-row-properties fo:background-color="#666666" fo:keep-together="auto">
        <style:background-image/>
      </style:table-row-properties>
    </style:style>
    <style:style style:name="Table2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0.C1" style:family="table-cell">
      <style:table-cell-properties fo:background-color="transparent" fo:padding="0.049cm" fo:border="0.05pt solid #000000" style:writing-mode="page">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1.A" style:family="table-column">
      <style:table-column-properties style:column-width="2.693cm"/>
    </style:style>
    <style:style style:name="Table21.B" style:family="table-column">
      <style:table-column-properties style:column-width="1.612cm"/>
    </style:style>
    <style:style style:name="Table21.C" style:family="table-column">
      <style:table-column-properties style:column-width="10.354cm"/>
    </style:style>
    <style:style style:name="Table21.1" style:family="table-row">
      <style:table-row-properties fo:background-color="#666666" fo:keep-together="auto">
        <style:background-image/>
      </style:table-row-properties>
    </style:style>
    <style:style style:name="Table2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1.C1" style:family="table-cell">
      <style:table-cell-properties fo:background-color="transparent" fo:padding="0.049cm" fo:border="0.05pt solid #000000" style:writing-mode="page">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2.A" style:family="table-column">
      <style:table-column-properties style:column-width="2.693cm"/>
    </style:style>
    <style:style style:name="Table22.B" style:family="table-column">
      <style:table-column-properties style:column-width="1.612cm"/>
    </style:style>
    <style:style style:name="Table22.C" style:family="table-column">
      <style:table-column-properties style:column-width="10.354cm"/>
    </style:style>
    <style:style style:name="Table22.1" style:family="table-row">
      <style:table-row-properties fo:background-color="#666666" fo:keep-together="auto">
        <style:background-image/>
      </style:table-row-properties>
    </style:style>
    <style:style style:name="Table2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2.C1" style:family="table-cell">
      <style:table-cell-properties fo:background-color="transparent" fo:padding="0.049cm" fo:border="0.05pt solid #000000" style:writing-mode="page">
        <style:background-image/>
      </style:table-cell-properties>
    </style:style>
    <style:style style:name="Table22.2" style:family="table-row">
      <style:table-row-properties fo:background-color="transparent" fo:keep-together="auto">
        <style:background-image/>
      </style:table-row-properties>
    </style:style>
    <style:style style:name="Table2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3.A" style:family="table-column">
      <style:table-column-properties style:column-width="2.693cm"/>
    </style:style>
    <style:style style:name="Table23.B" style:family="table-column">
      <style:table-column-properties style:column-width="1.612cm"/>
    </style:style>
    <style:style style:name="Table23.C" style:family="table-column">
      <style:table-column-properties style:column-width="10.354cm"/>
    </style:style>
    <style:style style:name="Table23.1" style:family="table-row">
      <style:table-row-properties fo:background-color="#666666" fo:keep-together="auto">
        <style:background-image/>
      </style:table-row-properties>
    </style:style>
    <style:style style:name="Table2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3.C1" style:family="table-cell">
      <style:table-cell-properties fo:background-color="transparent" fo:padding="0.049cm" fo:border="0.05pt solid #000000" style:writing-mode="page">
        <style:background-image/>
      </style:table-cell-properties>
    </style:style>
    <style:style style:name="Table23.2" style:family="table-row">
      <style:table-row-properties fo:background-color="transparent" fo:keep-together="auto">
        <style:background-image/>
      </style:table-row-properties>
    </style:style>
    <style:style style:name="Table2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4.A" style:family="table-column">
      <style:table-column-properties style:column-width="2.693cm"/>
    </style:style>
    <style:style style:name="Table24.B" style:family="table-column">
      <style:table-column-properties style:column-width="1.612cm"/>
    </style:style>
    <style:style style:name="Table24.C" style:family="table-column">
      <style:table-column-properties style:column-width="10.354cm"/>
    </style:style>
    <style:style style:name="Table24.1" style:family="table-row">
      <style:table-row-properties fo:background-color="#666666" fo:keep-together="auto">
        <style:background-image/>
      </style:table-row-properties>
    </style:style>
    <style:style style:name="Table2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4.C1" style:family="table-cell">
      <style:table-cell-properties fo:background-color="transparent" fo:padding="0.049cm" fo:border="0.05pt solid #000000" style:writing-mode="page">
        <style:background-image/>
      </style:table-cell-properties>
    </style:style>
    <style:style style:name="Table24.2" style:family="table-row">
      <style:table-row-properties fo:background-color="transparent" fo:keep-together="auto">
        <style:background-image/>
      </style:table-row-properties>
    </style:style>
    <style:style style:name="Table2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5" style:family="table">
      <style:table-properties style:width="5.332cm" fo:margin-left="0.557cm" fo:margin-top="0cm" fo:margin-bottom="0.4cm" table:align="left" fo:background-color="#f2f2ff">
        <style:background-image/>
      </style:table-properties>
    </style:style>
    <style:style style:name="Table25.A" style:family="table-column">
      <style:table-column-properties style:column-width="1.007cm"/>
    </style:style>
    <style:style style:name="Table25.C" style:family="table-column">
      <style:table-column-properties style:column-width="3.318cm"/>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5.C1" style:family="table-cell">
      <style:table-cell-properties fo:padding="0.049cm" fo:border="0.05pt solid #000000" style:writing-mode="page"/>
    </style:style>
    <style:style style:name="Table25.A2" style:family="table-cell">
      <style:table-cell-properties fo:padding="0.049cm" fo:border-left="0.05pt solid #000000" fo:border-right="none" fo:border-top="none" fo:border-bottom="0.05pt solid #000000" style:writing-mode="page"/>
    </style:style>
    <style:style style:name="Table25.B2" style:family="table-cell">
      <style:table-cell-properties fo:padding="0.049cm" fo:border-left="0.05pt solid #000000" fo:border-right="none" fo:border-top="none" fo:border-bottom="0.05pt solid #000000" style:writing-mode="page"/>
    </style:style>
    <style:style style:name="Table25.C2" style:family="table-cell">
      <style:table-cell-properties fo:padding="0.049cm" fo:border-left="0.05pt solid #000000" fo:border-right="0.05pt solid #000000" fo:border-top="none" fo:border-bottom="0.05pt solid #000000" style:writing-mode="page"/>
    </style:style>
    <style:style style:name="Table25.A3" style:family="table-cell">
      <style:table-cell-properties fo:padding="0.049cm" fo:border-left="0.05pt solid #000000" fo:border-right="none" fo:border-top="none" fo:border-bottom="0.05pt solid #000000" style:writing-mode="page"/>
    </style:style>
    <style:style style:name="Table25.B3" style:family="table-cell">
      <style:table-cell-properties fo:padding="0.049cm" fo:border-left="0.05pt solid #000000" fo:border-right="none" fo:border-top="none" fo:border-bottom="0.05pt solid #000000" style:writing-mode="page"/>
    </style:style>
    <style:style style:name="Table25.C3" style:family="table-cell">
      <style:table-cell-properties fo:padding="0.049cm" fo:border-left="0.05pt solid #000000" fo:border-right="0.05pt solid #000000" fo:border-top="none" fo:border-bottom="0.05pt solid #000000" style:writing-mode="page"/>
    </style:style>
    <style:style style:name="Table25.A4" style:family="table-cell">
      <style:table-cell-properties fo:padding="0.049cm" fo:border-left="0.05pt solid #000000" fo:border-right="none" fo:border-top="none" fo:border-bottom="0.05pt solid #000000" style:writing-mode="page"/>
    </style:style>
    <style:style style:name="Table25.B4" style:family="table-cell">
      <style:table-cell-properties fo:padding="0.049cm" fo:border-left="0.05pt solid #000000" fo:border-right="none" fo:border-top="none" fo:border-bottom="0.05pt solid #000000" style:writing-mode="page"/>
    </style:style>
    <style:style style:name="Table25.C4" style:family="table-cell">
      <style:table-cell-properties fo:padding="0.049cm" fo:border-left="0.05pt solid #000000" fo:border-right="0.05pt solid #000000" fo:border-top="none" fo:border-bottom="0.05pt solid #000000" style:writing-mode="page"/>
    </style:style>
    <style:style style:name="Table25.A5" style:family="table-cell">
      <style:table-cell-properties fo:padding="0.049cm" fo:border-left="0.05pt solid #000000" fo:border-right="none" fo:border-top="none" fo:border-bottom="0.05pt solid #000000" style:writing-mode="page"/>
    </style:style>
    <style:style style:name="Table25.B5" style:family="table-cell">
      <style:table-cell-properties fo:padding="0.049cm" fo:border-left="0.05pt solid #000000" fo:border-right="none" fo:border-top="none" fo:border-bottom="0.05pt solid #000000" style:writing-mode="page"/>
    </style:style>
    <style:style style:name="Table25.C5" style:family="table-cell">
      <style:table-cell-properties fo:padding="0.049cm" fo:border-left="0.05pt solid #000000" fo:border-right="0.05pt solid #000000" fo:border-top="none" fo:border-bottom="0.05pt solid #000000" style:writing-mode="page"/>
    </style:style>
    <style:style style:name="Table25.A6" style:family="table-cell">
      <style:table-cell-properties fo:padding="0.049cm" fo:border-left="0.05pt solid #000000" fo:border-right="none" fo:border-top="none" fo:border-bottom="0.05pt solid #000000" style:writing-mode="page"/>
    </style:style>
    <style:style style:name="Table25.B6" style:family="table-cell">
      <style:table-cell-properties fo:padding="0.049cm" fo:border-left="0.05pt solid #000000" fo:border-right="none" fo:border-top="none" fo:border-bottom="0.05pt solid #000000" style:writing-mode="page"/>
    </style:style>
    <style:style style:name="Table25.C6" style:family="table-cell">
      <style:table-cell-properties fo:padding="0.049cm" fo:border-left="0.05pt solid #000000" fo:border-right="0.05pt solid #000000" fo:border-top="none" fo:border-bottom="0.05pt solid #000000" style:writing-mode="page"/>
    </style:style>
    <style:style style:name="Table25.A7" style:family="table-cell">
      <style:table-cell-properties fo:padding="0.049cm" fo:border-left="0.05pt solid #000000" fo:border-right="none" fo:border-top="none" fo:border-bottom="0.05pt solid #000000" style:writing-mode="page"/>
    </style:style>
    <style:style style:name="Table25.B7" style:family="table-cell">
      <style:table-cell-properties fo:padding="0.049cm" fo:border-left="0.05pt solid #000000" fo:border-right="none" fo:border-top="none" fo:border-bottom="0.05pt solid #000000" style:writing-mode="page"/>
    </style:style>
    <style:style style:name="Table25.C7"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5.332cm" fo:margin-left="0.557cm" fo:margin-top="0cm" fo:margin-bottom="0.4cm" table:align="left" fo:background-color="#f2f2ff">
        <style:background-image/>
      </style:table-properties>
    </style:style>
    <style:style style:name="Table26.A" style:family="table-column">
      <style:table-column-properties style:column-width="1.007cm"/>
    </style:style>
    <style:style style:name="Table26.C" style:family="table-column">
      <style:table-column-properties style:column-width="3.318cm"/>
    </style:style>
    <style:style style:name="Table26.1" style:family="table-row">
      <style:table-row-properties fo:background-color="transparent">
        <style:background-image/>
      </style:table-row-properties>
    </style:style>
    <style:style style:name="Table2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6.B1" style:family="table-cell">
      <style:table-cell-properties fo:background-color="#ffff00" fo:padding="0.049cm" fo:border-left="0.05pt solid #000000" fo:border-right="none" fo:border-top="0.05pt solid #000000" fo:border-bottom="0.05pt solid #000000" style:writing-mode="page">
        <style:background-image/>
      </style:table-cell-properties>
    </style:style>
    <style:style style:name="Table26.C1" style:family="table-cell">
      <style:table-cell-properties fo:padding="0.049cm" fo:border="0.05pt solid #000000" style:writing-mode="page"/>
    </style:style>
    <style:style style:name="Table26.A2" style:family="table-cell">
      <style:table-cell-properties fo:padding="0.049cm" fo:border-left="0.05pt solid #000000" fo:border-right="none" fo:border-top="none" fo:border-bottom="0.05pt solid #000000" style:writing-mode="page"/>
    </style:style>
    <style:style style:name="Table26.B2" style:family="table-cell">
      <style:table-cell-properties fo:background-color="#00ffff" fo:padding="0.049cm" fo:border-left="0.05pt solid #000000" fo:border-right="none" fo:border-top="none" fo:border-bottom="0.05pt solid #000000" style:writing-mode="page">
        <style:background-image/>
      </style:table-cell-properties>
    </style:style>
    <style:style style:name="Table26.C2" style:family="table-cell">
      <style:table-cell-properties fo:padding="0.049cm" fo:border-left="0.05pt solid #000000" fo:border-right="0.05pt solid #000000" fo:border-top="none" fo:border-bottom="0.05pt solid #000000" style:writing-mode="page"/>
    </style:style>
    <style:style style:name="Table26.A3" style:family="table-cell">
      <style:table-cell-properties fo:padding="0.049cm" fo:border-left="0.05pt solid #000000" fo:border-right="none" fo:border-top="none" fo:border-bottom="0.05pt solid #000000" style:writing-mode="page"/>
    </style:style>
    <style:style style:name="Table26.B3" style:family="table-cell">
      <style:table-cell-properties fo:background-color="#ff4040" fo:padding="0.049cm" fo:border-left="0.05pt solid #000000" fo:border-right="none" fo:border-top="none" fo:border-bottom="0.05pt solid #000000" style:writing-mode="page">
        <style:background-image/>
      </style:table-cell-properties>
    </style:style>
    <style:style style:name="Table26.C3" style:family="table-cell">
      <style:table-cell-properties fo:padding="0.049cm" fo:border-left="0.05pt solid #000000" fo:border-right="0.05pt solid #000000" fo:border-top="none" fo:border-bottom="0.05pt solid #000000" style:writing-mode="page"/>
    </style:style>
    <style:style style:name="Table26.A4" style:family="table-cell">
      <style:table-cell-properties fo:padding="0.049cm" fo:border-left="0.05pt solid #000000" fo:border-right="none" fo:border-top="none" fo:border-bottom="0.05pt solid #000000" style:writing-mode="page"/>
    </style:style>
    <style:style style:name="Table26.B4" style:family="table-cell">
      <style:table-cell-properties fo:background-color="#ff00ff" fo:padding="0.049cm" fo:border-left="0.05pt solid #000000" fo:border-right="none" fo:border-top="none" fo:border-bottom="0.05pt solid #000000" style:writing-mode="page">
        <style:background-image/>
      </style:table-cell-properties>
    </style:style>
    <style:style style:name="Table26.C4" style:family="table-cell">
      <style:table-cell-properties fo:padding="0.049cm" fo:border-left="0.05pt solid #000000" fo:border-right="0.05pt solid #000000" fo:border-top="none" fo:border-bottom="0.05pt solid #000000" style:writing-mode="page"/>
    </style:style>
    <style:style style:name="Table26.A5" style:family="table-cell">
      <style:table-cell-properties fo:padding="0.049cm" fo:border-left="0.05pt solid #000000" fo:border-right="none" fo:border-top="none" fo:border-bottom="0.05pt solid #000000" style:writing-mode="page"/>
    </style:style>
    <style:style style:name="Table26.B5" style:family="table-cell">
      <style:table-cell-properties fo:background-color="#40ff40" fo:padding="0.049cm" fo:border-left="0.05pt solid #000000" fo:border-right="none" fo:border-top="none" fo:border-bottom="0.05pt solid #000000" style:writing-mode="page">
        <style:background-image/>
      </style:table-cell-properties>
    </style:style>
    <style:style style:name="Table26.C5" style:family="table-cell">
      <style:table-cell-properties fo:padding="0.049cm" fo:border-left="0.05pt solid #000000" fo:border-right="0.05pt solid #000000" fo:border-top="none" fo:border-bottom="0.05pt solid #000000" style:writing-mode="page"/>
    </style:style>
    <style:style style:name="Table26.A6" style:family="table-cell">
      <style:table-cell-properties fo:padding="0.049cm" fo:border-left="0.05pt solid #000000" fo:border-right="none" fo:border-top="none" fo:border-bottom="0.05pt solid #000000" style:writing-mode="page"/>
    </style:style>
    <style:style style:name="Table26.B6" style:family="table-cell">
      <style:table-cell-properties fo:background-color="#8080ff" fo:padding="0.049cm" fo:border-left="0.05pt solid #000000" fo:border-right="none" fo:border-top="none" fo:border-bottom="0.05pt solid #000000" style:writing-mode="page">
        <style:background-image/>
      </style:table-cell-properties>
    </style:style>
    <style:style style:name="Table26.C6"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7.A" style:family="table-column">
      <style:table-column-properties style:column-width="3.886cm"/>
    </style:style>
    <style:style style:name="Table27.B" style:family="table-column">
      <style:table-column-properties style:column-width="1.513cm"/>
    </style:style>
    <style:style style:name="Table27.C" style:family="table-column">
      <style:table-column-properties style:column-width="9.26cm"/>
    </style:style>
    <style:style style:name="Table27.1" style:family="table-row">
      <style:table-row-properties fo:background-color="#666666" fo:keep-together="auto">
        <style:background-image/>
      </style:table-row-properties>
    </style:style>
    <style:style style:name="Table2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7.C1" style:family="table-cell">
      <style:table-cell-properties fo:background-color="transparent" fo:padding="0.049cm" fo:border="0.05pt solid #000000" style:writing-mode="page">
        <style:background-image/>
      </style:table-cell-properties>
    </style:style>
    <style:style style:name="Table27.2" style:family="table-row">
      <style:table-row-properties fo:background-color="transparent" fo:keep-together="auto">
        <style:background-image/>
      </style:table-row-properties>
    </style:style>
    <style:style style:name="Table2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8.A" style:family="table-column">
      <style:table-column-properties style:column-width="3.886cm"/>
    </style:style>
    <style:style style:name="Table28.B" style:family="table-column">
      <style:table-column-properties style:column-width="1.513cm"/>
    </style:style>
    <style:style style:name="Table28.C" style:family="table-column">
      <style:table-column-properties style:column-width="9.26cm"/>
    </style:style>
    <style:style style:name="Table28.1" style:family="table-row">
      <style:table-row-properties fo:background-color="#666666" fo:keep-together="auto">
        <style:background-image/>
      </style:table-row-properties>
    </style:style>
    <style:style style:name="Table2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8.C1" style:family="table-cell">
      <style:table-cell-properties fo:background-color="transparent" fo:padding="0.049cm" fo:border="0.05pt solid #000000" style:writing-mode="page">
        <style:background-image/>
      </style:table-cell-properties>
    </style:style>
    <style:style style:name="Table28.2" style:family="table-row">
      <style:table-row-properties fo:background-color="transparent" fo:keep-together="auto">
        <style:background-image/>
      </style:table-row-properties>
    </style:style>
    <style:style style:name="Table2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9.A" style:family="table-column">
      <style:table-column-properties style:column-width="3.886cm"/>
    </style:style>
    <style:style style:name="Table29.B" style:family="table-column">
      <style:table-column-properties style:column-width="1.513cm"/>
    </style:style>
    <style:style style:name="Table29.C" style:family="table-column">
      <style:table-column-properties style:column-width="9.26cm"/>
    </style:style>
    <style:style style:name="Table29.1" style:family="table-row">
      <style:table-row-properties fo:background-color="#666666" fo:keep-together="auto">
        <style:background-image/>
      </style:table-row-properties>
    </style:style>
    <style:style style:name="Table2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9.C1" style:family="table-cell">
      <style:table-cell-properties fo:background-color="transparent" fo:padding="0.049cm" fo:border="0.05pt solid #000000" style:writing-mode="page">
        <style:background-image/>
      </style:table-cell-properties>
    </style:style>
    <style:style style:name="Table29.2" style:family="table-row">
      <style:table-row-properties fo:background-color="transparent" fo:keep-together="auto">
        <style:background-image/>
      </style:table-row-properties>
    </style:style>
    <style:style style:name="Table2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0.A" style:family="table-column">
      <style:table-column-properties style:column-width="3.886cm"/>
    </style:style>
    <style:style style:name="Table30.B" style:family="table-column">
      <style:table-column-properties style:column-width="1.513cm"/>
    </style:style>
    <style:style style:name="Table30.C" style:family="table-column">
      <style:table-column-properties style:column-width="9.26cm"/>
    </style:style>
    <style:style style:name="Table30.1" style:family="table-row">
      <style:table-row-properties fo:background-color="#666666" fo:keep-together="auto">
        <style:background-image/>
      </style:table-row-properties>
    </style:style>
    <style:style style:name="Table3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0.C1" style:family="table-cell">
      <style:table-cell-properties fo:background-color="transparent" fo:padding="0.049cm" fo:border="0.05pt solid #000000" style:writing-mode="page">
        <style:background-image/>
      </style:table-cell-properties>
    </style:style>
    <style:style style:name="Table30.2" style:family="table-row">
      <style:table-row-properties fo:background-color="transparent" fo:keep-together="auto">
        <style:background-image/>
      </style:table-row-properties>
    </style:style>
    <style:style style:name="Table3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1.A" style:family="table-column">
      <style:table-column-properties style:column-width="3.886cm"/>
    </style:style>
    <style:style style:name="Table31.B" style:family="table-column">
      <style:table-column-properties style:column-width="1.513cm"/>
    </style:style>
    <style:style style:name="Table31.C" style:family="table-column">
      <style:table-column-properties style:column-width="9.26cm"/>
    </style:style>
    <style:style style:name="Table31.1" style:family="table-row">
      <style:table-row-properties fo:background-color="#666666" fo:keep-together="auto">
        <style:background-image/>
      </style:table-row-properties>
    </style:style>
    <style:style style:name="Table3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1.C1" style:family="table-cell">
      <style:table-cell-properties fo:background-color="transparent" fo:padding="0.049cm" fo:border="0.05pt solid #000000" style:writing-mode="page">
        <style:background-image/>
      </style:table-cell-properties>
    </style:style>
    <style:style style:name="Table31.2" style:family="table-row">
      <style:table-row-properties fo:background-color="transparent" fo:keep-together="auto">
        <style:background-image/>
      </style:table-row-properties>
    </style:style>
    <style:style style:name="Table3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2.A" style:family="table-column">
      <style:table-column-properties style:column-width="3.886cm"/>
    </style:style>
    <style:style style:name="Table32.B" style:family="table-column">
      <style:table-column-properties style:column-width="1.513cm"/>
    </style:style>
    <style:style style:name="Table32.C" style:family="table-column">
      <style:table-column-properties style:column-width="9.26cm"/>
    </style:style>
    <style:style style:name="Table32.1" style:family="table-row">
      <style:table-row-properties fo:background-color="#666666" fo:keep-together="auto">
        <style:background-image/>
      </style:table-row-properties>
    </style:style>
    <style:style style:name="Table3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2.C1" style:family="table-cell">
      <style:table-cell-properties fo:background-color="transparent" fo:padding="0.049cm" fo:border="0.05pt solid #000000" style:writing-mode="page">
        <style:background-image/>
      </style:table-cell-properties>
    </style:style>
    <style:style style:name="Table32.2" style:family="table-row">
      <style:table-row-properties fo:background-color="transparent" fo:keep-together="auto">
        <style:background-image/>
      </style:table-row-properties>
    </style:style>
    <style:style style:name="Table3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3.A" style:family="table-column">
      <style:table-column-properties style:column-width="3.886cm"/>
    </style:style>
    <style:style style:name="Table33.B" style:family="table-column">
      <style:table-column-properties style:column-width="1.513cm"/>
    </style:style>
    <style:style style:name="Table33.C" style:family="table-column">
      <style:table-column-properties style:column-width="9.26cm"/>
    </style:style>
    <style:style style:name="Table33.1" style:family="table-row">
      <style:table-row-properties fo:background-color="#666666" fo:keep-together="auto">
        <style:background-image/>
      </style:table-row-properties>
    </style:style>
    <style:style style:name="Table3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3.C1" style:family="table-cell">
      <style:table-cell-properties fo:background-color="transparent" fo:padding="0.049cm" fo:border="0.05pt solid #000000" style:writing-mode="page">
        <style:background-image/>
      </style:table-cell-properties>
    </style:style>
    <style:style style:name="Table33.2" style:family="table-row">
      <style:table-row-properties fo:background-color="transparent" fo:keep-together="auto">
        <style:background-image/>
      </style:table-row-properties>
    </style:style>
    <style:style style:name="Table3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4" style:family="table">
      <style:table-properties style:width="14.658cm" fo:margin-top="0.101cm" fo:margin-bottom="0.4cm" table:align="left" fo:background-color="#f2f2f2" style:may-break-between-rows="true" style:writing-mode="lr-tb" table:border-model="collapsing">
        <style:background-image/>
      </style:table-properties>
    </style:style>
    <style:style style:name="Table34.A" style:family="table-column">
      <style:table-column-properties style:column-width="4.191cm"/>
    </style:style>
    <style:style style:name="Table34.B" style:family="table-column">
      <style:table-column-properties style:column-width="3.02cm"/>
    </style:style>
    <style:style style:name="Table34.C" style:family="table-column">
      <style:table-column-properties style:column-width="7.447cm"/>
    </style:style>
    <style:style style:name="Table34.1" style:family="table-row">
      <style:table-row-properties fo:background-color="#666666" fo:keep-together="auto">
        <style:background-image/>
      </style:table-row-properties>
    </style:style>
    <style:style style:name="Table3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4.C1" style:family="table-cell">
      <style:table-cell-properties fo:background-color="transparent" fo:padding="0.049cm" fo:border="0.05pt solid #000000" style:writing-mode="page">
        <style:background-image/>
      </style:table-cell-properties>
    </style:style>
    <style:style style:name="Table34.2" style:family="table-row">
      <style:table-row-properties fo:background-color="transparent" fo:keep-together="auto">
        <style:background-image/>
      </style:table-row-properties>
    </style:style>
    <style:style style:name="Table3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5" style:family="table">
      <style:table-properties style:width="14.101cm" fo:margin-left="0.557cm" fo:margin-top="0.101cm" fo:margin-bottom="0.4cm" table:align="left" fo:background-color="#f2f2f2" style:may-break-between-rows="true" style:writing-mode="lr-tb" table:border-model="collapsing">
        <style:background-image/>
      </style:table-properties>
    </style:style>
    <style:style style:name="Table35.A" style:family="table-column">
      <style:table-column-properties style:column-width="2.394cm"/>
    </style:style>
    <style:style style:name="Table35.B" style:family="table-column">
      <style:table-column-properties style:column-width="2.506cm"/>
    </style:style>
    <style:style style:name="Table35.C" style:family="table-column">
      <style:table-column-properties style:column-width="9.2cm"/>
    </style:style>
    <style:style style:name="Table35.1" style:family="table-row">
      <style:table-row-properties fo:background-color="#666666" fo:keep-together="auto">
        <style:background-image/>
      </style:table-row-properties>
    </style:style>
    <style:style style:name="Table3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5.C1" style:family="table-cell">
      <style:table-cell-properties fo:background-color="transparent" fo:padding="0.049cm" fo:border="0.05pt solid #000000" style:writing-mode="page">
        <style:background-image/>
      </style:table-cell-properties>
    </style:style>
    <style:style style:name="Table35.2" style:family="table-row">
      <style:table-row-properties fo:background-color="transparent" fo:keep-together="auto">
        <style:background-image/>
      </style:table-row-properties>
    </style:style>
    <style:style style:name="Table3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officeooo:rsid="048f9945" officeooo:paragraph-rsid="048f9945"/>
    </style:style>
    <style:style style:name="P8" style:family="paragraph" style:parent-style-name="Text_20_body">
      <style:text-properties style:font-name="Liberation Serif3" officeooo:rsid="051a4beb" officeooo:paragraph-rsid="051a4beb" style:font-name-asian="Liberation Serif3" style:font-name-complex="Liberation Serif3"/>
    </style:style>
    <style:style style:name="P9" style:family="paragraph" style:parent-style-name="Text_20_body">
      <style:text-properties style:font-name="Liberation Serif3" style:text-underline-style="solid" style:text-underline-width="auto" style:text-underline-color="font-color" officeooo:rsid="055744c1" officeooo:paragraph-rsid="055744c1" style:font-name-asian="Liberation Serif3" style:font-name-complex="Liberation Serif3"/>
    </style:style>
    <style:style style:name="P10" style:family="paragraph" style:parent-style-name="Table_20_Contents">
      <loext:graphic-properties draw:fill-hatch-name="hatch"/>
      <style:paragraph-properties fo:line-height="100%" fo:text-align="start" style:justify-single-word="false"/>
      <style:text-properties officeooo:paragraph-rsid="04ed736d"/>
    </style:style>
    <style:style style:name="P11" style:family="paragraph" style:parent-style-name="Text_20_body">
      <style:text-properties style:font-name="Liberation Serif1" fo:font-weight="normal" officeooo:rsid="050943de" officeooo:paragraph-rsid="051520aa" style:font-name-asian="NSimSun" style:font-weight-asian="normal" style:font-name-complex="Mangal" style:font-weight-complex="normal"/>
    </style:style>
    <style:style style:name="P12" style:family="paragraph" style:parent-style-name="Text_20_body">
      <style:text-properties style:font-name="Liberation Serif1" fo:font-weight="normal" officeooo:rsid="050943de" officeooo:paragraph-rsid="05161d2e" style:font-name-asian="NSimSun" style:font-weight-asian="normal" style:font-name-complex="Mangal" style:font-weight-complex="normal"/>
    </style:style>
    <style:style style:name="P13" style:family="paragraph" style:parent-style-name="Text_20_body">
      <style:text-properties style:font-name="Liberation Serif1" fo:font-weight="normal" officeooo:rsid="050943de" officeooo:paragraph-rsid="051767e1" style:font-name-asian="NSimSun" style:font-weight-asian="normal" style:font-name-complex="Mangal" style:font-weight-complex="normal"/>
    </style:style>
    <style:style style:name="P14" style:family="paragraph" style:parent-style-name="Text_20_body">
      <style:text-properties style:font-name="Liberation Serif1" fo:font-weight="normal" officeooo:rsid="051767e1" officeooo:paragraph-rsid="051767e1" style:font-name-asian="NSimSun" style:font-weight-asian="normal" style:font-name-complex="Mangal" style:font-weight-complex="normal"/>
    </style:style>
    <style:style style:name="P15" style:family="paragraph" style:parent-style-name="Text_20_body">
      <style:text-properties style:font-name="Liberation Serif1" fo:font-weight="bold" officeooo:rsid="05161d2e" officeooo:paragraph-rsid="05161d2e" style:font-name-asian="NSimSun" style:font-weight-asian="bold" style:font-name-complex="Mangal" style:font-weight-complex="bold"/>
    </style:style>
    <style:style style:name="P16" style:family="paragraph" style:parent-style-name="Text_20_body">
      <style:text-properties style:font-name="Liberation Serif1" fo:font-weight="bold" officeooo:rsid="051767e1" officeooo:paragraph-rsid="051767e1" style:font-name-asian="NSimSun" style:font-weight-asian="bold" style:font-name-complex="Mangal" style:font-weight-complex="bold"/>
    </style:style>
    <style:style style:name="P17" style:family="paragraph" style:parent-style-name="Text_20_body">
      <style:text-properties officeooo:rsid="04d5a7a9" officeooo:paragraph-rsid="04d5a7a9"/>
    </style:style>
    <style:style style:name="P1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5a7a9" officeooo:paragraph-rsid="04d5a7a9"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5deeb" officeooo:paragraph-rsid="04d5deeb"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12b0" officeooo:paragraph-rsid="04d812b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869f" officeooo:paragraph-rsid="04d8869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8cb1" officeooo:paragraph-rsid="04d88cb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90c70" officeooo:paragraph-rsid="04d90c7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a68c3" officeooo:paragraph-rsid="04da68c3"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a9cbc" officeooo:paragraph-rsid="04da9cbc"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e6c33" officeooo:paragraph-rsid="04de6c33"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e84ef" officeooo:paragraph-rsid="04de84ef"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f1175" officeooo:paragraph-rsid="04df117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08808" officeooo:paragraph-rsid="04e08808"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26c56" officeooo:paragraph-rsid="04e26c56"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467e9" officeooo:paragraph-rsid="04e467e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5fa14" officeooo:paragraph-rsid="04e5fa14"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00cf" officeooo:paragraph-rsid="04e600cf"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1d92" officeooo:paragraph-rsid="04e61d9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2101" officeooo:paragraph-rsid="04e62101"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720e7" officeooo:paragraph-rsid="04e720e7"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8ddfa" officeooo:paragraph-rsid="04e8ddf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2701b"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06371"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2d96d" officeooo:paragraph-rsid="04f2d96d"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943d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a74c4"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c20c2" officeooo:paragraph-rsid="050c20c2"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e99dc"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e99dc"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06216" officeooo:paragraph-rsid="05106216"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2a9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bb01" officeooo:paragraph-rsid="0511bb01"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c699"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520aa"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520aa"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767e1" officeooo:paragraph-rsid="051767e1"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ff5c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0f450"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2272a" officeooo:paragraph-rsid="0542272a"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369d4" officeooo:paragraph-rsid="054369d4"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5c0d7d" officeooo:paragraph-rsid="055c0d7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8ddf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a912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d736d"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e245a"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f622d" officeooo:paragraph-rsid="04ef622d"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f06371" officeooo:paragraph-rsid="04f06371"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13415f"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0943de"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206b21"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ed0a" officeooo:paragraph-rsid="0520ed0a"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8fc1" officeooo:paragraph-rsid="05228fc1"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d4a6" officeooo:paragraph-rsid="0522d4a6"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376e9" officeooo:paragraph-rsid="052376e9"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49048" officeooo:paragraph-rsid="05249048"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6d0de"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73045"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48b0"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9afe" officeooo:paragraph-rsid="05289af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a8804" officeooo:paragraph-rsid="052a880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b0197" officeooo:paragraph-rsid="052b0197"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27f6" officeooo:paragraph-rsid="053827f6"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3ddef" officeooo:paragraph-rsid="0543dde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41f3e" officeooo:paragraph-rsid="05441f3e"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a1541" officeooo:paragraph-rsid="054a154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b26ce" officeooo:paragraph-rsid="054b26ce"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cd6a2" officeooo:paragraph-rsid="054cd6a2"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ea259" officeooo:paragraph-rsid="054ea259"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ffc85" officeooo:paragraph-rsid="054ffc85"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0d276" officeooo:paragraph-rsid="0550d276"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117b9" officeooo:paragraph-rsid="055117b9"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1f11" officeooo:paragraph-rsid="05521f11"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78b5" officeooo:paragraph-rsid="055278b5"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4aaf" officeooo:paragraph-rsid="05534aaf"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f9e5" officeooo:paragraph-rsid="0553f9e5"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0e99dc" officeooo:paragraph-rsid="050e99dc" style:font-name-asian="Arial2" style:font-size-asian="10pt" style:font-style-asian="normal" style:font-weight-asian="normal" style:font-name-complex="Arial2" style:font-size-complex="10pt" style:font-style-complex="normal" style:font-weight-complex="normal" style:text-overline-style="none" style:text-overline-color="font-color"/>
    </style:style>
    <style:style style:name="P11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d5a7a9"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e8ddfa"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f2701b"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f2d96d"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943de"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a74c4"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e99dc"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12a9e"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1c69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520aa"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61d2e"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767e1"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e213d"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ff5cd"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40f450"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943d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a74c4"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e99dc"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12a9e"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1c699"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520aa"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61d2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767e1"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5c0d7d" officeooo:paragraph-rsid="055c0d7d"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1d92" officeooo:paragraph-rsid="04e61d92" style:font-size-asian="10pt" style:font-style-asian="italic" style:font-weight-asian="bold" style:font-size-complex="10pt" style:font-style-complex="italic" style:font-weight-complex="bold" style:text-overline-style="none" style:text-overline-color="font-color"/>
    </style:style>
    <style:style style:name="P14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2101" officeooo:paragraph-rsid="04e62101" style:font-size-asian="10pt" style:font-style-asian="italic" style:font-weight-asian="bold" style:font-size-complex="10pt" style:font-style-complex="italic" style:font-weight-complex="bold" style:text-overline-style="none" style:text-overline-color="font-color"/>
    </style:style>
    <style:style style:name="P14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720e7" officeooo:paragraph-rsid="04e720e7" style:font-size-asian="10pt" style:font-style-asian="italic" style:font-weight-asian="bold" style:font-size-complex="10pt" style:font-style-complex="italic" style:font-weight-complex="bold" style:text-overline-style="none" style:text-overline-color="font-color"/>
    </style:style>
    <style:style style:name="P143"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00cf" officeooo:paragraph-rsid="04e600cf" style:font-size-asian="10pt" style:font-style-asian="italic" style:font-weight-asian="bold" style:font-size-complex="10pt" style:font-style-complex="italic" style:font-weight-complex="bold" style:text-overline-style="none" style:text-overline-color="font-color"/>
    </style:style>
    <style:style style:name="P144"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5fa14" officeooo:paragraph-rsid="04e5fa14" style:font-size-asian="10pt" style:font-style-asian="italic" style:font-weight-asian="bold" style:font-size-complex="10pt" style:font-style-complex="italic" style:font-weight-complex="bold" style:text-overline-style="none" style:text-overline-color="font-color"/>
    </style:style>
    <style:style style:name="P145"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467e9" officeooo:paragraph-rsid="04e467e9" style:font-size-asian="10pt" style:font-style-asian="italic" style:font-weight-asian="bold" style:font-size-complex="10pt" style:font-style-complex="italic" style:font-weight-complex="bold" style:text-overline-style="none" style:text-overline-color="font-color"/>
    </style:style>
    <style:style style:name="P146"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e84ef" officeooo:paragraph-rsid="04de84ef" style:font-size-asian="10pt" style:font-style-asian="italic" style:font-weight-asian="bold" style:font-size-complex="10pt" style:font-style-complex="italic" style:font-weight-complex="bold" style:text-overline-style="none" style:text-overline-color="font-color"/>
    </style:style>
    <style:style style:name="P147"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08808" officeooo:paragraph-rsid="04e08808" style:font-size-asian="10pt" style:font-style-asian="italic" style:font-weight-asian="bold" style:font-size-complex="10pt" style:font-style-complex="italic" style:font-weight-complex="bold" style:text-overline-style="none" style:text-overline-color="font-color"/>
    </style:style>
    <style:style style:name="P148"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e6c33" officeooo:paragraph-rsid="04de6c33" style:font-size-asian="10pt" style:font-style-asian="italic" style:font-weight-asian="bold" style:font-size-complex="10pt" style:font-style-complex="italic" style:font-weight-complex="bold" style:text-overline-style="none" style:text-overline-color="font-color"/>
    </style:style>
    <style:style style:name="P149"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90c70" officeooo:paragraph-rsid="04d90c70" style:font-size-asian="10pt" style:font-style-asian="italic" style:font-weight-asian="bold" style:font-size-complex="10pt" style:font-style-complex="italic" style:font-weight-complex="bold" style:text-overline-style="none" style:text-overline-color="font-color"/>
    </style:style>
    <style:style style:name="P15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8869f" officeooo:paragraph-rsid="04d8869f" style:font-size-asian="10pt" style:font-style-asian="italic" style:font-weight-asian="bold" style:font-size-complex="10pt" style:font-style-complex="italic" style:font-weight-complex="bold" style:text-overline-style="none" style:text-overline-color="font-color"/>
    </style:style>
    <style:style style:name="P15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812b0" officeooo:paragraph-rsid="04d812b0" style:font-size-asian="10pt" style:font-style-asian="italic" style:font-weight-asian="bold" style:font-size-complex="10pt" style:font-style-complex="italic" style:font-weight-complex="bold" style:text-overline-style="none" style:text-overline-color="font-color"/>
    </style:style>
    <style:style style:name="P15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5deeb" officeooo:paragraph-rsid="04d5deeb" style:font-size-asian="10pt" style:font-style-asian="italic" style:font-weight-asian="bold" style:font-size-complex="10pt" style:font-style-complex="italic" style:font-weight-complex="bold" style:text-overline-style="none" style:text-overline-color="font-color"/>
    </style:style>
    <style:style style:name="P15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a912a"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c8bcb"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d736d"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e245a"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f06371"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13415f"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206b21" style:font-size-asian="10pt" style:font-style-asian="normal" style:font-weight-asian="bold" style:font-size-complex="10pt" style:font-style-complex="normal" style:font-weight-complex="bold" style:text-overline-style="none" style:text-overline-color="font-color"/>
    </style:style>
    <style:style style:name="P16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81f0d"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43ddef"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0943de" officeooo:paragraph-rsid="0513415f" style:font-size-asian="10pt" style:font-style-asian="normal" style:font-weight-asian="bold" style:font-size-complex="10pt" style:font-style-complex="normal" style:font-weight-complex="bold" style:text-overline-style="none" style:text-overline-color="font-color"/>
    </style:style>
    <style:style style:name="P16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43ddef" officeooo:paragraph-rsid="0543ddef" style:font-size-asian="10pt" style:font-style-asian="normal" style:font-weight-asian="bold" style:font-size-complex="10pt" style:font-style-complex="normal" style:font-weight-complex="bold" style:text-overline-style="none" style:text-overline-color="font-color"/>
    </style:style>
    <style:style style:name="P165" style:family="paragraph" style:parent-style-name="Text_20_body">
      <style:text-properties officeooo:rsid="04e720e7" officeooo:paragraph-rsid="04e720e7"/>
    </style:style>
    <style:style style:name="P166" style:family="paragraph" style:parent-style-name="Text_20_body">
      <style:text-properties officeooo:rsid="04e8ddfa" officeooo:paragraph-rsid="04e8ddfa"/>
    </style:style>
    <style:style style:name="P167" style:family="paragraph" style:parent-style-name="Text_20_body">
      <style:text-properties officeooo:rsid="04e9f76e" officeooo:paragraph-rsid="04e9f76e"/>
    </style:style>
    <style:style style:name="P168" style:family="paragraph" style:parent-style-name="Text_20_body">
      <style:text-properties fo:font-weight="bold" officeooo:rsid="04e9f76e" officeooo:paragraph-rsid="04e9f76e" style:font-weight-asian="bold" style:font-weight-complex="bold"/>
    </style:style>
    <style:style style:name="P169" style:family="paragraph" style:parent-style-name="Text_20_body">
      <style:text-properties fo:font-weight="bold" style:font-weight-asian="bold" style:font-weight-complex="bold"/>
    </style:style>
    <style:style style:name="P170" style:family="paragraph" style:parent-style-name="Text_20_body">
      <style:text-properties fo:font-weight="bold" officeooo:rsid="050943de" officeooo:paragraph-rsid="050943de" style:font-weight-asian="bold" style:font-weight-complex="bold"/>
    </style:style>
    <style:style style:name="P171" style:family="paragraph" style:parent-style-name="Text_20_body">
      <style:text-properties fo:font-weight="bold" officeooo:rsid="050943de" officeooo:paragraph-rsid="050a74c4" style:font-weight-asian="bold" style:font-weight-complex="bold"/>
    </style:style>
    <style:style style:name="P172" style:family="paragraph" style:parent-style-name="Text_20_body">
      <style:text-properties fo:font-weight="bold" officeooo:rsid="050a74c4" officeooo:paragraph-rsid="050a74c4" style:font-weight-asian="bold" style:font-weight-complex="bold"/>
    </style:style>
    <style:style style:name="P173" style:family="paragraph" style:parent-style-name="Text_20_body">
      <style:text-properties fo:font-weight="bold" officeooo:rsid="050e99dc" officeooo:paragraph-rsid="050e99dc" style:font-weight-asian="bold" style:font-weight-complex="bold"/>
    </style:style>
    <style:style style:name="P174" style:family="paragraph" style:parent-style-name="Text_20_body">
      <style:text-properties fo:font-weight="bold" officeooo:rsid="050e99dc" officeooo:paragraph-rsid="05112a9e" style:font-weight-asian="bold" style:font-weight-complex="bold"/>
    </style:style>
    <style:style style:name="P175" style:family="paragraph" style:parent-style-name="Text_20_body">
      <style:text-properties fo:font-weight="bold" officeooo:rsid="05112a9e" officeooo:paragraph-rsid="05112a9e" style:font-weight-asian="bold" style:font-weight-complex="bold"/>
    </style:style>
    <style:style style:name="P176" style:family="paragraph" style:parent-style-name="Text_20_body">
      <style:text-properties fo:font-weight="bold" officeooo:rsid="0511c699" officeooo:paragraph-rsid="0511c699" style:font-weight-asian="bold" style:font-weight-complex="bold"/>
    </style:style>
    <style:style style:name="P177" style:family="paragraph" style:parent-style-name="Text_20_body">
      <style:text-properties fo:font-weight="bold" officeooo:rsid="0513415f" officeooo:paragraph-rsid="0513415f" style:font-weight-asian="bold" style:font-weight-complex="bold"/>
    </style:style>
    <style:style style:name="P178" style:family="paragraph" style:parent-style-name="Text_20_body">
      <style:text-properties fo:font-weight="bold" officeooo:rsid="051520aa" officeooo:paragraph-rsid="051520aa" style:font-weight-asian="bold" style:font-weight-complex="bold"/>
    </style:style>
    <style:style style:name="P179" style:family="paragraph" style:parent-style-name="Text_20_body">
      <style:text-properties fo:font-weight="bold" officeooo:rsid="051520aa" officeooo:paragraph-rsid="05161d2e" style:font-weight-asian="bold" style:font-weight-complex="bold"/>
    </style:style>
    <style:style style:name="P180" style:family="paragraph" style:parent-style-name="Text_20_body_20_indent">
      <loext:graphic-properties draw:fill-hatch-name="hatch"/>
      <style:paragraph-properties fo:margin-top="0cm" fo:margin-bottom="0.18cm" style:contextual-spacing="true"/>
    </style:style>
    <style:style style:name="P181" style:family="paragraph" style:parent-style-name="Text_20_body">
      <style:text-properties officeooo:rsid="04f06371" officeooo:paragraph-rsid="04f06371"/>
    </style:style>
    <style:style style:name="P182" style:family="paragraph" style:parent-style-name="Text_20_body">
      <style:text-properties officeooo:rsid="04ec8bcb" officeooo:paragraph-rsid="04ec8bcb"/>
    </style:style>
    <style:style style:name="P183" style:family="paragraph" style:parent-style-name="Text_20_body">
      <style:text-properties officeooo:rsid="04ee245a" officeooo:paragraph-rsid="04ee245a"/>
    </style:style>
    <style:style style:name="P184" style:family="paragraph" style:parent-style-name="Text_20_body">
      <style:text-properties officeooo:rsid="04f467b0" officeooo:paragraph-rsid="04f467b0"/>
    </style:style>
    <style:style style:name="P185"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186"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187" style:family="paragraph" style:parent-style-name="Text_20_body">
      <style:text-properties officeooo:rsid="04f467b0"/>
    </style:style>
    <style:style style:name="P188" style:family="paragraph" style:parent-style-name="Text_20_body">
      <style:text-properties officeooo:rsid="04f57b14" officeooo:paragraph-rsid="04f57b14"/>
    </style:style>
    <style:style style:name="P189" style:family="paragraph" style:parent-style-name="Text_20_body_20_indent"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fo:hyphenate="true" fo:hyphenation-remain-char-count="2" fo:hyphenation-push-char-count="2" loext:hyphenation-no-caps="false"/>
    </style:style>
    <style:style style:name="P190" style:family="paragraph" style:parent-style-name="Text_20_body_20_indent">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fo:hyphenate="true" fo:hyphenation-remain-char-count="2" fo:hyphenation-push-char-count="2" loext:hyphenation-no-caps="false"/>
    </style:style>
    <style:style style:name="P191" style:family="paragraph" style:parent-style-name="Text_20_body">
      <style:text-properties officeooo:rsid="04f729d3" officeooo:paragraph-rsid="04f729d3"/>
    </style:style>
    <style:style style:name="P192" style:family="paragraph" style:parent-style-name="Text_20_body">
      <style:text-properties officeooo:rsid="04fb3d0c" officeooo:paragraph-rsid="04fb3d0c"/>
    </style:style>
    <style:style style:name="P193" style:family="paragraph" style:parent-style-name="Text_20_body">
      <style:text-properties officeooo:rsid="04f5d29b" officeooo:paragraph-rsid="04f5d29b"/>
    </style:style>
    <style:style style:name="P194"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195"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196" style:family="paragraph" style:parent-style-name="Text_20_body">
      <style:text-properties officeooo:rsid="04fcf6ef" officeooo:paragraph-rsid="04fcf6ef"/>
    </style:style>
    <style:style style:name="P197" style:family="paragraph" style:parent-style-name="Text_20_body">
      <style:text-properties officeooo:rsid="04feb156" officeooo:paragraph-rsid="04feb156"/>
    </style:style>
    <style:style style:name="P198" style:family="paragraph" style:parent-style-name="Text_20_body">
      <style:text-properties officeooo:rsid="04fedb1e" officeooo:paragraph-rsid="04fedb1e"/>
    </style:style>
    <style:style style:name="P199" style:family="paragraph" style:parent-style-name="Text_20_body">
      <style:text-properties officeooo:rsid="0500860e" officeooo:paragraph-rsid="0500860e"/>
    </style:style>
    <style:style style:name="P200" style:family="paragraph" style:parent-style-name="Text_20_body">
      <style:text-properties officeooo:rsid="05024de2" officeooo:paragraph-rsid="05024de2"/>
    </style:style>
    <style:style style:name="P201" style:family="paragraph" style:parent-style-name="Text_20_body">
      <style:text-properties officeooo:rsid="050571ea" officeooo:paragraph-rsid="050571ea"/>
    </style:style>
    <style:style style:name="P202" style:family="paragraph" style:parent-style-name="Text_20_body_20_indent">
      <style:text-properties officeooo:rsid="050607a6" officeooo:paragraph-rsid="050607a6"/>
    </style:style>
    <style:style style:name="P203" style:family="paragraph" style:parent-style-name="Text_20_body_20_indent">
      <loext:graphic-properties draw:fill-hatch-name="hatch"/>
      <style:paragraph-properties fo:margin-top="0cm" fo:margin-bottom="0.18cm" style:contextual-spacing="true"/>
      <style:text-properties officeooo:rsid="050607a6" officeooo:paragraph-rsid="050607a6"/>
    </style:style>
    <style:style style:name="P204" style:family="paragraph" style:parent-style-name="Text_20_body_20_indent">
      <loext:graphic-properties draw:fill-hatch-name="hatch"/>
      <style:paragraph-properties fo:margin-top="0cm" fo:margin-bottom="0.18cm" style:contextual-spacing="false"/>
      <style:text-properties officeooo:rsid="050607a6" officeooo:paragraph-rsid="050607a6"/>
    </style:style>
    <style:style style:name="P205" style:family="paragraph" style:parent-style-name="Text_20_body">
      <style:text-properties officeooo:rsid="0506e85d" officeooo:paragraph-rsid="0506e85d"/>
    </style:style>
    <style:style style:name="P206" style:family="paragraph" style:parent-style-name="Text_20_body_20_indent">
      <style:text-properties officeooo:rsid="0506e85d" officeooo:paragraph-rsid="0506e85d"/>
    </style:style>
    <style:style style:name="P207" style:family="paragraph" style:parent-style-name="Text_20_body">
      <style:text-properties officeooo:rsid="0503b4d4" officeooo:paragraph-rsid="0503b4d4"/>
    </style:style>
    <style:style style:name="P208" style:family="paragraph" style:parent-style-name="Text_20_body">
      <style:text-properties officeooo:rsid="0507de76" officeooo:paragraph-rsid="0507de76"/>
    </style:style>
    <style:style style:name="P209" style:family="paragraph" style:parent-style-name="Text_20_body">
      <style:text-properties officeooo:rsid="050943de" officeooo:paragraph-rsid="050943de"/>
    </style:style>
    <style:style style:name="P210" style:family="paragraph" style:parent-style-name="Text_20_body">
      <style:text-properties officeooo:rsid="050943de" officeooo:paragraph-rsid="050a74c4"/>
    </style:style>
    <style:style style:name="P211" style:family="paragraph" style:parent-style-name="Text_20_body">
      <style:text-properties fo:font-weight="normal" officeooo:rsid="050943de" officeooo:paragraph-rsid="050a74c4" style:font-weight-asian="normal" style:font-weight-complex="normal"/>
    </style:style>
    <style:style style:name="P212" style:family="paragraph" style:parent-style-name="Text_20_body">
      <style:text-properties fo:font-weight="normal" officeooo:rsid="050943de" officeooo:paragraph-rsid="050e99dc" style:font-weight-asian="normal" style:font-weight-complex="normal"/>
    </style:style>
    <style:style style:name="P213" style:family="paragraph" style:parent-style-name="Text_20_body">
      <style:text-properties fo:font-weight="normal" officeooo:rsid="050943de" officeooo:paragraph-rsid="05112a9e" style:font-weight-asian="normal" style:font-weight-complex="normal"/>
    </style:style>
    <style:style style:name="P214" style:family="paragraph" style:parent-style-name="Text_20_body">
      <style:text-properties fo:font-weight="normal" officeooo:rsid="050943de" officeooo:paragraph-rsid="0511bb01" style:font-weight-asian="normal" style:font-weight-complex="normal"/>
    </style:style>
    <style:style style:name="P215" style:family="paragraph" style:parent-style-name="Text_20_body">
      <style:text-properties fo:font-weight="normal" officeooo:rsid="050943de" officeooo:paragraph-rsid="0511c699" style:font-weight-asian="normal" style:font-weight-complex="normal"/>
    </style:style>
    <style:style style:name="P216" style:family="paragraph" style:parent-style-name="Text_20_body">
      <style:text-properties fo:font-weight="normal" officeooo:rsid="050943de" officeooo:paragraph-rsid="0513415f" style:font-weight-asian="normal" style:font-weight-complex="normal"/>
    </style:style>
    <style:style style:name="P217" style:family="paragraph" style:parent-style-name="Text_20_body">
      <style:text-properties fo:font-weight="normal" officeooo:rsid="05112a9e" officeooo:paragraph-rsid="05112a9e" style:font-weight-asian="normal" style:font-weight-complex="normal"/>
    </style:style>
    <style:style style:name="P218" style:family="paragraph" style:parent-style-name="Text_20_body">
      <style:text-properties fo:font-weight="normal" officeooo:rsid="0511c699" officeooo:paragraph-rsid="0511c699" style:font-weight-asian="normal" style:font-weight-complex="normal"/>
    </style:style>
    <style:style style:name="P219" style:family="paragraph" style:parent-style-name="Text_20_body">
      <style:text-properties fo:font-weight="normal" officeooo:rsid="0513415f" officeooo:paragraph-rsid="0513415f" style:font-weight-asian="normal" style:font-weight-complex="normal"/>
    </style:style>
    <style:style style:name="P220" style:family="paragraph" style:parent-style-name="Text_20_body">
      <style:text-properties fo:font-weight="normal" officeooo:rsid="051520aa" officeooo:paragraph-rsid="051520aa" style:font-weight-asian="normal" style:font-weight-complex="normal"/>
    </style:style>
    <style:style style:name="P221" style:family="paragraph" style:parent-style-name="Text_20_body">
      <style:text-properties fo:font-weight="normal" officeooo:rsid="051520aa" officeooo:paragraph-rsid="05161d2e" style:font-weight-asian="normal" style:font-weight-complex="normal"/>
    </style:style>
    <style:style style:name="P222" style:family="paragraph" style:parent-style-name="Text_20_body">
      <style:text-properties fo:font-weight="normal" officeooo:rsid="05161d2e" officeooo:paragraph-rsid="05161d2e" style:font-weight-asian="normal" style:font-weight-complex="normal"/>
    </style:style>
    <style:style style:name="P223" style:family="paragraph" style:parent-style-name="Text_20_body">
      <style:text-properties officeooo:rsid="050e99dc" officeooo:paragraph-rsid="050e99dc"/>
    </style:style>
    <style:style style:name="P224" style:family="paragraph" style:parent-style-name="Text_20_body">
      <style:text-properties officeooo:rsid="05112a9e" officeooo:paragraph-rsid="05112a9e"/>
    </style:style>
    <style:style style:name="P225" style:family="paragraph" style:parent-style-name="Table_20_Contents">
      <style:text-properties officeooo:rsid="051a853f" officeooo:paragraph-rsid="051a853f"/>
    </style:style>
    <style:style style:name="P226" style:family="paragraph" style:parent-style-name="Table_20_Contents">
      <style:text-properties officeooo:rsid="051a853f" officeooo:paragraph-rsid="051abd9f"/>
    </style:style>
    <style:style style:name="P227"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officeooo:rsid="051a853f" officeooo:paragraph-rsid="051a853f"/>
    </style:style>
    <style:style style:name="P228" style:family="paragraph" style:parent-style-name="Text_20_body">
      <style:text-properties officeooo:rsid="05204f50" officeooo:paragraph-rsid="05204f50"/>
    </style:style>
    <style:style style:name="P229" style:family="paragraph" style:parent-style-name="Table_20_Contents">
      <style:text-properties officeooo:rsid="051ba6d7" officeooo:paragraph-rsid="051ba6d7"/>
    </style:style>
    <style:style style:name="P230" style:family="paragraph" style:parent-style-name="Table_20_Contents">
      <style:text-properties officeooo:rsid="051d5256" officeooo:paragraph-rsid="051d5256"/>
    </style:style>
    <style:style style:name="P231" style:family="paragraph" style:parent-style-name="Text_20_body">
      <style:text-properties officeooo:rsid="05191314" officeooo:paragraph-rsid="05191314"/>
    </style:style>
    <style:style style:name="P232" style:family="paragraph" style:parent-style-name="Text_20_body">
      <style:text-properties officeooo:rsid="05191314" officeooo:paragraph-rsid="051a4beb"/>
    </style:style>
    <style:style style:name="P233" style:family="paragraph" style:parent-style-name="Text_20_body">
      <style:text-properties officeooo:rsid="051a4beb" officeooo:paragraph-rsid="051a4beb"/>
    </style:style>
    <style:style style:name="P234" style:family="paragraph" style:parent-style-name="Text_20_body">
      <style:text-properties officeooo:rsid="051ee096" officeooo:paragraph-rsid="051ee096"/>
    </style:style>
    <style:style style:name="P235"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b3a3d" style:font-name-asian="OpenSymbol1" style:font-name-complex="OpenSymbol1"/>
    </style:style>
    <style:style style:name="P236"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d5256" style:font-name-asian="OpenSymbol1" style:font-name-complex="OpenSymbol1"/>
    </style:style>
    <style:style style:name="P237"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853f" officeooo:paragraph-rsid="051b3a3d" style:font-name-asian="OpenSymbol1" style:font-name-complex="OpenSymbol1"/>
    </style:style>
    <style:style style:name="P238" style:family="paragraph" style:parent-style-name="Table_20_Contents">
      <style:text-properties style:font-name="OpenSymbol1" officeooo:rsid="051d5256" officeooo:paragraph-rsid="051d5256" style:font-name-asian="OpenSymbol1" style:font-name-complex="OpenSymbol1"/>
    </style:style>
    <style:style style:name="P239" style:family="paragraph" style:parent-style-name="Table_20_Contents">
      <style:text-properties style:font-name="OpenSymbol1" officeooo:rsid="051ba6d7" officeooo:paragraph-rsid="051ba6d7" style:font-name-asian="OpenSymbol1" style:font-name-complex="OpenSymbol1"/>
    </style:style>
    <style:style style:name="P240" style:family="paragraph" style:parent-style-name="Standard">
      <style:text-properties style:text-underline-style="solid" style:text-underline-width="auto" style:text-underline-color="font-color" officeooo:rsid="052b0197" officeooo:paragraph-rsid="052b0197"/>
    </style:style>
    <style:style style:name="P241" style:family="paragraph" style:parent-style-name="Text_20_body">
      <style:text-properties style:text-underline-style="solid" style:text-underline-width="auto" style:text-underline-color="font-color"/>
    </style:style>
    <style:style style:name="P242" style:family="paragraph" style:parent-style-name="Text_20_body">
      <style:text-properties style:text-underline-style="solid" style:text-underline-width="auto" style:text-underline-color="font-color" officeooo:rsid="054369d4" officeooo:paragraph-rsid="054369d4"/>
    </style:style>
    <style:style style:name="P243" style:family="paragraph" style:parent-style-name="Text_20_body">
      <style:text-properties officeooo:rsid="0531eec2" officeooo:paragraph-rsid="0531eec2"/>
    </style:style>
    <style:style style:name="P244" style:family="paragraph" style:parent-style-name="Text_20_body">
      <style:text-properties officeooo:rsid="05331eb2" officeooo:paragraph-rsid="05331eb2"/>
    </style:style>
    <style:style style:name="P245" style:family="paragraph" style:parent-style-name="Text_20_body">
      <style:text-properties officeooo:rsid="05381f0d" officeooo:paragraph-rsid="05381f0d"/>
    </style:style>
    <style:style style:name="P246" style:family="paragraph" style:parent-style-name="Text_20_body">
      <style:text-properties officeooo:rsid="053e213d" officeooo:paragraph-rsid="053e213d"/>
    </style:style>
    <style:style style:name="P247" style:family="paragraph" style:parent-style-name="Text_20_body">
      <style:text-properties officeooo:rsid="053b77a8" officeooo:paragraph-rsid="053b77a8"/>
    </style:style>
    <style:style style:name="P248" style:family="paragraph" style:parent-style-name="Text_20_body">
      <style:text-properties officeooo:rsid="053d3d66" officeooo:paragraph-rsid="053d3d66"/>
    </style:style>
    <style:style style:name="P249" style:family="paragraph" style:parent-style-name="Text_20_body">
      <style:text-properties officeooo:rsid="054369d4" officeooo:paragraph-rsid="054369d4"/>
    </style:style>
    <style:style style:name="P250" style:family="paragraph" style:parent-style-name="Standard">
      <style:text-properties officeooo:rsid="0543ddef" officeooo:paragraph-rsid="0543ddef"/>
    </style:style>
    <style:style style:name="P251" style:family="paragraph" style:parent-style-name="Text_20_body">
      <style:text-properties officeooo:rsid="0543ddef" officeooo:paragraph-rsid="0543ddef"/>
    </style:style>
    <style:style style:name="P252" style:family="paragraph" style:parent-style-name="Text_20_body">
      <style:text-properties officeooo:rsid="053ff5cd" officeooo:paragraph-rsid="053ff5cd"/>
    </style:style>
    <style:style style:name="P253" style:family="paragraph" style:parent-style-name="Text_20_body">
      <style:text-properties officeooo:rsid="0540aa79" officeooo:paragraph-rsid="0540aa79"/>
    </style:style>
    <style:style style:name="P254" style:family="paragraph" style:parent-style-name="Text_20_body">
      <style:text-properties officeooo:rsid="0540f450" officeooo:paragraph-rsid="0540f450"/>
    </style:style>
    <style:style style:name="P255" style:family="paragraph" style:parent-style-name="Text_20_body">
      <style:text-properties officeooo:rsid="05438aaa" officeooo:paragraph-rsid="05438aaa"/>
    </style:style>
    <style:style style:name="P256" style:family="paragraph" style:parent-style-name="Text_20_body">
      <style:text-properties officeooo:rsid="055ab2d2" officeooo:paragraph-rsid="055ab2d2"/>
    </style:style>
    <style:style style:name="P257"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258"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259" style:family="paragraph" style:parent-style-name="Text_20_body">
      <style:text-properties officeooo:rsid="05549650" officeooo:paragraph-rsid="05549650"/>
    </style:style>
    <style:style style:name="P260" style:family="paragraph" style:parent-style-name="Text_20_body">
      <style:text-properties officeooo:rsid="055551fb" officeooo:paragraph-rsid="055551fb"/>
    </style:style>
    <style:style style:name="P261" style:family="paragraph" style:parent-style-name="Text_20_body_20_indent">
      <loext:graphic-properties draw:fill-hatch-name="hatch"/>
      <style:paragraph-properties fo:margin-top="0cm" fo:margin-bottom="0.18cm" style:contextual-spacing="true">
        <style:tab-stops>
          <style:tab-stop style:position="4.001cm"/>
        </style:tab-stops>
      </style:paragraph-properties>
    </style:style>
    <style:style style:name="P262" style:family="paragraph" style:parent-style-name="Text_20_body">
      <style:text-properties officeooo:rsid="055c0d7d" officeooo:paragraph-rsid="055c0d7d"/>
    </style:style>
    <style:style style:name="P263" style:family="paragraph" style:parent-style-name="Text_20_body">
      <style:text-properties officeooo:rsid="055d11e8" officeooo:paragraph-rsid="055d11e8"/>
    </style:style>
    <style:style style:name="P264" style:family="paragraph" style:parent-style-name="Text_20_body">
      <style:text-properties officeooo:rsid="055ee36b" officeooo:paragraph-rsid="055ee36b"/>
    </style:style>
    <style:style style:name="P265" style:family="paragraph" style:parent-style-name="Text_20_body">
      <style:text-properties officeooo:rsid="055f4f3b" officeooo:paragraph-rsid="055f4f3b"/>
    </style:style>
    <style:style style:name="P266" style:family="paragraph" style:parent-style-name="Text_20_body">
      <style:text-properties officeooo:rsid="0562f1c1" officeooo:paragraph-rsid="0562f1c1"/>
    </style:style>
    <style:style style:name="P267" style:family="paragraph" style:parent-style-name="Text_20_body">
      <style:text-properties officeooo:rsid="05648813" officeooo:paragraph-rsid="05648813"/>
    </style:style>
    <style:style style:name="P268" style:family="paragraph" style:parent-style-name="Text_20_body">
      <style:text-properties officeooo:rsid="0561be35" officeooo:paragraph-rsid="0561be35"/>
    </style:style>
    <style:style style:name="P269" style:family="paragraph" style:parent-style-name="Standard" style:master-page-name="Standard">
      <loext:graphic-properties draw:fill-hatch-name="hatch"/>
      <style:paragraph-properties fo:text-align="start" style:justify-single-word="false" style:page-number="auto"/>
      <style:text-properties style:font-name="Arial3" fo:font-size="28pt" officeooo:rsid="0018c4c0" officeooo:paragraph-rsid="0018c4c0" style:font-size-asian="28pt" style:font-size-complex="28pt"/>
    </style:style>
    <style:style style:name="P270" style:family="paragraph" style:parent-style-name="Bullet_20_list">
      <style:text-properties officeooo:rsid="04f729d3" officeooo:paragraph-rsid="04f729d3"/>
    </style:style>
    <style:style style:name="P271" style:family="paragraph" style:parent-style-name="Bullet_20_list">
      <style:text-properties officeooo:paragraph-rsid="04f729d3"/>
    </style:style>
    <style:style style:name="P272" style:family="paragraph" style:parent-style-name="Bullet_20_list">
      <style:text-properties officeooo:rsid="04fb3d0c" officeooo:paragraph-rsid="04fb3d0c"/>
    </style:style>
    <style:style style:name="P273" style:family="paragraph" style:parent-style-name="Bullet_20_list">
      <style:text-properties officeooo:rsid="04f9173a" officeooo:paragraph-rsid="04f9173a"/>
    </style:style>
    <style:style style:name="P274" style:family="paragraph" style:parent-style-name="Bullet_20_list" style:list-style-name="List_20_1"/>
    <style:style style:name="P275" style:family="paragraph" style:parent-style-name="Bullet_20_list" style:list-style-name="List_20_1">
      <style:text-properties officeooo:rsid="04ea912a" officeooo:paragraph-rsid="04ee245a"/>
    </style:style>
    <style:style style:name="P276" style:family="paragraph" style:parent-style-name="Bullet_20_list">
      <style:text-properties officeooo:rsid="050571ea" officeooo:paragraph-rsid="050571ea"/>
    </style:style>
    <style:style style:name="P277" style:family="paragraph" style:parent-style-name="Bullet_20_list">
      <style:text-properties officeooo:rsid="050607a6" officeooo:paragraph-rsid="050607a6"/>
    </style:style>
    <style:style style:name="P278" style:family="paragraph" style:parent-style-name="Bullet_20_list">
      <style:text-properties officeooo:rsid="0506e85d" officeooo:paragraph-rsid="0506e85d"/>
    </style:style>
    <style:style style:name="P279" style:family="paragraph" style:parent-style-name="Bullet_20_list">
      <style:text-properties officeooo:rsid="051767e1" officeooo:paragraph-rsid="051767e1"/>
    </style:style>
    <style:style style:name="P280" style:family="paragraph" style:parent-style-name="Bullet_20_list">
      <style:text-properties officeooo:rsid="051a853f" officeooo:paragraph-rsid="051a853f"/>
    </style:style>
    <style:style style:name="P281" style:family="paragraph" style:parent-style-name="Bullet_20_list">
      <style:text-properties officeooo:rsid="051b3a3d" officeooo:paragraph-rsid="051b3a3d"/>
    </style:style>
    <style:style style:name="P282" style:family="paragraph" style:parent-style-name="Bullet_20_list" style:list-style-name="List_20_1">
      <style:text-properties officeooo:rsid="051e64f0" officeooo:paragraph-rsid="051e64f0"/>
    </style:style>
    <style:style style:name="P283" style:family="paragraph" style:parent-style-name="Bullet_20_list">
      <style:text-properties officeooo:rsid="052b0197" officeooo:paragraph-rsid="052b0197"/>
    </style:style>
    <style:style style:name="P284" style:family="paragraph" style:parent-style-name="Bullet_20_list">
      <style:text-properties officeooo:rsid="052c680b" officeooo:paragraph-rsid="052c680b"/>
    </style:style>
    <style:style style:name="P285" style:family="paragraph" style:parent-style-name="Bullet_20_list" style:list-style-name="List_20_1">
      <style:text-properties officeooo:rsid="052d58f6" officeooo:paragraph-rsid="052d58f6"/>
    </style:style>
    <style:style style:name="P286" style:family="paragraph" style:parent-style-name="Bullet_20_list" style:list-style-name="List_20_1">
      <style:text-properties officeooo:rsid="052d96e1" officeooo:paragraph-rsid="052d96e1"/>
    </style:style>
    <style:style style:name="P287" style:family="paragraph" style:parent-style-name="Bullet_20_list" style:list-style-name="List_20_1">
      <style:text-properties officeooo:rsid="052e8163" officeooo:paragraph-rsid="052e8163"/>
    </style:style>
    <style:style style:name="P288" style:family="paragraph" style:parent-style-name="Bullet_20_list" style:list-style-name="List_20_1">
      <loext:graphic-properties draw:fill-hatch-name="hatch"/>
      <style:paragraph-properties fo:line-height="100%"/>
      <style:text-properties officeooo:rsid="052e8163" officeooo:paragraph-rsid="052e8163"/>
    </style:style>
    <style:style style:name="P289" style:family="paragraph" style:parent-style-name="Bullet_20_list" style:list-style-name="List_20_1">
      <style:text-properties officeooo:rsid="052f33f1" officeooo:paragraph-rsid="052f33f1"/>
    </style:style>
    <style:style style:name="P290" style:family="paragraph" style:parent-style-name="Bullet_20_list">
      <style:text-properties officeooo:rsid="053827f6" officeooo:paragraph-rsid="053827f6"/>
    </style:style>
    <style:style style:name="P291" style:family="paragraph" style:parent-style-name="Bullet_20_list">
      <style:text-properties officeooo:rsid="0539ed1f" officeooo:paragraph-rsid="0539ed1f"/>
    </style:style>
    <style:style style:name="P292" style:family="paragraph" style:parent-style-name="Bullet_20_list">
      <style:text-properties officeooo:rsid="054369d4" officeooo:paragraph-rsid="054369d4"/>
    </style:style>
    <style:style style:name="P293" style:family="paragraph" style:parent-style-name="Bullet_20_list">
      <style:text-properties officeooo:paragraph-rsid="055744c1"/>
    </style:style>
    <style:style style:name="P294" style:family="paragraph" style:parent-style-name="Bullet_20_list">
      <style:text-properties officeooo:rsid="0558cfb6" officeooo:paragraph-rsid="0558cfb6"/>
    </style:style>
    <style:style style:name="P295" style:family="paragraph" style:parent-style-name="Bullet_20_list" style:list-style-name="List_20_1">
      <style:text-properties officeooo:rsid="0558cfb6" officeooo:paragraph-rsid="0558cfb6"/>
    </style:style>
    <style:style style:name="P296" style:family="paragraph" style:parent-style-name="Bullet_20_list">
      <style:text-properties officeooo:rsid="055ab2d2" officeooo:paragraph-rsid="055ab2d2"/>
    </style:style>
    <style:style style:name="P297" style:family="paragraph" style:parent-style-name="Bullet_20_list">
      <style:text-properties style:font-name="Liberation Serif1" officeooo:rsid="055c0d7d" officeooo:paragraph-rsid="055c0d7d" style:font-name-asian="NSimSun" style:font-name-complex="Mangal"/>
    </style:style>
    <style:style style:name="P298" style:family="paragraph" style:parent-style-name="Bullet_20_list" style:list-style-name="List_20_1">
      <style:text-properties officeooo:rsid="055c0d7d" officeooo:paragraph-rsid="055c0d7d"/>
    </style:style>
    <style:style style:name="P299" style:family="paragraph" style:parent-style-name="Bullet_20_list">
      <style:text-properties officeooo:rsid="055c56a6" officeooo:paragraph-rsid="055c56a6"/>
    </style:style>
    <style:style style:name="P300" style:family="paragraph" style:parent-style-name="Bullet_20_list">
      <style:text-properties officeooo:rsid="055d11e8" officeooo:paragraph-rsid="055d11e8"/>
    </style:style>
    <style:style style:name="P301" style:family="paragraph" style:parent-style-name="Bullet_20_list">
      <style:text-properties officeooo:rsid="055ee36b" officeooo:paragraph-rsid="055ee36b"/>
    </style:style>
    <style:style style:name="P302" style:family="paragraph" style:parent-style-name="Bullet_20_list">
      <style:text-properties officeooo:rsid="055f0b2a" officeooo:paragraph-rsid="055f0b2a"/>
    </style:style>
    <style:style style:name="P303" style:family="paragraph" style:parent-style-name="Bullet_20_list">
      <style:text-properties officeooo:rsid="055f4f3b" officeooo:paragraph-rsid="055f4f3b"/>
    </style:style>
    <style:style style:name="P304" style:family="paragraph" style:parent-style-name="Bullet_20_list">
      <style:text-properties officeooo:rsid="05614101" officeooo:paragraph-rsid="05614101"/>
    </style:style>
    <style:style style:name="P305" style:family="paragraph" style:parent-style-name="Bullet_20_list">
      <style:text-properties officeooo:rsid="0562f1c1" officeooo:paragraph-rsid="0562f1c1"/>
    </style:style>
    <style:style style:name="P306" style:family="paragraph" style:parent-style-name="Bullet_20_list">
      <style:text-properties officeooo:rsid="05648813" officeooo:paragraph-rsid="05648813"/>
    </style:style>
    <style:style style:name="P307" style:family="paragraph" style:parent-style-name="Heading_20_1">
      <style:paragraph-properties fo:break-before="page"/>
    </style:style>
    <style:style style:name="P308" style:family="paragraph" style:parent-style-name="Heading_20_1">
      <style:text-properties officeooo:rsid="04d5a7a9" officeooo:paragraph-rsid="04d5a7a9"/>
    </style:style>
    <style:style style:name="P309" style:family="paragraph" style:parent-style-name="Heading_20_1">
      <style:text-properties officeooo:rsid="0531eec2" officeooo:paragraph-rsid="0531eec2"/>
    </style:style>
    <style:style style:name="P310" style:family="paragraph" style:parent-style-name="Heading_20_1">
      <style:text-properties officeooo:rsid="05438aaa" officeooo:paragraph-rsid="04a6c96e"/>
    </style:style>
    <style:style style:name="P311" style:family="paragraph" style:parent-style-name="Heading_20_1">
      <style:text-properties officeooo:rsid="05549650" officeooo:paragraph-rsid="05549650"/>
    </style:style>
    <style:style style:name="P312" style:family="paragraph" style:parent-style-name="Heading_20_2">
      <style:text-properties officeooo:paragraph-rsid="04e8ddfa"/>
    </style:style>
    <style:style style:name="P313" style:family="paragraph" style:parent-style-name="Text_20_body">
      <style:text-properties officeooo:rsid="0534a12e" officeooo:paragraph-rsid="0566552f"/>
    </style:style>
    <style:style style:name="P314" style:family="paragraph" style:parent-style-name="Text_20_body">
      <style:text-properties officeooo:rsid="0566552f" officeooo:paragraph-rsid="0566552f"/>
    </style:style>
    <style:style style:name="P315" style:family="paragraph" style:parent-style-name="Text_20_body">
      <style:text-properties officeooo:rsid="0566552f" officeooo:paragraph-rsid="05673a63"/>
    </style:style>
    <style:style style:name="P316" style:family="paragraph" style:parent-style-name="Text_20_body">
      <style:text-properties officeooo:rsid="05671db8" officeooo:paragraph-rsid="05671db8"/>
    </style:style>
    <style:style style:name="P317" style:family="paragraph" style:parent-style-name="Text_20_body_20_indent">
      <loext:graphic-properties draw:fill-gradient-name="gradient" draw:fill-hatch-name="hatch"/>
      <style:paragraph-properties fo:margin-top="0cm" fo:margin-bottom="0.18cm" style:contextual-spacing="true"/>
    </style:style>
    <style:style style:name="P318" style:family="paragraph">
      <style:paragraph-properties fo:text-align="center"/>
    </style:style>
    <style:style style:name="T1" style:family="text">
      <style:text-properties fo:color="#999999" loext:opacity="100%"/>
    </style:style>
    <style:style style:name="T2" style:family="text">
      <style:text-properties fo:color="#999999" loext:opacity="100%" officeooo:rsid="04d88cb1"/>
    </style:style>
    <style:style style:name="T3" style:family="text">
      <style:text-properties fo:color="#999999" loext:opacity="100%" style:font-name="Liberation Serif4" officeooo:rsid="02eb8099" style:font-name-asian="Liberation Serif4" style:font-name-complex="Liberation Serif4"/>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use-window-font-color="true" loext:opacity="0%" style:text-outline="false" style:text-line-through-style="none" style:text-line-through-type="none" style:font-name="Arial2" fo:font-size="10pt" fo:font-style="normal" fo:text-shadow="none" style:text-underline-style="none" fo:font-weight="normal" officeooo:rsid="04ed736d"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officeooo:rsid="0018c4c0"/>
    </style:style>
    <style:style style:name="T9" style:family="text">
      <style:text-properties officeooo:rsid="0019e168"/>
    </style:style>
    <style:style style:name="T10" style:family="text">
      <style:text-properties fo:font-style="italic" style:font-style-asian="italic" style:font-style-complex="italic"/>
    </style:style>
    <style:style style:name="T11" style:family="text">
      <style:text-properties fo:font-style="italic" officeooo:rsid="04e8ddfa" style:font-style-asian="italic" style:font-style-complex="italic"/>
    </style:style>
    <style:style style:name="T12" style:family="text">
      <style:text-properties fo:font-style="italic" officeooo:rsid="04e9f76e" style:font-style-asian="italic" style:font-style-complex="italic"/>
    </style:style>
    <style:style style:name="T13" style:family="text">
      <style:text-properties fo:font-style="italic" officeooo:rsid="04ea912a" style:font-style-asian="italic" style:font-style-complex="italic"/>
    </style:style>
    <style:style style:name="T14" style:family="text">
      <style:text-properties fo:font-style="italic" officeooo:rsid="04f467b0" style:font-style-asian="italic" style:font-style-complex="italic"/>
    </style:style>
    <style:style style:name="T15" style:family="text">
      <style:text-properties fo:font-style="italic" officeooo:rsid="04f9173a" style:font-style-asian="italic" style:font-style-complex="italic"/>
    </style:style>
    <style:style style:name="T16" style:family="text">
      <style:text-properties fo:font-style="italic" officeooo:rsid="04fa0243" style:font-style-asian="italic" style:font-style-complex="italic"/>
    </style:style>
    <style:style style:name="T17" style:family="text">
      <style:text-properties fo:font-style="italic" officeooo:rsid="04fb3d0c" style:font-style-asian="italic" style:font-style-complex="italic"/>
    </style:style>
    <style:style style:name="T18" style:family="text">
      <style:text-properties fo:font-style="italic" officeooo:rsid="0503b4d4" style:font-style-asian="italic" style:font-style-complex="italic"/>
    </style:style>
    <style:style style:name="T19" style:family="text">
      <style:text-properties fo:font-style="italic" officeooo:rsid="050607a6" style:font-style-asian="italic" style:font-style-complex="italic"/>
    </style:style>
    <style:style style:name="T20" style:family="text">
      <style:text-properties fo:font-style="italic" officeooo:rsid="0526d0de" style:font-style-asian="italic" style:font-style-complex="italic"/>
    </style:style>
    <style:style style:name="T21" style:family="text">
      <style:text-properties fo:font-style="italic" officeooo:rsid="052b0197" style:font-style-asian="italic" style:font-style-complex="italic"/>
    </style:style>
    <style:style style:name="T22" style:family="text">
      <style:text-properties fo:font-style="italic" officeooo:rsid="052e8163" style:font-style-asian="italic" style:font-style-complex="italic"/>
    </style:style>
    <style:style style:name="T23" style:family="text">
      <style:text-properties fo:font-style="italic" officeooo:rsid="0530bfb3" style:font-style-asian="italic" style:font-style-complex="italic"/>
    </style:style>
    <style:style style:name="T24" style:family="text">
      <style:text-properties fo:font-style="italic" officeooo:rsid="0534a12e" style:font-style-asian="italic" style:font-style-complex="italic"/>
    </style:style>
    <style:style style:name="T25" style:family="text">
      <style:text-properties fo:font-style="italic" officeooo:rsid="05368760" style:font-style-asian="italic" style:font-style-complex="italic"/>
    </style:style>
    <style:style style:name="T26" style:family="text">
      <style:text-properties fo:font-style="italic" officeooo:rsid="0555a44b" style:font-style-asian="italic" style:font-style-complex="italic"/>
    </style:style>
    <style:style style:name="T27" style:family="text">
      <style:text-properties fo:font-style="italic" style:font-name-asian="Liberation Serif3" style:font-style-asian="italic" style:font-name-complex="Liberation Serif3" style:font-style-complex="italic"/>
    </style:style>
    <style:style style:name="T28" style:family="text">
      <style:text-properties fo:font-style="italic" officeooo:rsid="055551fb" style:font-name-asian="Liberation Serif3" style:font-style-asian="italic" style:font-name-complex="Liberation Serif3" style:font-style-complex="italic"/>
    </style:style>
    <style:style style:name="T29" style:family="text">
      <style:text-properties fo:font-style="italic" officeooo:rsid="0555a44b" style:font-name-asian="Liberation Serif3" style:font-style-asian="italic" style:font-name-complex="Liberation Serif3" style:font-style-complex="italic"/>
    </style:style>
    <style:style style:name="T30" style:family="text">
      <style:text-properties fo:font-style="italic" style:font-name-asian="NSimSun" style:font-style-asian="italic" style:font-name-complex="Mangal" style:font-style-complex="italic"/>
    </style:style>
    <style:style style:name="T31" style:family="text">
      <style:text-properties fo:font-weight="bold" style:font-weight-asian="bold" style:font-weight-complex="bold"/>
    </style:style>
    <style:style style:name="T32" style:family="text">
      <style:text-properties fo:font-weight="bold" officeooo:rsid="04d5a7a9" style:font-weight-asian="bold" style:font-weight-complex="bold"/>
    </style:style>
    <style:style style:name="T33" style:family="text">
      <style:text-properties fo:color="#000000" loext:opacity="100%" style:text-underline-style="none" officeooo:rsid="0019e168"/>
    </style:style>
    <style:style style:name="T34" style:family="text">
      <style:text-properties officeooo:rsid="0254b730"/>
    </style:style>
    <style:style style:name="T35" style:family="text">
      <style:text-properties style:font-name="Liberation Serif1"/>
    </style:style>
    <style:style style:name="T36" style:family="text">
      <style:text-properties style:font-name="Liberation Serif1" style:font-name-asian="NSimSun" style:font-name-complex="Mangal"/>
    </style:style>
    <style:style style:name="T37" style:family="text">
      <style:text-properties style:font-name="Liberation Serif1" officeooo:rsid="05161d2e" style:font-name-asian="NSimSun" style:font-name-complex="Mangal"/>
    </style:style>
    <style:style style:name="T38" style:family="text">
      <style:text-properties style:font-name="Liberation Serif1" officeooo:rsid="051520aa" style:font-name-asian="NSimSun" style:font-name-complex="Mangal"/>
    </style:style>
    <style:style style:name="T39" style:family="text">
      <style:text-properties style:text-position="33% 67%"/>
    </style:style>
    <style:style style:name="T40" style:family="text">
      <style:text-properties style:text-position="33% 67%" style:font-name="Liberation Serif3" style:font-name-asian="Liberation Serif3" style:font-name-complex="Liberation Serif3"/>
    </style:style>
    <style:style style:name="T41" style:family="text">
      <style:text-properties style:text-position="33% 67%" style:font-name="Liberation Serif3" officeooo:rsid="04ee245a" style:font-name-asian="Liberation Serif3" style:font-name-complex="Liberation Serif3"/>
    </style:style>
    <style:style style:name="T42" style:family="text">
      <style:text-properties style:text-position="33% 67%" style:font-name="Arial2" style:font-name-asian="Arial2" style:font-name-complex="Arial2"/>
    </style:style>
    <style:style style:name="T43" style:family="text">
      <style:text-properties style:font-name="Liberation Serif3"/>
    </style:style>
    <style:style style:name="T44" style:family="text">
      <style:text-properties style:font-name="Liberation Serif3" style:font-name-asian="Liberation Serif3" style:font-name-complex="Liberation Serif3"/>
    </style:style>
    <style:style style:name="T45" style:family="text">
      <style:text-properties style:font-name-asian="Liberation Serif3" style:font-name-complex="Liberation Serif3"/>
    </style:style>
    <style:style style:name="T46" style:family="text">
      <style:text-properties officeooo:rsid="055551fb" style:font-name-asian="Liberation Serif3" style:font-name-complex="Liberation Serif3"/>
    </style:style>
    <style:style style:name="T47" style:family="text">
      <style:text-properties officeooo:rsid="0555a44b" style:font-name-asian="Liberation Serif3" style:font-name-complex="Liberation Serif3"/>
    </style:style>
    <style:style style:name="T48" style:family="text">
      <style:text-properties style:font-name="Arial2"/>
    </style:style>
    <style:style style:name="T49" style:family="text">
      <style:text-properties style:font-name="Arial2" style:font-name-asian="Arial2" style:font-name-complex="Arial2"/>
    </style:style>
    <style:style style:name="T50" style:family="text">
      <style:text-properties style:font-name="Arial2" officeooo:rsid="04d812b0" style:font-name-asian="Arial2" style:font-name-complex="Arial2"/>
    </style:style>
    <style:style style:name="T51" style:family="text">
      <style:text-properties style:font-name="Arial2" officeooo:rsid="04ef622d" style:font-name-asian="Arial2" style:font-name-complex="Arial2"/>
    </style:style>
    <style:style style:name="T52" style:family="text">
      <style:text-properties style:font-name="Arial2" officeooo:rsid="0526d0de" style:font-name-asian="Arial2" style:font-name-complex="Arial2"/>
    </style:style>
    <style:style style:name="T53" style:family="text">
      <style:text-properties style:font-name="Arial2" officeooo:rsid="0542272a" style:font-name-asian="Arial2" style:font-name-complex="Arial2"/>
    </style:style>
    <style:style style:name="T54" style:family="text">
      <style:text-properties style:font-name="Arial2" fo:font-style="italic" style:font-style-asian="italic" style:font-style-complex="italic"/>
    </style:style>
    <style:style style:name="T55" style:family="text">
      <style:text-properties style:font-name="Arial2" fo:font-style="italic" officeooo:rsid="05249048" style:font-style-asian="italic" style:font-style-complex="italic"/>
    </style:style>
    <style:style style:name="T56" style:family="text">
      <style:text-properties style:font-name="Arial2" fo:font-style="italic" style:font-name-asian="NSimSun" style:font-style-asian="italic" style:font-name-complex="Mangal" style:font-style-complex="italic"/>
    </style:style>
    <style:style style:name="T57" style:family="text">
      <style:text-properties style:font-name="Arial2" officeooo:rsid="0542272a"/>
    </style:style>
    <style:style style:name="T58" style:family="text">
      <style:text-properties style:font-name-asian="NSimSun" style:font-name-complex="Mangal"/>
    </style:style>
    <style:style style:name="T59" style:family="text">
      <style:text-properties officeooo:rsid="04ef622d" style:font-name-asian="NSimSun" style:font-name-complex="Mangal"/>
    </style:style>
    <style:style style:name="T60" style:family="text">
      <style:text-properties officeooo:rsid="0526d0de" style:font-name-asian="NSimSun" style:font-name-complex="Mangal"/>
    </style:style>
    <style:style style:name="T61" style:family="text">
      <style:text-properties officeooo:rsid="0542272a" style:font-name-asian="NSimSun" style:font-name-complex="Mangal"/>
    </style:style>
    <style:style style:name="T62" style:family="text">
      <style:text-properties style:font-name="OpenSymbol1" style:font-name-asian="OpenSymbol1" style:font-name-complex="OpenSymbol1"/>
    </style:style>
    <style:style style:name="T63" style:family="text">
      <style:text-properties style:font-name="OpenSymbol1" officeooo:rsid="051abd9f" style:font-name-asian="OpenSymbol1" style:font-name-complex="OpenSymbol1"/>
    </style:style>
    <style:style style:name="T64" style:family="text">
      <style:text-properties style:font-name="OpenSymbol1" officeooo:rsid="051e64f0" style:font-name-asian="OpenSymbol1" style:font-name-complex="OpenSymbol1"/>
    </style:style>
    <style:style style:name="T65" style:family="text">
      <style:text-properties officeooo:rsid="04d5a7a9"/>
    </style:style>
    <style:style style:name="T66" style:family="text">
      <style:text-properties officeooo:rsid="04d812b0"/>
    </style:style>
    <style:style style:name="T67" style:family="text">
      <style:text-properties officeooo:rsid="04d8869f"/>
    </style:style>
    <style:style style:name="T68" style:family="text">
      <style:text-properties officeooo:rsid="04e8ddfa"/>
    </style:style>
    <style:style style:name="T69" style:family="text">
      <style:text-properties officeooo:rsid="04e9f76e"/>
    </style:style>
    <style:style style:name="T70" style:family="text">
      <style:text-properties officeooo:rsid="04ea912a"/>
    </style:style>
    <style:style style:name="T71" style:family="text">
      <style:text-properties officeooo:rsid="04ed736d"/>
    </style:style>
    <style:style style:name="T72" style:family="text">
      <style:text-properties style:text-position="-15% 67%" fo:font-style="italic" style:font-style-asian="italic" style:font-style-complex="italic"/>
    </style:style>
    <style:style style:name="T73" style:family="text">
      <style:text-properties style:text-position="-15% 67%" fo:font-style="italic" officeooo:rsid="052e8163" style:font-style-asian="italic" style:font-style-complex="italic"/>
    </style:style>
    <style:style style:name="T74" style:family="text">
      <style:text-properties style:text-position="-15% 67%" style:font-name-asian="NSimSun" style:font-name-complex="Mangal"/>
    </style:style>
    <style:style style:name="T75" style:family="text">
      <style:text-properties style:text-position="-15% 67%" style:font-name="Arial2" style:font-name-asian="Arial2" style:font-name-complex="Arial2"/>
    </style:style>
    <style:style style:name="T76" style:family="text">
      <style:text-properties officeooo:rsid="04ef622d"/>
    </style:style>
    <style:style style:name="T77" style:family="text">
      <style:text-properties officeooo:rsid="04f467b0"/>
    </style:style>
    <style:style style:name="T78" style:family="text">
      <style:text-properties style:text-position="-15% 100%" style:font-name="Keystroke" fo:font-size="15pt" style:font-name-asian="Keystroke" style:font-size-asian="15pt" style:font-name-complex="Keystroke" style:font-size-complex="15pt"/>
    </style:style>
    <style:style style:name="T79" style:family="text">
      <style:text-properties style:text-position="-15% 100%" style:font-name="Keystroke" fo:font-size="15pt" officeooo:rsid="04f57b14" style:font-name-asian="Keystroke" style:font-size-asian="15pt" style:font-name-complex="Keystroke" style:font-size-complex="15pt"/>
    </style:style>
    <style:style style:name="T80" style:family="text">
      <style:text-properties style:text-position="-15% 100%" style:font-name="Keystroke" fo:font-size="15pt" officeooo:rsid="051a4beb" style:font-name-asian="Keystroke" style:font-size-asian="15pt" style:font-name-complex="Keystroke" style:font-size-complex="15pt"/>
    </style:style>
    <style:style style:name="T81" style:family="text">
      <style:text-properties officeooo:rsid="04f729d3"/>
    </style:style>
    <style:style style:name="T82" style:family="text">
      <style:text-properties officeooo:rsid="04f9173a"/>
    </style:style>
    <style:style style:name="T83" style:family="text">
      <style:text-properties officeooo:rsid="04fa0243"/>
    </style:style>
    <style:style style:name="T84" style:family="text">
      <style:text-properties officeooo:rsid="04fb3d0c"/>
    </style:style>
    <style:style style:name="T85" style:family="text">
      <style:text-properties officeooo:rsid="0500860e"/>
    </style:style>
    <style:style style:name="T86" style:family="text">
      <style:text-properties officeooo:rsid="05024de2"/>
    </style:style>
    <style:style style:name="T87" style:family="text">
      <style:text-properties officeooo:rsid="0503b4d4"/>
    </style:style>
    <style:style style:name="T88" style:family="text">
      <style:text-properties officeooo:rsid="050607a6"/>
    </style:style>
    <style:style style:name="T89" style:family="text">
      <style:text-properties officeooo:rsid="0506e85d"/>
    </style:style>
    <style:style style:name="T90" style:family="text">
      <style:text-properties officeooo:rsid="050a74c4"/>
    </style:style>
    <style:style style:name="T91" style:family="text">
      <style:text-properties officeooo:rsid="050c20c2"/>
    </style:style>
    <style:style style:name="T92" style:family="text">
      <style:text-properties officeooo:rsid="050e99dc"/>
    </style:style>
    <style:style style:name="T93" style:family="text">
      <style:text-properties officeooo:rsid="05112a9e"/>
    </style:style>
    <style:style style:name="T94" style:family="text">
      <style:text-properties officeooo:rsid="0511bb01"/>
    </style:style>
    <style:style style:name="T95" style:family="text">
      <style:text-properties officeooo:rsid="05161d2e"/>
    </style:style>
    <style:style style:name="T96" style:family="text">
      <style:text-properties style:text-underline-style="solid" style:text-underline-width="auto" style:text-underline-color="font-color"/>
    </style:style>
    <style:style style:name="T97" style:family="text">
      <style:text-properties officeooo:rsid="051a4beb"/>
    </style:style>
    <style:style style:name="T98" style:family="text">
      <style:text-properties officeooo:rsid="051d5256"/>
    </style:style>
    <style:style style:name="T99" style:family="text">
      <style:text-properties officeooo:rsid="051e64f0"/>
    </style:style>
    <style:style style:name="T100" style:family="text">
      <style:text-properties officeooo:rsid="05206b21"/>
    </style:style>
    <style:style style:name="T101" style:family="text">
      <style:text-properties officeooo:rsid="05249048"/>
    </style:style>
    <style:style style:name="T102" style:family="text">
      <style:text-properties officeooo:rsid="0526d0de"/>
    </style:style>
    <style:style style:name="T103" style:family="text">
      <style:text-properties officeooo:rsid="052b0197"/>
    </style:style>
    <style:style style:name="T104" style:family="text">
      <style:text-properties officeooo:rsid="052e8163"/>
    </style:style>
    <style:style style:name="T105" style:family="text">
      <style:text-properties officeooo:rsid="0530bfb3"/>
    </style:style>
    <style:style style:name="T106" style:family="text">
      <style:text-properties officeooo:rsid="0534a12e"/>
    </style:style>
    <style:style style:name="T107" style:family="text">
      <style:text-properties officeooo:rsid="05368760"/>
    </style:style>
    <style:style style:name="T108" style:family="text">
      <style:text-properties officeooo:rsid="0537e78b"/>
    </style:style>
    <style:style style:name="T109" style:family="text">
      <style:text-properties officeooo:rsid="05381f0d"/>
    </style:style>
    <style:style style:name="T110" style:family="text">
      <style:text-properties officeooo:rsid="053827f6"/>
    </style:style>
    <style:style style:name="T111" style:family="text">
      <style:text-properties officeooo:rsid="0539ed1f"/>
    </style:style>
    <style:style style:name="T112" style:family="text">
      <style:text-properties officeooo:rsid="053b77a8"/>
    </style:style>
    <style:style style:name="T113" style:family="text">
      <style:text-properties officeooo:rsid="053e213d"/>
    </style:style>
    <style:style style:name="T114" style:family="text">
      <style:text-properties officeooo:rsid="0540f450"/>
    </style:style>
    <style:style style:name="T115" style:family="text">
      <style:text-properties officeooo:rsid="0542272a"/>
    </style:style>
    <style:style style:name="T116" style:family="text">
      <style:text-properties officeooo:rsid="0543ddef"/>
    </style:style>
    <style:style style:name="T117" style:family="text">
      <style:text-properties officeooo:rsid="05534aaf"/>
    </style:style>
    <style:style style:name="T118" style:family="text">
      <style:text-properties officeooo:rsid="0555a44b"/>
    </style:style>
    <style:style style:name="T119" style:family="text">
      <style:text-properties officeooo:rsid="055744c1"/>
    </style:style>
    <style:style style:name="T120" style:family="text">
      <style:text-properties officeooo:rsid="055c0d7d"/>
    </style:style>
    <style:style style:name="T121" style:family="text">
      <style:text-properties officeooo:rsid="055ee36b"/>
    </style:style>
    <style:style style:name="T122" style:family="text">
      <style:text-properties officeooo:rsid="055f0b2a"/>
    </style:style>
    <style:style style:name="T123" style:family="text">
      <style:text-properties officeooo:rsid="05648813"/>
    </style:style>
    <style:style style:name="T124" style:family="text">
      <style:text-properties officeooo:rsid="05673a63"/>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text:span text:style-name="T31">ORBITER </text:span><text:span text:style-name="T32">Configuration</text:span></text:p>
      <text:p text:style-name="P6"><draw:line text:anchor-type="paragraph" draw:z-index="0" draw:name="Shape1" draw:style-name="gr1" draw:text-style-name="P318" svg:x1="0cm" svg:y1="0.201cm" svg:x2="14.66cm" svg:y2="0.24cm"><text:p/></draw:line></text:p>
      <text:p text:style-name="P4">Copyright <text:span text:style-name="T8">(c) 2000-202</text:span><text:span text:style-name="T34">2</text:span><text:span text:style-name="T8"> Martin Schweiger<text:tab/></text:span><text:span text:style-name="T8"><text:date style:data-style-name="N79" text:date-value="2022-08-16T21:07:00.071999821">Tuesday 16 August 2022</text:date></text:span></text:p>
      <text:p text:style-name="P5"><text:span text:style-name="T9">Orbiter hom</text:span><text:span text:style-name="T33">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57"><text:a xlink:type="simple" xlink:href="#__RefHeading___Toc16199_3151938420" text:style-name="Index_20_Link" text:visited-style-name="Index_20_Link">1 <text:tab/>Introduction <text:s/><text:tab/> <text:s/>2</text:a></text:p>
          <text:p text:style-name="P257"><text:a xlink:type="simple" xlink:href="#__RefHeading___Toc20998_874803680" text:style-name="Index_20_Link" text:visited-style-name="Index_20_Link">2 <text:tab/>Orbiter configuration files <text:s/><text:tab/> <text:s/>3</text:a></text:p>
          <text:p text:style-name="P258"><text:a xlink:type="simple" xlink:href="#__RefHeading___Toc20896_3208987795" text:style-name="Index_20_Link" text:visited-style-name="Index_20_Link">2.1 <text:tab/>Main configuration file <text:s/><text:tab/> <text:s/>3</text:a></text:p>
          <text:p text:style-name="P258"><text:a xlink:type="simple" xlink:href="#__RefHeading___Toc20898_3208987795" text:style-name="Index_20_Link" text:visited-style-name="Index_20_Link">2.2 <text:tab/>Planetary systems <text:s/><text:tab/> <text:s/>7</text:a></text:p>
          <text:p text:style-name="P258"><text:a xlink:type="simple" xlink:href="#__RefHeading___Toc3347_1950696692" text:style-name="Index_20_Link" text:visited-style-name="Index_20_Link">2.3 <text:tab/>Planets <text:s/><text:tab/> <text:s/>8</text:a></text:p>
          <text:p text:style-name="P258"><text:a xlink:type="simple" xlink:href="#__RefHeading___Toc4688_3245063279" text:style-name="Index_20_Link" text:visited-style-name="Index_20_Link">2.4 <text:tab/>Surface bases <text:s/><text:tab/> <text:s/>12</text:a></text:p>
          <text:p text:style-name="P258"><text:a xlink:type="simple" xlink:href="#__RefHeading___Toc7011_4146565193" text:style-name="Index_20_Link" text:visited-style-name="Index_20_Link">2.5 <text:tab/>Custom markers <text:s/><text:tab/> <text:s/>20</text:a></text:p>
          <text:p text:style-name="P258"><text:a xlink:type="simple" xlink:href="#__RefHeading___Toc7288_4146565193" text:style-name="Index_20_Link" text:visited-style-name="Index_20_Link">2.6 <text:tab/>Vessels <text:s/><text:tab/> <text:s/>21</text:a></text:p>
          <text:p text:style-name="P257"><text:a xlink:type="simple" xlink:href="#__RefHeading___Toc656_258318171" text:style-name="Index_20_Link" text:visited-style-name="Index_20_Link">3 <text:tab/>Scenario files <text:s/><text:tab/> <text:s/>26</text:a></text:p>
          <text:p text:style-name="P257"><text:a xlink:type="simple" xlink:href="#__RefHeading___Toc658_258318171" text:style-name="Index_20_Link" text:visited-style-name="Index_20_Link">4 <text:tab/>Keyboard function mapping <text:s/><text:tab/> <text:s/>31</text:a></text:p>
          <text:p text:style-name="P257"><text:a xlink:type="simple" xlink:href="#__RefHeading___Toc698_258318171" text:style-name="Index_20_Link" text:visited-style-name="Index_20_Link">5 <text:tab/>Mesh files <text:s/><text:tab/> <text:s/>34</text:a></text:p>
          <text:p text:style-name="P258"><text:a xlink:type="simple" xlink:href="#__RefHeading___Toc9927_2620853575" text:style-name="Index_20_Link" text:visited-style-name="Index_20_Link">5.1 <text:tab/>Mesh groups <text:s/><text:tab/> <text:s/>34</text:a></text:p>
          <text:p text:style-name="P258"><text:a xlink:type="simple" xlink:href="#__RefHeading___Toc10766_59209700" text:style-name="Index_20_Link" text:visited-style-name="Index_20_Link">5.2 <text:tab/>Material list <text:s/><text:tab/> <text:s/>36</text:a></text:p>
          <text:p text:style-name="P258"><text:a xlink:type="simple" xlink:href="#__RefHeading___Toc10768_59209700" text:style-name="Index_20_Link" text:visited-style-name="Index_20_Link">5.3 <text:tab/>Texture list <text:s/><text:tab/> <text:s/>37</text:a></text:p>
          <text:p text:style-name="P258"><text:a xlink:type="simple" xlink:href="#__RefHeading___Toc10845_1404541502" text:style-name="Index_20_Link" text:visited-style-name="Index_20_Link">5.4 <text:tab/>Performance optimisation <text:s/><text:tab/> <text:s/>37</text:a></text:p>
          <text:p text:style-name="P258"><text:a xlink:type="simple" xlink:href="#__RefHeading___Toc10847_1404541502" text:style-name="Index_20_Link" text:visited-style-name="Index_20_Link">5.5 <text:tab/>Mesh converters <text:s/><text:tab/> <text:s/>38</text:a></text:p>
          <text:p text:style-name="P258"><text:a xlink:type="simple" xlink:href="#__RefHeading___Toc10849_1404541502" text:style-name="Index_20_Link" text:visited-style-name="Index_20_Link">5.6 <text:tab/>Mesh utilities <text:s/><text:tab/> <text:s/>38</text:a></text:p>
        </text:index-body>
      </text:table-of-content>
      <text:p text:style-name="P3"/>
      <text:h text:style-name="P307" text:outline-level="1"><text:bookmark-start text:name="__RefHeading___Toc16199_3151938420"/>Introduction<text:bookmark-end text:name="__RefHeading___Toc16199_3151938420"/></text:h>
      <text:p text:style-name="P7">This document <text:span text:style-name="T65">contains information about the various file formats used by Orbiter, including configuration, scenario and mesh files. Orbiter functionality can be modified and extended by editing or adding new configuration files, e.g. to define a new spacecraft type, or to modify its visual appearance.</text:span></text:p>
      <text:h text:style-name="P308" text:outline-level="1"><text:bookmark-start text:name="__RefHeading___Toc20998_874803680"/><text:bookmark-start text:name="__RefNumPara__824_2886699231"/>Orbiter configuration files<text:bookmark-end text:name="__RefHeading___Toc20998_874803680"/><text:bookmark-end text:name="__RefNumPara__824_2886699231"/></text:h>
      <text:p text:style-name="P17">Configuration files allow the customisation of various aspects of the simulator. Configuration files have file extension <text:span text:style-name="Input">.cfg</text:span>. They are ASCII text files which can be edited with any text editor capable of writing plain text files (e.g. <text:span text:style-name="Input">notepad</text:span>).</text:p>
      <text:p text:style-name="P17">Each line contains an item and its value, using the format</text:p>
      <text:p text:style-name="Text_20_body_20_indent"><text:span text:style-name="Input">&lt;</text:span><text:span text:style-name="Input"><text:span text:style-name="T10">item</text:span></text:span><text:span text:style-name="Input">&gt; = &lt;</text:span><text:span text:style-name="Input"><text:span text:style-name="T10">value</text:span></text:span><text:span text:style-name="Input">&gt;</text:span></text:p>
      <text:p text:style-name="P17">A semicolon starts a comment, continuing to the end of the line.</text:p>
      <text:p text:style-name="P17">All configuration files except the main configuration file (see below) are located in a subdirectory tree defined by the <text:span text:style-name="Input">ConfigDir</text:span> entry in the main file, usually “<text:span text:style-name="Input">.\Config</text:span>”.</text:p>
      <text:h text:style-name="Heading_20_2" text:outline-level="2"><text:bookmark-start text:name="__RefHeading___Toc20896_3208987795"/><text:bookmark-start text:name="__RefNumPara__7960_1726314528"/>Main configuration file<text:bookmark-end text:name="__RefHeading___Toc20896_3208987795"/><text:bookmark-end text:name="__RefNumPara__7960_1726314528"/></text:h>
      <text:p text:style-name="P17">The main configuration file <text:span text:style-name="Input">Orbiter.cfg</text:span> is located in the Orbiter main directory. It contains general settings for graphics modes, subdirectory locations, simulation parameters, etc. Most of the options in this file are accessible via the Orbiter Launchpad dialog, and manual editing of the file should rarely be necessary.</text:p>
      <text:p text:style-name="P17">Orbiter overwrites the main configuration file at the start and end of each simulation session, to store any changes made by the user in the Launchpad dialog.</text:p>
      <text:p text:style-name="P17">Normally, only entries whose values differ from their default setting are written to <text:span text:style-name="Input">Orbiter.cfg</text:span>. To force Orbiter to write out all values (useful for debugging or manually editing the file), open <text:span text:style-name="Input">Orbiter.cfg</text:span> in a text editor, change the value of <text:span text:style-name="Input">EchoAllParams</text:span> to <text:span text:style-name="Input">TRUE</text:span>, and save. Subsequently, Orbiter will write all configuration entries to the file.</text:p>
      <table:table table:name="Table1" table:style-name="Table1" table:template-name="Orbiter table">
        <table:table-column table:style-name="Table1.A"/>
        <table:table-column table:style-name="Table1.B"/>
        <table:table-column table:style-name="Table1.C"/>
        <table:table-row table:style-name="Table1.1">
          <table:table-cell table:style-name="Table1.A1" office:value-type="string">
            <text:p text:style-name="P115">Item</text:p>
          </table:table-cell>
          <table:table-cell table:style-name="Table1.A1" office:value-type="string">
            <text:p text:style-name="P115">Type</text:p>
          </table:table-cell>
          <table:table-cell table:style-name="Table1.C1" office:value-type="string">
            <text:p text:style-name="P115">Description</text:p>
          </table:table-cell>
        </table:table-row>
        <table:table-row table:style-name="Table1.2">
          <table:table-cell table:style-name="Table1.A2" office:value-type="string">
            <text:p text:style-name="P18">EchoAllParams</text:p>
          </table:table-cell>
          <table:table-cell table:style-name="Table1.A2" office:value-type="string">
            <text:p text:style-name="P18">Bool</text:p>
          </table:table-cell>
          <table:table-cell table:style-name="Table1.C2" office:value-type="string">
            <text:p text:style-name="P18">If TRUE, Orbiter writes all configuration parameters to Orbiter.cfg, including defaults. Default: FALSE</text:p>
          </table:table-cell>
        </table:table-row>
        <table:table-row table:style-name="Table1.3">
          <table:table-cell table:style-name="Table1.A2" office:value-type="string">
            <text:p text:style-name="P19">LPadRect</text:p>
          </table:table-cell>
          <table:table-cell table:style-name="Table1.A2" office:value-type="string">
            <text:p text:style-name="P19">Rect</text:p>
          </table:table-cell>
          <table:table-cell table:style-name="Table1.C2" office:value-type="string">
            <text:p text:style-name="P19">Screen position of the launchpad dialog window (pixels)</text:p>
          </table:table-cell>
        </table:table-row>
        <table:table-row table:style-name="Table1.4">
          <table:table-cell table:style-name="Table1.C2" table:number-columns-spanned="3" office:value-type="string">
            <text:p text:style-name="P152">Subdirectory locations</text:p>
          </table:table-cell>
          <table:covered-table-cell/>
          <table:covered-table-cell/>
        </table:table-row>
        <table:table-row table:style-name="Table1.5">
          <table:table-cell table:style-name="Table1.A2" office:value-type="string">
            <text:p text:style-name="P19">ConfigDir</text:p>
          </table:table-cell>
          <table:table-cell table:style-name="Table1.A2" office:value-type="string">
            <text:p text:style-name="P19">String</text:p>
          </table:table-cell>
          <table:table-cell table:style-name="Table1.C2" office:value-type="string">
            <text:p text:style-name="P19">Subdirectory for configuration files. Default: .\Config\</text:p>
          </table:table-cell>
        </table:table-row>
        <table:table-row table:style-name="Table1.6">
          <table:table-cell table:style-name="Table1.A2" office:value-type="string">
            <text:p text:style-name="P19">MeshDir</text:p>
          </table:table-cell>
          <table:table-cell table:style-name="Table1.A2" office:value-type="string">
            <text:p text:style-name="P19">String</text:p>
          </table:table-cell>
          <table:table-cell table:style-name="Table1.C2" office:value-type="string">
            <text:p text:style-name="P19">Subdirectory for mesh files. Default: .\Meshes\</text:p>
          </table:table-cell>
        </table:table-row>
        <table:table-row table:style-name="Table1.7">
          <table:table-cell table:style-name="Table1.A2" office:value-type="string">
            <text:p text:style-name="P19">TextureDir</text:p>
          </table:table-cell>
          <table:table-cell table:style-name="Table1.A2" office:value-type="string">
            <text:p text:style-name="P19">String</text:p>
          </table:table-cell>
          <table:table-cell table:style-name="Table1.C2" office:value-type="string">
            <text:p text:style-name="P19">Subdirectory for textures. Default: .\Textures\</text:p>
          </table:table-cell>
        </table:table-row>
        <table:table-row table:style-name="Table1.8">
          <table:table-cell table:style-name="Table1.A2" office:value-type="string">
            <text:p text:style-name="P19">HightexDir</text:p>
          </table:table-cell>
          <table:table-cell table:style-name="Table1.A2" office:value-type="string">
            <text:p text:style-name="P19">String</text:p>
          </table:table-cell>
          <table:table-cell table:style-name="Table1.C2" office:value-type="string">
            <text:p text:style-name="P19">Subdirectory for alternative high-resolution planetary textures. Default: .\Textures2\</text:p>
          </table:table-cell>
        </table:table-row>
        <table:table-row table:style-name="Table1.9">
          <table:table-cell table:style-name="Table1.A2" office:value-type="string">
            <text:p text:style-name="P19">ScenarioDir</text:p>
          </table:table-cell>
          <table:table-cell table:style-name="Table1.A2" office:value-type="string">
            <text:p text:style-name="P19">String</text:p>
          </table:table-cell>
          <table:table-cell table:style-name="Table1.C2" office:value-type="string">
            <text:p text:style-name="P19">Subdirectory for scenarios. Default: .\Scenarios\</text:p>
          </table:table-cell>
        </table:table-row>
        <table:table-row table:style-name="Table1.10">
          <table:table-cell table:style-name="Table1.C2" table:number-columns-spanned="3" office:value-type="string">
            <text:p text:style-name="P151">Logical parameters</text:p>
          </table:table-cell>
          <table:covered-table-cell/>
          <table:covered-table-cell/>
        </table:table-row>
        <table:table-row table:style-name="Table1.2">
          <table:table-cell table:style-name="Table1.A2" office:value-type="string">
            <text:p text:style-name="P20">StartPaused</text:p>
          </table:table-cell>
          <table:table-cell table:style-name="Table1.A2" office:value-type="string">
            <text:p text:style-name="P20">Bool</text:p>
          </table:table-cell>
          <table:table-cell table:style-name="Table1.C2" office:value-type="string">
            <text:p text:style-name="P20">Suspend simulation on launch. Default: FALSE</text:p>
          </table:table-cell>
        </table:table-row>
        <table:table-row table:style-name="Table1.2">
          <table:table-cell table:style-name="Table1.A2" office:value-type="string">
            <text:p text:style-name="P20">FlightModel</text:p>
          </table:table-cell>
          <table:table-cell table:style-name="Table1.A2" office:value-type="string">
            <text:p text:style-name="P20">Int</text:p>
          </table:table-cell>
          <table:table-cell table:style-name="Table1.C2" office:value-type="string">
            <text:p text:style-name="P20">Flight model realism level. Currently supported: 0 (simple) and 1 (complex). Default: 1</text:p>
          </table:table-cell>
        </table:table-row>
        <table:table-row table:style-name="Table1.2">
          <table:table-cell table:style-name="Table1.A2" office:value-type="string">
            <text:p text:style-name="P20">DamageModel</text:p>
          </table:table-cell>
          <table:table-cell table:style-name="Table1.A2" office:value-type="string">
            <text:p text:style-name="P20">Int</text:p>
          </table:table-cell>
          <table:table-cell table:style-name="Table1.C2" office:value-type="string">
            <text:p text:style-name="P20">Damage realism level. Currently supported: 0 (no damage) and 1 (damage modelling enabled). Default: 0</text:p>
          </table:table-cell>
        </table:table-row>
        <table:table-row table:style-name="Table1.2">
          <table:table-cell table:style-name="Table1.A2" office:value-type="string">
            <text:p text:style-name="P20">UnlimitedFuel</text:p>
          </table:table-cell>
          <table:table-cell table:style-name="Table1.A2" office:value-type="string">
            <text:p text:style-name="P20">Bool</text:p>
          </table:table-cell>
          <table:table-cell table:style-name="Table1.C2" office:value-type="string">
            <text:p text:style-name="P20">Ignore spacecraft fuel consumption. Default: FALSE</text:p>
          </table:table-cell>
        </table:table-row>
        <table:table-row table:style-name="Table1.2">
          <table:table-cell table:style-name="Table1.A2" office:value-type="string">
            <text:p text:style-name="P20">RefuelOnPad</text:p>
          </table:table-cell>
          <table:table-cell table:style-name="Table1.A2" office:value-type="string">
            <text:p text:style-name="P20">Bool</text:p>
          </table:table-cell>
          <table:table-cell table:style-name="Table1.C2" office:value-type="string">
            <text:p text:style-name="P20">Auto-refuel spacecraft parked on a landing pad. Default: TRUE</text:p>
          </table:table-cell>
        </table:table-row>
        <table:table-row table:style-name="Table1.2">
          <table:table-cell table:style-name="Table1.A2" office:value-type="string">
            <text:p text:style-name="P20">MFDTransparent</text:p>
          </table:table-cell>
          <table:table-cell table:style-name="Table1.A2" office:value-type="string">
            <text:p text:style-name="P20">Bool</text:p>
          </table:table-cell>
          <table:table-cell table:style-name="Table1.C2" office:value-type="string">
            <text:p text:style-name="P20">Make multifunctional displays transparent in “glass cockpit” mode. Default: FALSE</text:p>
          </table:table-cell>
        </table:table-row>
        <table:table-row table:style-name="Table1.2">
          <table:table-cell table:style-name="Table1.A2" office:value-type="string">
            <text:p text:style-name="P20">CompactGlasspit</text:p>
          </table:table-cell>
          <table:table-cell table:style-name="Table1.A2" office:value-type="string">
            <text:p text:style-name="P20">Bool</text:p>
          </table:table-cell>
          <table:table-cell table:style-name="Table1.C2" office:value-type="string">
            <text:p text:style-name="P20">On widescreen formats, keep MFD displays in the screen centre. Default: TRUE</text:p>
          </table:table-cell>
        </table:table-row>
        <table:table-row table:style-name="Table1.2">
          <table:table-cell table:style-name="Table1.A2" office:value-type="string">
            <text:p text:style-name="P20">GenericMFDSize</text:p>
          </table:table-cell>
          <table:table-cell table:style-name="Table1.A2" office:value-type="string">
            <text:p text:style-name="P20">Int</text:p>
          </table:table-cell>
          <table:table-cell table:style-name="Table1.C2" office:value-type="string">
            <text:p text:style-name="P20">Scaling factor for MFD displays in “glass cockpit” mode. Supported values: 1<text:span text:style-name="T49">–</text:span>10. Default: 6</text:p>
          </table:table-cell>
        </table:table-row>
        <table:table-row table:style-name="Table1.2">
          <table:table-cell table:style-name="Table1.A2" office:value-type="string">
            <text:p text:style-name="P20">MFDMapVersion</text:p>
          </table:table-cell>
          <table:table-cell table:style-name="Table1.A2" office:value-type="string">
            <text:p text:style-name="P20">Int</text:p>
          </table:table-cell>
          <table:table-cell table:style-name="Table1.C2" office:value-type="string">
            <text:p text:style-name="P20">Display style for Map MFD mode (0 = old, 1 = new). <text:soft-page-break/>Default: 1</text:p>
          </table:table-cell>
        </table:table-row>
        <table:table-row table:style-name="Table1.2">
          <table:table-cell table:style-name="Table1.A2" office:value-type="string">
            <text:p text:style-name="P20">InstrumentUpdate<text:span text:style-name="T67">­</text:span>Interval</text:p>
          </table:table-cell>
          <table:table-cell table:style-name="Table1.A2" office:value-type="string">
            <text:p text:style-name="P20">Float</text:p>
          </table:table-cell>
          <table:table-cell table:style-name="Table1.C2" office:value-type="string">
            <text:p text:style-name="P20">Interval between MFD display updates [s]. Default: 1.0</text:p>
          </table:table-cell>
        </table:table-row>
        <table:table-row table:style-name="Table1.2">
          <table:table-cell table:style-name="Table1.A2" office:value-type="string">
            <text:p text:style-name="P21">PanelScale</text:p>
          </table:table-cell>
          <table:table-cell table:style-name="Table1.A2" office:value-type="string">
            <text:p text:style-name="P21">Float</text:p>
          </table:table-cell>
          <table:table-cell table:style-name="Table1.C2" office:value-type="string">
            <text:p text:style-name="P21">Scaling factor for instrument panel display. Default: 1.0</text:p>
          </table:table-cell>
        </table:table-row>
        <table:table-row table:style-name="Table1.2">
          <table:table-cell table:style-name="Table1.A2" office:value-type="string">
            <text:p text:style-name="P21">PanelScrollSpeed</text:p>
          </table:table-cell>
          <table:table-cell table:style-name="Table1.A2" office:value-type="string">
            <text:p text:style-name="P21">Float</text:p>
          </table:table-cell>
          <table:table-cell table:style-name="Table1.C2" office:value-type="string">
            <text:p text:style-name="P21">Speed factor for panel scrolling [pixels/s]. Default: 300.0</text:p>
          </table:table-cell>
        </table:table-row>
        <table:table-row table:style-name="Table1.10">
          <table:table-cell table:style-name="Table1.C2" table:number-columns-spanned="3" office:value-type="string">
            <text:p text:style-name="P150">User interface parameters</text:p>
          </table:table-cell>
          <table:covered-table-cell/>
          <table:covered-table-cell/>
        </table:table-row>
        <table:table-row table:style-name="Table1.2">
          <table:table-cell table:style-name="Table1.A2" office:value-type="string">
            <text:p text:style-name="P21">FocusFollowsMouse</text:p>
          </table:table-cell>
          <table:table-cell table:style-name="Table1.A2" office:value-type="string">
            <text:p text:style-name="P21">Bool</text:p>
          </table:table-cell>
          <table:table-cell table:style-name="Table1.C2" office:value-type="string">
            <text:p text:style-name="P21">If TRUE, dialog windows receive input focus when the mouse moves over them. Default: TRUE</text:p>
          </table:table-cell>
        </table:table-row>
        <table:table-row table:style-name="Table1.2">
          <table:table-cell table:style-name="Table1.A2" office:value-type="string">
            <text:p text:style-name="P21">MenubarMode</text:p>
          </table:table-cell>
          <table:table-cell table:style-name="Table1.A2" office:value-type="string">
            <text:p text:style-name="P21">Int</text:p>
          </table:table-cell>
          <table:table-cell table:style-name="Table1.C2" office:value-type="string">
            <text:p text:style-name="P21">Main menu mode (0 = on, 1 = off, 2 = auto-hide). Default: 2</text:p>
          </table:table-cell>
        </table:table-row>
        <table:table-row table:style-name="Table1.2">
          <table:table-cell table:style-name="Table1.A2" office:value-type="string">
            <text:p text:style-name="P21">MenuLabelOnly</text:p>
          </table:table-cell>
          <table:table-cell table:style-name="Table1.A2" office:value-type="string">
            <text:p text:style-name="P21">Bool</text:p>
          </table:table-cell>
          <table:table-cell table:style-name="Table1.C2" office:value-type="string">
            <text:p text:style-name="P21">Disable main menu icon display. Default: FALSE</text:p>
          </table:table-cell>
        </table:table-row>
        <table:table-row table:style-name="Table1.2">
          <table:table-cell table:style-name="Table1.A2" office:value-type="string">
            <text:p text:style-name="P21">ShowWarpAlways</text:p>
          </table:table-cell>
          <table:table-cell table:style-name="Table1.A2" office:value-type="string">
            <text:p text:style-name="P21">Bool</text:p>
          </table:table-cell>
          <table:table-cell table:style-name="Table1.C2" office:value-type="string">
            <text:p text:style-name="P21">Display time acceleration even if menubar is hidden. Default: TRUE</text:p>
          </table:table-cell>
        </table:table-row>
        <table:table-row table:style-name="Table1.2">
          <table:table-cell table:style-name="Table1.A2" office:value-type="string">
            <text:p text:style-name="P22">ShowWarpScientific</text:p>
          </table:table-cell>
          <table:table-cell table:style-name="Table1.A2" office:value-type="string">
            <text:p text:style-name="P22">Bool</text:p>
          </table:table-cell>
          <table:table-cell table:style-name="Table1.C2" office:value-type="string">
            <text:p text:style-name="P22">Display time acceleration in scientific mode. Default: FALSE</text:p>
          </table:table-cell>
        </table:table-row>
        <table:table-row table:style-name="Table1.2">
          <table:table-cell table:style-name="Table1.A2" office:value-type="string">
            <text:p text:style-name="P22">InfobarMode</text:p>
          </table:table-cell>
          <table:table-cell table:style-name="Table1.A2" office:value-type="string">
            <text:p text:style-name="P22">Int</text:p>
          </table:table-cell>
          <table:table-cell table:style-name="Table1.C2" office:value-type="string">
            <text:p text:style-name="P22">Info bar mode (0 = on, 1 = off, 2 = auto-hide). Default: 0</text:p>
          </table:table-cell>
        </table:table-row>
        <table:table-row table:style-name="Table1.2">
          <table:table-cell table:style-name="Table1.A2" office:value-type="string">
            <text:p text:style-name="P22">InfoAuxIdx</text:p>
          </table:table-cell>
          <table:table-cell table:style-name="Table1.A2" office:value-type="string">
            <text:p text:style-name="P22">Int Int</text:p>
          </table:table-cell>
          <table:table-cell table:style-name="Table1.C2" office:value-type="string">
            <text:p text:style-name="P22">Auxiliary info box modes left/right. Default: 0 0</text:p>
          </table:table-cell>
        </table:table-row>
        <table:table-row table:style-name="Table1.2">
          <table:table-cell table:style-name="Table1.A2" office:value-type="string">
            <text:p text:style-name="P22">MenubarOpacity</text:p>
          </table:table-cell>
          <table:table-cell table:style-name="Table1.A2" office:value-type="string">
            <text:p text:style-name="P22">Int</text:p>
          </table:table-cell>
          <table:table-cell table:style-name="Table1.C2" office:value-type="string">
            <text:p text:style-name="P22">Main menu opacity (0<text:span text:style-name="T50">–</text:span><text:span text:style-name="T66">10</text:span>). Default: 4</text:p>
          </table:table-cell>
        </table:table-row>
        <table:table-row table:style-name="Table1.2">
          <table:table-cell table:style-name="Table1.A2" office:value-type="string">
            <text:p text:style-name="P22">InfobarOpacity</text:p>
          </table:table-cell>
          <table:table-cell table:style-name="Table1.A2" office:value-type="string">
            <text:p text:style-name="P22">Int</text:p>
          </table:table-cell>
          <table:table-cell table:style-name="Table1.C2" office:value-type="string">
            <text:p text:style-name="P22">Info bar opacity (0<text:span text:style-name="T50">–</text:span><text:span text:style-name="T66">10</text:span>). Default: 4</text:p>
          </table:table-cell>
        </table:table-row>
        <table:table-row table:style-name="Table1.2">
          <table:table-cell table:style-name="Table1.A2" office:value-type="string">
            <text:p text:style-name="P22">MenubarSpeed</text:p>
          </table:table-cell>
          <table:table-cell table:style-name="Table1.A2" office:value-type="string">
            <text:p text:style-name="P22">Int</text:p>
          </table:table-cell>
          <table:table-cell table:style-name="Table1.C2" office:value-type="string">
            <text:p text:style-name="P22">Menu/info bar scroll speed (1<text:span text:style-name="T50">–</text:span><text:span text:style-name="T49">20). Default: 10</text:span></text:p>
          </table:table-cell>
        </table:table-row>
        <table:table-row table:style-name="Table1.10">
          <table:table-cell table:style-name="Table1.C2" table:number-columns-spanned="3" office:value-type="string">
            <text:p text:style-name="P149">Visual parameters</text:p>
          </table:table-cell>
          <table:covered-table-cell/>
          <table:covered-table-cell/>
        </table:table-row>
        <table:table-row table:style-name="Table1.2">
          <table:table-cell table:style-name="Table1.A2" office:value-type="string">
            <text:p text:style-name="P23">EnableShadows</text:p>
          </table:table-cell>
          <table:table-cell table:style-name="Table1.A2" office:value-type="string">
            <text:p text:style-name="P23">Bool</text:p>
          </table:table-cell>
          <table:table-cell table:style-name="Table1.C2" office:value-type="string">
            <text:p text:style-name="P23">Enable object shadows on planet surfaces. Default: TRUE</text:p>
          </table:table-cell>
        </table:table-row>
        <table:table-row table:style-name="Table1.2">
          <table:table-cell table:style-name="Table1.A2" office:value-type="string">
            <text:p text:style-name="P23">EnableVesselShadows</text:p>
          </table:table-cell>
          <table:table-cell table:style-name="Table1.A2" office:value-type="string">
            <text:p text:style-name="P23">Bool</text:p>
          </table:table-cell>
          <table:table-cell table:style-name="Table1.C2" office:value-type="string">
            <text:p text:style-name="P23">Enable vessel shadows on planet surfaces. Default: TRUE</text:p>
          </table:table-cell>
        </table:table-row>
        <table:table-row table:style-name="Table1.2">
          <table:table-cell table:style-name="Table1.A2" office:value-type="string">
            <text:p text:style-name="P23">EnableClouds</text:p>
          </table:table-cell>
          <table:table-cell table:style-name="Table1.A2" office:value-type="string">
            <text:p text:style-name="P23">Bool</text:p>
          </table:table-cell>
          <table:table-cell table:style-name="Table1.C2" office:value-type="string">
            <text:p text:style-name="P23">Enable rendering of planetary cloud layers. Default: TRUE</text:p>
          </table:table-cell>
        </table:table-row>
        <table:table-row table:style-name="Table1.2">
          <table:table-cell table:style-name="Table1.A2" office:value-type="string">
            <text:p text:style-name="P23">EnableCloudShadows</text:p>
          </table:table-cell>
          <table:table-cell table:style-name="Table1.A2" office:value-type="string">
            <text:p text:style-name="P23">Bool</text:p>
          </table:table-cell>
          <table:table-cell table:style-name="Table1.C2" office:value-type="string">
            <text:p text:style-name="P23">Enable rendering of cloud shadows on the ground (also requires CloudShadowDepth &lt; 1 in individual planet config files). Default: FALSE</text:p>
          </table:table-cell>
        </table:table-row>
        <table:table-row table:style-name="Table1.2">
          <table:table-cell table:style-name="Table1.A2" office:value-type="string">
            <text:p text:style-name="P23">EnableNightlights</text:p>
          </table:table-cell>
          <table:table-cell table:style-name="Table1.A2" office:value-type="string">
            <text:p text:style-name="P23">Bool</text:p>
          </table:table-cell>
          <table:table-cell table:style-name="Table1.C2" office:value-type="string">
            <text:p text:style-name="P23">Enable rendering of night lighting effects on planetary surfaces. Default: TRUE</text:p>
          </table:table-cell>
        </table:table-row>
        <table:table-row table:style-name="Table1.2">
          <table:table-cell table:style-name="Table1.A2" office:value-type="string">
            <text:p text:style-name="P24">EnableWaterReflection</text:p>
          </table:table-cell>
          <table:table-cell table:style-name="Table1.A2" office:value-type="string">
            <text:p text:style-name="P24">Bool</text:p>
          </table:table-cell>
          <table:table-cell table:style-name="Table1.C2" office:value-type="string">
            <text:p text:style-name="P24">Enable rendering of specular reflections from water surfaces. Default: TRUE</text:p>
          </table:table-cell>
        </table:table-row>
        <table:table-row table:style-name="Table1.2">
          <table:table-cell table:style-name="Table1.A2" office:value-type="string">
            <text:p text:style-name="P24">EnableSpecularRipples</text:p>
          </table:table-cell>
          <table:table-cell table:style-name="Table1.A2" office:value-type="string">
            <text:p text:style-name="P24">Bool</text:p>
          </table:table-cell>
          <table:table-cell table:style-name="Table1.C2" office:value-type="string">
            <text:p text:style-name="P24">Enable microtextures on water surfaces for ripple effects. Default: FALSE</text:p>
          </table:table-cell>
        </table:table-row>
        <table:table-row table:style-name="Table1.2">
          <table:table-cell table:style-name="Table1.A2" office:value-type="string">
            <text:p text:style-name="P24">EnableHorizonHaze</text:p>
          </table:table-cell>
          <table:table-cell table:style-name="Table1.A2" office:value-type="string">
            <text:p text:style-name="P24">Bool</text:p>
          </table:table-cell>
          <table:table-cell table:style-name="Table1.C2" office:value-type="string">
            <text:p text:style-name="P24">Enable rendering of atmospheric effects at the horizon. Default: TRUE</text:p>
          </table:table-cell>
        </table:table-row>
        <table:table-row table:style-name="Table1.2">
          <table:table-cell table:style-name="Table1.A2" office:value-type="string">
            <text:p text:style-name="P24">EnableDistanceFog</text:p>
          </table:table-cell>
          <table:table-cell table:style-name="Table1.A2" office:value-type="string">
            <text:p text:style-name="P24">Bool</text:p>
          </table:table-cell>
          <table:table-cell table:style-name="Table1.C2" office:value-type="string">
            <text:p text:style-name="P24">Enable distance-dependent fog effects. Default: TRUE</text:p>
          </table:table-cell>
        </table:table-row>
        <table:table-row table:style-name="Table1.2">
          <table:table-cell table:style-name="Table1.A2" office:value-type="string">
            <text:p text:style-name="P24">EnableSpecular­Reflection</text:p>
          </table:table-cell>
          <table:table-cell table:style-name="Table1.A2" office:value-type="string">
            <text:p text:style-name="P24">Bool</text:p>
          </table:table-cell>
          <table:table-cell table:style-name="Table1.C2" office:value-type="string">
            <text:p text:style-name="P24">Enable specular reflection effects from polished surfaces Default: TRUE</text:p>
          </table:table-cell>
        </table:table-row>
        <table:table-row table:style-name="Table1.2">
          <table:table-cell table:style-name="Table1.A2" office:value-type="string">
            <text:p text:style-name="P24">EnableReentryFlames</text:p>
          </table:table-cell>
          <table:table-cell table:style-name="Table1.A2" office:value-type="string">
            <text:p text:style-name="P24">Bool</text:p>
          </table:table-cell>
          <table:table-cell table:style-name="Table1.C2" office:value-type="string">
            <text:p text:style-name="P24">Enable shockwave effects during reentry. Default: TRUE</text:p>
          </table:table-cell>
        </table:table-row>
        <table:table-row table:style-name="Table1.2">
          <table:table-cell table:style-name="Table1.A2" office:value-type="string">
            <text:p text:style-name="P24">EnableParticleStreams</text:p>
          </table:table-cell>
          <table:table-cell table:style-name="Table1.A2" office:value-type="string">
            <text:p text:style-name="P24">Bool</text:p>
          </table:table-cell>
          <table:table-cell table:style-name="Table1.C2" office:value-type="string">
            <text:p text:style-name="P24">Enable particle generation for exhaust and reentry effects. Default: TRUE</text:p>
          </table:table-cell>
        </table:table-row>
        <table:table-row table:style-name="Table1.2">
          <table:table-cell table:style-name="Table1.A2" office:value-type="string">
            <text:p text:style-name="P24">EnableLocalLights</text:p>
          </table:table-cell>
          <table:table-cell table:style-name="Table1.A2" office:value-type="string">
            <text:p text:style-name="P24">Bool</text:p>
          </table:table-cell>
          <table:table-cell table:style-name="Table1.C2" office:value-type="string">
            <text:p text:style-name="P24">Enable localised point and spot light emitters. Default: FALSE</text:p>
          </table:table-cell>
        </table:table-row>
        <table:table-row table:style-name="Table1.2">
          <table:table-cell table:style-name="Table1.A2" office:value-type="string">
            <text:p text:style-name="P24">MaxLights</text:p>
          </table:table-cell>
          <table:table-cell table:style-name="Table1.A2" office:value-type="string">
            <text:p text:style-name="P24">Int</text:p>
          </table:table-cell>
          <table:table-cell table:style-name="Table1.C2" office:value-type="string">
            <text:p text:style-name="P24">Max. simultaneously active lights (0 = query device). Default: 0</text:p>
          </table:table-cell>
        </table:table-row>
        <table:table-row table:style-name="Table1.2">
          <table:table-cell table:style-name="Table1.A2" office:value-type="string">
            <text:p text:style-name="P25">AmbientLevel</text:p>
          </table:table-cell>
          <table:table-cell table:style-name="Table1.A2" office:value-type="string">
            <text:p text:style-name="P25">Int</text:p>
          </table:table-cell>
          <table:table-cell table:style-name="Table1.C2" office:value-type="string">
            <text:p text:style-name="P25">Ambient light level (brightness of not directly lit surfaces). (0<text:span text:style-name="T50">–</text:span><text:span text:style-name="T49">255). Default: 10</text:span></text:p>
          </table:table-cell>
        </table:table-row>
        <table:table-row table:style-name="Table1.2">
          <table:table-cell table:style-name="Table1.A2" office:value-type="string">
            <text:p text:style-name="P25">PlanetMaxPatchLevel</text:p>
          </table:table-cell>
          <table:table-cell table:style-name="Table1.A2" office:value-type="string">
            <text:p text:style-name="P25">Int</text:p>
          </table:table-cell>
          <table:table-cell table:style-name="Table1.C2" office:value-type="string">
            <text:p text:style-name="P25">Max. texture resolution for planetary surfaces (1<text:span text:style-name="T50">–</text:span><text:span text:style-name="T49">14). Default: 14</text:span></text:p>
          </table:table-cell>
        </table:table-row>
        <table:table-row table:style-name="Table1.2">
          <table:table-cell table:style-name="Table1.A2" office:value-type="string">
            <text:p text:style-name="P25">PlanetPatchRes</text:p>
          </table:table-cell>
          <table:table-cell table:style-name="Table1.A2" office:value-type="string">
            <text:p text:style-name="P25">Float</text:p>
          </table:table-cell>
          <table:table-cell table:style-name="Table1.C2" office:value-type="string">
            <text:p text:style-name="P25">Texture resolution bias for planet surfaces (0.1<text:span text:style-name="T50">–</text:span><text:span text:style-name="T49">10.0). Higher values result in higher render resolution at a given apparent radius, but reduce performance. Default: 1.0</text:span></text:p>
          </table:table-cell>
        </table:table-row>
        <table:table-row table:style-name="Table1.2">
          <table:table-cell table:style-name="Table1.A2" office:value-type="string">
            <text:p text:style-name="P25">NightlightBrightness</text:p>
          </table:table-cell>
          <table:table-cell table:style-name="Table1.A2" office:value-type="string">
            <text:p text:style-name="P25">Float</text:p>
          </table:table-cell>
          <table:table-cell table:style-name="Table1.C2" office:value-type="string">
            <text:p text:style-name="P25">Brightness level of night lighting effects (0.0<text:span text:style-name="T50">–</text:span><text:span text:style-name="T49">1.0). Default: 0.5</text:span></text:p>
          </table:table-cell>
        </table:table-row>
        <text:soft-page-break/>
        <table:table-row table:style-name="Table1.2">
          <table:table-cell table:style-name="Table1.A2" office:value-type="string">
            <text:p text:style-name="P25">StarPrm</text:p>
          </table:table-cell>
          <table:table-cell table:style-name="Table1.A2" office:value-type="string">
            <text:p text:style-name="P25">List</text:p>
          </table:table-cell>
          <table:table-cell table:style-name="Table1.C2" office:value-type="string">
            <text:p text:style-name="P25">Brightness and scaling parameters for stars rendered as pixels. Values: app. mag. limit for brightest stars / app. mag. limit for faintest stars / render brightness for faintest stars / lin-log scaling flag. Default: [0.0 7.0 0.1 0]</text:p>
          </table:table-cell>
        </table:table-row>
        <table:table-row table:style-name="Table1.2">
          <table:table-cell table:style-name="Table1.A2" office:value-type="string">
            <text:p text:style-name="P25">CSphereBgImage</text:p>
          </table:table-cell>
          <table:table-cell table:style-name="Table1.A2" office:value-type="string">
            <text:p text:style-name="P25">String</text:p>
          </table:table-cell>
          <table:table-cell table:style-name="Table1.C2" office:value-type="string">
            <text:p text:style-name="P25">File name for celestial sphere background image. Default: &lt;none&gt;</text:p>
          </table:table-cell>
        </table:table-row>
        <table:table-row table:style-name="Table1.2">
          <table:table-cell table:style-name="Table1.A2" office:value-type="string">
            <text:p text:style-name="P25">CSphereBgPath</text:p>
          </table:table-cell>
          <table:table-cell table:style-name="Table1.A2" office:value-type="string">
            <text:p text:style-name="P25">String</text:p>
          </table:table-cell>
          <table:table-cell table:style-name="Table1.C2" office:value-type="string">
            <text:p text:style-name="P25">File path to celestial sphere background image.</text:p>
          </table:table-cell>
        </table:table-row>
        <table:table-row table:style-name="Table1.2">
          <table:table-cell table:style-name="Table1.A2" office:value-type="string">
            <text:p text:style-name="P25">CSphereBgIntensity</text:p>
          </table:table-cell>
          <table:table-cell table:style-name="Table1.A2" office:value-type="string">
            <text:p text:style-name="P25">Float</text:p>
          </table:table-cell>
          <table:table-cell table:style-name="Table1.C2" office:value-type="string">
            <text:p text:style-name="P25">Brightness of background image (0.0<text:span text:style-name="T50">–</text:span><text:span text:style-name="T49">1.0). Default: 0.5</text:span></text:p>
          </table:table-cell>
        </table:table-row>
        <table:table-row table:style-name="Table1.2">
          <table:table-cell table:style-name="Table1.C2" table:number-columns-spanned="3" office:value-type="string">
            <text:p text:style-name="P26">Screen capture parameters</text:p>
          </table:table-cell>
          <table:covered-table-cell/>
          <table:covered-table-cell/>
        </table:table-row>
        <table:table-row table:style-name="Table1.2">
          <table:table-cell table:style-name="Table1.A2" office:value-type="string">
            <text:p text:style-name="P26">CaptureTarget</text:p>
          </table:table-cell>
          <table:table-cell table:style-name="Table1.A2" office:value-type="string">
            <text:p text:style-name="P26">Int</text:p>
          </table:table-cell>
          <table:table-cell table:style-name="Table1.C2" office:value-type="string">
            <text:p text:style-name="P26">0 = clipboard, 1 = file. Default: 0</text:p>
          </table:table-cell>
        </table:table-row>
        <table:table-row table:style-name="Table1.2">
          <table:table-cell table:style-name="Table1.A2" office:value-type="string">
            <text:p text:style-name="P26">CaptureFile</text:p>
          </table:table-cell>
          <table:table-cell table:style-name="Table1.A2" office:value-type="string">
            <text:p text:style-name="P26">String</text:p>
          </table:table-cell>
          <table:table-cell table:style-name="Table1.C2" office:value-type="string">
            <text:p text:style-name="P26">File name for next screen capture</text:p>
          </table:table-cell>
        </table:table-row>
        <table:table-row table:style-name="Table1.2">
          <table:table-cell table:style-name="Table1.A2" office:value-type="string">
            <text:p text:style-name="P26">CaptureSequenceDir</text:p>
          </table:table-cell>
          <table:table-cell table:style-name="Table1.A2" office:value-type="string">
            <text:p text:style-name="P26">String</text:p>
          </table:table-cell>
          <table:table-cell table:style-name="Table1.C2" office:value-type="string">
            <text:p text:style-name="P26">Directory name for next screen capture sequence</text:p>
          </table:table-cell>
        </table:table-row>
        <table:table-row table:style-name="Table1.2">
          <table:table-cell table:style-name="Table1.A2" office:value-type="string">
            <text:p text:style-name="P26">CaptureImageFormat</text:p>
          </table:table-cell>
          <table:table-cell table:style-name="Table1.A2" office:value-type="string">
            <text:p text:style-name="P26">Int</text:p>
          </table:table-cell>
          <table:table-cell table:style-name="Table1.C2" office:value-type="string">
            <text:p text:style-name="P26">0 = BMP, 1 = PNG, 2 = JPG, 3 = TIFF</text:p>
          </table:table-cell>
        </table:table-row>
        <table:table-row table:style-name="Table1.2">
          <table:table-cell table:style-name="Table1.A2" office:value-type="string">
            <text:p text:style-name="P26">CaptureImageQuality</text:p>
          </table:table-cell>
          <table:table-cell table:style-name="Table1.A2" office:value-type="string">
            <text:p text:style-name="P26">Int</text:p>
          </table:table-cell>
          <table:table-cell table:style-name="Table1.C2" office:value-type="string">
            <text:p text:style-name="P26">1<text:span text:style-name="T50">–</text:span><text:span text:style-name="T49">10</text:span></text:p>
          </table:table-cell>
        </table:table-row>
        <table:table-row table:style-name="Table1.2">
          <table:table-cell table:style-name="Table1.A2" office:value-type="string">
            <text:p text:style-name="P26">CaptureSequenceStart</text:p>
          </table:table-cell>
          <table:table-cell table:style-name="Table1.A2" office:value-type="string">
            <text:p text:style-name="P26">Int</text:p>
          </table:table-cell>
          <table:table-cell table:style-name="Table1.C2" office:value-type="string">
            <text:p text:style-name="P26">Number of next file in sequence</text:p>
          </table:table-cell>
        </table:table-row>
        <table:table-row table:style-name="Table1.2">
          <table:table-cell table:style-name="Table1.A2" office:value-type="string">
            <text:p text:style-name="P26">CaptureSequenceSkip</text:p>
          </table:table-cell>
          <table:table-cell table:style-name="Table1.A2" office:value-type="string">
            <text:p text:style-name="P26">Int</text:p>
          </table:table-cell>
          <table:table-cell table:style-name="Table1.C2" office:value-type="string">
            <text:p text:style-name="P26">Number of frames to skip in sequence recording</text:p>
          </table:table-cell>
        </table:table-row>
        <table:table-row table:style-name="Table1.10">
          <table:table-cell table:style-name="Table1.C2" table:number-columns-spanned="3" office:value-type="string">
            <text:p text:style-name="P148">Instrument parameters</text:p>
          </table:table-cell>
          <table:covered-table-cell/>
          <table:covered-table-cell/>
        </table:table-row>
        <table:table-row table:style-name="Table1.2">
          <table:table-cell table:style-name="Table1.A2" office:value-type="string">
            <text:p text:style-name="P26">ForceMfdPow2</text:p>
          </table:table-cell>
          <table:table-cell table:style-name="Table1.A2" office:value-type="string">
            <text:p text:style-name="P26">String</text:p>
          </table:table-cell>
          <table:table-cell table:style-name="Table1.C2" office:value-type="string">
            <text:p text:style-name="P26">TRUE = MFD sizes are set to powers of 2; FALSE = sizes can be arbitrary; AUTO = Orbiter guesses from display caps.</text:p>
          </table:table-cell>
        </table:table-row>
        <table:table-row table:style-name="Table1.2">
          <table:table-cell table:style-name="Table1.A2" office:value-type="string">
            <text:p text:style-name="P26">MfdHiresThreshold</text:p>
          </table:table-cell>
          <table:table-cell table:style-name="Table1.A2" office:value-type="string">
            <text:p text:style-name="P26">Int</text:p>
          </table:table-cell>
          <table:table-cell table:style-name="Table1.C2" office:value-type="string">
            <text:p text:style-name="P26">MFD threshold size for switching from 256<text:span text:style-name="T48">×</text:span>256 to 512<text:span text:style-name="T48">×512 pixels (only used if Pow2 size is active)</text:span></text:p>
          </table:table-cell>
        </table:table-row>
        <table:table-row table:style-name="Table1.10">
          <table:table-cell table:style-name="Table1.C2" table:number-columns-spanned="3" office:value-type="string">
            <text:p text:style-name="P146">Visual helper parameters</text:p>
          </table:table-cell>
          <table:covered-table-cell/>
          <table:covered-table-cell/>
        </table:table-row>
        <table:table-row table:style-name="Table1.2">
          <table:table-cell table:style-name="Table1.A2" office:value-type="string">
            <text:p text:style-name="P27">Planetarium</text:p>
          </table:table-cell>
          <table:table-cell table:style-name="Table1.A2" office:value-type="string">
            <text:p text:style-name="P27">Int</text:p>
          </table:table-cell>
          <table:table-cell table:style-name="Table1.C2" office:value-type="string">
            <text:p text:style-name="P27">Bit flags for display elements in “Planetarium” mode (F9). Default: 4330.</text:p>
          </table:table-cell>
        </table:table-row>
        <table:table-row table:style-name="Table1.2">
          <table:table-cell table:style-name="Table1.A2" office:value-type="string">
            <text:p text:style-name="P27">BodyForces</text:p>
          </table:table-cell>
          <table:table-cell table:style-name="Table1.A2" office:value-type="string">
            <text:p text:style-name="P27">List</text:p>
          </table:table-cell>
          <table:table-cell table:style-name="Table1.C2" office:value-type="string">
            <text:p text:style-name="P27">Display parameters for force vector visualisation. Values: bit flags for force types / vector scale factor / opacity. Default: [60 1.0 1.0]</text:p>
          </table:table-cell>
        </table:table-row>
        <table:table-row table:style-name="Table1.2">
          <table:table-cell table:style-name="Table1.A2" office:value-type="string">
            <text:p text:style-name="P27">CoordinateAxes</text:p>
          </table:table-cell>
          <table:table-cell table:style-name="Table1.A2" office:value-type="string">
            <text:p text:style-name="P27">List</text:p>
          </table:table-cell>
          <table:table-cell table:style-name="Table1.C2" office:value-type="string">
            <text:p text:style-name="P27">Display parameters for object axis visualisation. Values: bit flags for object types / axis scale factor / opacity. Default: [4 1.0 1.0]</text:p>
          </table:table-cell>
        </table:table-row>
        <table:table-row table:style-name="Table1.10">
          <table:table-cell table:style-name="Table1.C2" table:number-columns-spanned="3" office:value-type="string">
            <text:p text:style-name="P146">Debugging options</text:p>
          </table:table-cell>
          <table:covered-table-cell/>
          <table:covered-table-cell/>
        </table:table-row>
        <table:table-row table:style-name="Table1.2">
          <table:table-cell table:style-name="Table1.A2" office:value-type="string">
            <text:p text:style-name="P27">ShutdownMode</text:p>
          </table:table-cell>
          <table:table-cell table:style-name="Table1.A2" office:value-type="string">
            <text:p text:style-name="P27">Int</text:p>
          </table:table-cell>
          <table:table-cell table:style-name="Table1.C2" office:value-type="string">
            <text:p text:style-name="P27">Simulation shutdown method (0 = dealloc memory, 1 = respawn, 2 = terminate). Default: 0</text:p>
          </table:table-cell>
        </table:table-row>
        <table:table-row table:style-name="Table1.2">
          <table:table-cell table:style-name="Table1.A2" office:value-type="string">
            <text:p text:style-name="P27">FixedStep</text:p>
          </table:table-cell>
          <table:table-cell table:style-name="Table1.A2" office:value-type="string">
            <text:p text:style-name="P27">Float</text:p>
          </table:table-cell>
          <table:table-cell table:style-name="Table1.C2" office:value-type="string">
            <text:p text:style-name="P27">Fixed time interval per frame [s]. Default: 0 (disable fixed frame intervals)</text:p>
          </table:table-cell>
        </table:table-row>
        <table:table-row table:style-name="Table1.2">
          <table:table-cell table:style-name="Table1.A2" office:value-type="string">
            <text:p text:style-name="P27">TimerMode</text:p>
          </table:table-cell>
          <table:table-cell table:style-name="Table1.A2" office:value-type="string">
            <text:p text:style-name="P27">Int</text:p>
          </table:table-cell>
          <table:table-cell table:style-name="Table1.C2" office:value-type="string">
            <text:p text:style-name="P27">Simulation timer mode (0 = auto, 1 = hires hardware timer, 2 = lores software timer). Default: 0</text:p>
          </table:table-cell>
        </table:table-row>
        <table:table-row table:style-name="Table1.2">
          <table:table-cell table:style-name="Table1.A2" office:value-type="string">
            <text:p text:style-name="P27">DisableFontSmoothing</text:p>
          </table:table-cell>
          <table:table-cell table:style-name="Table1.A2" office:value-type="string">
            <text:p text:style-name="P27">Bool</text:p>
          </table:table-cell>
          <table:table-cell table:style-name="Table1.C2" office:value-type="string">
            <text:p text:style-name="P27">Turn off font smoothing while running Orbiter to improve performance. Default: TRUE</text:p>
          </table:table-cell>
        </table:table-row>
        <table:table-row table:style-name="Table1.2">
          <table:table-cell table:style-name="Table1.A2" office:value-type="string">
            <text:p text:style-name="P27">ForceReenableFont­Smoothing</text:p>
          </table:table-cell>
          <table:table-cell table:style-name="Table1.A2" office:value-type="string">
            <text:p text:style-name="P27">Bool</text:p>
          </table:table-cell>
          <table:table-cell table:style-name="Table1.C2" office:value-type="string">
            <text:p text:style-name="P27">Re-enable font smoothing on closing Orbiter even if it was not active at program start. Default: FALSE</text:p>
          </table:table-cell>
        </table:table-row>
        <table:table-row table:style-name="Table1.2">
          <table:table-cell table:style-name="Table1.A2" office:value-type="string">
            <text:p text:style-name="P28">HtmlScnDesc</text:p>
          </table:table-cell>
          <table:table-cell table:style-name="Table1.A2" office:value-type="string">
            <text:p text:style-name="P28">Int</text:p>
          </table:table-cell>
          <table:table-cell table:style-name="Table1.C2" office:value-type="string">
            <text:p text:style-name="P28">Use inline Html viewer for Launchpad scenario descriptions. 0 = no, 1 = yes, 2 = auto (off for Linux/Wine)</text:p>
          </table:table-cell>
        </table:table-row>
        <table:table-row table:style-name="Table1.2">
          <table:table-cell table:style-name="Table1.A2" office:value-type="string">
            <text:p text:style-name="P28">SaveExitScreen</text:p>
          </table:table-cell>
          <table:table-cell table:style-name="Table1.A2" office:value-type="string">
            <text:p text:style-name="P28">Bool</text:p>
          </table:table-cell>
          <table:table-cell table:style-name="Table1.C2" office:value-type="string">
            <text:p text:style-name="P28">Take screenshot on session exit to display in scenario description. Default: TRUE</text:p>
          </table:table-cell>
        </table:table-row>
        <table:table-row table:style-name="Table1.10">
          <table:table-cell table:style-name="Table1.C2" table:number-columns-spanned="3" office:value-type="string">
            <text:p text:style-name="P147">Physics engine</text:p>
          </table:table-cell>
          <table:covered-table-cell/>
          <table:covered-table-cell/>
        </table:table-row>
        <table:table-row table:style-name="Table1.2">
          <table:table-cell table:style-name="Table1.A2" office:value-type="string">
            <text:p text:style-name="P29">DistributedVesselMass</text:p>
          </table:table-cell>
          <table:table-cell table:style-name="Table1.A2" office:value-type="string">
            <text:p text:style-name="P29">Bool</text:p>
          </table:table-cell>
          <table:table-cell table:style-name="Table1.C2" office:value-type="string">
            <text:p text:style-name="P29">Enable gravity gradient torque effects as result of anisotropic inertia tensor. Default: FALSE</text:p>
          </table:table-cell>
        </table:table-row>
        <table:table-row table:style-name="Table1.2">
          <table:table-cell table:style-name="Table1.A2" office:value-type="string">
            <text:p text:style-name="P29">NonsphericalGravity­Sources</text:p>
          </table:table-cell>
          <table:table-cell table:style-name="Table1.A2" office:value-type="string">
            <text:p text:style-name="P29">Bool</text:p>
          </table:table-cell>
          <table:table-cell table:style-name="Table1.C2" office:value-type="string">
            <text:p text:style-name="P29">Enable orbit perturbations due to nonspherical gravitational potentials. Default: FALSE</text:p>
          </table:table-cell>
        </table:table-row>
        <table:table-row table:style-name="Table1.2">
          <table:table-cell table:style-name="Table1.A2" office:value-type="string">
            <text:p text:style-name="P29">RadiationPressure</text:p>
          </table:table-cell>
          <table:table-cell table:style-name="Table1.A2" office:value-type="string">
            <text:p text:style-name="P29">Bool</text:p>
          </table:table-cell>
          <table:table-cell table:style-name="Table1.C2" office:value-type="string">
            <text:p text:style-name="P29">Enable orbit perturbations due to radiation pressure. Default: FALSE</text:p>
          </table:table-cell>
        </table:table-row>
        <table:table-row table:style-name="Table1.2">
          <table:table-cell table:style-name="Table1.A2" office:value-type="string">
            <text:p text:style-name="P29">StabiliseOrbits</text:p>
          </table:table-cell>
          <table:table-cell table:style-name="Table1.A2" office:value-type="string">
            <text:p text:style-name="P29">Bool</text:p>
          </table:table-cell>
          <table:table-cell table:style-name="Table1.C2" office:value-type="string">
            <text:p text:style-name="P29">Use Encke’s method for improved state propagation <text:soft-page-break/>stability at large time steps. Default: TRUE</text:p>
          </table:table-cell>
        </table:table-row>
        <table:table-row table:style-name="Table1.2">
          <table:table-cell table:style-name="Table1.A2" office:value-type="string">
            <text:p text:style-name="P29">StabilisePLimit</text:p>
          </table:table-cell>
          <table:table-cell table:style-name="Table1.A2" office:value-type="string">
            <text:p text:style-name="P29">Float</text:p>
          </table:table-cell>
          <table:table-cell table:style-name="Table1.C2" office:value-type="string">
            <text:p text:style-name="P29">Field perturbation limit for orbit stabilisation. Default: 0.05</text:p>
          </table:table-cell>
        </table:table-row>
        <table:table-row table:style-name="Table1.2">
          <table:table-cell table:style-name="Table1.A2" office:value-type="string">
            <text:p text:style-name="P29">StabiliseSLimit</text:p>
          </table:table-cell>
          <table:table-cell table:style-name="Table1.A2" office:value-type="string">
            <text:p text:style-name="P29">Float</text:p>
          </table:table-cell>
          <table:table-cell table:style-name="Table1.C2" office:value-type="string">
            <text:p text:style-name="P29">Fractional orbit step limit for orbit stabilisation. Default: 0.01</text:p>
          </table:table-cell>
        </table:table-row>
        <table:table-row table:style-name="Table1.2">
          <table:table-cell table:style-name="Table1.A2" office:value-type="string">
            <text:p text:style-name="P29">PertPropSubsampling</text:p>
          </table:table-cell>
          <table:table-cell table:style-name="Table1.A2" office:value-type="string">
            <text:p text:style-name="P29">List</text:p>
          </table:table-cell>
          <table:table-cell table:style-name="Table1.C2" office:value-type="string">
            <text:p text:style-name="P29">Orbit stabilisation subsampling parameters. Values: max. steps / fractional orbit step limit. Default: [10 0.02]</text:p>
          </table:table-cell>
        </table:table-row>
        <table:table-row table:style-name="Table1.2">
          <table:table-cell table:style-name="Table1.A2" office:value-type="string">
            <text:p text:style-name="P29">PertPropNonspherical­Limit</text:p>
          </table:table-cell>
          <table:table-cell table:style-name="Table1.A2" office:value-type="string">
            <text:p text:style-name="P29">Float</text:p>
          </table:table-cell>
          <table:table-cell table:style-name="Table1.C2" office:value-type="string">
            <text:p text:style-name="P29">Fractional orbit step beyond which nonspherical gravity effects are ignored. Default: 0.05</text:p>
          </table:table-cell>
        </table:table-row>
        <table:table-row table:style-name="Table1.2">
          <table:table-cell table:style-name="Table1.A2" office:value-type="string">
            <text:p text:style-name="P29">PropStages</text:p>
          </table:table-cell>
          <table:table-cell table:style-name="Table1.A2" office:value-type="string">
            <text:p text:style-name="P29">Int</text:p>
          </table:table-cell>
          <table:table-cell table:style-name="Table1.C2" office:value-type="string">
            <text:p text:style-name="P29">Number of integrator stages for vessel propagation (1<text:span text:style-name="T50">–</text:span><text:span text:style-name="T49">5). Default: 4</text:span></text:p>
          </table:table-cell>
        </table:table-row>
        <table:table-row table:style-name="Table1.2">
          <table:table-cell table:style-name="Table1.A2" office:value-type="string">
            <text:p text:style-name="P30">PropStage&lt;i&gt;</text:p>
          </table:table-cell>
          <table:table-cell table:style-name="Table1.A2" office:value-type="string">
            <text:p text:style-name="P30">List</text:p>
          </table:table-cell>
          <table:table-cell table:style-name="Table1.C2" office:value-type="string">
            <text:p text:style-name="P30">Integrator parameters for propagator stage &lt;i&gt; (0<text:span text:style-name="T50">–</text:span><text:span text:style-name="T49">4). Values: integrator index / time step limit. Default: i = 0: [2 0.5], i = 1: [4 20.0], i = 2: [6 100.0], i = 3: [8 N/A]</text:span></text:p>
          </table:table-cell>
        </table:table-row>
        <table:table-row table:style-name="Table1.2">
          <table:table-cell table:style-name="Table1.A2" office:value-type="string">
            <text:p text:style-name="P30">PropSubsampling</text:p>
          </table:table-cell>
          <table:table-cell table:style-name="Table1.A2" office:value-type="string">
            <text:p text:style-name="P30">Int</text:p>
          </table:table-cell>
          <table:table-cell table:style-name="Table1.C2" office:value-type="string">
            <text:p text:style-name="P30">Max. subsampling steps. Default: 100</text:p>
          </table:table-cell>
        </table:table-row>
        <table:table-row table:style-name="Table1.2">
          <table:table-cell table:style-name="Table1.A2" office:value-type="string">
            <text:p text:style-name="P30">PlanetPreloadMode</text:p>
          </table:table-cell>
          <table:table-cell table:style-name="Table1.A2" office:value-type="string">
            <text:p text:style-name="P30">Int</text:p>
          </table:table-cell>
          <table:table-cell table:style-name="Table1.C2" office:value-type="string">
            <text:p text:style-name="P30">Planetary texture load mode. 0 = load on demand, 1 = preload at simulation start. Default: 0</text:p>
          </table:table-cell>
        </table:table-row>
        <table:table-row table:style-name="Table1.2">
          <table:table-cell table:style-name="Table1.A2" office:value-type="string">
            <text:p text:style-name="P30">PlanetTexLoadFreq</text:p>
          </table:table-cell>
          <table:table-cell table:style-name="Table1.A2" office:value-type="string">
            <text:p text:style-name="P30">Float</text:p>
          </table:table-cell>
          <table:table-cell table:style-name="Table1.C2" office:value-type="string">
            <text:p text:style-name="P30">Texture patch loading frequency [Hz]. Default: 20</text:p>
          </table:table-cell>
        </table:table-row>
        <table:table-row table:style-name="Table1.2">
          <table:table-cell table:style-name="Table1.A2" office:value-type="string">
            <text:p text:style-name="P30">PlanetAnisoMode</text:p>
          </table:table-cell>
          <table:table-cell table:style-name="Table1.A2" office:value-type="string">
            <text:p text:style-name="P30">Int</text:p>
          </table:table-cell>
          <table:table-cell table:style-name="Table1.C2" office:value-type="string">
            <text:p text:style-name="P30">Planet anisotropic filter level (1 = none). Default: 1</text:p>
          </table:table-cell>
        </table:table-row>
        <table:table-row table:style-name="Table1.2">
          <table:table-cell table:style-name="Table1.A2" office:value-type="string">
            <text:p text:style-name="P30">PlanetMipmapMode</text:p>
          </table:table-cell>
          <table:table-cell table:style-name="Table1.A2" office:value-type="string">
            <text:p text:style-name="P30">Int</text:p>
          </table:table-cell>
          <table:table-cell table:style-name="Table1.C2" office:value-type="string">
            <text:p text:style-name="P30">Planet texture mipmap mode (0 = none, 1 = point sampling, 2 = linear interpolation). Default: 1</text:p>
          </table:table-cell>
        </table:table-row>
        <table:table-row table:style-name="Table1.2">
          <table:table-cell table:style-name="Table1.A2" office:value-type="string">
            <text:p text:style-name="P30">PlanetMipmapBias</text:p>
          </table:table-cell>
          <table:table-cell table:style-name="Table1.A2" office:value-type="string">
            <text:p text:style-name="P30">Float</text:p>
          </table:table-cell>
          <table:table-cell table:style-name="Table1.C2" office:value-type="string">
            <text:p text:style-name="P30">Mipmap level bias (<text:span text:style-name="T49">−</text:span>1.0 <text:span text:style-name="T50">– </text:span><text:span text:style-name="T49">+1.0), where &lt; 0 is sharper, &gt; 0 is smoother. Default: 0</text:span></text:p>
          </table:table-cell>
        </table:table-row>
        <table:table-row table:style-name="Table1.2">
          <table:table-cell table:style-name="Table1.C2" table:number-columns-spanned="3" office:value-type="string">
            <text:p text:style-name="P31">Map dialog parameters</text:p>
          </table:table-cell>
          <table:covered-table-cell/>
          <table:covered-table-cell/>
        </table:table-row>
        <table:table-row table:style-name="Table1.2">
          <table:table-cell table:style-name="Table1.A2" office:value-type="string">
            <text:p text:style-name="P31">MapDlgFlag</text:p>
          </table:table-cell>
          <table:table-cell table:style-name="Table1.A2" office:value-type="string">
            <text:p text:style-name="P31">Int</text:p>
          </table:table-cell>
          <table:table-cell table:style-name="Table1.C2" office:value-type="string">
            <text:p text:style-name="P31">Bitflags for map dialog parameter settings</text:p>
          </table:table-cell>
        </table:table-row>
        <table:table-row table:style-name="Table1.10">
          <table:table-cell table:style-name="Table1.C2" table:number-columns-spanned="3" office:value-type="string">
            <text:p text:style-name="P145">Camera parameters</text:p>
          </table:table-cell>
          <table:covered-table-cell/>
          <table:covered-table-cell/>
        </table:table-row>
        <table:table-row table:style-name="Table1.2">
          <table:table-cell table:style-name="Table1.A2" office:value-type="string">
            <text:p text:style-name="P31">CameraPanspeed</text:p>
          </table:table-cell>
          <table:table-cell table:style-name="Table1.A2" office:value-type="string">
            <text:p text:style-name="P31">Float</text:p>
          </table:table-cell>
          <table:table-cell table:style-name="Table1.C2" office:value-type="string">
            <text:p text:style-name="P31">Camera speed in ground observer mode. Default: 100</text:p>
          </table:table-cell>
        </table:table-row>
        <table:table-row table:style-name="Table1.2">
          <table:table-cell table:style-name="Table1.A2" office:value-type="string">
            <text:p text:style-name="P31">HUDColIdx</text:p>
          </table:table-cell>
          <table:table-cell table:style-name="Table1.A2" office:value-type="string">
            <text:p text:style-name="P31">Int</text:p>
          </table:table-cell>
          <table:table-cell table:style-name="Table1.C2" office:value-type="string">
            <text:p text:style-name="P31">HUD colour index. Default: 0 (green)</text:p>
          </table:table-cell>
        </table:table-row>
        <table:table-row table:style-name="Table1.10">
          <table:table-cell table:style-name="Table1.C2" table:number-columns-spanned="3" office:value-type="string">
            <text:p text:style-name="P144">Device settings</text:p>
          </table:table-cell>
          <table:covered-table-cell/>
          <table:covered-table-cell/>
        </table:table-row>
        <table:table-row table:style-name="Table1.2">
          <table:table-cell table:style-name="Table1.A2" office:value-type="string">
            <text:p text:style-name="P32">DeviceIndex</text:p>
          </table:table-cell>
          <table:table-cell table:style-name="Table1.A2" office:value-type="string">
            <text:p text:style-name="P32">Int</text:p>
          </table:table-cell>
          <table:table-cell table:style-name="Table1.C2" office:value-type="string">
            <text:p text:style-name="P32">Enumeration index for current 3D device (do not edit manually)</text:p>
          </table:table-cell>
        </table:table-row>
        <table:table-row table:style-name="Table1.2">
          <table:table-cell table:style-name="Table1.A2" office:value-type="string">
            <text:p text:style-name="P32">ModeIndex</text:p>
          </table:table-cell>
          <table:table-cell table:style-name="Table1.A2" office:value-type="string">
            <text:p text:style-name="P32">Int</text:p>
          </table:table-cell>
          <table:table-cell table:style-name="Table1.C2" office:value-type="string">
            <text:p text:style-name="P32">Screen mode index (do not edit manually)</text:p>
          </table:table-cell>
        </table:table-row>
        <table:table-row table:style-name="Table1.2">
          <table:table-cell table:style-name="Table1.A2" office:value-type="string">
            <text:p text:style-name="P32">DeviceForceEnum</text:p>
          </table:table-cell>
          <table:table-cell table:style-name="Table1.A2" office:value-type="string">
            <text:p text:style-name="P32">Bool</text:p>
          </table:table-cell>
          <table:table-cell table:style-name="Table1.C2" office:value-type="string">
            <text:p text:style-name="P32">If TRUE, enumerate 3D devices at each start. Default: TRUE</text:p>
          </table:table-cell>
        </table:table-row>
        <table:table-row table:style-name="Table1.2">
          <table:table-cell table:style-name="Table1.A2" office:value-type="string">
            <text:p text:style-name="P32">Fullscreen</text:p>
          </table:table-cell>
          <table:table-cell table:style-name="Table1.A2" office:value-type="string">
            <text:p text:style-name="P32">Bool</text:p>
          </table:table-cell>
          <table:table-cell table:style-name="Table1.C2" office:value-type="string">
            <text:p text:style-name="P32">TRUE for fullscreen mode, FALSE for windowed mode. Default: FALSE</text:p>
          </table:table-cell>
        </table:table-row>
        <table:table-row table:style-name="Table1.2">
          <table:table-cell table:style-name="Table1.A2" office:value-type="string">
            <text:p text:style-name="P32">Stereo</text:p>
          </table:table-cell>
          <table:table-cell table:style-name="Table1.A2" office:value-type="string">
            <text:p text:style-name="P32">Bool</text:p>
          </table:table-cell>
          <table:table-cell table:style-name="Table1.C2" office:value-type="string">
            <text:p text:style-name="P32">Currently not used</text:p>
          </table:table-cell>
        </table:table-row>
        <table:table-row table:style-name="Table1.2">
          <table:table-cell table:style-name="Table1.A2" office:value-type="string">
            <text:p text:style-name="P32">NoVSync</text:p>
          </table:table-cell>
          <table:table-cell table:style-name="Table1.A2" office:value-type="string">
            <text:p text:style-name="P32">Bool</text:p>
          </table:table-cell>
          <table:table-cell table:style-name="Table1.C2" office:value-type="string">
            <text:p text:style-name="P32">Disable vertical refresh synchronisation. Default: FALSE</text:p>
          </table:table-cell>
        </table:table-row>
        <table:table-row table:style-name="Table1.2">
          <table:table-cell table:style-name="Table1.A2" office:value-type="string">
            <text:p text:style-name="P32">StencilBuffer</text:p>
          </table:table-cell>
          <table:table-cell table:style-name="Table1.A2" office:value-type="string">
            <text:p text:style-name="P32">Bool</text:p>
          </table:table-cell>
          <table:table-cell table:style-name="Table1.C2" office:value-type="string">
            <text:p text:style-name="P32">Use stencil buffering for semi-opaque shadows, if supported. Default: FALSE</text:p>
          </table:table-cell>
        </table:table-row>
        <table:table-row table:style-name="Table1.2">
          <table:table-cell table:style-name="Table1.A2" office:value-type="string">
            <text:p text:style-name="P32">FullscreenPageflip</text:p>
          </table:table-cell>
          <table:table-cell table:style-name="Table1.A2" office:value-type="string">
            <text:p text:style-name="P32">Bool</text:p>
          </table:table-cell>
          <table:table-cell table:style-name="Table1.C2" office:value-type="string">
            <text:p text:style-name="P32">Enable hardware page-flipping in fullscreen mode. Default: TRUE</text:p>
          </table:table-cell>
        </table:table-row>
        <table:table-row table:style-name="Table1.2">
          <table:table-cell table:style-name="Table1.A2" office:value-type="string">
            <text:p text:style-name="P32">WindowWidth</text:p>
          </table:table-cell>
          <table:table-cell table:style-name="Table1.A2" office:value-type="string">
            <text:p text:style-name="P32">Int</text:p>
          </table:table-cell>
          <table:table-cell table:style-name="Table1.C2" office:value-type="string">
            <text:p text:style-name="P32">Horizontal window size for windowed modes [pixel]</text:p>
          </table:table-cell>
        </table:table-row>
        <table:table-row table:style-name="Table1.2">
          <table:table-cell table:style-name="Table1.A2" office:value-type="string">
            <text:p text:style-name="P32">WindowHeight</text:p>
          </table:table-cell>
          <table:table-cell table:style-name="Table1.A2" office:value-type="string">
            <text:p text:style-name="P32">Int</text:p>
          </table:table-cell>
          <table:table-cell table:style-name="Table1.C2" office:value-type="string">
            <text:p text:style-name="P32">Vertical window size for windowed modes [pixel]</text:p>
          </table:table-cell>
        </table:table-row>
        <table:table-row table:style-name="Table1.10">
          <table:table-cell table:style-name="Table1.C2" table:number-columns-spanned="3" office:value-type="string">
            <text:p text:style-name="P143">Joystick parameters</text:p>
          </table:table-cell>
          <table:covered-table-cell/>
          <table:covered-table-cell/>
        </table:table-row>
        <table:table-row table:style-name="Table1.2">
          <table:table-cell table:style-name="Table1.A2" office:value-type="string">
            <text:p text:style-name="P33">JoystickIndex</text:p>
          </table:table-cell>
          <table:table-cell table:style-name="Table1.A2" office:value-type="string">
            <text:p text:style-name="P33">Int</text:p>
          </table:table-cell>
          <table:table-cell table:style-name="Table1.C2" office:value-type="string">
            <text:p text:style-name="P33">Enumeration index for current joystick (0 = none). Default: 0</text:p>
          </table:table-cell>
        </table:table-row>
        <table:table-row table:style-name="Table1.2">
          <table:table-cell table:style-name="Table1.A2" office:value-type="string">
            <text:p text:style-name="P33">JoystickThrottleAxis</text:p>
          </table:table-cell>
          <table:table-cell table:style-name="Table1.A2" office:value-type="string">
            <text:p text:style-name="P33">Int</text:p>
          </table:table-cell>
          <table:table-cell table:style-name="Table1.C2" office:value-type="string">
            <text:p text:style-name="P33">Axis index for joystick throttle (0 = Z, 1 = slider 0, 2 = slider 1). Default: 1</text:p>
          </table:table-cell>
        </table:table-row>
        <table:table-row table:style-name="Table1.2">
          <table:table-cell table:style-name="Table1.A2" office:value-type="string">
            <text:p text:style-name="P33">JoystickThrottle­Saturation</text:p>
          </table:table-cell>
          <table:table-cell table:style-name="Table1.A2" office:value-type="string">
            <text:p text:style-name="P33">Int</text:p>
          </table:table-cell>
          <table:table-cell table:style-name="Table1.C2" office:value-type="string">
            <text:p text:style-name="P33">Saturation zone for joystick throttle control (0<text:span text:style-name="T50">–</text:span><text:span text:style-name="T49">10000). A setting of 9000 means that the throttle will saturate over the last 10% of its range at either end. Default: 9500</text:span></text:p>
          </table:table-cell>
        </table:table-row>
        <table:table-row table:style-name="Table1.2">
          <table:table-cell table:style-name="Table1.A2" office:value-type="string">
            <text:p text:style-name="P33">JoystickDeadzone</text:p>
          </table:table-cell>
          <table:table-cell table:style-name="Table1.A2" office:value-type="string">
            <text:p text:style-name="P33">Int</text:p>
          </table:table-cell>
          <table:table-cell table:style-name="Table1.C2" office:value-type="string">
            <text:p text:style-name="P33">Deadzone at joystick axis centres (0<text:span text:style-name="T50">–</text:span><text:span text:style-name="T49">10000). A setting of 2000 means that the joystick is considered neutral within 20% from the central position. Default: 2500</text:span></text:p>
          </table:table-cell>
        </table:table-row>
        <text:soft-page-break/>
        <table:table-row table:style-name="Table1.2">
          <table:table-cell table:style-name="Table1.A2" office:value-type="string">
            <text:p text:style-name="P33">IgnoreThrottleOnStart</text:p>
          </table:table-cell>
          <table:table-cell table:style-name="Table1.A2" office:value-type="string">
            <text:p text:style-name="P33">Bool</text:p>
          </table:table-cell>
          <table:table-cell table:style-name="Table1.C2" office:value-type="string">
            <text:p text:style-name="P33">Ignore throttle at simulation start until moved. Default: TRUE</text:p>
          </table:table-cell>
        </table:table-row>
        <table:table-row table:style-name="Table1.10">
          <table:table-cell table:style-name="Table1.C2" table:number-columns-spanned="3" office:value-type="string">
            <text:p text:style-name="P140">Demo parameters</text:p>
          </table:table-cell>
          <table:covered-table-cell/>
          <table:covered-table-cell/>
        </table:table-row>
        <table:table-row table:style-name="Table1.2">
          <table:table-cell table:style-name="Table1.A2" office:value-type="string">
            <text:p text:style-name="P34">DemoMode</text:p>
          </table:table-cell>
          <table:table-cell table:style-name="Table1.A2" office:value-type="string">
            <text:p text:style-name="P34">Bool</text:p>
          </table:table-cell>
          <table:table-cell table:style-name="Table1.C2" office:value-type="string">
            <text:p text:style-name="P34">Start Orbiter in demo mode (auto-launch scenarios). Default: FALSE</text:p>
          </table:table-cell>
        </table:table-row>
        <table:table-row table:style-name="Table1.2">
          <table:table-cell table:style-name="Table1.A2" office:value-type="string">
            <text:p text:style-name="P34">BackgroundImage</text:p>
          </table:table-cell>
          <table:table-cell table:style-name="Table1.A2" office:value-type="string">
            <text:p text:style-name="P34">Bool</text:p>
          </table:table-cell>
          <table:table-cell table:style-name="Table1.C2" office:value-type="string">
            <text:p text:style-name="P34">Cover screen background with an image in demo mode. Default: FALSE</text:p>
          </table:table-cell>
        </table:table-row>
        <table:table-row table:style-name="Table1.2">
          <table:table-cell table:style-name="Table1.A2" office:value-type="string">
            <text:p text:style-name="P34">BlockExit</text:p>
          </table:table-cell>
          <table:table-cell table:style-name="Table1.A2" office:value-type="string">
            <text:p text:style-name="P34">Bool</text:p>
          </table:table-cell>
          <table:table-cell table:style-name="Table1.C2" office:value-type="string">
            <text:p text:style-name="P34">Don’t allow users to exit Orbiter in demo mode. Default: FALSE</text:p>
          </table:table-cell>
        </table:table-row>
        <table:table-row table:style-name="Table1.2">
          <table:table-cell table:style-name="Table1.A2" office:value-type="string">
            <text:p text:style-name="P34">MaxDemoTime</text:p>
          </table:table-cell>
          <table:table-cell table:style-name="Table1.A2" office:value-type="string">
            <text:p text:style-name="P34">Float</text:p>
          </table:table-cell>
          <table:table-cell table:style-name="Table1.C2" office:value-type="string">
            <text:p text:style-name="P34">Max simulation runtime in demo mode [s]. Default: 300</text:p>
          </table:table-cell>
        </table:table-row>
        <table:table-row table:style-name="Table1.2">
          <table:table-cell table:style-name="Table1.A2" office:value-type="string">
            <text:p text:style-name="P34">MaxLaunchpadIdleTime</text:p>
          </table:table-cell>
          <table:table-cell table:style-name="Table1.A2" office:value-type="string">
            <text:p text:style-name="P34">Float</text:p>
          </table:table-cell>
          <table:table-cell table:style-name="Table1.C2" office:value-type="string">
            <text:p text:style-name="P34">Max. time for launchpad to be open before auto-launching a scenario [s]. Default: 15</text:p>
          </table:table-cell>
        </table:table-row>
        <table:table-row table:style-name="Table1.10">
          <table:table-cell table:style-name="Table1.C2" table:number-columns-spanned="3" office:value-type="string">
            <text:p text:style-name="P141">Record/play parameters</text:p>
          </table:table-cell>
          <table:covered-table-cell/>
          <table:covered-table-cell/>
        </table:table-row>
        <table:table-row table:style-name="Table1.2">
          <table:table-cell table:style-name="Table1.A2" office:value-type="string">
            <text:p text:style-name="P35">RecordPosFrame</text:p>
          </table:table-cell>
          <table:table-cell table:style-name="Table1.A2" office:value-type="string">
            <text:p text:style-name="P35">Int</text:p>
          </table:table-cell>
          <table:table-cell table:style-name="Table1.C2" office:value-type="string">
            <text:p text:style-name="P35">Flight recorder: reference frame for position data (0 = ecliptic, 1 = equatorial). Default: 1</text:p>
          </table:table-cell>
        </table:table-row>
        <table:table-row table:style-name="Table1.2">
          <table:table-cell table:style-name="Table1.A2" office:value-type="string">
            <text:p text:style-name="P35">RecordAttFrame</text:p>
          </table:table-cell>
          <table:table-cell table:style-name="Table1.A2" office:value-type="string">
            <text:p text:style-name="P35">Int</text:p>
          </table:table-cell>
          <table:table-cell table:style-name="Table1.C2" office:value-type="string">
            <text:p text:style-name="P35">Flight recorder: reference frame for attitude data (0 = ecliptic, 1 = equatorial). Default: 1</text:p>
          </table:table-cell>
        </table:table-row>
        <table:table-row table:style-name="Table1.2">
          <table:table-cell table:style-name="Table1.A2" office:value-type="string">
            <text:p text:style-name="P35">RecordTimeWarp</text:p>
          </table:table-cell>
          <table:table-cell table:style-name="Table1.A2" office:value-type="string">
            <text:p text:style-name="P35">Bool</text:p>
          </table:table-cell>
          <table:table-cell table:style-name="Table1.C2" office:value-type="string">
            <text:p text:style-name="P35">Save time acceleration events in recording stream. Default: TRUE</text:p>
          </table:table-cell>
        </table:table-row>
        <table:table-row table:style-name="Table1.2">
          <table:table-cell table:style-name="Table1.A2" office:value-type="string">
            <text:p text:style-name="P35">RecordFocusEvent</text:p>
          </table:table-cell>
          <table:table-cell table:style-name="Table1.A2" office:value-type="string">
            <text:p text:style-name="P35">Bool</text:p>
          </table:table-cell>
          <table:table-cell table:style-name="Table1.C2" office:value-type="string">
            <text:p text:style-name="P35">Save vessel focus changes in recording stream. Default: TRUE</text:p>
          </table:table-cell>
        </table:table-row>
        <table:table-row table:style-name="Table1.2">
          <table:table-cell table:style-name="Table1.A2" office:value-type="string">
            <text:p text:style-name="P35">ReplayTimeWarp</text:p>
          </table:table-cell>
          <table:table-cell table:style-name="Table1.A2" office:value-type="string">
            <text:p text:style-name="P35">Bool</text:p>
          </table:table-cell>
          <table:table-cell table:style-name="Table1.C2" office:value-type="string">
            <text:p text:style-name="P35">Set time acceleration during playback from stream data. Default: TRUE</text:p>
          </table:table-cell>
        </table:table-row>
        <table:table-row table:style-name="Table1.2">
          <table:table-cell table:style-name="Table1.A2" office:value-type="string">
            <text:p text:style-name="P35">ReplayFocusEvent</text:p>
          </table:table-cell>
          <table:table-cell table:style-name="Table1.A2" office:value-type="string">
            <text:p text:style-name="P35">Bool</text:p>
          </table:table-cell>
          <table:table-cell table:style-name="Table1.C2" office:value-type="string">
            <text:p text:style-name="P35">Set vessel focus during playback from stream data. Default: TRUE</text:p>
          </table:table-cell>
        </table:table-row>
        <table:table-row table:style-name="Table1.2">
          <table:table-cell table:style-name="Table1.A2" office:value-type="string">
            <text:p text:style-name="P35">ReplayCameraEvent</text:p>
          </table:table-cell>
          <table:table-cell table:style-name="Table1.A2" office:value-type="string">
            <text:p text:style-name="P35">Bool</text:p>
          </table:table-cell>
          <table:table-cell table:style-name="Table1.C2" office:value-type="string">
            <text:p text:style-name="P35">Set camera parameters during playback from stream data. Default: TRUE</text:p>
          </table:table-cell>
        </table:table-row>
        <table:table-row table:style-name="Table1.2">
          <table:table-cell table:style-name="Table1.A2" office:value-type="string">
            <text:p text:style-name="P35">SystimeSampling</text:p>
          </table:table-cell>
          <table:table-cell table:style-name="Table1.A2" office:value-type="string">
            <text:p text:style-name="P35">Bool</text:p>
          </table:table-cell>
          <table:table-cell table:style-name="Table1.C2" office:value-type="string">
            <text:p text:style-name="P35">Use system time (rather than simulation time) for recording sample intervals. Default: TRUE</text:p>
          </table:table-cell>
        </table:table-row>
        <table:table-row table:style-name="Table1.2">
          <table:table-cell table:style-name="Table1.A2" office:value-type="string">
            <text:p text:style-name="P35">PlaybackNotes</text:p>
          </table:table-cell>
          <table:table-cell table:style-name="Table1.A2" office:value-type="string">
            <text:p text:style-name="P35">Bool</text:p>
          </table:table-cell>
          <table:table-cell table:style-name="Table1.C2" office:value-type="string">
            <text:p text:style-name="P35">Display onscreen annotations from stream during playback. Default: TRUE</text:p>
          </table:table-cell>
        </table:table-row>
        <table:table-row table:style-name="Table1.10">
          <table:table-cell table:style-name="Table1.C2" table:number-columns-spanned="3" office:value-type="string">
            <text:p text:style-name="P142">Font parameters</text:p>
          </table:table-cell>
          <table:covered-table-cell/>
          <table:covered-table-cell/>
        </table:table-row>
        <table:table-row table:style-name="Table1.2">
          <table:table-cell table:style-name="Table1.A2" office:value-type="string">
            <text:p text:style-name="P36">DialogFont_Scale</text:p>
          </table:table-cell>
          <table:table-cell table:style-name="Table1.A2" office:value-type="string">
            <text:p text:style-name="P36">Float</text:p>
          </table:table-cell>
          <table:table-cell table:style-name="Table1.C2" office:value-type="string">
            <text:p text:style-name="P36">Scaling factor for dialog font size. Default: 1.0</text:p>
          </table:table-cell>
        </table:table-row>
        <table:table-row table:style-name="Table1.2">
          <table:table-cell table:style-name="Table1.A2" office:value-type="string">
            <text:p text:style-name="P36">DialogFont1_Face</text:p>
          </table:table-cell>
          <table:table-cell table:style-name="Table1.A2" office:value-type="string">
            <text:p text:style-name="P36">String</text:p>
          </table:table-cell>
          <table:table-cell table:style-name="Table1.C2" office:value-type="string">
            <text:p text:style-name="P36">Standard dialog font face. Default: Arial</text:p>
          </table:table-cell>
        </table:table-row>
        <table:table-row table:style-name="Table1.10">
          <table:table-cell table:style-name="Table1.C2" table:number-columns-spanned="3" office:value-type="string">
            <text:p text:style-name="P142">Window positions</text:p>
          </table:table-cell>
          <table:covered-table-cell/>
          <table:covered-table-cell/>
        </table:table-row>
        <table:table-row table:style-name="Table1.2">
          <table:table-cell table:style-name="Table1.A2" office:value-type="string">
            <text:p text:style-name="P36">DlgXXXPos</text:p>
          </table:table-cell>
          <table:table-cell table:style-name="Table1.A2" office:value-type="string">
            <text:p text:style-name="P36">Rect</text:p>
          </table:table-cell>
          <table:table-cell table:style-name="Table1.C2" office:value-type="string">
            <text:p text:style-name="P36">Screen positions of dialog windows</text:p>
          </table:table-cell>
        </table:table-row>
        <table:table-row table:style-name="Table1.2">
          <table:table-cell table:style-name="Table1.A2" office:value-type="string">
            <text:p text:style-name="P36">LpadXXXListWidth</text:p>
          </table:table-cell>
          <table:table-cell table:style-name="Table1.A2" office:value-type="string">
            <text:p text:style-name="P36">Int</text:p>
          </table:table-cell>
          <table:table-cell table:style-name="Table1.C2" office:value-type="string">
            <text:p text:style-name="P36">Width of Launchpad splitter lists</text:p>
          </table:table-cell>
        </table:table-row>
        <table:table-row table:style-name="Table1.10">
          <table:table-cell table:style-name="Table1.C2" table:number-columns-spanned="3" office:value-type="string">
            <text:p text:style-name="P142">Modules list</text:p>
          </table:table-cell>
          <table:covered-table-cell/>
          <table:covered-table-cell/>
        </table:table-row>
        <table:table-row table:style-name="Table1.142">
          <table:table-cell table:style-name="Table1.A2" office:value-type="string">
            <text:p text:style-name="P36">ActiveModules</text:p>
          </table:table-cell>
          <table:table-cell table:style-name="Table1.A2" office:value-type="string">
            <text:p text:style-name="P36">List</text:p>
          </table:table-cell>
          <table:table-cell table:style-name="Table1.C2" office:value-type="string">
            <text:p text:style-name="P36">List of active plugin modules</text:p>
          </table:table-cell>
        </table:table-row>
      </table:table>
      <text:h text:style-name="Heading_20_2" text:outline-level="2"><text:bookmark-start text:name="__RefHeading___Toc20898_3208987795"/><text:bookmark-start text:name="__RefNumPara__6621_4146565193"/>Planetary systems<text:bookmark-end text:name="__RefHeading___Toc20898_3208987795"/><text:bookmark-end text:name="__RefNumPara__6621_4146565193"/></text:h>
      <text:p text:style-name="P165">Planetary systems contain stars, planets and moons. Each planetary system requires at least one star. Stars, planets and moons are defined in the planetary system’s configuration file</text:p>
      <text:p text:style-name="Text_20_body_20_indent"><text:span text:style-name="Input">.</text:span><text:span text:style-name="Input"><text:span text:style-name="T68">\Config\&lt;</text:span></text:span><text:span text:style-name="Input"><text:span text:style-name="T11">Solsys-name</text:span></text:span><text:span text:style-name="Input"><text:span text:style-name="T68">&gt;.cfg</text:span></text:span></text:p>
      <text:p text:style-name="P166">Orbiter can support multiple planetary systems, but only one per scenario. The planetary system to be used by a scenario is referenced in the scenario file (see Chapter <text:bookmark-ref text:reference-format="chapter" text:ref-name="__RefNumPara__826_2886699231">3</text:bookmark-ref>).</text:p>
      <text:h text:style-name="Heading_20_3" text:outline-level="3">General parameters</text:h>
      <table:table table:name="Table2" table:style-name="Table2" table:template-name="Orbiter table">
        <table:table-column table:style-name="Table2.A"/>
        <table:table-column table:style-name="Table2.B"/>
        <table:table-column table:style-name="Table2.C"/>
        <table:table-row table:style-name="Table2.1">
          <table:table-cell table:style-name="Table2.A1" office:value-type="string">
            <text:p text:style-name="P116">Item</text:p>
          </table:table-cell>
          <table:table-cell table:style-name="Table2.A1" office:value-type="string">
            <text:p text:style-name="P116">Type</text:p>
          </table:table-cell>
          <table:table-cell table:style-name="Table2.C1" office:value-type="string">
            <text:p text:style-name="P116">Description</text:p>
          </table:table-cell>
        </table:table-row>
        <table:table-row table:style-name="Table2.2">
          <table:table-cell table:style-name="Table2.A2" office:value-type="string">
            <text:p text:style-name="P37">Name</text:p>
          </table:table-cell>
          <table:table-cell table:style-name="Table2.A2" office:value-type="string">
            <text:p text:style-name="P37">String</text:p>
          </table:table-cell>
          <table:table-cell table:style-name="Table2.C2" office:value-type="string">
            <text:p text:style-name="P37">A name for the planetary system</text:p>
          </table:table-cell>
        </table:table-row>
        <table:table-row table:style-name="Table2.3">
          <table:table-cell table:style-name="Table2.A2" office:value-type="string">
            <text:p text:style-name="P37">MarkerPath</text:p>
          </table:table-cell>
          <table:table-cell table:style-name="Table2.A2" office:value-type="string">
            <text:p text:style-name="P37">String</text:p>
          </table:table-cell>
          <table:table-cell table:style-name="Table2.C2" office:value-type="string">
            <text:p text:style-name="P37">Directory path containing surface marker lists for the <text:soft-page-break/>planet. Default: .\Config\&lt;<text:span text:style-name="T10">Solsys-name</text:span>&gt;\Marker\</text:p>
          </table:table-cell>
        </table:table-row>
      </table:table>
      <text:p text:style-name="P166">The MarkerPath entry is used only for legacy-style marker definitions (see Chapter <text:bookmark-ref text:reference-format="chapter" text:ref-name="__RefNumPara__14259_2812754491">2.5</text:bookmark-ref>). For new quadtree-based markers, see <text:span text:style-name="T12">Planetary Textures</text:span><text:span text:style-name="T69">, Chapter 9 “Label tile format”.</text:span></text:p>
      <text:h text:style-name="Heading_20_3" text:outline-level="3">Object list</text:h>
      <text:p text:style-name="P167">The object list defines the celestial bodies populating the planetary system and their hierarchy.</text:p>
      <text:p text:style-name="P168">Star entries:</text:p>
      <text:p text:style-name="Text_20_body_20_indent"><text:span text:style-name="Input">Star&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i</text:span></text:span><text:span text:style-name="Input">&gt;</text:span> is an index running from 1 upward. (Note: planetary systems with more than one central star are not currently supported).</text:p>
      <text:p text:style-name="P168">Planet entries:</text:p>
      <text:p text:style-name="Text_20_body_20_indent"><text:span text:style-name="Input">Planet&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i</text:span></text:span><text:span text:style-name="Input">&gt;</text:span> is an index running from 1 upward.</text:p>
      <text:p text:style-name="P168">Moon entries:</text:p>
      <text:p text:style-name="Text_20_body_20_indent"><text:span text:style-name="Input">&lt;</text:span><text:span text:style-name="Input"><text:span text:style-name="T10">Planet</text:span></text:span><text:span text:style-name="Input">&gt;:Moon&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Planet</text:span></text:span><text:span text:style-name="Input">&gt;</text:span> is the name of a planet defined before, and <text:span text:style-name="Input">&lt;</text:span><text:span text:style-name="Input"><text:span text:style-name="T10">i</text:span></text:span><text:span text:style-name="Input">&gt;</text:span> is an index enumerating the moons of this planet, running from 1 upward.</text:p>
      <text:p text:style-name="P168">Example:</text:p>
      <text:p text:style-name="P180"><text:span text:style-name="Input">Star1 = Sun</text:span></text:p>
      <text:p text:style-name="P180"><text:span text:style-name="Input">Planet1 = Mercury</text:span></text:p>
      <text:p text:style-name="P180"><text:span text:style-name="Input">Planet2 = Venus</text:span></text:p>
      <text:p text:style-name="P180"><text:span text:style-name="Input">Planet3 = Earth</text:span></text:p>
      <text:p text:style-name="P180"><text:span text:style-name="Input">Earth:Moon1 = Moon</text:span></text:p>
      <text:p text:style-name="P180"><text:span text:style-name="Input">Planet4 = Mars</text:span></text:p>
      <text:p text:style-name="P180"><text:span text:style-name="Input">Mars:Moon1 = Phobos</text:span></text:p>
      <text:p text:style-name="P180"><text:span text:style-name="Input">Mars:Moon2 = Deimos</text:span></text:p>
      <text:h text:style-name="P312" text:outline-level="2"><text:bookmark-start text:name="__RefNumPara__4859_298596741"/><text:bookmark-start text:name="__RefHeading___Toc3347_1950696692"/>Planets<text:bookmark-end text:name="__RefNumPara__4859_298596741"/><text:bookmark-end text:name="__RefHeading___Toc3347_1950696692"/></text:h>
      <text:p text:style-name="P191">Adding a new celestial body (planet or moon) to a planetary system requires the following steps:</text:p>
      <text:list xml:id="list3184435242" text:style-name="List_20_1">
        <text:list-item>
          <text:p text:style-name="P270">Add an entry for the body in the planetary system configuration file (see previous chapter).</text:p>
        </text:list-item>
        <text:list-item>
          <text:p text:style-name="P271"><text:span text:style-name="T81">Create a configuration file for the planet, defining its </text:span><text:span text:style-name="T70">orbital, physical and visual parameters, located in </text:span><text:span text:style-name="Input">.</text:span><text:span text:style-name="Input"><text:span text:style-name="T70">\Config\&lt;</text:span></text:span><text:span text:style-name="Input"><text:span text:style-name="T13">Planet-name</text:span></text:span><text:span text:style-name="Input"><text:span text:style-name="T70">&gt;.cfg</text:span></text:span><text:span text:style-name="T70">, for example, </text:span><text:span text:style-name="Input"><text:span text:style-name="T70">Config\Earth.cfg</text:span></text:span><text:span text:style-name="T70">. </text:span><text:span text:style-name="T81">The configuration entries are described below.</text:span></text:p>
        </text:list-item>
        <text:list-item>
          <text:p text:style-name="P270">Create the required surface texture maps, and optionally elevation, night light, water mask, cloud layer and feature label maps. See document <text:span text:style-name="T15">PlanetTextures.pdf</text:span><text:span text:style-name="T82"> for details.</text:span></text:p>
        </text:list-item>
        <text:list-item>
          <text:p text:style-name="P272">Optionally, create configuration files for surface bases in <text:span text:style-name="Input">.\Config\&lt;</text:span><text:span text:style-name="Input"><text:span text:style-name="T10">Planet-name</text:span></text:span><text:span text:style-name="Input">&gt;\Base</text:span> and reference them in the planet configuration file. See Chapter <text:bookmark-ref text:reference-format="chapter" text:ref-name="__RefNumPara__4649_3245063279">2.4</text:bookmark-ref><text:s/>for details on surface base definitions.</text:p>
        </text:list-item>
        <text:list-item>
          <text:p text:style-name="P273">Optionally, compile a DLL module for the planet for ephemeris calculations and atmospheric parameter computation. <text:span text:style-name="T84">See the Orbiter sources for examples, e.g. the </text:span><text:span text:style-name="Input"><text:span text:style-name="T84">Src\Celbody\Vsop87</text:span></text:span><text:span text:style-name="T84"> project.</text:span></text:p>
        </text:list-item>
        <text:list-item>
          <text:p text:style-name="P273"><text:soft-page-break/>Optionally, create polyline definitions for coastlines <text:span text:style-name="T83">(</text:span><text:span text:style-name="Input"><text:span text:style-name="T83">.\Config\&lt;</text:span></text:span><text:span text:style-name="Input"><text:span text:style-name="T17">Pl</text:span></text:span><text:span text:style-name="Input"><text:span text:style-name="T16">anet-name</text:span></text:span><text:span text:style-name="Input"><text:span text:style-name="T83">&gt;\Data\coast.vec</text:span></text:span><text:span text:style-name="T83">) and/or</text:span> topography <text:span text:style-name="T83">(</text:span><text:span text:style-name="Input"><text:span text:style-name="T83">.\Config\&lt;</text:span></text:span><text:span text:style-name="Input"><text:span text:style-name="T17">P</text:span></text:span><text:span text:style-name="Input"><text:span text:style-name="T16">lanet-name</text:span></text:span><text:span text:style-name="Input"><text:span text:style-name="T83">&gt;\Data\contour.vec</text:span></text:span><text:span text:style-name="T83">)</text:span> to be used in scalable map displays. See .\Config\Earth\Data\coast.vec for an example.</text:p>
        </text:list-item>
      </text:list>
      <text:p text:style-name="P192">The components of the planet configuration file are listed below. An example for a configuration file can be found in <text:span text:style-name="Input">.\Config\Earth.cfg</text:span>.</text:p>
      <text:h text:style-name="Heading_20_3" text:outline-level="3">General parameters</text:h>
      <table:table table:name="Table3" table:style-name="Table3" table:template-name="Orbiter table">
        <table:table-column table:style-name="Table3.A"/>
        <table:table-column table:style-name="Table3.B"/>
        <table:table-column table:style-name="Table3.C"/>
        <table:table-row table:style-name="Table3.1">
          <table:table-cell table:style-name="Table3.A1" office:value-type="string">
            <text:p text:style-name="P153">Item</text:p>
          </table:table-cell>
          <table:table-cell table:style-name="Table3.A1" office:value-type="string">
            <text:p text:style-name="P153">Type</text:p>
          </table:table-cell>
          <table:table-cell table:style-name="Table3.C1" office:value-type="string">
            <text:p text:style-name="P153">Description</text:p>
          </table:table-cell>
        </table:table-row>
        <table:table-row table:style-name="Table3.2">
          <table:table-cell table:style-name="Table3.A2" office:value-type="string">
            <text:p text:style-name="P70">Name</text:p>
          </table:table-cell>
          <table:table-cell table:style-name="Table3.A2" office:value-type="string">
            <text:p text:style-name="P70">String</text:p>
          </table:table-cell>
          <table:table-cell table:style-name="Table3.C2" office:value-type="string">
            <text:p text:style-name="P71">Planet name</text:p>
          </table:table-cell>
        </table:table-row>
        <table:table-row table:style-name="Table3.2">
          <table:table-cell table:style-name="Table3.A2" office:value-type="string">
            <text:p text:style-name="P70">M<text:span text:style-name="T70">odule</text:span></text:p>
          </table:table-cell>
          <table:table-cell table:style-name="Table3.A2" office:value-type="string">
            <text:p text:style-name="P70">String</text:p>
          </table:table-cell>
          <table:table-cell table:style-name="Table3.C2" office:value-type="string">
            <text:p text:style-name="P71">Name of a dynamic link library performing calculations for the planet. Default: none</text:p>
          </table:table-cell>
        </table:table-row>
        <table:table-row table:style-name="Table3.2">
          <table:table-cell table:style-name="Table3.A2" office:value-type="string">
            <text:p text:style-name="P71">ErrorLimit</text:p>
          </table:table-cell>
          <table:table-cell table:style-name="Table3.A2" office:value-type="string">
            <text:p text:style-name="P71">Float</text:p>
          </table:table-cell>
          <table:table-cell table:style-name="Table3.C2" office:value-type="string">
            <text:p text:style-name="P71">Max. rel. error for position/velocity calculations (only used if the module supports precision adjustment)</text:p>
          </table:table-cell>
        </table:table-row>
        <table:table-row table:style-name="Table3.2">
          <table:table-cell table:style-name="Table3.A2" office:value-type="string">
            <text:p text:style-name="P71">EllipticOrbit</text:p>
          </table:table-cell>
          <table:table-cell table:style-name="Table3.A2" office:value-type="string">
            <text:p text:style-name="P71">Bool</text:p>
          </table:table-cell>
          <table:table-cell table:style-name="Table3.C2" office:value-type="string">
            <text:p text:style-name="P71">If TRUE, use analytic 2-body solution for planet position/velocity calculation, otherwise update dynamically (ignored if module supports position/velocity calculation)</text:p>
          </table:table-cell>
        </table:table-row>
        <table:table-row table:style-name="Table3.6">
          <table:table-cell table:style-name="Table3.A2" office:value-type="string">
            <text:p text:style-name="P71">HasElements</text:p>
          </table:table-cell>
          <table:table-cell table:style-name="Table3.A2" office:value-type="string">
            <text:p text:style-name="P71">Bool</text:p>
          </table:table-cell>
          <table:table-cell table:style-name="Table3.C2" office:value-type="string">
            <text:p text:style-name="P71">If TRUE, the initial position/velocity is calculated from the provided set of orbital elements, otherwise from an explicit position/velocity pair (ignored if the module supports posi­tion/velocity calculation)</text:p>
          </table:table-cell>
        </table:table-row>
      </table:table>
      <text:p text:style-name="P169">Notes:</text:p>
      <text:list xml:id="list210701523862192" text:continue-numbering="true" text:style-name="List_20_1">
        <text:list-item>
          <text:p text:style-name="P275">If the module calculates the planet position and velocity from a numerical series expansion solution, the value of <text:span text:style-name="Input">ErrorLimit</text:span> affects the number of terms used for the calculation. A lower value increases the number of terms required to achieve that limit, and thus increases calculation time. The valid range for <text:span text:style-name="Input">ErrorLimit</text:span> depends on the module, but is typically 10<text:span text:style-name="T41">−</text:span><text:span text:style-name="T39">3</text:span> <text:span text:style-name="T44">≤</text:span><text:span text:style-name="T36"> </text:span><text:span text:style-name="Input"><text:span text:style-name="T58">ErrorLimit</text:span></text:span><text:span text:style-name="T36"> </text:span><text:span text:style-name="T44">≤ 10</text:span><text:span text:style-name="T41">−</text:span><text:span text:style-name="T40">8</text:span><text:span text:style-name="T44">.</text:span></text:p>
        </text:list-item>
      </text:list>
      <text:h text:style-name="Heading_20_3" text:outline-level="3">Orbital parameters</text:h>
      <text:p text:style-name="P182">Ignored if a module is active that supports position/velocity calculation or if <text:span text:style-name="Input">HasElements = FALSE</text:span>.</text:p>
      <table:table table:name="Table4" table:style-name="Table4" table:template-name="Orbiter table">
        <table:table-column table:style-name="Table4.A"/>
        <table:table-column table:style-name="Table4.B"/>
        <table:table-column table:style-name="Table4.C"/>
        <table:table-row table:style-name="Table4.1">
          <table:table-cell table:style-name="Table4.A1" office:value-type="string">
            <text:p text:style-name="P154">Item</text:p>
          </table:table-cell>
          <table:table-cell table:style-name="Table4.A1" office:value-type="string">
            <text:p text:style-name="P154">Type</text:p>
          </table:table-cell>
          <table:table-cell table:style-name="Table4.C1" office:value-type="string">
            <text:p text:style-name="P154">Description</text:p>
          </table:table-cell>
        </table:table-row>
        <table:table-row table:style-name="Table4.2">
          <table:table-cell table:style-name="Table4.A2" office:value-type="string">
            <text:p text:style-name="P72">Epoch</text:p>
          </table:table-cell>
          <table:table-cell table:style-name="Table4.A2" office:value-type="string">
            <text:p text:style-name="P72">Float</text:p>
          </table:table-cell>
          <table:table-cell table:style-name="Table4.C2" office:value-type="string">
            <text:p text:style-name="P72">Orbital element reference epoch (e.g. 2000)</text:p>
          </table:table-cell>
        </table:table-row>
        <table:table-row table:style-name="Table4.2">
          <table:table-cell table:style-name="Table4.A2" office:value-type="string">
            <text:p text:style-name="P72">ElReference</text:p>
          </table:table-cell>
          <table:table-cell table:style-name="Table4.A2" office:value-type="string">
            <text:p text:style-name="P72">Flag</text:p>
          </table:table-cell>
          <table:table-cell table:style-name="Table4.C2" office:value-type="string">
            <text:p text:style-name="P72">Orbit reference frame (ParentEquator or Ecliptic). Default: Ecliptic</text:p>
          </table:table-cell>
        </table:table-row>
        <table:table-row table:style-name="Table4.2">
          <table:table-cell table:style-name="Table4.A2" office:value-type="string">
            <text:p text:style-name="P72">SemiMajorAxis</text:p>
          </table:table-cell>
          <table:table-cell table:style-name="Table4.A2" office:value-type="string">
            <text:p text:style-name="P72">Float</text:p>
          </table:table-cell>
          <table:table-cell table:style-name="Table4.C2" office:value-type="string">
            <text:p text:style-name="P72">Orbit semi-major axis <text:span text:style-name="T10">a</text:span> [m]</text:p>
          </table:table-cell>
        </table:table-row>
        <table:table-row table:style-name="Table4.2">
          <table:table-cell table:style-name="Table4.A2" office:value-type="string">
            <text:p text:style-name="P72">Eccentricity</text:p>
          </table:table-cell>
          <table:table-cell table:style-name="Table4.A2" office:value-type="string">
            <text:p text:style-name="P72">Float</text:p>
          </table:table-cell>
          <table:table-cell table:style-name="Table4.C2" office:value-type="string">
            <text:p text:style-name="P72">Orbit eccentricity <text:span text:style-name="T10">e</text:span>.</text:p>
          </table:table-cell>
        </table:table-row>
        <table:table-row table:style-name="Table4.2">
          <table:table-cell table:style-name="Table4.A2" office:value-type="string">
            <text:p text:style-name="P72">Inclination</text:p>
          </table:table-cell>
          <table:table-cell table:style-name="Table4.A2" office:value-type="string">
            <text:p text:style-name="P72">Float</text:p>
          </table:table-cell>
          <table:table-cell table:style-name="Table4.C2" office:value-type="string">
            <text:p text:style-name="P72">Orbit inclination against reference frame <text:span text:style-name="T10">i</text:span> [rad]</text:p>
          </table:table-cell>
        </table:table-row>
        <table:table-row table:style-name="Table4.2">
          <table:table-cell table:style-name="Table4.A2" office:value-type="string">
            <text:p text:style-name="P72">LongAscNode</text:p>
          </table:table-cell>
          <table:table-cell table:style-name="Table4.A2" office:value-type="string">
            <text:p text:style-name="P72">Float</text:p>
          </table:table-cell>
          <table:table-cell table:style-name="Table4.C2" office:value-type="string">
            <text:p text:style-name="P72">Longitude of ascending node <text:span text:style-name="T54">Ω</text:span> [rad]</text:p>
          </table:table-cell>
        </table:table-row>
        <table:table-row table:style-name="Table4.2">
          <table:table-cell table:style-name="Table4.A2" office:value-type="string">
            <text:p text:style-name="P72">LongPerihelion</text:p>
          </table:table-cell>
          <table:table-cell table:style-name="Table4.A2" office:value-type="string">
            <text:p text:style-name="P72">Float</text:p>
          </table:table-cell>
          <table:table-cell table:style-name="Table4.C2" office:value-type="string">
            <text:p text:style-name="P75"><text:span text:style-name="T6">Longitude of periapsis </text:span><text:span text:style-name="T10">ϖ</text:span> <text:span text:style-name="T71">[rad]</text:span></text:p>
          </table:table-cell>
        </table:table-row>
        <table:table-row table:style-name="Table4.2">
          <table:table-cell table:style-name="Table4.A2" office:value-type="string">
            <text:p text:style-name="P76">MeanLongitude</text:p>
          </table:table-cell>
          <table:table-cell table:style-name="Table4.A2" office:value-type="string">
            <text:p text:style-name="P76">Float</text:p>
          </table:table-cell>
          <table:table-cell table:style-name="Table4.C2" office:value-type="string">
            <text:p text:style-name="P10"><text:span text:style-name="T7">Mean longitude </text:span><text:span text:style-name="T10">l</text:span><text:span text:style-name="T7"> at epoch [rad]</text:span></text:p>
          </table:table-cell>
        </table:table-row>
      </table:table>
      <text:h text:style-name="Heading_20_3" text:outline-level="3">Physical parameters</text:h>
      <table:table table:name="Table5" table:style-name="Table5" table:template-name="Orbiter table">
        <table:table-column table:style-name="Table5.A"/>
        <table:table-column table:style-name="Table5.B"/>
        <table:table-column table:style-name="Table5.C"/>
        <table:table-row table:style-name="Table5.1">
          <table:table-cell table:style-name="Table5.A1" office:value-type="string">
            <text:p text:style-name="P155">Item</text:p>
          </table:table-cell>
          <table:table-cell table:style-name="Table5.A1" office:value-type="string">
            <text:p text:style-name="P155">Type</text:p>
          </table:table-cell>
          <table:table-cell table:style-name="Table5.C1" office:value-type="string">
            <text:p text:style-name="P155">Description</text:p>
          </table:table-cell>
        </table:table-row>
        <table:table-row table:style-name="Table5.2">
          <table:table-cell table:style-name="Table5.A2" office:value-type="string">
            <text:p text:style-name="P76">Mass</text:p>
          </table:table-cell>
          <table:table-cell table:style-name="Table5.A2" office:value-type="string">
            <text:p text:style-name="P73">Float</text:p>
          </table:table-cell>
          <table:table-cell table:style-name="Table5.C2" office:value-type="string">
            <text:p text:style-name="P76">Planet mass [kg]</text:p>
          </table:table-cell>
        </table:table-row>
        <table:table-row table:style-name="Table5.2">
          <table:table-cell table:style-name="Table5.A2" office:value-type="string">
            <text:p text:style-name="P76">Size</text:p>
          </table:table-cell>
          <table:table-cell table:style-name="Table5.A2" office:value-type="string">
            <text:p text:style-name="P73">Fl<text:span text:style-name="T71">oat</text:span></text:p>
          </table:table-cell>
          <table:table-cell table:style-name="Table5.C2" office:value-type="string">
            <text:p text:style-name="P76">Mean planet radius [m]</text:p>
          </table:table-cell>
        </table:table-row>
      </table:table>
      <text:h text:style-name="Heading_20_3" text:outline-level="3">Rotation and precession elements</text:h>
      <text:p text:style-name="Text_20_body">See also Doc\Technotes\precession.pdf.</text:p>
      <table:table table:name="Table6" table:style-name="Table6" table:template-name="Orbiter table">
        <table:table-column table:style-name="Table6.A"/>
        <table:table-column table:style-name="Table6.B"/>
        <table:table-column table:style-name="Table6.C"/>
        <table:table-row table:style-name="Table6.1">
          <table:table-cell table:style-name="Table6.A1" office:value-type="string">
            <text:p text:style-name="P155">Item</text:p>
          </table:table-cell>
          <table:table-cell table:style-name="Table6.A1" office:value-type="string">
            <text:p text:style-name="P155">Type</text:p>
          </table:table-cell>
          <table:table-cell table:style-name="Table6.C1" office:value-type="string">
            <text:p text:style-name="P155">Description</text:p>
          </table:table-cell>
        </table:table-row>
        <text:soft-page-break/>
        <table:table-row table:style-name="Table6.2">
          <table:table-cell table:style-name="Table6.A2" office:value-type="string">
            <text:p text:style-name="P76">SidRotPeriod</text:p>
          </table:table-cell>
          <table:table-cell table:style-name="Table6.A2" office:value-type="string">
            <text:p text:style-name="P73">Float</text:p>
          </table:table-cell>
          <table:table-cell table:style-name="Table6.C2" office:value-type="string">
            <text:p text:style-name="P76">Sidereal rotation period [s]. Default: infinite</text:p>
          </table:table-cell>
        </table:table-row>
        <table:table-row table:style-name="Table6.2">
          <table:table-cell table:style-name="Table6.A2" office:value-type="string">
            <text:p text:style-name="P76">SidRotOffset</text:p>
          </table:table-cell>
          <table:table-cell table:style-name="Table6.A2" office:value-type="string">
            <text:p text:style-name="P76">Float</text:p>
          </table:table-cell>
          <table:table-cell table:style-name="Table6.C2" office:value-type="string">
            <text:p text:style-name="P76">Rotation at epoch [rad]. Default: 0</text:p>
          </table:table-cell>
        </table:table-row>
        <table:table-row table:style-name="Table6.2">
          <table:table-cell table:style-name="Table6.A2" office:value-type="string">
            <text:p text:style-name="P76">Obliquity</text:p>
          </table:table-cell>
          <table:table-cell table:style-name="Table6.A2" office:value-type="string">
            <text:p text:style-name="P76">Float</text:p>
          </table:table-cell>
          <table:table-cell table:style-name="Table6.C2" office:value-type="string">
            <text:p text:style-name="P76">Obliquity of axis: angle between planet axis and precession reference axis [rad]. Default: 0</text:p>
          </table:table-cell>
        </table:table-row>
        <table:table-row table:style-name="Table6.2">
          <table:table-cell table:style-name="Table6.A2" office:value-type="string">
            <text:p text:style-name="P77">LAN</text:p>
          </table:table-cell>
          <table:table-cell table:style-name="Table6.A2" office:value-type="string">
            <text:p text:style-name="P77">Float</text:p>
          </table:table-cell>
          <table:table-cell table:style-name="Table6.C2" office:value-type="string">
            <text:p text:style-name="P77">Longitude of ascending node of equatorial plane [rad]. Default: 0</text:p>
          </table:table-cell>
        </table:table-row>
        <table:table-row table:style-name="Table6.2">
          <table:table-cell table:style-name="Table6.A2" office:value-type="string">
            <text:p text:style-name="P77">LAN_MJD</text:p>
          </table:table-cell>
          <table:table-cell table:style-name="Table6.A2" office:value-type="string">
            <text:p text:style-name="P77">Float</text:p>
          </table:table-cell>
          <table:table-cell table:style-name="Table6.C2" office:value-type="string">
            <text:p text:style-name="P77">Reference data for LAN [MJD]. Default: 51544.5</text:p>
          </table:table-cell>
        </table:table-row>
        <table:table-row table:style-name="Table6.2">
          <table:table-cell table:style-name="Table6.A2" office:value-type="string">
            <text:p text:style-name="P77">PrecessionPeriod</text:p>
          </table:table-cell>
          <table:table-cell table:style-name="Table6.A2" office:value-type="string">
            <text:p text:style-name="P77">Float</text:p>
          </table:table-cell>
          <table:table-cell table:style-name="Table6.C2" office:value-type="string">
            <text:p text:style-name="P77">Period of precession of axis [days]. Default: infinite</text:p>
          </table:table-cell>
        </table:table-row>
        <table:table-row table:style-name="Table6.2">
          <table:table-cell table:style-name="Table6.A2" office:value-type="string">
            <text:p text:style-name="P77">PrecessionObliquity</text:p>
          </table:table-cell>
          <table:table-cell table:style-name="Table6.A2" office:value-type="string">
            <text:p text:style-name="P77">Float</text:p>
          </table:table-cell>
          <table:table-cell table:style-name="Table6.C2" office:value-type="string">
            <text:p text:style-name="P77">Obliquity of precession reference axis with respect to ecliptic north pole at J2000 [rad]. Default: 0</text:p>
          </table:table-cell>
        </table:table-row>
        <table:table-row table:style-name="Table6.2">
          <table:table-cell table:style-name="Table6.A2" office:value-type="string">
            <text:p text:style-name="P77">PrecessionLAN</text:p>
          </table:table-cell>
          <table:table-cell table:style-name="Table6.A2" office:value-type="string">
            <text:p text:style-name="P77">Float</text:p>
          </table:table-cell>
          <table:table-cell table:style-name="Table6.C2" office:value-type="string">
            <text:p text:style-name="P77">Longitude of ascending node of precession reference plane [rad]. Default: 0</text:p>
          </table:table-cell>
        </table:table-row>
      </table:table>
      <text:h text:style-name="Heading_20_3" text:outline-level="3">Atmospheric parameters</text:h>
      <text:p text:style-name="P183">Only required if the planet defines an atmosphere.</text:p>
      <table:table table:name="Table7" table:style-name="Table7" table:template-name="Orbiter table">
        <table:table-column table:style-name="Table7.A"/>
        <table:table-column table:style-name="Table7.B"/>
        <table:table-column table:style-name="Table7.C"/>
        <table:table-row table:style-name="Table7.1">
          <table:table-cell table:style-name="Table7.A1" office:value-type="string">
            <text:p text:style-name="P156">Item</text:p>
          </table:table-cell>
          <table:table-cell table:style-name="Table7.A1" office:value-type="string">
            <text:p text:style-name="P156">Type</text:p>
          </table:table-cell>
          <table:table-cell table:style-name="Table7.C1" office:value-type="string">
            <text:p text:style-name="P156">Description</text:p>
          </table:table-cell>
        </table:table-row>
        <table:table-row table:style-name="Table7.2">
          <table:table-cell table:style-name="Table7.A2" office:value-type="string">
            <text:p text:style-name="P77">AtmPressure0</text:p>
          </table:table-cell>
          <table:table-cell table:style-name="Table7.A2" office:value-type="string">
            <text:p text:style-name="P74">Float</text:p>
          </table:table-cell>
          <table:table-cell table:style-name="Table7.C2" office:value-type="string">
            <text:p text:style-name="P77">(Mean) atmospheric pressure at zero altitude (reference radius) [Pa]</text:p>
          </table:table-cell>
        </table:table-row>
        <table:table-row table:style-name="Table7.2">
          <table:table-cell table:style-name="Table7.A2" office:value-type="string">
            <text:p text:style-name="P77">AtmDensity0</text:p>
          </table:table-cell>
          <table:table-cell table:style-name="Table7.A2" office:value-type="string">
            <text:p text:style-name="P77">Float</text:p>
          </table:table-cell>
          <table:table-cell table:style-name="Table7.C2" office:value-type="string">
            <text:p text:style-name="P77">(Mean) atmospheric density at zero altitude [kg/m<text:span text:style-name="T39">3</text:span>]</text:p>
          </table:table-cell>
        </table:table-row>
        <table:table-row table:style-name="Table7.2">
          <table:table-cell table:style-name="Table7.A2" office:value-type="string">
            <text:p text:style-name="P77">AtmGasConstant</text:p>
          </table:table-cell>
          <table:table-cell table:style-name="Table7.A2" office:value-type="string">
            <text:p text:style-name="P77">Float</text:p>
          </table:table-cell>
          <table:table-cell table:style-name="Table7.C2" office:value-type="string">
            <text:p text:style-name="P77"><text:span text:style-name="T76">S</text:span>pecific gas constant [J K<text:span text:style-name="T42">−</text:span><text:span text:style-name="T39">1</text:span> kg<text:span text:style-name="T42">−</text:span><text:span text:style-name="T39">1</text:span>]. Default: 286.91 (Earth value)</text:p>
          </table:table-cell>
        </table:table-row>
        <table:table-row table:style-name="Table7.2">
          <table:table-cell table:style-name="Table7.A2" office:value-type="string">
            <text:p text:style-name="P77">AtmGamma</text:p>
          </table:table-cell>
          <table:table-cell table:style-name="Table7.A2" office:value-type="string">
            <text:p text:style-name="P77">Float</text:p>
          </table:table-cell>
          <table:table-cell table:style-name="Table7.C2" office:value-type="string">
            <text:p text:style-name="P77"><text:span text:style-name="T76">R</text:span>atio of specific heats <text:span text:style-name="T10">c</text:span><text:span text:style-name="T72">p</text:span>/<text:span text:style-name="T10">c</text:span><text:span text:style-name="T72">v</text:span>. Default: 1.4 (Earth value)</text:p>
          </table:table-cell>
        </table:table-row>
        <table:table-row table:style-name="Table7.2">
          <table:table-cell table:style-name="Table7.A2" office:value-type="string">
            <text:p text:style-name="P78">AtmColor0</text:p>
          </table:table-cell>
          <table:table-cell table:style-name="Table7.A2" office:value-type="string">
            <text:p text:style-name="P78">Vec3</text:p>
          </table:table-cell>
          <table:table-cell table:style-name="Table7.C2" office:value-type="string">
            <text:p text:style-name="P78">RGB triplet for atmospheric colour at ground level (0<text:span text:style-name="T49">–</text:span><text:span text:style-name="T58">1 each)</text:span></text:p>
          </table:table-cell>
        </table:table-row>
        <table:table-row table:style-name="Table7.2">
          <table:table-cell table:style-name="Table7.A2" office:value-type="string">
            <text:p text:style-name="P78">AtmAltLimit</text:p>
          </table:table-cell>
          <table:table-cell table:style-name="Table7.A2" office:value-type="string">
            <text:p text:style-name="P78">Float</text:p>
          </table:table-cell>
          <table:table-cell table:style-name="Table7.C2" office:value-type="string">
            <text:p text:style-name="P78">Altitude limit beyond which atmospheric effects can be ignored [m]</text:p>
          </table:table-cell>
        </table:table-row>
        <table:table-row table:style-name="Table7.2">
          <table:table-cell table:style-name="Table7.A2" office:value-type="string">
            <text:p text:style-name="P78">AtmHazeExtent</text:p>
          </table:table-cell>
          <table:table-cell table:style-name="Table7.A2" office:value-type="string">
            <text:p text:style-name="P78">Float</text:p>
          </table:table-cell>
          <table:table-cell table:style-name="Table7.C2" office:value-type="string">
            <text:p text:style-name="P78">Width parameter for extent of horizon haze rendering. Range: 0 (thinnest) to 1 (widest). Default: 0.1</text:p>
          </table:table-cell>
        </table:table-row>
        <table:table-row table:style-name="Table7.2">
          <table:table-cell table:style-name="Table7.A2" office:value-type="string">
            <text:p text:style-name="P78">AtmHazeShift</text:p>
          </table:table-cell>
          <table:table-cell table:style-name="Table7.A2" office:value-type="string">
            <text:p text:style-name="P78">Float</text:p>
          </table:table-cell>
          <table:table-cell table:style-name="Table7.C2" office:value-type="string">
            <text:p text:style-name="P78">Shift the reference altitude of the haze base line (in units of planet radius). Can be used to adjust haze altitude to a cloud layer. Default: 0 (align with surface horizon). Shift is not applied if camera is below cloud layer.</text:p>
          </table:table-cell>
        </table:table-row>
        <table:table-row table:style-name="Table7.2">
          <table:table-cell table:style-name="Table7.A2" office:value-type="string">
            <text:p text:style-name="P78">AtmHazeDensity</text:p>
          </table:table-cell>
          <table:table-cell table:style-name="Table7.A2" office:value-type="string">
            <text:p text:style-name="P78">Float</text:p>
          </table:table-cell>
          <table:table-cell table:style-name="Table7.C2" office:value-type="string">
            <text:p text:style-name="P78">Modify the density at which the horizon haze is rendered (basic density is calculated from atmospheric density). Default: 1.0</text:p>
          </table:table-cell>
        </table:table-row>
        <table:table-row table:style-name="Table7.2">
          <table:table-cell table:style-name="Table7.A2" office:value-type="string">
            <text:p text:style-name="P78">AtmHazeColor</text:p>
          </table:table-cell>
          <table:table-cell table:style-name="Table7.A2" office:value-type="string">
            <text:p text:style-name="P78">Vec3</text:p>
          </table:table-cell>
          <table:table-cell table:style-name="Table7.C2" office:value-type="string">
            <text:p text:style-name="P78">RGB triplet for horizon haze colour (0<text:span text:style-name="T49">–</text:span><text:span text:style-name="T58">1 each). Default: use AtmColor0 values.</text:span></text:p>
          </table:table-cell>
        </table:table-row>
        <table:table-row table:style-name="Table7.2">
          <table:table-cell table:style-name="Table7.A2" office:value-type="string">
            <text:p text:style-name="P78">AtmFogColor</text:p>
          </table:table-cell>
          <table:table-cell table:style-name="Table7.A2" office:value-type="string">
            <text:p text:style-name="P78">Vec3</text:p>
          </table:table-cell>
          <table:table-cell table:style-name="Table7.C2" office:value-type="string">
            <text:p text:style-name="P78">RGB triplet for distance fog colour (0<text:span text:style-name="T49">–</text:span><text:span text:style-name="T58">1 each).</text:span></text:p>
          </table:table-cell>
        </table:table-row>
        <table:table-row table:style-name="Table7.2">
          <table:table-cell table:style-name="Table7.A2" office:value-type="string">
            <text:p text:style-name="P78">AtmFogParam</text:p>
          </table:table-cell>
          <table:table-cell table:style-name="Table7.A2" office:value-type="string">
            <text:p text:style-name="P78">Vec3</text:p>
          </table:table-cell>
          <table:table-cell table:style-name="Table7.C2" office:value-type="string">
            <text:p text:style-name="P78">Value 1: fog density at surface level</text:p>
            <text:p text:style-name="P78">Value 2: fog density at reference altitude</text:p>
            <text:p text:style-name="P78">Value 3: reference altitude [m]</text:p>
          </table:table-cell>
        </table:table-row>
        <table:table-row table:style-name="Table7.2">
          <table:table-cell table:style-name="Table7.A2" office:value-type="string">
            <text:p text:style-name="P78">AtmTintColor</text:p>
          </table:table-cell>
          <table:table-cell table:style-name="Table7.A2" office:value-type="string">
            <text:p text:style-name="P78">Vec3</text:p>
          </table:table-cell>
          <table:table-cell table:style-name="Table7.C2" office:value-type="string">
            <text:p text:style-name="P79">RGB triplet for additive colour component <text:span text:style-name="T76">(0</text:span><text:span text:style-name="T51">–</text:span><text:span text:style-name="T59">1 each) </text:span><text:span text:style-name="T58">added to surface rendering at high altitude</text:span></text:p>
          </table:table-cell>
        </table:table-row>
        <table:table-row table:style-name="Table7.2">
          <table:table-cell table:style-name="Table7.A2" office:value-type="string">
            <text:p text:style-name="P79">AtmHorizonAlt</text:p>
          </table:table-cell>
          <table:table-cell table:style-name="Table7.A2" office:value-type="string">
            <text:p text:style-name="P79">Float</text:p>
          </table:table-cell>
          <table:table-cell table:style-name="Table7.C2" office:value-type="string">
            <text:p text:style-name="P79">Altitude scale for horizon haze rendering [m]. Default: 0.01 of planet radius.</text:p>
          </table:table-cell>
        </table:table-row>
        <table:table-row table:style-name="Table7.2">
          <table:table-cell table:style-name="Table7.A2" office:value-type="string">
            <text:p text:style-name="P79">ShadowDepth</text:p>
          </table:table-cell>
          <table:table-cell table:style-name="Table7.A2" office:value-type="string">
            <text:p text:style-name="P79">Float</text:p>
          </table:table-cell>
          <table:table-cell table:style-name="Table7.C2" office:value-type="string">
            <text:p text:style-name="P79">Depth (“blackness”) of object shadows (<text:span text:style-name="T76">0</text:span><text:span text:style-name="T51">–</text:span><text:span text:style-name="T59">1, </text:span><text:span text:style-name="T58">where 0 = black, 1 = no shadows). Default: exp(</text:span><text:span text:style-name="T49">−</text:span><text:span text:style-name="T56">ρ</text:span><text:span text:style-name="T74">0</text:span><text:span text:style-name="T58">/2), where </text:span><text:span text:style-name="T56">ρ</text:span><text:span text:style-name="T74">0</text:span><text:span text:style-name="T58"> is atmospheric density at the surface. This option is only used when stencil buffering is enabled, otherwise shadows are always black.</text:span></text:p>
          </table:table-cell>
        </table:table-row>
      </table:table>
      <text:h text:style-name="Heading_20_3" text:outline-level="3">Cloud parameters</text:h>
      <text:p text:style-name="P181">Only required if the planet defines a cloud layer.</text:p>
      <table:table table:name="Table8" table:style-name="Table8" table:template-name="Orbiter table">
        <table:table-column table:style-name="Table8.A"/>
        <table:table-column table:style-name="Table8.B"/>
        <table:table-column table:style-name="Table8.C"/>
        <text:soft-page-break/>
        <table:table-row table:style-name="Table8.1">
          <table:table-cell table:style-name="Table8.A1" office:value-type="string">
            <text:p text:style-name="P157">Item</text:p>
          </table:table-cell>
          <table:table-cell table:style-name="Table8.A1" office:value-type="string">
            <text:p text:style-name="P157">Type</text:p>
          </table:table-cell>
          <table:table-cell table:style-name="Table8.C1" office:value-type="string">
            <text:p text:style-name="P157">Description</text:p>
          </table:table-cell>
        </table:table-row>
        <table:table-row table:style-name="Table8.2">
          <table:table-cell table:style-name="Table8.A2" office:value-type="string">
            <text:p text:style-name="P79">CloudFormat</text:p>
          </table:table-cell>
          <table:table-cell table:style-name="Table8.A2" office:value-type="string">
            <text:p text:style-name="P79">Int</text:p>
          </table:table-cell>
          <table:table-cell table:style-name="Table8.C2" office:value-type="string">
            <text:p text:style-name="P79">1 = legacy, 2 = 2016 format. Default: 1</text:p>
          </table:table-cell>
        </table:table-row>
        <table:table-row table:style-name="Table8.2">
          <table:table-cell table:style-name="Table8.A2" office:value-type="string">
            <text:p text:style-name="P79">CloudAlt</text:p>
          </table:table-cell>
          <table:table-cell table:style-name="Table8.A2" office:value-type="string">
            <text:p text:style-name="P79">Float</text:p>
          </table:table-cell>
          <table:table-cell table:style-name="Table8.C2" office:value-type="string">
            <text:p text:style-name="P79">Altitude of cloud layer [m]</text:p>
          </table:table-cell>
        </table:table-row>
        <table:table-row table:style-name="Table8.2">
          <table:table-cell table:style-name="Table8.A2" office:value-type="string">
            <text:p text:style-name="P79">CloudShadowDepth</text:p>
          </table:table-cell>
          <table:table-cell table:style-name="Table8.A2" office:value-type="string">
            <text:p text:style-name="P79">Float</text:p>
          </table:table-cell>
          <table:table-cell table:style-name="Table8.C2" office:value-type="string">
            <text:p text:style-name="P79">Depth (“blackness”) of cloud shadows on the ground (<text:span text:style-name="T76">0</text:span><text:span text:style-name="T51">–</text:span><text:span text:style-name="T59">1, </text:span><text:span text:style-name="T58">where 0 = black, 1 = don’t render shadows). Default: 1</text:span></text:p>
          </table:table-cell>
        </table:table-row>
        <table:table-row table:style-name="Table8.2">
          <table:table-cell table:style-name="Table8.A2" office:value-type="string">
            <text:p text:style-name="P79">CloudRotPeriod</text:p>
          </table:table-cell>
          <table:table-cell table:style-name="Table8.A2" office:value-type="string">
            <text:p text:style-name="P79">Float</text:p>
          </table:table-cell>
          <table:table-cell table:style-name="Table8.C2" office:value-type="string">
            <text:p text:style-name="P79">Rotation period of cloud layer against surface [s]. Default: 0 (static cloud layer)</text:p>
          </table:table-cell>
        </table:table-row>
        <table:table-row table:style-name="Table8.2">
          <table:table-cell table:style-name="Table8.A2" office:value-type="string">
            <text:p text:style-name="P79">CloudMicrotextureAlt</text:p>
          </table:table-cell>
          <table:table-cell table:style-name="Table8.A2" office:value-type="string">
            <text:p text:style-name="P79">Float Float</text:p>
          </table:table-cell>
          <table:table-cell table:style-name="Table8.C2" office:value-type="string">
            <text:p text:style-name="P79">Altitude range for cloud microtexturing.</text:p>
            <text:p text:style-name="P79">Value 1: altitude at which full microtexturing is applied.</text:p>
            <text:p text:style-name="P79">Value 2: altitude at which microtexture starts to kick in</text:p>
            <text:p text:style-name="P79">Value 1 <text:span text:style-name="T49">≥</text:span><text:span text:style-name="T58"> 0 and Value 2 &gt; Value 1 is required. Default: no microtexture</text:span></text:p>
          </table:table-cell>
        </table:table-row>
        <table:table-row table:style-name="Table8.2">
          <table:table-cell table:style-name="Table8.A2" office:value-type="string">
            <text:p text:style-name="P79">BrightenClouds</text:p>
          </table:table-cell>
          <table:table-cell table:style-name="Table8.A2" office:value-type="string">
            <text:p text:style-name="P79">Bool</text:p>
          </table:table-cell>
          <table:table-cell table:style-name="Table8.C2" office:value-type="string">
            <text:p text:style-name="P79">Use a brighter cloud rendering algorithm</text:p>
          </table:table-cell>
        </table:table-row>
      </table:table>
      <text:h text:style-name="Heading_20_3" text:outline-level="3">Visualisation parameters</text:h>
      <table:table table:name="Table9" table:style-name="Table9" table:template-name="Orbiter table">
        <table:table-column table:style-name="Table9.A"/>
        <table:table-column table:style-name="Table9.B"/>
        <table:table-column table:style-name="Table9.C"/>
        <table:table-row table:style-name="Table9.1">
          <table:table-cell table:style-name="Table9.A1" office:value-type="string">
            <text:p text:style-name="P117">Item</text:p>
          </table:table-cell>
          <table:table-cell table:style-name="Table9.A1" office:value-type="string">
            <text:p text:style-name="P117">Type</text:p>
          </table:table-cell>
          <table:table-cell table:style-name="Table9.C1" office:value-type="string">
            <text:p text:style-name="P117">Description</text:p>
          </table:table-cell>
        </table:table-row>
        <table:table-row table:style-name="Table9.2">
          <table:table-cell table:style-name="Table9.A2" office:value-type="string">
            <text:p text:style-name="P38">TileFormat</text:p>
          </table:table-cell>
          <table:table-cell table:style-name="Table9.A2" office:value-type="string">
            <text:p text:style-name="P39">Int</text:p>
          </table:table-cell>
          <table:table-cell table:style-name="Table9.C2" office:value-type="string">
            <text:p text:style-name="P39">1 = legacy, 2 = 2016 format. Default: 1</text:p>
          </table:table-cell>
        </table:table-row>
        <table:table-row table:style-name="Table9.2">
          <table:table-cell table:style-name="Table9.A2" office:value-type="string">
            <text:p text:style-name="P38">MaxPatchResolution</text:p>
          </table:table-cell>
          <table:table-cell table:style-name="Table9.A2" office:value-type="string">
            <text:p text:style-name="P38">Int</text:p>
          </table:table-cell>
          <table:table-cell table:style-name="Table9.C2" office:value-type="string">
            <text:p text:style-name="P38">Max. resolution level for surface texture maps (1<text:span text:style-name="T51">–</text:span><text:span text:style-name="T49">19)</text:span></text:p>
          </table:table-cell>
        </table:table-row>
        <table:table-row table:style-name="Table9.2">
          <table:table-cell table:style-name="Table9.A2" office:value-type="string">
            <text:p text:style-name="P38">MinCloudResolution</text:p>
          </table:table-cell>
          <table:table-cell table:style-name="Table9.A2" office:value-type="string">
            <text:p text:style-name="P38">Int</text:p>
          </table:table-cell>
          <table:table-cell table:style-name="Table9.C2" office:value-type="string">
            <text:p text:style-name="P38">Min. resolution at which clouds are rendered as a separate layer (1<text:span text:style-name="T51">–</text:span>8)</text:p>
          </table:table-cell>
        </table:table-row>
        <table:table-row table:style-name="Table9.2">
          <table:table-cell table:style-name="Table9.A2" office:value-type="string">
            <text:p text:style-name="P38">MaxCloudResolution</text:p>
          </table:table-cell>
          <table:table-cell table:style-name="Table9.A2" office:value-type="string">
            <text:p text:style-name="P38">Int</text:p>
          </table:table-cell>
          <table:table-cell table:style-name="Table9.C2" office:value-type="string">
            <text:p text:style-name="P38">Max. cloud resolution level (MinCloudResolution <text:span text:style-name="T51">– </text:span><text:span text:style-name="T49">19)</text:span></text:p>
          </table:table-cell>
        </table:table-row>
        <table:table-row table:style-name="Table9.2">
          <table:table-cell table:style-name="Table9.A2" office:value-type="string">
            <text:p text:style-name="P38">MinElevation</text:p>
          </table:table-cell>
          <table:table-cell table:style-name="Table9.A2" office:value-type="string">
            <text:p text:style-name="P38">Float</text:p>
          </table:table-cell>
          <table:table-cell table:style-name="Table9.C2" office:value-type="string">
            <text:p text:style-name="P38">Min. surface elevation rel. to planet mean radius [m]. Used to adjust lower edge of rendered horizon.</text:p>
          </table:table-cell>
        </table:table-row>
        <table:table-row table:style-name="Table9.2">
          <table:table-cell table:style-name="Table9.A2" office:value-type="string">
            <text:p text:style-name="P38">SpecularRipple</text:p>
          </table:table-cell>
          <table:table-cell table:style-name="Table9.A2" office:value-type="string">
            <text:p text:style-name="P38">Bool</text:p>
          </table:table-cell>
          <table:table-cell table:style-name="Table9.C2" office:value-type="string">
            <text:p text:style-name="P38">If TRUE, and if “Specular ripples” option is enabled in the Launchpad dialog, specularly reflecting surfaces use a “water ripple” microtexture. Default: FALSE</text:p>
          </table:table-cell>
        </table:table-row>
      </table:table>
      <text:h text:style-name="Heading_20_3" text:outline-level="3">Surface marker parameters (optional)</text:h>
      <table:table table:name="Table10" table:style-name="Table10" table:template-name="Orbiter table">
        <table:table-column table:style-name="Table10.A"/>
        <table:table-column table:style-name="Table10.B"/>
        <table:table-column table:style-name="Table10.C"/>
        <table:table-row table:style-name="Table10.1">
          <table:table-cell table:style-name="Table10.A1" office:value-type="string">
            <text:p text:style-name="P118">Item</text:p>
          </table:table-cell>
          <table:table-cell table:style-name="Table10.A1" office:value-type="string">
            <text:p text:style-name="P118">Type</text:p>
          </table:table-cell>
          <table:table-cell table:style-name="Table10.C1" office:value-type="string">
            <text:p text:style-name="P118">Description</text:p>
          </table:table-cell>
        </table:table-row>
        <table:table-row table:style-name="Table10.2">
          <table:table-cell table:style-name="Table10.A2" office:value-type="string">
            <text:p text:style-name="P40">MarkerPath</text:p>
          </table:table-cell>
          <table:table-cell table:style-name="Table10.A2" office:value-type="string">
            <text:p text:style-name="P40">String</text:p>
          </table:table-cell>
          <table:table-cell table:style-name="Table10.C2" office:value-type="string">
            <text:p text:style-name="P40">Directory path to surface marker files for the planet. Default: .\Config\&lt;<text:span text:style-name="T10">Planet-name</text:span>&gt;\Marker\</text:p>
          </table:table-cell>
        </table:table-row>
      </table:table>
      <text:p text:style-name="Text_20_body">This entry refers to legacy surface markers (see Chapter <text:bookmark-ref text:reference-format="chapter" text:ref-name="__RefNumPara__14259_2812754491">2.5</text:bookmark-ref>). For new quadtree-based marker definitions, see <text:span text:style-name="T12">Planetary Textures</text:span><text:span text:style-name="T69">, Chapter 9 “Label tile format”.</text:span></text:p>
      <text:h text:style-name="Heading_20_3" text:outline-level="3">Surface bases (optional)</text:h>
      <text:p text:style-name="P184">This is a list containing the names and locations of surface landing installations (“spaceports”). Each entry in the list must be accompanied by a configuration file for the corresponding surface base <text:span text:style-name="T84">(see Chapter </text:span><text:span text:style-name="T84"><text:bookmark-ref text:reference-format="chapter" text:ref-name="__RefNumPara__4649_3245063279">2.4</text:bookmark-ref></text:span><text:span text:style-name="T84">).</text:span></text:p>
      <text:p text:style-name="P180"><text:span text:style-name="Input">BEGIN_SURFBASE</text:span></text:p>
      <text:p text:style-name="P180"><text:span text:style-name="Input"><text:tab/>&lt;</text:span><text:span text:style-name="Input"><text:span text:style-name="T10">base list</text:span></text:span><text:span text:style-name="Input">&gt;</text:span></text:p>
      <text:p text:style-name="P180"><text:span text:style-name="Input">END_SURFBASE</text:span></text:p>
      <text:p text:style-name="P187">Base list entries have the following format:</text:p>
      <text:p text:style-name="Text_20_body_20_indent"><text:span text:style-name="Input">&lt;</text:span><text:span text:style-name="Input"><text:span text:style-name="T14">name</text:span></text:span><text:span text:style-name="Input"><text:span text:style-name="T77">&gt; &lt;</text:span></text:span><text:span text:style-name="Input"><text:span text:style-name="T14">lng</text:span></text:span><text:span text:style-name="Input"><text:span text:style-name="T77">&gt; &lt;</text:span></text:span><text:span text:style-name="Input"><text:span text:style-name="T14">lat</text:span></text:span><text:span text:style-name="Input"><text:span text:style-name="T77">&gt;</text:span></text:span></text:p>
      <text:p text:style-name="P184">where</text:p>
      <text:p text:style-name="P185"><text:span text:style-name="Input">&lt;</text:span><text:span text:style-name="Input"><text:span text:style-name="T10">name</text:span></text:span><text:span text:style-name="Input">&gt;</text:span><text:tab/>Name identifying the base config file (<text:span text:style-name="Input">&lt;</text:span><text:span text:style-name="Input"><text:span text:style-name="T10">name</text:span></text:span><text:span text:style-name="Input">&gt;.cfg</text:span>). The actual base name as it appears in Orbiter is given by the <text:span text:style-name="Input">NAME</text:span> tag in the base config file.</text:p>
      <text:p text:style-name="P186"><text:span text:style-name="Input">&lt;</text:span><text:span text:style-name="Input"><text:span text:style-name="T10">lng</text:span></text:span><text:span text:style-name="Input">&gt; &lt;</text:span><text:span text:style-name="Input"><text:span text:style-name="T10">lat</text:span></text:span><text:span text:style-name="Input">&gt;</text:span><text:tab/>Base centre position in equatorial coordinates [deg]</text:p>
      <text:h text:style-name="Heading_20_3" text:outline-level="3"><text:soft-page-break/>Ground-based observer sites <text:span text:style-name="T77">(optional)</text:span></text:h>
      <text:p text:style-name="P188">This is a list containing the pre-defined locations for ground-based observers (launch cameras, spectators, etc.) which can be selected in the Camera dialog. The format of the list is</text:p>
      <text:p text:style-name="P180"><text:span text:style-name="Input">BEGIN_OBSERVER</text:span></text:p>
      <text:p text:style-name="P180"><text:span text:style-name="Input"><text:tab/>&lt;</text:span><text:span text:style-name="Input"><text:span text:style-name="T10">observer list</text:span></text:span><text:span text:style-name="Input">&gt;</text:span></text:p>
      <text:p text:style-name="P180"><text:span text:style-name="Input">END_OBSERVER</text:span></text:p>
      <text:p text:style-name="P188">List entries have the following format:</text:p>
      <text:p text:style-name="Text_20_body_20_indent"><text:span text:style-name="Input">&lt;</text:span><text:span text:style-name="Input"><text:span text:style-name="T10">site</text:span></text:span><text:span text:style-name="Input">&gt;:&lt;</text:span><text:span text:style-name="Input"><text:span text:style-name="T10">spot</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alt</text:span></text:span><text:span text:style-name="Input">&gt;</text:span></text:p>
      <text:p text:style-name="P188">where</text:p>
      <text:p text:style-name="P189"><text:span text:style-name="Input">&lt;</text:span><text:span text:style-name="Input"><text:span text:style-name="T10">site</text:span></text:span><text:span text:style-name="Input">&gt;</text:span><text:tab/>Name identifying the site (e.g. KSC)</text:p>
      <text:p text:style-name="P190"><text:span text:style-name="Input">&lt;</text:span><text:span text:style-name="Input"><text:span text:style-name="T10">spot</text:span></text:span><text:span text:style-name="Input">&gt;</text:span><text:tab/>The particular location at the site (e.g. Launch pad 39A)</text:p>
      <text:p text:style-name="P190"><text:span text:style-name="Input">&lt;</text:span><text:span text:style-name="Input"><text:span text:style-name="T10">lng</text:span></text:span><text:span text:style-name="Input">&gt; &lt;</text:span><text:span text:style-name="Input"><text:span text:style-name="T10">lat</text:span></text:span><text:span text:style-name="Input">&gt;</text:span><text:tab/>Observer position in equatorial coordinates [deg]</text:p>
      <text:p text:style-name="P190"><text:span text:style-name="Input">&lt;</text:span><text:span text:style-name="Input"><text:span text:style-name="T10">alt</text:span></text:span><text:span text:style-name="Input">&gt;</text:span><text:tab/>observer altitude (&gt; 0) [m]</text:p>
      <text:p text:style-name="P188">The easiest way to find the coordinates for a new observer spot is to open the Camera dialog (<text:span text:style-name="T78"></text:span>), and select a nearby location under the Ground tab. Then move the camera to the new spot using <text:span text:style-name="T78"></text:span> and <text:span text:style-name="T78"></text:span>. The coordinates are displayed in the dialog and can be directly copied into the configuration file.</text:p>
      <text:h text:style-name="Heading_20_3" text:outline-level="3">Navbeacon transmitter list (optional)</text:h>
      <text:p text:style-name="P193">This is a list containing the specs of all navigation radio transmitters on the planet surface except for those directly associated with a spaceport, which are defined in the base definition file (see Chapter <text:bookmark-ref text:reference-format="chapter" text:ref-name="__RefNumPara__4649_3245063279">2.4</text:bookmark-ref>). The list format is as follows:</text:p>
      <text:p text:style-name="P180"><text:span text:style-name="Input">BEGIN_NAVBEACON</text:span></text:p>
      <text:p text:style-name="P180"><text:span text:style-name="Input"><text:tab/>&lt;</text:span><text:span text:style-name="Input"><text:span text:style-name="T10">NAV list</text:span></text:span><text:span text:style-name="Input">&gt;</text:span></text:p>
      <text:p text:style-name="P180"><text:span text:style-name="Input">END_NAVBEACON</text:span></text:p>
      <text:p text:style-name="P193">List entries defining individual transmitters have the following format:</text:p>
      <text:p text:style-name="Text_20_body_20_indent"><text:span text:style-name="Input">&lt;</text:span><text:span text:style-name="Input"><text:span text:style-name="T10">type</text:span></text:span><text:span text:style-name="Input">&gt; &lt;</text:span><text:span text:style-name="Input"><text:span text:style-name="T10">id</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freq</text:span></text:span><text:span text:style-name="Input">&gt; [&lt;</text:span><text:span text:style-name="Input"><text:span text:style-name="T10">range</text:span></text:span><text:span text:style-name="Input">&gt;]</text:span></text:p>
      <text:p text:style-name="P193">where</text:p>
      <text:p text:style-name="P195"><text:span text:style-name="Input">&lt;</text:span><text:span text:style-name="Input"><text:span text:style-name="T10">type</text:span></text:span><text:span text:style-name="Input">&gt;</text:span><text:tab/>transmitter type, currently supported: VOR</text:p>
      <text:p text:style-name="P194"><text:span text:style-name="Input">&lt;</text:span><text:span text:style-name="Input"><text:span text:style-name="T10">id</text:span></text:span><text:span text:style-name="Input">&gt;</text:span><text:tab/>identifier code (up to 4 characters)</text:p>
      <text:p text:style-name="P194"><text:span text:style-name="Input">&lt;</text:span><text:span text:style-name="Input"><text:span text:style-name="T10">lng</text:span></text:span><text:span text:style-name="Input">&gt; &lt;</text:span><text:span text:style-name="Input"><text:span text:style-name="T10">lat</text:span></text:span><text:span text:style-name="Input">&gt;</text:span><text:tab/>transmitter position in equatorial coordinates [deg]</text:p>
      <text:p text:style-name="P194"><text:span text:style-name="Input">&lt;</text:span><text:span text:style-name="Input"><text:span text:style-name="T10">freq</text:span></text:span><text:span text:style-name="Input">&gt;</text:span><text:tab/>transmitter frequency [MHz]</text:p>
      <text:p text:style-name="P194"><text:span text:style-name="Input">&lt;</text:span><text:span text:style-name="Input"><text:span text:style-name="T10">range</text:span></text:span><text:span text:style-name="Input">&gt;</text:span><text:tab/>transmitter range [m]. Default: 500 000</text:p>
      <text:h text:style-name="Heading_20_2" text:outline-level="2"><text:bookmark-start text:name="__RefNumPara__4649_3245063279"/><text:bookmark-start text:name="__RefHeading___Toc4688_3245063279"/>Surface bases<text:bookmark-end text:name="__RefNumPara__4649_3245063279"/><text:bookmark-end text:name="__RefHeading___Toc4688_3245063279"/></text:h>
      <text:p text:style-name="P196">Surface bases (or “spaceports”) are launch and landing sites on the surface of planets or moons, usually equipped with launchpads or runways, for vertical and horizontal take-off and/or landing. Each surface base is defined in its own configuration file. When Orbiter loads a planet configuration, it scans all surface base definitions and creates the corresponding bases.</text:p>
      <text:h text:style-name="Heading_20_3" text:outline-level="3">Base definition file</text:h>
      <text:p text:style-name="P197">Each surface base must be defined with a base configuration file. By default, this will be located in</text:p>
      <text:p text:style-name="Text_20_body_20_indent"><text:soft-page-break/><text:span text:style-name="Input">.\Config\&lt;</text:span><text:span text:style-name="Input"><text:span text:style-name="T10">Planet-name</text:span></text:span><text:span text:style-name="Input">&gt;\Base\&lt;</text:span><text:span text:style-name="Input"><text:span text:style-name="T10">Base-name</text:span></text:span><text:span text:style-name="Input">&gt;.cfg</text:span></text:p>
      <text:p text:style-name="P197">where <text:span text:style-name="Input">&lt;</text:span><text:span text:style-name="Input"><text:span text:style-name="T10">Planet-name</text:span></text:span><text:span text:style-name="Input">&gt;</text:span> is the name of the celestial body the base is located on, and <text:span text:style-name="Input">&lt;</text:span><text:span text:style-name="Input"><text:span text:style-name="T10">Base-name</text:span></text:span><text:span text:style-name="Input">&gt;</text:span> is the name of the surface base. Different locations for the base folder can be defined, for example to allow selective base loading (see <text:span text:style-name="T10">Linking surface bases to planets</text:span> below).</text:p>
      <text:p text:style-name="P197">The format of the surface base definition file is as follows:</text:p>
      <text:p text:style-name="P180"><text:span text:style-name="Input">BASE-V2.0</text:span></text:p>
      <text:p text:style-name="P180"><text:span text:style-name="Input">NAME = &lt;</text:span><text:span text:style-name="Input"><text:span text:style-name="T10">Base-name</text:span></text:span><text:span text:style-name="Input">&gt;</text:span></text:p>
      <text:p text:style-name="P180"><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180"><text:span text:style-name="Input">SIZE = &lt;</text:span><text:span text:style-name="Input"><text:span text:style-name="T10">size</text:span></text:span><text:span text:style-name="Input">&gt;</text:span></text:p>
      <text:p text:style-name="P180"><text:span text:style-name="Input">OBJECTSIZE = &lt;</text:span><text:span text:style-name="Input"><text:span text:style-name="T10">osize</text:span></text:span><text:span text:style-name="Input">&gt;</text:span></text:p>
      <text:p text:style-name="P180"><text:span text:style-name="Input">MAPOBJECTSTOSPHERE = [TRUE|FALSE]</text:span></text:p>
      <text:p text:style-name="P180"><text:span text:style-name="Input"/></text:p>
      <text:p text:style-name="P180"><text:span text:style-name="Input">BEGIN_NAVBEACON</text:span></text:p>
      <text:p text:style-name="P180"><text:span text:style-name="Input"><text:tab/>&lt;</text:span><text:span text:style-name="Input"><text:span text:style-name="T10">NAV list</text:span></text:span><text:span text:style-name="Input">&gt;</text:span></text:p>
      <text:p text:style-name="P180"><text:span text:style-name="Input">END_NAVBEACON</text:span></text:p>
      <text:p text:style-name="P180"><text:span text:style-name="Input"/></text:p>
      <text:p text:style-name="P180"><text:span text:style-name="Input">BEGIN_OBJECTLIST</text:span></text:p>
      <text:p text:style-name="P180"><text:span text:style-name="Input"><text:tab/>&lt;</text:span><text:span text:style-name="Input"><text:span text:style-name="T10">Object list</text:span></text:span><text:span text:style-name="Input">&gt;</text:span></text:p>
      <text:p text:style-name="P180"><text:span text:style-name="Input">END_OBJECTLIST</text:span></text:p>
      <text:p text:style-name="P180"><text:span text:style-name="Input"/></text:p>
      <text:p text:style-name="P180"><text:span text:style-name="Input">BEGIN_SURFTILELIST</text:span></text:p>
      <text:p text:style-name="P180"><text:span text:style-name="Input"><text:tab/>&lt;</text:span><text:span text:style-name="Input"><text:span text:style-name="T10">Surface tile list</text:span></text:span><text:span text:style-name="Input">&gt;</text:span></text:p>
      <text:p text:style-name="P180"><text:span text:style-name="Input">END_SURFTILELIST</text:span></text:p>
      <text:p text:style-name="P198">where</text:p>
      <text:p text:style-name="Text_20_body_20_indent"><text:span text:style-name="Input">BASE-V2.0</text:span></text:p>
      <text:p text:style-name="P198">Format identifier (must be placed in the first line of the file). This item is optional if the base is defined directly in the planet’s base list.</text:p>
      <text:p text:style-name="Text_20_body_20_indent"><text:span text:style-name="Input">NAME = &lt;</text:span><text:span text:style-name="Input"><text:span text:style-name="T10">Base-name</text:span></text:span><text:span text:style-name="Input">&gt;</text:span></text:p>
      <text:p text:style-name="P198">Logical name of the base as it will be displayed by Orbiter. Doesn’t need correspond to the base file name.</text:p>
      <text:p text:style-name="Text_20_body_20_indent"><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198">The position of the base reference point on the planet surface, where <text:span text:style-name="Input">&lt;</text:span><text:span text:style-name="Input"><text:span text:style-name="T10">lng</text:span></text:span><text:span text:style-name="Input">&gt;</text:span> [deg] is longitude (&lt; 0 for west, &gt;0 for east), and <text:span text:style-name="Input">&lt;</text:span><text:span text:style-name="Input"><text:span text:style-name="T10">lat</text:span></text:span><text:span text:style-name="Input">&gt;</text:span> [deg] is latitude (&lt; 0 for south, &gt; 0 for north). This item is optional if the base is defined directly in the planet’s base list.</text:p>
      <text:p text:style-name="Text_20_body_20_indent"><text:span text:style-name="Input">SIZE = &lt;</text:span><text:span text:style-name="Input"><text:span text:style-name="T10">size</text:span></text:span><text:span text:style-name="Input">&gt;</text:span></text:p>
      <text:p text:style-name="P198"><text:span text:style-name="T85">Specifies</text:span> the <text:span text:style-name="T85">size of the base’s footprint on the planet surface (defined as its mean radius [m]. This parameter determines the camera distance at which Orbiter will start rendering the base.</text:span></text:p>
      <text:p text:style-name="Text_20_body_20_indent"><text:span text:style-name="Input">OBJECTSIZE = &lt;</text:span><text:span text:style-name="Input"><text:span text:style-name="T10">osize</text:span></text:span><text:span text:style-name="Input">&gt;</text:span></text:p>
      <text:p text:style-name="P199">Defines the “typical” size of individual base objects (buildings, etc.). In addition to the <text:span text:style-name="Input">SIZE</text:span> parameter, this value is used by Orbiter to fine-tune the rendering of base objects. Objects will not be rendered if the apparent size of an object of size <text:span text:style-name="Input">&lt;</text:span><text:span text:style-name="Input"><text:span text:style-name="T10">osize</text:span></text:span><text:span text:style-name="Input">&gt;</text:span> located at the base reference point, would be smaller than 1 pixel. The default value for <text:span text:style-name="Input">&lt;</text:span><text:span text:style-name="Input"><text:span text:style-name="T10">osize</text:span></text:span><text:span text:style-name="Input">&gt;</text:span> is 100.0.</text:p>
      <text:p text:style-name="Text_20_body_20_indent"><text:span text:style-name="Input">MAPOBJECTSTOSPHERE = [TRUE|FALSE]</text:span></text:p>
      <text:p text:style-name="P199">If <text:span text:style-name="Input">TRUE</text:span>, the altitude of objects in the object list will be adjusted automatically to map them from a flat plane onto <text:span text:style-name="T86">a spherical planet surface. So for example, a building defined with altitude 0 will be rendered at altitude 0 relative to the planet’s reference sphere. If </text:span><text:span text:style-name="Input"><text:span text:style-name="T86">FALSE</text:span></text:span><text:span text:style-name="T86">, eleva</text:span><text:soft-page-break/><text:span text:style-name="T86">tion 0 maps onto the flat plane tangential to the base reference point (and therefore to a point above the reference sphere for any objects not located at the reference point). Default: </text:span><text:span text:style-name="Input"><text:span text:style-name="T86">FALSE</text:span></text:span></text:p>
      <text:p text:style-name="P200">Note: Currently this function is only implemented for a limited number of base object types.</text:p>
      <text:p text:style-name="Text_20_body_20_indent"><text:span text:style-name="Input">&lt;</text:span><text:span text:style-name="Input"><text:span text:style-name="T10">NAV list</text:span></text:span><text:span text:style-name="Input">&gt;</text:span></text:p>
      <text:p text:style-name="P200">Contains a list of navigation radio transmitters associated with the base. The format of the list is identical to the <text:span text:style-name="Input">&lt;</text:span><text:span text:style-name="Input"><text:span text:style-name="T10">NAV list</text:span></text:span><text:span text:style-name="Input">&gt;</text:span> in the planet configuration file (see Chapter <text:bookmark-ref text:reference-format="chapter" text:ref-name="__RefNumPara__4859_298596741">2.3</text:bookmark-ref>).</text:p>
      <text:p text:style-name="Text_20_body_20_indent"><text:span text:style-name="Input">&lt;</text:span><text:span text:style-name="Input"><text:span text:style-name="T10">Object list</text:span></text:span><text:span text:style-name="Input">&gt;</text:span></text:p>
      <text:p text:style-name="P200">Contains a list of objects which make up the visual elements of the base. See next section for details.</text:p>
      <text:p text:style-name="Text_20_body_20_indent"><text:span text:style-name="Input">&lt;</text:span><text:span text:style-name="Input"><text:span text:style-name="T18">Surface tile list</text:span></text:span><text:span text:style-name="Input"><text:span text:style-name="T87">&gt;</text:span></text:span></text:p>
      <text:p text:style-name="P207">This list is deprecated and is only retained for backward compatibility of old planet definitions. See document <text:span text:style-name="T10">PlanetTextures.pdf</text:span> for details on how to define surface textures for new planet definitions, including high-resolution patches around surface bases.</text:p>
      <text:h text:style-name="Heading_20_3" text:outline-level="3">Linking surface bases to planets</text:h>
      <text:p text:style-name="P201">After creating the base configuration file, it must be referenced by a planet to instantiate the base. There are several ways to make Orbiter read a surface base definition:</text:p>
      <text:list xml:id="list210701405147588" text:continue-numbering="true" text:style-name="List_20_1">
        <text:list-item>
          <text:p text:style-name="P276">Place the base configuration file in the default base configuration folder for the planet. By default, Orbiter scans the folder <text:span text:style-name="Input">.\Config\&lt;</text:span><text:span text:style-name="Input"><text:span text:style-name="T10">Planet-name</text:span></text:span><text:span text:style-name="Input">&gt;\Base</text:span> for base definitions. The default folder is scanned only if the planet doesn’t explicitly define a base list (see below).</text:p>
        </text:list-item>
        <text:list-item>
          <text:p text:style-name="P276">To make Orbiter scan different folders, create a surface base list in the planet’s configuration file, enclosed by <text:span text:style-name="Input">BEGIN_SURFBASE</text:span> and <text:span text:style-name="Input">END_SURFBASE</text:span> tags (see Chapter <text:bookmark-ref text:reference-format="chapter" text:ref-name="__RefNumPara__4859_298596741">2.3</text:bookmark-ref>). In this list, specify the new surface base directory with the line ‘<text:span text:style-name="Input">DIR &lt;</text:span><text:span text:style-name="Input"><text:span text:style-name="T10">folder</text:span></text:span><text:span text:style-name="Input">&gt;</text:span>’, where <text:span text:style-name="Input">&lt;</text:span><text:span text:style-name="Input"><text:span text:style-name="T10">folder</text:span></text:span><text:span text:style-name="Input">&gt;</text:span> is the path to the folder containing the base configurations (relative to the <text:span text:style-name="Input">Config</text:span> folder). Multiple folders can be specified. If the same base is defined in more than one of the scanned folders, only the first is used. This allows to replace base definitions without having to delete the original configuration file. <text:span text:style-name="T88">Example:</text:span></text:p>
        </text:list-item>
      </text:list>
      <text:p text:style-name="P203"><text:span text:style-name="Input">BEGIN_SURFBASE</text:span></text:p>
      <text:p text:style-name="P203"><text:span text:style-name="Input"><text:tab/>DIR Earth\MyBases</text:span></text:p>
      <text:p text:style-name="P203"><text:span text:style-name="Input"><text:tab/>DIR Earth\MoreBases</text:span></text:p>
      <text:p text:style-name="P204"><text:span text:style-name="Input">END_SURFBASE</text:span></text:p>
      <text:p text:style-name="P202">If the surface base list exists in a planet’s configuration file, the default base configuration folder is not scanned, unless it is explicitly listed.</text:p>
      <text:list xml:id="list210700720425059" text:continue-numbering="true" text:style-name="List_20_1">
        <text:list-item>
          <text:p text:style-name="P277">Base references can be placed directly into the base list, using the following format:</text:p>
        </text:list-item>
      </text:list>
      <text:p text:style-name="Text_20_body_20_indent"><text:span text:style-name="Input">&lt;</text:span><text:span text:style-name="Input"><text:span text:style-name="T19">Base-name</text:span></text:span><text:span text:style-name="Input"><text:span text:style-name="T88">&gt;:&lt;</text:span></text:span><text:span text:style-name="Input"><text:span text:style-name="T19">lng</text:span></text:span><text:span text:style-name="Input"><text:span text:style-name="T88">&gt; &lt;</text:span></text:span><text:span text:style-name="Input"><text:span text:style-name="T19">lat</text:span></text:span><text:span text:style-name="Input"><text:span text:style-name="T88">&gt;</text:span></text:span></text:p>
      <text:p text:style-name="P202">where <text:span text:style-name="Input">&lt;</text:span><text:span text:style-name="Input"><text:span text:style-name="T10">Base-name</text:span></text:span><text:span text:style-name="Input">&gt;</text:span> is the name of the base configuration file, <text:span text:style-name="Input">.\Config\&lt;</text:span><text:span text:style-name="Input"><text:span text:style-name="T10">Base-name</text:span></text:span><text:span text:style-name="Input">&gt;.cfg</text:span>, and <text:span text:style-name="Input">&lt;</text:span><text:span text:style-name="Input"><text:span text:style-name="T10">lng</text:span></text:span><text:span text:style-name="Input">&gt;</text:span> and <text:span text:style-name="Input">&lt;</text:span><text:span text:style-name="Input"><text:span text:style-name="T10">lat</text:span></text:span><text:span text:style-name="Input">&gt;</text:span> are the equatorial coordinates (longitude and latitude) of the base reference point in degrees. This position supersedes <text:span text:style-name="T89">the one defined in the base configuration file, so the same base can be used in multiple locations. </text:span>When using this format, the base configuration file must be located in the <text:span text:style-name="Input">.\Config</text:span> folder.</text:p>
      <text:h text:style-name="Heading_20_3" text:outline-level="3">Selective loading of bases</text:h>
      <text:p text:style-name="P205">To provide more control over the loading of surface bases in a specific simulation scenario, two conditional flags can be set with a <text:span text:style-name="Input">DIR</text:span> entry in the base list:</text:p>
      <text:list xml:id="list210702197086109" text:continue-numbering="true" text:style-name="List_20_1">
        <text:list-item>
          <text:p text:style-name="P278">Specify a time interval with the PERIOD parameter. The corresponding directory is only scanned if the scenario start date is inside this interval. This allows to add or replace sur<text:soft-page-break/>face bases only during specific time periods, for example to set up Kennedy Space Center for the Apollo lunar missions. Syntax:</text:p>
        </text:list-item>
      </text:list>
      <text:p text:style-name="Text_20_body_20_indent"><text:span text:style-name="Input">DIR &lt;</text:span><text:span text:style-name="Input"><text:span text:style-name="T10">folder</text:span></text:span><text:span text:style-name="Input">&gt; PERIOD &lt;</text:span><text:span text:style-name="Input"><text:span text:style-name="T10">MJD0</text:span></text:span><text:span text:style-name="Input">&gt; &lt;</text:span><text:span text:style-name="Input"><text:span text:style-name="T10">MJD1</text:span></text:span><text:span text:style-name="Input">&gt;</text:span></text:p>
      <text:p text:style-name="P206">where <text:span text:style-name="Input">&lt;</text:span><text:span text:style-name="Input"><text:span text:style-name="T10">MJD0</text:span></text:span><text:span text:style-name="Input">&gt;</text:span> and <text:span text:style-name="Input">&lt;</text:span><text:span text:style-name="Input"><text:span text:style-name="T10">MJD1</text:span></text:span><text:span text:style-name="Input">&gt;</text:span> are the start and end dates of the period over which the base folder is scanned, in MJD (Modified Julian Date) format [days]. Either can be set to ‘<text:span text:style-name="T44">–</text:span>’ to disable the limit at one end.</text:p>
      <text:list xml:id="list210702031338793" text:continue-numbering="true" text:style-name="List_20_1">
        <text:list-item>
          <text:p text:style-name="P278"><text:s/>Specify a scenario context with the CONTEXT parameter. The corresponding directory is scanned only if the scenario specifies the same context string in its environment context entry (see Chapter <text:bookmark-ref text:reference-format="chapter" text:ref-name="__RefNumPara__826_2886699231">3</text:bookmark-ref>). This allows to add or replace bases only within a defined set of scenarios. Syntax:</text:p>
        </text:list-item>
      </text:list>
      <text:p text:style-name="P206"><text:span text:style-name="Input">DIR &lt;</text:span><text:span text:style-name="Input"><text:span text:style-name="T10">folder</text:span></text:span><text:span text:style-name="Input">&gt; CONTEXT &lt;</text:span><text:span text:style-name="Input"><text:span text:style-name="T10">string</text:span></text:span><text:span text:style-name="Input">&gt;</text:span></text:p>
      <text:p text:style-name="P206">where <text:span text:style-name="Input">&lt;</text:span><text:span text:style-name="Input"><text:span text:style-name="T10">string</text:span></text:span><text:span text:style-name="Input">&gt;</text:span> is the context string to be matched against the scenario context.</text:p>
      <text:p text:style-name="P205">The PERIOD and CONTEXT parameters can be used simultaneously. In that case the directory is only scanned if both conditions are satisfied. Examples:</text:p>
      <text:p text:style-name="P180"><text:span text:style-name="Input">BEGIN_SURFBASE</text:span></text:p>
      <text:p text:style-name="P180"><text:span text:style-name="Input"><text:tab/>DIR Earth\1969Base PERIOD 40222 42048</text:span></text:p>
      <text:p text:style-name="P180"><text:span text:style-name="Input"><text:tab/>DIR Earth\TempBases CONTEXT RichScenery</text:span></text:p>
      <text:p text:style-name="P180"><text:span text:style-name="Input"><text:tab/>DIR Earth\OtherBases PERIOD - 40000 CONTEXT EarlyBases</text:span></text:p>
      <text:p text:style-name="P180"><text:span text:style-name="Input"><text:tab/>DIR Earth\Base</text:span></text:p>
      <text:p text:style-name="P180"><text:span text:style-name="Input">END_SURFBASE</text:span></text:p>
      <text:p text:style-name="P205">Note that the list order is important to allow the custom base definitions to replace standard bases in the <text:span text:style-name="Input">Base</text:span> subfolder.</text:p>
      <text:h text:style-name="Heading_20_3" text:outline-level="3">Adding objects to surface bases</text:h>
      <text:p text:style-name="P208">Surface bases are composed of objects (buildings, hangars, launch pads, train lines, etc.) The configuration file for each surface base contains a list of its objects:</text:p>
      <text:p text:style-name="P180"><text:span text:style-name="Input">BEGIN_OBJECTLIST</text:span></text:p>
      <text:p text:style-name="P180"><text:span text:style-name="Input"><text:tab/>&lt;</text:span><text:span text:style-name="Input"><text:span text:style-name="T10">Object 0</text:span></text:span><text:span text:style-name="Input">&gt;</text:span></text:p>
      <text:p text:style-name="P180"><text:span text:style-name="Input"><text:tab/>&lt;</text:span><text:span text:style-name="Input"><text:span text:style-name="T10">Object 1</text:span></text:span><text:span text:style-name="Input">&gt;</text:span></text:p>
      <text:p text:style-name="P180"><text:span text:style-name="Input"><text:tab/>...</text:span></text:p>
      <text:p text:style-name="P180"><text:span text:style-name="Input">END_OBJECTLIST</text:span></text:p>
      <text:p text:style-name="P208">Each object entry in the list defines a particular object and its properties (type, position, size, textures, etc.) An object can either be a pre-defined type or a generic mesh. Each object entry has the following format:</text:p>
      <text:p text:style-name="P180"><text:span text:style-name="Input">&lt;</text:span><text:span text:style-name="Input"><text:span text:style-name="T10">Type</text:span></text:span><text:span text:style-name="Input">&gt;</text:span></text:p>
      <text:p text:style-name="P180"><text:span text:style-name="Input"><text:tab/>&lt;</text:span><text:span text:style-name="Input"><text:span text:style-name="T10">Parameters</text:span></text:span><text:span text:style-name="Input">&gt;</text:span></text:p>
      <text:p text:style-name="P180"><text:span text:style-name="Input">END</text:span></text:p>
      <text:p text:style-name="P208">Note that textures used by base objects must be listed in the texture list of the <text:span text:style-name="Input">Base.cfg</text:span> configuration file.</text:p>
      <text:p text:style-name="P208">The following pre-defined object types are currently supported:</text:p>
      <text:p text:style-name="P170">BLOCK</text:p>
      <text:p text:style-name="P209">A 5-sided “brick” (without a floor) which can be used as a simple generic building, or as part of a more complex structure. The following parameters are supported:</text:p>
      <table:table table:name="Table11" table:style-name="Table11" table:template-name="Orbiter table">
        <table:table-column table:style-name="Table11.A"/>
        <table:table-column table:style-name="Table11.B"/>
        <table:table-column table:style-name="Table11.C"/>
        <table:table-row table:style-name="Table11.1">
          <table:table-cell table:style-name="Table11.A1" office:value-type="string">
            <text:p text:style-name="P131">Parameter</text:p>
          </table:table-cell>
          <table:table-cell table:style-name="Table11.A1" office:value-type="string">
            <text:p text:style-name="P119">Type</text:p>
          </table:table-cell>
          <table:table-cell table:style-name="Table11.C1" office:value-type="string">
            <text:p text:style-name="P119">Description</text:p>
          </table:table-cell>
        </table:table-row>
        <table:table-row table:style-name="Table11.2">
          <table:table-cell table:style-name="Table11.A2" office:value-type="string">
            <text:p text:style-name="P41">POS</text:p>
          </table:table-cell>
          <table:table-cell table:style-name="Table11.A2" office:value-type="string">
            <text:p text:style-name="P41">V</text:p>
          </table:table-cell>
          <table:table-cell table:style-name="Table11.C2" office:value-type="string">
            <text:p text:style-name="P41">Centre of the block’s base rectangle (in local base coordinates) The y-coordinate is the elevation above ground. Default: 0 0 0</text:p>
          </table:table-cell>
        </table:table-row>
        <text:soft-page-break/>
        <table:table-row table:style-name="Table11.2">
          <table:table-cell table:style-name="Table11.A2" office:value-type="string">
            <text:p text:style-name="P41">SCALE</text:p>
          </table:table-cell>
          <table:table-cell table:style-name="Table11.A2" office:value-type="string">
            <text:p text:style-name="P41">V</text:p>
          </table:table-cell>
          <table:table-cell table:style-name="Table11.C2" office:value-type="string">
            <text:p text:style-name="P41">Object size in the three coordinate axes. Default: 1 1 1</text:p>
          </table:table-cell>
        </table:table-row>
        <table:table-row table:style-name="Table11.2">
          <table:table-cell table:style-name="Table11.A2" office:value-type="string">
            <text:p text:style-name="P41">ROT</text:p>
          </table:table-cell>
          <table:table-cell table:style-name="Table11.A2" office:value-type="string">
            <text:p text:style-name="P41">F</text:p>
          </table:table-cell>
          <table:table-cell table:style-name="Table11.C2" office:value-type="string">
            <text:p text:style-name="P41">Rotation around vertical axis [deg]. Default: 0</text:p>
          </table:table-cell>
        </table:table-row>
        <table:table-row table:style-name="Table11.2">
          <table:table-cell table:style-name="Table11.A2" office:value-type="string">
            <text:p text:style-name="P41">TEX1</text:p>
          </table:table-cell>
          <table:table-cell table:style-name="Table11.A2" office:value-type="string">
            <text:p text:style-name="P41">S F F</text:p>
          </table:table-cell>
          <table:table-cell table:style-name="Table11.C2" office:value-type="string">
            <text:p text:style-name="P41">Texture name and u, v scaling factors for walls along the x-axis. Default: no texture</text:p>
          </table:table-cell>
        </table:table-row>
        <table:table-row table:style-name="Table11.2">
          <table:table-cell table:style-name="Table11.A2" office:value-type="string">
            <text:p text:style-name="P41">TEX2</text:p>
          </table:table-cell>
          <table:table-cell table:style-name="Table11.A2" office:value-type="string">
            <text:p text:style-name="P41">S F F</text:p>
          </table:table-cell>
          <table:table-cell table:style-name="Table11.C2" office:value-type="string">
            <text:p text:style-name="P41">Texture name and u, v scaling factors for walls along the z-axis. Default: no texture</text:p>
          </table:table-cell>
        </table:table-row>
        <table:table-row table:style-name="Table11.2">
          <table:table-cell table:style-name="Table11.A2" office:value-type="string">
            <text:p text:style-name="P41">TEX3</text:p>
          </table:table-cell>
          <table:table-cell table:style-name="Table11.A2" office:value-type="string">
            <text:p text:style-name="P41">S F F</text:p>
          </table:table-cell>
          <table:table-cell table:style-name="Table11.C2" office:value-type="string">
            <text:p text:style-name="P41">Texture name and u, v scaling factors for roof. Default: no texture</text:p>
          </table:table-cell>
        </table:table-row>
      </table:table>
      <text:p text:style-name="P209">(V = Vector, F = Float, S = String)</text:p>
      <text:p text:style-name="P171">HANGAR</text:p>
      <text:p text:style-name="P210">A hangar-type building with a barrel-shaped roof. The following parameters are supported:</text:p>
      <table:table table:name="Table13" table:style-name="Table13" table:template-name="Orbiter table">
        <table:table-column table:style-name="Table13.A"/>
        <table:table-column table:style-name="Table13.B"/>
        <table:table-column table:style-name="Table13.C"/>
        <table:table-row table:style-name="Table13.1">
          <table:table-cell table:style-name="Table13.A1" office:value-type="string">
            <text:p text:style-name="P132">Parameter</text:p>
          </table:table-cell>
          <table:table-cell table:style-name="Table13.A1" office:value-type="string">
            <text:p text:style-name="P120">Type</text:p>
          </table:table-cell>
          <table:table-cell table:style-name="Table13.C1" office:value-type="string">
            <text:p text:style-name="P120">Description</text:p>
          </table:table-cell>
        </table:table-row>
        <table:table-row table:style-name="Table13.2">
          <table:table-cell table:style-name="Table13.A2" office:value-type="string">
            <text:p text:style-name="P42">POS</text:p>
          </table:table-cell>
          <table:table-cell table:style-name="Table13.A2" office:value-type="string">
            <text:p text:style-name="P42">V</text:p>
          </table:table-cell>
          <table:table-cell table:style-name="Table13.C2" office:value-type="string">
            <text:p text:style-name="P42">Centre of the <text:span text:style-name="T90">object</text:span>’s base rectangle (in local base coordinates) The y-coordinate is the elevation above ground. Default: 0 0 0</text:p>
          </table:table-cell>
        </table:table-row>
        <table:table-row table:style-name="Table13.2">
          <table:table-cell table:style-name="Table13.A2" office:value-type="string">
            <text:p text:style-name="P42">SCALE</text:p>
          </table:table-cell>
          <table:table-cell table:style-name="Table13.A2" office:value-type="string">
            <text:p text:style-name="P42">V</text:p>
          </table:table-cell>
          <table:table-cell table:style-name="Table13.C2" office:value-type="string">
            <text:p text:style-name="P42">Object size in the three coordinate axes. Default: 1 1 1</text:p>
          </table:table-cell>
        </table:table-row>
        <table:table-row table:style-name="Table13.2">
          <table:table-cell table:style-name="Table13.A2" office:value-type="string">
            <text:p text:style-name="P42">ROT</text:p>
          </table:table-cell>
          <table:table-cell table:style-name="Table13.A2" office:value-type="string">
            <text:p text:style-name="P42">F</text:p>
          </table:table-cell>
          <table:table-cell table:style-name="Table13.C2" office:value-type="string">
            <text:p text:style-name="P42">Rotation around vertical axis [deg]. Default: 0</text:p>
          </table:table-cell>
        </table:table-row>
        <table:table-row table:style-name="Table13.2">
          <table:table-cell table:style-name="Table13.A2" office:value-type="string">
            <text:p text:style-name="P42">TEX1</text:p>
          </table:table-cell>
          <table:table-cell table:style-name="Table13.A2" office:value-type="string">
            <text:p text:style-name="P42">S F F</text:p>
          </table:table-cell>
          <table:table-cell table:style-name="Table13.C2" office:value-type="string">
            <text:p text:style-name="P42">Texture name and u, v scaling factors for walls. Default: no texture</text:p>
          </table:table-cell>
        </table:table-row>
        <table:table-row table:style-name="Table13.2">
          <table:table-cell table:style-name="Table13.A2" office:value-type="string">
            <text:p text:style-name="P42">TEX2</text:p>
          </table:table-cell>
          <table:table-cell table:style-name="Table13.A2" office:value-type="string">
            <text:p text:style-name="P42">S F F</text:p>
          </table:table-cell>
          <table:table-cell table:style-name="Table13.C2" office:value-type="string">
            <text:p text:style-name="P42">Texture name and u, v scaling factors for <text:span text:style-name="T90">front gate</text:span>. Default: no texture</text:p>
          </table:table-cell>
        </table:table-row>
        <table:table-row table:style-name="Table13.2">
          <table:table-cell table:style-name="Table13.A2" office:value-type="string">
            <text:p text:style-name="P42">TEX3</text:p>
          </table:table-cell>
          <table:table-cell table:style-name="Table13.A2" office:value-type="string">
            <text:p text:style-name="P42">S F F</text:p>
          </table:table-cell>
          <table:table-cell table:style-name="Table13.C2" office:value-type="string">
            <text:p text:style-name="P42">Texture name and u, v scaling factors for roof. Default: no texture</text:p>
          </table:table-cell>
        </table:table-row>
      </table:table>
      <text:p text:style-name="P210">(V = Vector, F = Float, S = String)</text:p>
      <text:p text:style-name="P171">HANGAR<text:span text:style-name="T90">2</text:span></text:p>
      <text:p text:style-name="P209">A hangar-type building with a <text:span text:style-name="T90">tent</text:span>-shaped roof. The following parameters are supported:</text:p>
      <table:table table:name="Table12" table:style-name="Table12" table:template-name="Orbiter table">
        <table:table-column table:style-name="Table12.A"/>
        <table:table-column table:style-name="Table12.B"/>
        <table:table-column table:style-name="Table12.C"/>
        <table:table-row table:style-name="Table12.1">
          <table:table-cell table:style-name="Table12.A1" office:value-type="string">
            <text:p text:style-name="P132">Parameter</text:p>
          </table:table-cell>
          <table:table-cell table:style-name="Table12.A1" office:value-type="string">
            <text:p text:style-name="P120">Type</text:p>
          </table:table-cell>
          <table:table-cell table:style-name="Table12.C1" office:value-type="string">
            <text:p text:style-name="P120">Description</text:p>
          </table:table-cell>
        </table:table-row>
        <table:table-row table:style-name="Table12.2">
          <table:table-cell table:style-name="Table12.A2" office:value-type="string">
            <text:p text:style-name="P42">POS</text:p>
          </table:table-cell>
          <table:table-cell table:style-name="Table12.A2" office:value-type="string">
            <text:p text:style-name="P42">V</text:p>
          </table:table-cell>
          <table:table-cell table:style-name="Table12.C2" office:value-type="string">
            <text:p text:style-name="P42">Centre of the <text:span text:style-name="T90">object</text:span>’s base rectangle (in local base coordinates) The y-coordinate is the elevation above ground. Default: 0 0 0</text:p>
          </table:table-cell>
        </table:table-row>
        <table:table-row table:style-name="Table12.2">
          <table:table-cell table:style-name="Table12.A2" office:value-type="string">
            <text:p text:style-name="P42">SCALE</text:p>
          </table:table-cell>
          <table:table-cell table:style-name="Table12.A2" office:value-type="string">
            <text:p text:style-name="P42">V</text:p>
          </table:table-cell>
          <table:table-cell table:style-name="Table12.C2" office:value-type="string">
            <text:p text:style-name="P42">Object size in the three coordinate axes. Default: 1 1 1</text:p>
          </table:table-cell>
        </table:table-row>
        <table:table-row table:style-name="Table12.2">
          <table:table-cell table:style-name="Table12.A2" office:value-type="string">
            <text:p text:style-name="P42">ROT</text:p>
          </table:table-cell>
          <table:table-cell table:style-name="Table12.A2" office:value-type="string">
            <text:p text:style-name="P42">F</text:p>
          </table:table-cell>
          <table:table-cell table:style-name="Table12.C2" office:value-type="string">
            <text:p text:style-name="P42">Rotation around vertical axis [deg]. Default: 0</text:p>
          </table:table-cell>
        </table:table-row>
        <table:table-row table:style-name="Table12.2">
          <table:table-cell table:style-name="Table12.A2" office:value-type="string">
            <text:p text:style-name="P42">TEX1</text:p>
          </table:table-cell>
          <table:table-cell table:style-name="Table12.A2" office:value-type="string">
            <text:p text:style-name="P42">S F F</text:p>
          </table:table-cell>
          <table:table-cell table:style-name="Table12.C2" office:value-type="string">
            <text:p text:style-name="P42">Texture name and u, v scaling factors for <text:span text:style-name="T90">front and back </text:span>walls. Default: no texture</text:p>
          </table:table-cell>
        </table:table-row>
        <table:table-row table:style-name="Table12.2">
          <table:table-cell table:style-name="Table12.A2" office:value-type="string">
            <text:p text:style-name="P42">TEX2</text:p>
          </table:table-cell>
          <table:table-cell table:style-name="Table12.A2" office:value-type="string">
            <text:p text:style-name="P42">S F F</text:p>
          </table:table-cell>
          <table:table-cell table:style-name="Table12.C2" office:value-type="string">
            <text:p text:style-name="P42">Texture name and u, v scaling factors for <text:span text:style-name="T90">side </text:span>walls. Default: no texture</text:p>
          </table:table-cell>
        </table:table-row>
        <table:table-row table:style-name="Table12.2">
          <table:table-cell table:style-name="Table12.A2" office:value-type="string">
            <text:p text:style-name="P42">TEX3</text:p>
          </table:table-cell>
          <table:table-cell table:style-name="Table12.A2" office:value-type="string">
            <text:p text:style-name="P42">S F F</text:p>
          </table:table-cell>
          <table:table-cell table:style-name="Table12.C2" office:value-type="string">
            <text:p text:style-name="P42">Texture name and u, v scaling factors for roof. Default: no texture</text:p>
          </table:table-cell>
        </table:table-row>
        <table:table-row table:style-name="Table12.2">
          <table:table-cell table:style-name="Table12.A2" office:value-type="string">
            <text:p text:style-name="P48">ROOFH</text:p>
          </table:table-cell>
          <table:table-cell table:style-name="Table12.A2" office:value-type="string">
            <text:p text:style-name="P48">F</text:p>
          </table:table-cell>
          <table:table-cell table:style-name="Table12.C2" office:value-type="string">
            <text:p text:style-name="P48">Roof height from base to ridge. Default: 1/2 building height.</text:p>
          </table:table-cell>
        </table:table-row>
      </table:table>
      <text:p text:style-name="P210">(V = Vector, F = Float, S = String)</text:p>
      <text:p text:style-name="P171">HANGAR<text:span text:style-name="T90">3</text:span></text:p>
      <text:p text:style-name="P210">A hangar-type building with a <text:span text:style-name="T90">barrel</text:span>-shaped roof <text:span text:style-name="T90">reaching to the ground</text:span>. The following parameters are supported:</text:p>
      <table:table table:name="Table14" table:style-name="Table14" table:template-name="Orbiter table">
        <table:table-column table:style-name="Table14.A"/>
        <table:table-column table:style-name="Table14.B"/>
        <table:table-column table:style-name="Table14.C"/>
        <table:table-row table:style-name="Table14.1">
          <table:table-cell table:style-name="Table14.A1" office:value-type="string">
            <text:p text:style-name="P132">Parameter</text:p>
          </table:table-cell>
          <table:table-cell table:style-name="Table14.A1" office:value-type="string">
            <text:p text:style-name="P120">Type</text:p>
          </table:table-cell>
          <table:table-cell table:style-name="Table14.C1" office:value-type="string">
            <text:p text:style-name="P120">Description</text:p>
          </table:table-cell>
        </table:table-row>
        <table:table-row table:style-name="Table14.2">
          <table:table-cell table:style-name="Table14.A2" office:value-type="string">
            <text:p text:style-name="P42">POS</text:p>
          </table:table-cell>
          <table:table-cell table:style-name="Table14.A2" office:value-type="string">
            <text:p text:style-name="P42">V</text:p>
          </table:table-cell>
          <table:table-cell table:style-name="Table14.C2" office:value-type="string">
            <text:p text:style-name="P42">Centre of the <text:span text:style-name="T90">object</text:span>’s base rectangle (in local base coordinates) The y-coordinate is the elevation above ground. Default: 0 0 0</text:p>
          </table:table-cell>
        </table:table-row>
        <table:table-row table:style-name="Table14.2">
          <table:table-cell table:style-name="Table14.A2" office:value-type="string">
            <text:p text:style-name="P42">SCALE</text:p>
          </table:table-cell>
          <table:table-cell table:style-name="Table14.A2" office:value-type="string">
            <text:p text:style-name="P42">V</text:p>
          </table:table-cell>
          <table:table-cell table:style-name="Table14.C2" office:value-type="string">
            <text:p text:style-name="P42">Object size in the three coordinate axes. Default: 1 1 1</text:p>
          </table:table-cell>
        </table:table-row>
        <table:table-row table:style-name="Table14.2">
          <table:table-cell table:style-name="Table14.A2" office:value-type="string">
            <text:p text:style-name="P42">ROT</text:p>
          </table:table-cell>
          <table:table-cell table:style-name="Table14.A2" office:value-type="string">
            <text:p text:style-name="P42">F</text:p>
          </table:table-cell>
          <table:table-cell table:style-name="Table14.C2" office:value-type="string">
            <text:p text:style-name="P42">Rotation around vertical axis [deg]. Default: 0</text:p>
          </table:table-cell>
        </table:table-row>
        <table:table-row table:style-name="Table14.2">
          <table:table-cell table:style-name="Table14.A2" office:value-type="string">
            <text:p text:style-name="P42">TEX1</text:p>
          </table:table-cell>
          <table:table-cell table:style-name="Table14.A2" office:value-type="string">
            <text:p text:style-name="P42">S F F</text:p>
          </table:table-cell>
          <table:table-cell table:style-name="Table14.C2" office:value-type="string">
            <text:p text:style-name="P42">Texture name and u, v scaling factors for <text:span text:style-name="T90">front and back </text:span>walls. Default: no texture</text:p>
          </table:table-cell>
        </table:table-row>
        <table:table-row table:style-name="Table14.2">
          <table:table-cell table:style-name="Table14.A2" office:value-type="string">
            <text:p text:style-name="P42">TEX2</text:p>
          </table:table-cell>
          <table:table-cell table:style-name="Table14.A2" office:value-type="string">
            <text:p text:style-name="P42">S F F</text:p>
          </table:table-cell>
          <table:table-cell table:style-name="Table14.C2" office:value-type="string">
            <text:p text:style-name="P42">Texture name and u, v scaling factors for <text:span text:style-name="T90">front gate</text:span>. Default: no texture</text:p>
          </table:table-cell>
        </table:table-row>
        <table:table-row table:style-name="Table14.2">
          <table:table-cell table:style-name="Table14.A2" office:value-type="string">
            <text:p text:style-name="P42">TEX3</text:p>
          </table:table-cell>
          <table:table-cell table:style-name="Table14.A2" office:value-type="string">
            <text:p text:style-name="P42">S F F</text:p>
          </table:table-cell>
          <table:table-cell table:style-name="Table14.C2" office:value-type="string">
            <text:p text:style-name="P42">Texture name and u, v scaling factors for roof. Default: no texture</text:p>
          </table:table-cell>
        </table:table-row>
      </table:table>
      <text:p text:style-name="P210">(V = Vector, F = Float, S = String)</text:p>
      <text:p text:style-name="P172"><text:soft-page-break/>TANK</text:p>
      <text:p text:style-name="P210">A <text:span text:style-name="T90">fuel tank-like upright cylinder with a flat top</text:span>. The following parameters are supported:</text:p>
      <table:table table:name="Table15" table:style-name="Table15" table:template-name="Orbiter table">
        <table:table-column table:style-name="Table15.A"/>
        <table:table-column table:style-name="Table15.B"/>
        <table:table-column table:style-name="Table15.C"/>
        <table:table-row table:style-name="Table15.1">
          <table:table-cell table:style-name="Table15.A1" office:value-type="string">
            <text:p text:style-name="P132">Parameter</text:p>
          </table:table-cell>
          <table:table-cell table:style-name="Table15.A1" office:value-type="string">
            <text:p text:style-name="P120">Type</text:p>
          </table:table-cell>
          <table:table-cell table:style-name="Table15.C1" office:value-type="string">
            <text:p text:style-name="P120">Description</text:p>
          </table:table-cell>
        </table:table-row>
        <table:table-row table:style-name="Table15.2">
          <table:table-cell table:style-name="Table15.A2" office:value-type="string">
            <text:p text:style-name="P42">POS</text:p>
          </table:table-cell>
          <table:table-cell table:style-name="Table15.A2" office:value-type="string">
            <text:p text:style-name="P42">V</text:p>
          </table:table-cell>
          <table:table-cell table:style-name="Table15.C2" office:value-type="string">
            <text:p text:style-name="P42">Centre of the <text:span text:style-name="T90">object</text:span>’s base <text:span text:style-name="T90">circle</text:span> (in local base coordinates) The y-coordinate is the elevation above ground. Default: 0 0 0</text:p>
          </table:table-cell>
        </table:table-row>
        <table:table-row table:style-name="Table15.2">
          <table:table-cell table:style-name="Table15.A2" office:value-type="string">
            <text:p text:style-name="P42">SCALE</text:p>
          </table:table-cell>
          <table:table-cell table:style-name="Table15.A2" office:value-type="string">
            <text:p text:style-name="P42">V</text:p>
          </table:table-cell>
          <table:table-cell table:style-name="Table15.C2" office:value-type="string">
            <text:p text:style-name="P42"><text:span text:style-name="T90">Cylinder radii in x and z, and height in y. </text:span>Default: 1 1 1</text:p>
          </table:table-cell>
        </table:table-row>
        <table:table-row table:style-name="Table15.2">
          <table:table-cell table:style-name="Table15.A2" office:value-type="string">
            <text:p text:style-name="P42">ROT</text:p>
          </table:table-cell>
          <table:table-cell table:style-name="Table15.A2" office:value-type="string">
            <text:p text:style-name="P42">F</text:p>
          </table:table-cell>
          <table:table-cell table:style-name="Table15.C2" office:value-type="string">
            <text:p text:style-name="P42">Rotation around vertical axis [deg]. Default: 0</text:p>
          </table:table-cell>
        </table:table-row>
        <table:table-row table:style-name="Table15.2">
          <table:table-cell table:style-name="Table15.A2" office:value-type="string">
            <text:p text:style-name="P49">NSTEP</text:p>
          </table:table-cell>
          <table:table-cell table:style-name="Table15.A2" office:value-type="string">
            <text:p text:style-name="P49">I</text:p>
          </table:table-cell>
          <table:table-cell table:style-name="Table15.C2" office:value-type="string">
            <text:p text:style-name="P49">Number of segments to approximate circle. Default: 12</text:p>
          </table:table-cell>
        </table:table-row>
        <table:table-row table:style-name="Table15.2">
          <table:table-cell table:style-name="Table15.A2" office:value-type="string">
            <text:p text:style-name="P42">TEX1</text:p>
          </table:table-cell>
          <table:table-cell table:style-name="Table15.A2" office:value-type="string">
            <text:p text:style-name="P42">S F F</text:p>
          </table:table-cell>
          <table:table-cell table:style-name="Table15.C2" office:value-type="string">
            <text:p text:style-name="P42">Texture name and u, v scaling factors for <text:span text:style-name="T91">mantle</text:span>. Default: no texture</text:p>
          </table:table-cell>
        </table:table-row>
        <table:table-row table:style-name="Table15.2">
          <table:table-cell table:style-name="Table15.A2" office:value-type="string">
            <text:p text:style-name="P42">TEX2</text:p>
          </table:table-cell>
          <table:table-cell table:style-name="Table15.A2" office:value-type="string">
            <text:p text:style-name="P42">S F F</text:p>
          </table:table-cell>
          <table:table-cell table:style-name="Table15.C2" office:value-type="string">
            <text:p text:style-name="P42">Texture name and u, v scaling factors for <text:span text:style-name="T91">top</text:span>. Default: no texture</text:p>
          </table:table-cell>
        </table:table-row>
      </table:table>
      <text:p text:style-name="P211">(V = Vector, F = Float, <text:span text:style-name="T91">I = Integer, </text:span>S = String)</text:p>
      <text:p text:style-name="P173">RUNWAY</text:p>
      <text:p text:style-name="P223">Texturing for a runway. The texture mapping can be split into segments, to allow the inclusion of markings, overruns, etc. The RUNWAY object does not include any lighting, which is instead provided with the RUNWAYLIGHTS object (see below).</text:p>
      <table:table table:name="Table16" table:style-name="Table16" table:template-name="Orbiter table">
        <table:table-column table:style-name="Table16.A"/>
        <table:table-column table:style-name="Table16.B"/>
        <table:table-column table:style-name="Table16.C"/>
        <table:table-row table:style-name="Table16.1">
          <table:table-cell table:style-name="Table16.A1" office:value-type="string">
            <text:p text:style-name="P133">Parameter</text:p>
          </table:table-cell>
          <table:table-cell table:style-name="Table16.A1" office:value-type="string">
            <text:p text:style-name="P121">Type</text:p>
          </table:table-cell>
          <table:table-cell table:style-name="Table16.C1" office:value-type="string">
            <text:p text:style-name="P121">Description</text:p>
          </table:table-cell>
        </table:table-row>
        <table:table-row table:style-name="Table16.2">
          <table:table-cell table:style-name="Table16.A2" office:value-type="string">
            <text:p text:style-name="P50">END1</text:p>
          </table:table-cell>
          <table:table-cell table:style-name="Table16.A2" office:value-type="string">
            <text:p text:style-name="P43">V</text:p>
          </table:table-cell>
          <table:table-cell table:style-name="Table16.C2" office:value-type="string">
            <text:p text:style-name="P50">First end point of the runway (centre line), including any overruns to be textured.</text:p>
          </table:table-cell>
        </table:table-row>
        <table:table-row table:style-name="Table16.2">
          <table:table-cell table:style-name="Table16.A2" office:value-type="string">
            <text:p text:style-name="P50">END2</text:p>
          </table:table-cell>
          <table:table-cell table:style-name="Table16.A2" office:value-type="string">
            <text:p text:style-name="P43">V</text:p>
          </table:table-cell>
          <table:table-cell table:style-name="Table16.C2" office:value-type="string">
            <text:p text:style-name="P50">Second end point of the runway centre line.</text:p>
          </table:table-cell>
        </table:table-row>
        <table:table-row table:style-name="Table16.2">
          <table:table-cell table:style-name="Table16.A2" office:value-type="string">
            <text:p text:style-name="P50">WIDTH</text:p>
          </table:table-cell>
          <table:table-cell table:style-name="Table16.A2" office:value-type="string">
            <text:p text:style-name="P43">F</text:p>
          </table:table-cell>
          <table:table-cell table:style-name="Table16.C2" office:value-type="string">
            <text:p text:style-name="P43">R<text:span text:style-name="T92">unway width [m]</text:span></text:p>
          </table:table-cell>
        </table:table-row>
        <table:table-row table:style-name="Table16.2">
          <table:table-cell table:style-name="Table16.A2" office:value-type="string">
            <text:p text:style-name="P50">ILS1</text:p>
          </table:table-cell>
          <table:table-cell table:style-name="Table16.A2" office:value-type="string">
            <text:p text:style-name="P50">F</text:p>
          </table:table-cell>
          <table:table-cell table:style-name="Table16.C2" office:value-type="string">
            <text:p text:style-name="P50">Localiser frequency for approach towards END1 [MHz]. Range: 108.00<text:span text:style-name="T49">–139.95. Default: no ILS support</text:span></text:p>
          </table:table-cell>
        </table:table-row>
        <table:table-row table:style-name="Table16.2">
          <table:table-cell table:style-name="Table16.A2" office:value-type="string">
            <text:p text:style-name="P50">ILS2</text:p>
          </table:table-cell>
          <table:table-cell table:style-name="Table16.A2" office:value-type="string">
            <text:p text:style-name="P50">F</text:p>
          </table:table-cell>
          <table:table-cell table:style-name="Table16.C2" office:value-type="string">
            <text:p text:style-name="P50">Localiser frequency for approach towards END2. Can be the same frequency as ILS1. Default: no ILS support</text:p>
          </table:table-cell>
        </table:table-row>
        <table:table-row table:style-name="Table16.2">
          <table:table-cell table:style-name="Table16.A2" office:value-type="string">
            <text:p text:style-name="P50">NRWSEG</text:p>
          </table:table-cell>
          <table:table-cell table:style-name="Table16.A2" office:value-type="string">
            <text:p text:style-name="P50">I</text:p>
          </table:table-cell>
          <table:table-cell table:style-name="Table16.C2" office:value-type="string">
            <text:p text:style-name="P50">Number of texture segments</text:p>
          </table:table-cell>
        </table:table-row>
        <table:table-row table:style-name="Table16.2">
          <table:table-cell table:style-name="Table16.A2" office:value-type="string">
            <text:p text:style-name="P50">RWSEGx</text:p>
          </table:table-cell>
          <table:table-cell table:style-name="Table16.A2" office:value-type="string">
            <text:p text:style-name="P50">I F F F F F</text:p>
          </table:table-cell>
          <table:table-cell table:style-name="Table16.C2" office:value-type="string">
            <text:p text:style-name="P50">Definition of segment x (x = 1<text:span text:style-name="T49">–NRWSEG)</text:span></text:p>
            <text:p text:style-name="P114">Parameters:</text:p>
            <text:p text:style-name="P114">1. Number of mesh sub-segments (≥ 1)</text:p>
            <text:p text:style-name="P114">2. Fractional length of segment (sum of all segments must be 1)</text:p>
            <text:p text:style-name="P50"><text:span text:style-name="T49">3. Texture coordinate u</text:span><text:span text:style-name="T75">0</text:span><text:span text:style-name="T49"> of segment</text:span></text:p>
            <text:p text:style-name="P50"><text:span text:style-name="T49">4. Texture coordinate u</text:span><text:span text:style-name="T75">1</text:span></text:p>
            <text:p text:style-name="P50"><text:span text:style-name="T49">5. Texture coordinate v</text:span><text:span text:style-name="T75">0</text:span></text:p>
            <text:p text:style-name="P50"><text:span text:style-name="T49">6. Texture coordinate v</text:span><text:span text:style-name="T75">1</text:span></text:p>
          </table:table-cell>
        </table:table-row>
        <table:table-row table:style-name="Table16.2">
          <table:table-cell table:style-name="Table16.A2" office:value-type="string">
            <text:p text:style-name="P52">RWTEX</text:p>
          </table:table-cell>
          <table:table-cell table:style-name="Table16.A2" office:value-type="string">
            <text:p text:style-name="P52">S</text:p>
          </table:table-cell>
          <table:table-cell table:style-name="Table16.C2" office:value-type="string">
            <text:p text:style-name="P52">Texture name for all segments</text:p>
          </table:table-cell>
        </table:table-row>
      </table:table>
      <text:p text:style-name="P212">(V = Vector, F = Float, <text:span text:style-name="T91">I = Integer, </text:span>S = String)</text:p>
      <text:p text:style-name="P174">RUNWAY<text:span text:style-name="T93">LIGHTS</text:span></text:p>
      <text:p text:style-name="P224">Complete lighting for a single runway, including optional Precision Approach Path Indicator (PAPI) and Visual Approach Slope Indicator (VASI). Runway markers are turned off during daytime, but PAPI and VASI indicators are always active.</text:p>
      <table:table table:name="Table17" table:style-name="Table17" table:template-name="Orbiter table">
        <table:table-column table:style-name="Table17.A"/>
        <table:table-column table:style-name="Table17.B"/>
        <table:table-column table:style-name="Table17.C"/>
        <table:table-row table:style-name="Table17.1">
          <table:table-cell table:style-name="Table17.A1" office:value-type="string">
            <text:p text:style-name="P134">Parameter</text:p>
          </table:table-cell>
          <table:table-cell table:style-name="Table17.A1" office:value-type="string">
            <text:p text:style-name="P122">Type</text:p>
          </table:table-cell>
          <table:table-cell table:style-name="Table17.C1" office:value-type="string">
            <text:p text:style-name="P122">Description</text:p>
          </table:table-cell>
        </table:table-row>
        <table:table-row table:style-name="Table17.2">
          <table:table-cell table:style-name="Table17.A2" office:value-type="string">
            <text:p text:style-name="P51">END1</text:p>
          </table:table-cell>
          <table:table-cell table:style-name="Table17.A2" office:value-type="string">
            <text:p text:style-name="P44">V</text:p>
          </table:table-cell>
          <table:table-cell table:style-name="Table17.C2" office:value-type="string">
            <text:p text:style-name="P51">First end point of the runway (centre line).</text:p>
          </table:table-cell>
        </table:table-row>
        <table:table-row table:style-name="Table17.2">
          <table:table-cell table:style-name="Table17.A2" office:value-type="string">
            <text:p text:style-name="P51">END2</text:p>
          </table:table-cell>
          <table:table-cell table:style-name="Table17.A2" office:value-type="string">
            <text:p text:style-name="P44">V</text:p>
          </table:table-cell>
          <table:table-cell table:style-name="Table17.C2" office:value-type="string">
            <text:p text:style-name="P51">Second end point of the runway centre line.</text:p>
          </table:table-cell>
        </table:table-row>
        <table:table-row table:style-name="Table17.2">
          <table:table-cell table:style-name="Table17.A2" office:value-type="string">
            <text:p text:style-name="P51">WIDTH</text:p>
          </table:table-cell>
          <table:table-cell table:style-name="Table17.A2" office:value-type="string">
            <text:p text:style-name="P44">F</text:p>
          </table:table-cell>
          <table:table-cell table:style-name="Table17.C2" office:value-type="string">
            <text:p text:style-name="P44">R<text:span text:style-name="T92">unway width [m]</text:span></text:p>
          </table:table-cell>
        </table:table-row>
        <table:table-row table:style-name="Table17.2">
          <table:table-cell table:style-name="Table17.A2" office:value-type="string">
            <text:p text:style-name="P53">COUNT1</text:p>
          </table:table-cell>
          <table:table-cell table:style-name="Table17.A2" office:value-type="string">
            <text:p text:style-name="P53">I</text:p>
          </table:table-cell>
          <table:table-cell table:style-name="Table17.C2" office:value-type="string">
            <text:p text:style-name="P53">Number of lights along the runway centre line (<text:span text:style-name="T49">≥</text:span><text:span text:style-name="T58"> 2). Default: 40</text:span></text:p>
          </table:table-cell>
        </table:table-row>
        <table:table-row table:style-name="Table17.2">
          <table:table-cell table:style-name="Table17.A2" office:value-type="string">
            <text:p text:style-name="P53">PAPI</text:p>
          </table:table-cell>
          <table:table-cell table:style-name="Table17.A2" office:value-type="string">
            <text:p text:style-name="P51">F <text:span text:style-name="T93">F F</text:span></text:p>
          </table:table-cell>
          <table:table-cell table:style-name="Table17.C2" office:value-type="string">
            <text:p text:style-name="P53">Precision Approach Path Indicator (PAPI). Default: no PAPI</text:p>
            <text:p text:style-name="P53">Parameters:</text:p>
            <text:p text:style-name="P53">Designated approach descent angle [deg]</text:p>
            <text:p text:style-name="P53">Approach cone aperture [deg]</text:p>
            <text:p text:style-name="P53">Offset of PAPI location from runway endpoints [m]</text:p>
          </table:table-cell>
        </table:table-row>
        <text:soft-page-break/>
        <table:table-row table:style-name="Table17.2">
          <table:table-cell table:style-name="Table17.A2" office:value-type="string">
            <text:p text:style-name="P53">VASI</text:p>
          </table:table-cell>
          <table:table-cell table:style-name="Table17.A2" office:value-type="string">
            <text:p text:style-name="P53">F F F</text:p>
          </table:table-cell>
          <table:table-cell table:style-name="Table17.C2" office:value-type="string">
            <text:p text:style-name="P53">Visual Approach Slope Indicator (VASI). Default: no VASI</text:p>
            <text:p text:style-name="P53">Parameters:</text:p>
            <text:p text:style-name="P53">Designated approach descent angle [deg]</text:p>
            <text:p text:style-name="P53">Distance between white and red indicator lights [m]</text:p>
            <text:p text:style-name="P53">Offset of VASI (red bar) location from runway endpoints [m]</text:p>
          </table:table-cell>
        </table:table-row>
      </table:table>
      <text:p text:style-name="P213">(V = Vector, F = Float, <text:span text:style-name="T91">I = Integer</text:span>)</text:p>
      <text:p text:style-name="P175">BEACONARRAY</text:p>
      <text:p text:style-name="P217">A linear array of illuminated beacons, usable e.g. for taxiway night lighting.</text:p>
      <table:table table:name="Table18" table:style-name="Table18" table:template-name="Orbiter table">
        <table:table-column table:style-name="Table18.A"/>
        <table:table-column table:style-name="Table18.B"/>
        <table:table-column table:style-name="Table18.C"/>
        <table:table-row table:style-name="Table18.1">
          <table:table-cell table:style-name="Table18.A1" office:value-type="string">
            <text:p text:style-name="P134">Parameter</text:p>
          </table:table-cell>
          <table:table-cell table:style-name="Table18.A1" office:value-type="string">
            <text:p text:style-name="P122">Type</text:p>
          </table:table-cell>
          <table:table-cell table:style-name="Table18.C1" office:value-type="string">
            <text:p text:style-name="P122">Description</text:p>
          </table:table-cell>
        </table:table-row>
        <table:table-row table:style-name="Table18.2">
          <table:table-cell table:style-name="Table18.A2" office:value-type="string">
            <text:p text:style-name="P51">END1</text:p>
          </table:table-cell>
          <table:table-cell table:style-name="Table18.A2" office:value-type="string">
            <text:p text:style-name="P44">V</text:p>
          </table:table-cell>
          <table:table-cell table:style-name="Table18.C2" office:value-type="string">
            <text:p text:style-name="P51">First end point of <text:span text:style-name="T94">beacon array in local base coordinates. y-coordinate is elevation above ground.</text:span></text:p>
          </table:table-cell>
        </table:table-row>
        <table:table-row table:style-name="Table18.2">
          <table:table-cell table:style-name="Table18.A2" office:value-type="string">
            <text:p text:style-name="P54">END2</text:p>
          </table:table-cell>
          <table:table-cell table:style-name="Table18.A2" office:value-type="string">
            <text:p text:style-name="P54">V</text:p>
          </table:table-cell>
          <table:table-cell table:style-name="Table18.C2" office:value-type="string">
            <text:p text:style-name="P54">Second end point of beacon array.</text:p>
          </table:table-cell>
        </table:table-row>
        <table:table-row table:style-name="Table18.2">
          <table:table-cell table:style-name="Table18.A2" office:value-type="string">
            <text:p text:style-name="P54">COUNT</text:p>
          </table:table-cell>
          <table:table-cell table:style-name="Table18.A2" office:value-type="string">
            <text:p text:style-name="P54">I</text:p>
          </table:table-cell>
          <table:table-cell table:style-name="Table18.C2" office:value-type="string">
            <text:p text:style-name="P54">Number of beacons in the array (<text:span text:style-name="T49">≥</text:span><text:span text:style-name="T58"> 2). Default: 10</text:span></text:p>
          </table:table-cell>
        </table:table-row>
        <table:table-row table:style-name="Table18.2">
          <table:table-cell table:style-name="Table18.A2" office:value-type="string">
            <text:p text:style-name="P54">SIZE</text:p>
          </table:table-cell>
          <table:table-cell table:style-name="Table18.A2" office:value-type="string">
            <text:p text:style-name="P54">F</text:p>
          </table:table-cell>
          <table:table-cell table:style-name="Table18.C2" office:value-type="string">
            <text:p text:style-name="P54">Size (radius) of each beacon light. Default: 1.0</text:p>
          </table:table-cell>
        </table:table-row>
        <table:table-row table:style-name="Table18.2">
          <table:table-cell table:style-name="Table18.A2" office:value-type="string">
            <text:p text:style-name="P54">COL</text:p>
          </table:table-cell>
          <table:table-cell table:style-name="Table18.A2" office:value-type="string">
            <text:p text:style-name="P54">F F F</text:p>
          </table:table-cell>
          <table:table-cell table:style-name="Table18.C2" office:value-type="string">
            <text:p text:style-name="P54">Beacon colour (RGB). Range: 0<text:span text:style-name="T49">–</text:span><text:span text:style-name="T58">1 for each value. Default: 1 1 1 (white)</text:span></text:p>
          </table:table-cell>
        </table:table-row>
      </table:table>
      <text:p text:style-name="P214">(V = Vector, F = Float, <text:span text:style-name="T91">I = Integer</text:span>)</text:p>
      <text:p text:style-name="P176">SOLARPLANT</text:p>
      <text:p text:style-name="P218">A grid of ground-mounted solar panels, smart enough to align themselves with the Sun. The following parameters are supported:</text:p>
      <table:table table:name="Table19" table:style-name="Table19" table:template-name="Orbiter table">
        <table:table-column table:style-name="Table19.A"/>
        <table:table-column table:style-name="Table19.B"/>
        <table:table-column table:style-name="Table19.C"/>
        <table:table-row table:style-name="Table19.1">
          <table:table-cell table:style-name="Table19.A1" office:value-type="string">
            <text:p text:style-name="P135">Parameter</text:p>
          </table:table-cell>
          <table:table-cell table:style-name="Table19.A1" office:value-type="string">
            <text:p text:style-name="P123">Type</text:p>
          </table:table-cell>
          <table:table-cell table:style-name="Table19.C1" office:value-type="string">
            <text:p text:style-name="P123">Description</text:p>
          </table:table-cell>
        </table:table-row>
        <table:table-row table:style-name="Table19.2">
          <table:table-cell table:style-name="Table19.A2" office:value-type="string">
            <text:p text:style-name="P55">POS</text:p>
          </table:table-cell>
          <table:table-cell table:style-name="Table19.A2" office:value-type="string">
            <text:p text:style-name="P45">V</text:p>
          </table:table-cell>
          <table:table-cell table:style-name="Table19.C2" office:value-type="string">
            <text:p text:style-name="P55">Centre position of the panel grid. Default: 0 0 0</text:p>
          </table:table-cell>
        </table:table-row>
        <table:table-row table:style-name="Table19.2">
          <table:table-cell table:style-name="Table19.A2" office:value-type="string">
            <text:p text:style-name="P55">SCALE</text:p>
          </table:table-cell>
          <table:table-cell table:style-name="Table19.A2" office:value-type="string">
            <text:p text:style-name="P55">F</text:p>
          </table:table-cell>
          <table:table-cell table:style-name="Table19.C2" office:value-type="string">
            <text:p text:style-name="P55">Scaling factor for each panel. Default: 1.0</text:p>
          </table:table-cell>
        </table:table-row>
        <table:table-row table:style-name="Table19.2">
          <table:table-cell table:style-name="Table19.A2" office:value-type="string">
            <text:p text:style-name="P55">SPACING</text:p>
          </table:table-cell>
          <table:table-cell table:style-name="Table19.A2" office:value-type="string">
            <text:p text:style-name="P55">F F</text:p>
          </table:table-cell>
          <table:table-cell table:style-name="Table19.C2" office:value-type="string">
            <text:p text:style-name="P55">Distance between panels in x and z directions [m]. Default: 40 40</text:p>
          </table:table-cell>
        </table:table-row>
        <table:table-row table:style-name="Table19.2">
          <table:table-cell table:style-name="Table19.A2" office:value-type="string">
            <text:p text:style-name="P55">GRID</text:p>
          </table:table-cell>
          <table:table-cell table:style-name="Table19.A2" office:value-type="string">
            <text:p text:style-name="P55">I I</text:p>
          </table:table-cell>
          <table:table-cell table:style-name="Table19.C2" office:value-type="string">
            <text:p text:style-name="P55">Grid dimensions in x and z directions. Default: 2 2</text:p>
          </table:table-cell>
        </table:table-row>
        <table:table-row table:style-name="Table19.2">
          <table:table-cell table:style-name="Table19.A2" office:value-type="string">
            <text:p text:style-name="P55">ROT</text:p>
          </table:table-cell>
          <table:table-cell table:style-name="Table19.A2" office:value-type="string">
            <text:p text:style-name="P55">F</text:p>
          </table:table-cell>
          <table:table-cell table:style-name="Table19.C2" office:value-type="string">
            <text:p text:style-name="P55">Rotation of plant around vertical axis [deg]. Default: 0</text:p>
          </table:table-cell>
        </table:table-row>
        <table:table-row table:style-name="Table19.2">
          <table:table-cell table:style-name="Table19.A2" office:value-type="string">
            <text:p text:style-name="P55">TEX</text:p>
          </table:table-cell>
          <table:table-cell table:style-name="Table19.A2" office:value-type="string">
            <text:p text:style-name="P55">S [F F]</text:p>
          </table:table-cell>
          <table:table-cell table:style-name="Table19.C2" office:value-type="string">
            <text:p text:style-name="P55">Texture name and u, v scaling factors for panels. Default: no texture</text:p>
          </table:table-cell>
        </table:table-row>
      </table:table>
      <text:p text:style-name="P215">(V = Vector, F = Float, <text:span text:style-name="T91">I = Integer, </text:span>S = String)</text:p>
      <text:p text:style-name="P177">TRAIN1</text:p>
      <text:p text:style-name="P219">A monorail-type train on a straight track. The following parameters are supported:</text:p>
      <table:table table:name="Table20" table:style-name="Table20" table:template-name="Orbiter table">
        <table:table-column table:style-name="Table20.A"/>
        <table:table-column table:style-name="Table20.B"/>
        <table:table-column table:style-name="Table20.C"/>
        <table:table-row table:style-name="Table20.1">
          <table:table-cell table:style-name="Table20.A1" office:value-type="string">
            <text:p text:style-name="P163">Parameter</text:p>
          </table:table-cell>
          <table:table-cell table:style-name="Table20.A1" office:value-type="string">
            <text:p text:style-name="P158">Type</text:p>
          </table:table-cell>
          <table:table-cell table:style-name="Table20.C1" office:value-type="string">
            <text:p text:style-name="P158">Description</text:p>
          </table:table-cell>
        </table:table-row>
        <table:table-row table:style-name="Table20.2">
          <table:table-cell table:style-name="Table20.A2" office:value-type="string">
            <text:p text:style-name="P80">END1</text:p>
          </table:table-cell>
          <table:table-cell table:style-name="Table20.A2" office:value-type="string">
            <text:p text:style-name="P81">V</text:p>
          </table:table-cell>
          <table:table-cell table:style-name="Table20.C2" office:value-type="string">
            <text:p text:style-name="P80">First end point of track</text:p>
          </table:table-cell>
        </table:table-row>
        <table:table-row table:style-name="Table20.2">
          <table:table-cell table:style-name="Table20.A2" office:value-type="string">
            <text:p text:style-name="P80">END2</text:p>
          </table:table-cell>
          <table:table-cell table:style-name="Table20.A2" office:value-type="string">
            <text:p text:style-name="P80">V</text:p>
          </table:table-cell>
          <table:table-cell table:style-name="Table20.C2" office:value-type="string">
            <text:p text:style-name="P80">Second end point of track</text:p>
          </table:table-cell>
        </table:table-row>
        <table:table-row table:style-name="Table20.2">
          <table:table-cell table:style-name="Table20.A2" office:value-type="string">
            <text:p text:style-name="P80">MAXSPEED</text:p>
          </table:table-cell>
          <table:table-cell table:style-name="Table20.A2" office:value-type="string">
            <text:p text:style-name="P80">F</text:p>
          </table:table-cell>
          <table:table-cell table:style-name="Table20.C2" office:value-type="string">
            <text:p text:style-name="P80">Maximum speed of train [m/s]. Default: 30</text:p>
          </table:table-cell>
        </table:table-row>
        <table:table-row table:style-name="Table20.2">
          <table:table-cell table:style-name="Table20.A2" office:value-type="string">
            <text:p text:style-name="P80">SLOWZONE</text:p>
          </table:table-cell>
          <table:table-cell table:style-name="Table20.A2" office:value-type="string">
            <text:p text:style-name="P80">F</text:p>
          </table:table-cell>
          <table:table-cell table:style-name="Table20.C2" office:value-type="string">
            <text:p text:style-name="P80">Distance over which the train slows down at the track ends [m]. Default: 100</text:p>
          </table:table-cell>
        </table:table-row>
        <table:table-row table:style-name="Table20.2">
          <table:table-cell table:style-name="Table20.A2" office:value-type="string">
            <text:p text:style-name="P80">TEX</text:p>
          </table:table-cell>
          <table:table-cell table:style-name="Table20.A2" office:value-type="string">
            <text:p text:style-name="P80">S</text:p>
          </table:table-cell>
          <table:table-cell table:style-name="Table20.C2" office:value-type="string">
            <text:p text:style-name="P80">Texture name</text:p>
          </table:table-cell>
        </table:table-row>
      </table:table>
      <text:p text:style-name="P216">(V = Vector, F = Float, S = String)</text:p>
      <text:p text:style-name="P177">TRAIN2</text:p>
      <text:p text:style-name="P219">Suspended train on elevated straight track. The following parameters are supported:</text:p>
      <table:table table:name="Table21" table:style-name="Table21" table:template-name="Orbiter table">
        <table:table-column table:style-name="Table21.A"/>
        <table:table-column table:style-name="Table21.B"/>
        <table:table-column table:style-name="Table21.C"/>
        <table:table-row table:style-name="Table21.1">
          <table:table-cell table:style-name="Table21.A1" office:value-type="string">
            <text:p text:style-name="P163">Parameter</text:p>
          </table:table-cell>
          <table:table-cell table:style-name="Table21.A1" office:value-type="string">
            <text:p text:style-name="P158">Type</text:p>
          </table:table-cell>
          <table:table-cell table:style-name="Table21.C1" office:value-type="string">
            <text:p text:style-name="P158">Description</text:p>
          </table:table-cell>
        </table:table-row>
        <table:table-row table:style-name="Table21.2">
          <table:table-cell table:style-name="Table21.A2" office:value-type="string">
            <text:p text:style-name="P80">END1</text:p>
          </table:table-cell>
          <table:table-cell table:style-name="Table21.A2" office:value-type="string">
            <text:p text:style-name="P81">V</text:p>
          </table:table-cell>
          <table:table-cell table:style-name="Table21.C2" office:value-type="string">
            <text:p text:style-name="P80">First end point of track</text:p>
          </table:table-cell>
        </table:table-row>
        <table:table-row table:style-name="Table21.2">
          <table:table-cell table:style-name="Table21.A2" office:value-type="string">
            <text:p text:style-name="P80">END2</text:p>
          </table:table-cell>
          <table:table-cell table:style-name="Table21.A2" office:value-type="string">
            <text:p text:style-name="P80">V</text:p>
          </table:table-cell>
          <table:table-cell table:style-name="Table21.C2" office:value-type="string">
            <text:p text:style-name="P80">Second end point of track</text:p>
          </table:table-cell>
        </table:table-row>
        <table:table-row table:style-name="Table21.2">
          <table:table-cell table:style-name="Table21.A2" office:value-type="string">
            <text:p text:style-name="P80">HEIGHT</text:p>
          </table:table-cell>
          <table:table-cell table:style-name="Table21.A2" office:value-type="string">
            <text:p text:style-name="P80">F</text:p>
          </table:table-cell>
          <table:table-cell table:style-name="Table21.C2" office:value-type="string">
            <text:p text:style-name="P80">Elevation of suspension track over ground [m]. Default: 11</text:p>
          </table:table-cell>
        </table:table-row>
        <table:table-row table:style-name="Table21.2">
          <table:table-cell table:style-name="Table21.A2" office:value-type="string">
            <text:p text:style-name="P80">MAXSPEED</text:p>
          </table:table-cell>
          <table:table-cell table:style-name="Table21.A2" office:value-type="string">
            <text:p text:style-name="P80">F</text:p>
          </table:table-cell>
          <table:table-cell table:style-name="Table21.C2" office:value-type="string">
            <text:p text:style-name="P80">Maximum speed of train [m/s]. Default: 30</text:p>
          </table:table-cell>
        </table:table-row>
        <table:table-row table:style-name="Table21.2">
          <table:table-cell table:style-name="Table21.A2" office:value-type="string">
            <text:p text:style-name="P80">SLOWZONE</text:p>
          </table:table-cell>
          <table:table-cell table:style-name="Table21.A2" office:value-type="string">
            <text:p text:style-name="P80">F</text:p>
          </table:table-cell>
          <table:table-cell table:style-name="Table21.C2" office:value-type="string">
            <text:p text:style-name="P80">Distance over which the train slows down at the track ends [m]. <text:soft-page-break/>Default: 100</text:p>
          </table:table-cell>
        </table:table-row>
        <table:table-row table:style-name="Table21.2">
          <table:table-cell table:style-name="Table21.A2" office:value-type="string">
            <text:p text:style-name="P80">TEX</text:p>
          </table:table-cell>
          <table:table-cell table:style-name="Table21.A2" office:value-type="string">
            <text:p text:style-name="P80">S</text:p>
          </table:table-cell>
          <table:table-cell table:style-name="Table21.C2" office:value-type="string">
            <text:p text:style-name="P80">Texture name</text:p>
          </table:table-cell>
        </table:table-row>
      </table:table>
      <text:p text:style-name="P216">(V = Vector, F = Float, S = String)</text:p>
      <text:p text:style-name="P178">LPAD1</text:p>
      <text:p text:style-name="P220">An octagonal bordered landing pad. Default diameter 80 m (at scale 1). Landing pads are numbered in the order they appear in the list. This landing pad style can be assigned numbers 1<text:span text:style-name="T44">–</text:span><text:span text:style-name="T36">9, so must be within the first 9 landing pad definitions of the base object list. Orbiter provides a texture map compatible with LPAD1 (Textures\Lpad01.dds). Any user-defined texture should adhere to the same layout.</text:span></text:p>
      <table:table table:name="Table22" table:style-name="Table22" table:template-name="Orbiter table">
        <table:table-column table:style-name="Table22.A"/>
        <table:table-column table:style-name="Table22.B"/>
        <table:table-column table:style-name="Table22.C"/>
        <table:table-row table:style-name="Table22.1">
          <table:table-cell table:style-name="Table22.A1" office:value-type="string">
            <text:p text:style-name="P136">Parameter</text:p>
          </table:table-cell>
          <table:table-cell table:style-name="Table22.A1" office:value-type="string">
            <text:p text:style-name="P124">Type</text:p>
          </table:table-cell>
          <table:table-cell table:style-name="Table22.C1" office:value-type="string">
            <text:p text:style-name="P124">Description</text:p>
          </table:table-cell>
        </table:table-row>
        <table:table-row table:style-name="Table22.2">
          <table:table-cell table:style-name="Table22.A2" office:value-type="string">
            <text:p text:style-name="P56">POS</text:p>
          </table:table-cell>
          <table:table-cell table:style-name="Table22.A2" office:value-type="string">
            <text:p text:style-name="P46">V</text:p>
          </table:table-cell>
          <table:table-cell table:style-name="Table22.C2" office:value-type="string">
            <text:p text:style-name="P56">Pad centre coordinates in local base frame.</text:p>
          </table:table-cell>
        </table:table-row>
        <table:table-row table:style-name="Table22.2">
          <table:table-cell table:style-name="Table22.A2" office:value-type="string">
            <text:p text:style-name="P56">SCALE</text:p>
          </table:table-cell>
          <table:table-cell table:style-name="Table22.A2" office:value-type="string">
            <text:p text:style-name="P56">F</text:p>
          </table:table-cell>
          <table:table-cell table:style-name="Table22.C2" office:value-type="string">
            <text:p text:style-name="P56">Scaling factor. Default: 1</text:p>
          </table:table-cell>
        </table:table-row>
        <table:table-row table:style-name="Table22.2">
          <table:table-cell table:style-name="Table22.A2" office:value-type="string">
            <text:p text:style-name="P56">ROT</text:p>
          </table:table-cell>
          <table:table-cell table:style-name="Table22.A2" office:value-type="string">
            <text:p text:style-name="P56">F</text:p>
          </table:table-cell>
          <table:table-cell table:style-name="Table22.C2" office:value-type="string">
            <text:p text:style-name="P56">Rotation around vertical axis [deg]. Default: 0</text:p>
          </table:table-cell>
        </table:table-row>
        <table:table-row table:style-name="Table22.2">
          <table:table-cell table:style-name="Table22.A2" office:value-type="string">
            <text:p text:style-name="P56">TEX</text:p>
          </table:table-cell>
          <table:table-cell table:style-name="Table22.A2" office:value-type="string">
            <text:p text:style-name="P56">S</text:p>
          </table:table-cell>
          <table:table-cell table:style-name="Table22.C2" office:value-type="string">
            <text:p text:style-name="P56">Texture name. Default: no texture</text:p>
          </table:table-cell>
        </table:table-row>
        <table:table-row table:style-name="Table22.2">
          <table:table-cell table:style-name="Table22.A2" office:value-type="string">
            <text:p text:style-name="P56">NAV</text:p>
          </table:table-cell>
          <table:table-cell table:style-name="Table22.A2" office:value-type="string">
            <text:p text:style-name="P56">F</text:p>
          </table:table-cell>
          <table:table-cell table:style-name="Table22.C2" office:value-type="string">
            <text:p text:style-name="P56">Frequency of VTOL nav transmitter [MHz] (range 85.0<text:span text:style-name="T49">–</text:span><text:span text:style-name="T58">140.0). Default: no transmitter</text:span></text:p>
          </table:table-cell>
        </table:table-row>
      </table:table>
      <text:p text:style-name="P11">(V = Vector, F = Float, S = String)</text:p>
      <text:p text:style-name="P179">LPAD<text:span text:style-name="T95">2</text:span></text:p>
      <text:p text:style-name="P221">A <text:span text:style-name="T95">square</text:span> landing pad. Default <text:span text:style-name="T95">size</text:span> 80 m (at scale 1). Landing pads are numbered in the order they appear in the list. This landing pad style can be assigned numbers 1<text:span text:style-name="T44">–</text:span><text:span text:style-name="T36">9</text:span><text:span text:style-name="T37">9</text:span><text:span text:style-name="T36">, so must be within the first 9</text:span><text:span text:style-name="T37">9</text:span><text:span text:style-name="T36"> landing pad definitions of the base object list. Orbiter provides a texture map compatible with LPAD</text:span><text:span text:style-name="T37">2</text:span><text:span text:style-name="T36"> (Textures\Lpad0</text:span><text:span text:style-name="T37">2</text:span><text:span text:style-name="T36">.dds). Any user-defined texture should adhere to the same layout.</text:span></text:p>
      <table:table table:name="Table23" table:style-name="Table23" table:template-name="Orbiter table">
        <table:table-column table:style-name="Table23.A"/>
        <table:table-column table:style-name="Table23.B"/>
        <table:table-column table:style-name="Table23.C"/>
        <table:table-row table:style-name="Table23.1">
          <table:table-cell table:style-name="Table23.A1" office:value-type="string">
            <text:p text:style-name="P137">Parameter</text:p>
          </table:table-cell>
          <table:table-cell table:style-name="Table23.A1" office:value-type="string">
            <text:p text:style-name="P125">Type</text:p>
          </table:table-cell>
          <table:table-cell table:style-name="Table23.C1" office:value-type="string">
            <text:p text:style-name="P125">Description</text:p>
          </table:table-cell>
        </table:table-row>
        <table:table-row table:style-name="Table23.2">
          <table:table-cell table:style-name="Table23.A2" office:value-type="string">
            <text:p text:style-name="P57">POS</text:p>
          </table:table-cell>
          <table:table-cell table:style-name="Table23.A2" office:value-type="string">
            <text:p text:style-name="P47">V</text:p>
          </table:table-cell>
          <table:table-cell table:style-name="Table23.C2" office:value-type="string">
            <text:p text:style-name="P57">Pad centre coordinates in local base frame.</text:p>
          </table:table-cell>
        </table:table-row>
        <table:table-row table:style-name="Table23.2">
          <table:table-cell table:style-name="Table23.A2" office:value-type="string">
            <text:p text:style-name="P57">SCALE</text:p>
          </table:table-cell>
          <table:table-cell table:style-name="Table23.A2" office:value-type="string">
            <text:p text:style-name="P57">F</text:p>
          </table:table-cell>
          <table:table-cell table:style-name="Table23.C2" office:value-type="string">
            <text:p text:style-name="P57">Scaling factor. Default: 1</text:p>
          </table:table-cell>
        </table:table-row>
        <table:table-row table:style-name="Table23.2">
          <table:table-cell table:style-name="Table23.A2" office:value-type="string">
            <text:p text:style-name="P57">ROT</text:p>
          </table:table-cell>
          <table:table-cell table:style-name="Table23.A2" office:value-type="string">
            <text:p text:style-name="P57">F</text:p>
          </table:table-cell>
          <table:table-cell table:style-name="Table23.C2" office:value-type="string">
            <text:p text:style-name="P57">Rotation around vertical axis [deg]. Default: 0</text:p>
          </table:table-cell>
        </table:table-row>
        <table:table-row table:style-name="Table23.2">
          <table:table-cell table:style-name="Table23.A2" office:value-type="string">
            <text:p text:style-name="P57">TEX</text:p>
          </table:table-cell>
          <table:table-cell table:style-name="Table23.A2" office:value-type="string">
            <text:p text:style-name="P57">S</text:p>
          </table:table-cell>
          <table:table-cell table:style-name="Table23.C2" office:value-type="string">
            <text:p text:style-name="P57">Texture name. Default: no texture</text:p>
          </table:table-cell>
        </table:table-row>
        <table:table-row table:style-name="Table23.2">
          <table:table-cell table:style-name="Table23.A2" office:value-type="string">
            <text:p text:style-name="P57">NAV</text:p>
          </table:table-cell>
          <table:table-cell table:style-name="Table23.A2" office:value-type="string">
            <text:p text:style-name="P57">F</text:p>
          </table:table-cell>
          <table:table-cell table:style-name="Table23.C2" office:value-type="string">
            <text:p text:style-name="P57">Frequency of VTOL nav transmitter [MHz] (range 85.0<text:span text:style-name="T49">–</text:span><text:span text:style-name="T58">140.0). Default: no transmitter</text:span></text:p>
          </table:table-cell>
        </table:table-row>
      </table:table>
      <text:p text:style-name="P12">(V = Vector, F = Float, S = String)</text:p>
      <text:p text:style-name="P15">LPAD2A</text:p>
      <text:p text:style-name="P222"><text:span text:style-name="T36">Similar to LPAD2, but uses a different layout for the texture map, providing a higher resolution at the same texture size. </text:span><text:span text:style-name="T38">Orbiter provides a texture map compatible with LPAD</text:span><text:span text:style-name="T36">2A</text:span><text:span text:style-name="T38"> (Textures\Lpad0</text:span><text:span text:style-name="T36">2a</text:span><text:span text:style-name="T38">.dds). Any user-defined texture should adhere to the same layout. </text:span><text:span text:style-name="T36">The supported parameters are the same as for LPAD2.</text:span></text:p>
      <text:p text:style-name="P16">MESH</text:p>
      <text:p text:style-name="P14">Generic mesh for custom objects. Mesh files must be in Orbiter mesh file format (see Chapter <text:bookmark-ref text:reference-format="chapter" text:ref-name="__RefNumPara__9283_4036069629">5</text:bookmark-ref>).</text:p>
      <table:table table:name="Table24" table:style-name="Table24" table:template-name="Orbiter table">
        <table:table-column table:style-name="Table24.A"/>
        <table:table-column table:style-name="Table24.B"/>
        <table:table-column table:style-name="Table24.C"/>
        <table:table-row table:style-name="Table24.1">
          <table:table-cell table:style-name="Table24.A1" office:value-type="string">
            <text:p text:style-name="P138">Parameter</text:p>
          </table:table-cell>
          <table:table-cell table:style-name="Table24.A1" office:value-type="string">
            <text:p text:style-name="P126">Type</text:p>
          </table:table-cell>
          <table:table-cell table:style-name="Table24.C1" office:value-type="string">
            <text:p text:style-name="P126">Description</text:p>
          </table:table-cell>
        </table:table-row>
        <table:table-row table:style-name="Table24.2">
          <table:table-cell table:style-name="Table24.A2" office:value-type="string">
            <text:p text:style-name="P58">FILE</text:p>
          </table:table-cell>
          <table:table-cell table:style-name="Table24.A2" office:value-type="string">
            <text:p text:style-name="P58">S</text:p>
          </table:table-cell>
          <table:table-cell table:style-name="Table24.C2" office:value-type="string">
            <text:p text:style-name="P58">Mesh file name (without path and extension). Mesh files must be located in the mesh subdirectory (as defined in the main config file)</text:p>
          </table:table-cell>
        </table:table-row>
        <table:table-row table:style-name="Table24.2">
          <table:table-cell table:style-name="Table24.A2" office:value-type="string">
            <text:p text:style-name="P58">POS</text:p>
          </table:table-cell>
          <table:table-cell table:style-name="Table24.A2" office:value-type="string">
            <text:p text:style-name="P58">V</text:p>
          </table:table-cell>
          <table:table-cell table:style-name="Table24.C2" office:value-type="string">
            <text:p text:style-name="P58">Position of the mesh origin in local base coordinates</text:p>
          </table:table-cell>
        </table:table-row>
        <table:table-row table:style-name="Table24.2">
          <table:table-cell table:style-name="Table24.A2" office:value-type="string">
            <text:p text:style-name="P58">SCALE</text:p>
          </table:table-cell>
          <table:table-cell table:style-name="Table24.A2" office:value-type="string">
            <text:p text:style-name="P58">V</text:p>
          </table:table-cell>
          <table:table-cell table:style-name="Table24.C2" office:value-type="string">
            <text:p text:style-name="P58">Scaling factors in along the 3 axes (height in y). Default: 1 1 1</text:p>
          </table:table-cell>
        </table:table-row>
        <table:table-row table:style-name="Table24.2">
          <table:table-cell table:style-name="Table24.A2" office:value-type="string">
            <text:p text:style-name="P58">ROT</text:p>
          </table:table-cell>
          <table:table-cell table:style-name="Table24.A2" office:value-type="string">
            <text:p text:style-name="P58">F</text:p>
          </table:table-cell>
          <table:table-cell table:style-name="Table24.C2" office:value-type="string">
            <text:p text:style-name="P58">Rotation around the vertical axis [deg]. Default: 0</text:p>
          </table:table-cell>
        </table:table-row>
        <table:table-row table:style-name="Table24.2">
          <table:table-cell table:style-name="Table24.A2" office:value-type="string">
            <text:p text:style-name="P58">TEX</text:p>
          </table:table-cell>
          <table:table-cell table:style-name="Table24.A2" office:value-type="string">
            <text:p text:style-name="P58">S</text:p>
          </table:table-cell>
          <table:table-cell table:style-name="Table24.C2" office:value-type="string">
            <text:p text:style-name="P58">Texture name. Default: none</text:p>
          </table:table-cell>
        </table:table-row>
        <text:soft-page-break/>
        <table:table-row table:style-name="Table24.2">
          <table:table-cell table:style-name="Table24.A2" table:number-columns-spanned="2" office:value-type="string">
            <text:p text:style-name="P58">WRAPTOSURFACE</text:p>
          </table:table-cell>
          <table:covered-table-cell/>
          <table:table-cell table:style-name="Table24.C2" office:value-type="string">
            <text:p text:style-name="P58">Wrap mesh vertices to the planet surface (e.g. taxiways and similar)</text:p>
          </table:table-cell>
        </table:table-row>
        <table:table-row table:style-name="Table24.2">
          <table:table-cell table:style-name="Table24.A2" table:number-columns-spanned="2" office:value-type="string">
            <text:p text:style-name="P58">SHADOW</text:p>
          </table:table-cell>
          <table:covered-table-cell/>
          <table:table-cell table:style-name="Table24.C2" office:value-type="string">
            <text:p text:style-name="P58">Render the shadow cast on the ground by the object (cannot be used together with OWNSHADOW)</text:p>
          </table:table-cell>
        </table:table-row>
        <table:table-row table:style-name="Table24.2">
          <table:table-cell table:style-name="Table24.A2" table:number-columns-spanned="2" office:value-type="string">
            <text:p text:style-name="P58">OWNSHADOW</text:p>
          </table:table-cell>
          <table:covered-table-cell/>
          <table:table-cell table:style-name="Table24.C2" office:value-type="string">
            <text:p text:style-name="P58">Use group shadow flags in mesh file to set shadows for individual mesh groups (cannot be used together with SHADOW)</text:p>
          </table:table-cell>
        </table:table-row>
        <table:table-row table:style-name="Table24.2">
          <table:table-cell table:style-name="Table24.A2" table:number-columns-spanned="2" office:value-type="string">
            <text:p text:style-name="P58">UNDERSHADOWS</text:p>
          </table:table-cell>
          <table:covered-table-cell/>
          <table:table-cell table:style-name="Table24.C2" office:value-type="string">
            <text:p text:style-name="P58">Object can be covered by shadows cast on the ground by other objects (e.g. roads, landing pads, etc.). Default: object not covered by ground shadows</text:p>
          </table:table-cell>
        </table:table-row>
        <table:table-row table:style-name="Table24.2">
          <table:table-cell table:style-name="Table24.A2" table:number-columns-spanned="2" office:value-type="string">
            <text:p text:style-name="P58">OWNMATERIAL</text:p>
          </table:table-cell>
          <table:covered-table-cell/>
          <table:table-cell table:style-name="Table24.C2" office:value-type="string">
            <text:p text:style-name="P58">Use materials and textures defined in the mesh file. This overrides the TEX entry.</text:p>
          </table:table-cell>
        </table:table-row>
        <table:table-row table:style-name="Table24.2">
          <table:table-cell table:style-name="Table24.A2" table:number-columns-spanned="2" office:value-type="string">
            <text:p text:style-name="P58">LPAD</text:p>
          </table:table-cell>
          <table:covered-table-cell/>
          <table:table-cell table:style-name="Table24.C2" office:value-type="string">
            <text:p text:style-name="P58">Object is a landing pad</text:p>
          </table:table-cell>
        </table:table-row>
        <table:table-row table:style-name="Table24.2">
          <table:table-cell table:style-name="Table24.A2" table:number-columns-spanned="2" office:value-type="string">
            <text:p text:style-name="P58">PRELOAD</text:p>
          </table:table-cell>
          <table:covered-table-cell/>
          <table:table-cell table:style-name="Table24.C2" office:value-type="string">
            <text:p text:style-name="P58">Mesh should be loaded at program start. This can reduce disc activity during the simulation, but increases main memory usage. Default: load only when used.</text:p>
          </table:table-cell>
        </table:table-row>
      </table:table>
      <text:p text:style-name="P13">(V = Vector, F = Float, S = String)</text:p>
      <text:p text:style-name="P14">Notes:</text:p>
      <text:list xml:id="list210701926107690" text:continue-numbering="true" text:style-name="List_20_1">
        <text:list-item>
          <text:p text:style-name="P279">If the mesh only uses a single texture it is more efficient to specify it via the TEX entry instead of defining it in the mesh and using the OWNMATERIAL flag, because Orbiter can merge objects with the same TEX entries for improved performance.</text:p>
        </text:list-item>
        <text:list-item>
          <text:p text:style-name="P279">If OWNSHADOW is used, any mesh groups which have bit 0 set in their FLAG entry do not cast shadows, otherwise they do cast shadows (see Chapter <text:bookmark-ref text:reference-format="chapter" text:ref-name="__RefNumPara__9283_4036069629">5</text:bookmark-ref>).</text:p>
        </text:list-item>
      </text:list>
      <text:h text:style-name="Heading_20_2" text:outline-level="2"><text:bookmark-start text:name="__RefNumPara__14259_2812754491"/><text:bookmark-start text:name="__RefHeading___Toc7011_4146565193"/>Custom markers<text:bookmark-end text:name="__RefNumPara__14259_2812754491"/><text:bookmark-end text:name="__RefHeading___Toc7011_4146565193"/></text:h>
      <text:p text:style-name="P231"><text:span text:style-name="T96">Note:</text:span> As regards markers for planetary surface featues, this section contains information for old-style (pre-Orbiter 2016) marker definitions. These are retained for backward compatibility. For new, quadtree-based marker definitions, see Chapter <text:span text:style-name="T10">Label Tile Format</text:span> of document <text:span text:style-name="T10">PlanetTextures.pdf</text:span>.</text:p>
      <text:p text:style-name="P231">Labels can be defined to mark objects on the celestial sphere (e.g. bright stars, navigation stars, nebulae, etc.) or on planetary surfaces to locate natural landmarks, points of interest, historic landing sites, navigational aids, etc.</text:p>
      <text:p text:style-name="P232">The user can display these markers during the simulation with the <text:span text:style-name="T10">Visual helpers</text:span> <text:span text:style-name="T97">option (</text:span><text:span text:style-name="T80"></text:span><text:span text:style-name="T97"> or </text:span><text:span text:style-name="T79"></text:span><text:span text:style-name="T80"></text:span><text:span text:style-name="T97">).</text:span></text:p>
      <text:p text:style-name="P233">By default, all files for celestial and planetary surface markers are placed in a subdirectory</text:p>
      <text:p text:style-name="Text_20_body_20_indent"><text:span text:style-name="Input">.\Config\&lt;</text:span><text:span text:style-name="Input"><text:span text:style-name="T10">name</text:span></text:span><text:span text:style-name="Input">&gt;\Marker</text:span></text:p>
      <text:p text:style-name="P233">where &lt;name&gt; is the name of the planetary system (for celestial markers) or the celestial body (for surface markers) they are referring to. A different location for marker files can be specified with the <text:span text:style-name="Input">MarkerPath</text:span> option in the planet’s or planetary system’s configuration file (see Chapters <text:bookmark-ref text:reference-format="chapter" text:ref-name="__RefNumPara__6621_4146565193">2.2</text:bookmark-ref><text:s/>and <text:bookmark-ref text:reference-format="chapter" text:ref-name="__RefNumPara__4859_298596741">2.3</text:bookmark-ref>). Marker files are text files with extension <text:span text:style-name="Input">.mkr</text:span>. Multiple files can be defined for a single planet or planetary system, which the user can turn on and off individually. The format is</text:p>
      <text:p text:style-name="P180"><text:span text:style-name="Input">BEGIN_HEADER</text:span></text:p>
      <text:p text:style-name="P180"><text:span text:style-name="Input"><text:tab/>InitialState [on|off]</text:span></text:p>
      <text:p text:style-name="P180"><text:span text:style-name="Input"><text:tab/>ShapeIdx [0</text:span><text:span text:style-name="Input"><text:span text:style-name="T45">–</text:span></text:span><text:span text:style-name="Input"><text:span text:style-name="T58">6]</text:span></text:span></text:p>
      <text:p text:style-name="P180"><text:span text:style-name="Input"><text:span text:style-name="T58"><text:tab/>ColourIdx [0</text:span></text:span><text:span text:style-name="Input"><text:span text:style-name="T45">–5]</text:span></text:span></text:p>
      <text:p text:style-name="P180"><text:span text:style-name="Input"><text:tab/>Size [0.1–2]</text:span></text:p>
      <text:p text:style-name="P180"><text:span text:style-name="Input"><text:tab/>DistanceFactor [1e−5 – 1e3]</text:span></text:p>
      <text:p text:style-name="P180"><text:span text:style-name="Input"><text:tab/>Frame [celestial|ecliptic]</text:span></text:p>
      <text:p text:style-name="P180"><text:span text:style-name="Input">END_HEADER</text:span></text:p>
      <text:p text:style-name="P180"><text:soft-page-break/><text:span text:style-name="Input">BEGIN_DATA</text:span></text:p>
      <text:p text:style-name="P180"><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180"><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180"><text:span text:style-name="Input"><text:tab/>. . .</text:span></text:p>
      <text:p text:style-name="P8">The header section contains some configuration options:</text:p>
      <text:list xml:id="list210701878232642" text:continue-numbering="true" text:style-name="List_20_1">
        <text:list-item>
          <text:p text:style-name="P280"><text:span text:style-name="Input">InitialState</text:span> defines if the labels are initially visible when the user activates surface or celestial markers in the <text:span text:style-name="T10">Visual helpers</text:span> dialog. The user can turn lists on and off individually during the simulation. The default is <text:span text:style-name="Input">off</text:span>.</text:p>
        </text:list-item>
        <text:list-item>
          <text:p text:style-name="P280"><text:span text:style-name="Input">ShapeIdx</text:span> is an integer between 0 and 6 defining the shape of the label markers:</text:p>
        </text:list-item>
      </text:list>
      <table:table table:name="Table25" table:style-name="Table25">
        <table:table-column table:style-name="Table25.A" table:number-columns-repeated="2"/>
        <table:table-column table:style-name="Table25.C"/>
        <table:table-row table:style-name="Table25.1">
          <table:table-cell table:style-name="Table25.A1" office:value-type="string">
            <text:p text:style-name="P227">0</text:p>
          </table:table-cell>
          <table:table-cell table:style-name="Table25.A1" office:value-type="string">
            <text:p text:style-name="P235"></text:p>
          </table:table-cell>
          <table:table-cell table:style-name="Table25.C1" office:value-type="string">
            <text:p text:style-name="P226">box (default)</text:p>
          </table:table-cell>
        </table:table-row>
        <table:table-row table:style-name="TableLine573740400">
          <table:table-cell table:style-name="Table25.A6" office:value-type="string">
            <text:p text:style-name="P227">1</text:p>
          </table:table-cell>
          <table:table-cell table:style-name="Table25.B2" office:value-type="string">
            <text:p text:style-name="P237">○</text:p>
          </table:table-cell>
          <table:table-cell table:style-name="Table25.C2" office:value-type="string">
            <text:p text:style-name="P225">circle</text:p>
          </table:table-cell>
        </table:table-row>
        <table:table-row table:style-name="TableLine573741488">
          <table:table-cell table:style-name="Table25.A5" office:value-type="string">
            <text:p text:style-name="P227">2</text:p>
          </table:table-cell>
          <table:table-cell table:style-name="Table25.B3" office:value-type="string">
            <text:p text:style-name="P237">◊</text:p>
          </table:table-cell>
          <table:table-cell table:style-name="Table25.C3" office:value-type="string">
            <text:p text:style-name="P225">diamond</text:p>
          </table:table-cell>
        </table:table-row>
        <table:table-row table:style-name="TableLine573742576">
          <table:table-cell table:style-name="Table25.A6" office:value-type="string">
            <text:p text:style-name="P227">3</text:p>
          </table:table-cell>
          <table:table-cell table:style-name="Table25.B4" office:value-type="string">
            <text:p text:style-name="P236">△</text:p>
          </table:table-cell>
          <table:table-cell table:style-name="Table25.C4" office:value-type="string">
            <text:p text:style-name="P230">nabla</text:p>
          </table:table-cell>
        </table:table-row>
        <table:table-row table:style-name="TableLine573743392">
          <table:table-cell table:style-name="Table25.A5" office:value-type="string">
            <text:p text:style-name="P227">4</text:p>
          </table:table-cell>
          <table:table-cell table:style-name="Table25.B5" office:value-type="string">
            <text:p text:style-name="P236">▽</text:p>
          </table:table-cell>
          <table:table-cell table:style-name="Table25.C5" office:value-type="string">
            <text:p text:style-name="P230">delta</text:p>
          </table:table-cell>
        </table:table-row>
        <table:table-row table:style-name="TableLine573744208">
          <table:table-cell table:style-name="Table25.A6" office:value-type="string">
            <text:p text:style-name="P227">5</text:p>
          </table:table-cell>
          <table:table-cell table:style-name="Table25.B6" office:value-type="string">
            <text:p text:style-name="P235"></text:p>
          </table:table-cell>
          <table:table-cell table:style-name="Table25.C6" office:value-type="string">
            <text:p text:style-name="P225">cross<text:span text:style-name="T98">hair</text:span></text:p>
          </table:table-cell>
        </table:table-row>
        <table:table-row table:style-name="TableLine573745024">
          <table:table-cell table:style-name="Table25.A7" office:value-type="string">
            <text:p text:style-name="P227">6</text:p>
          </table:table-cell>
          <table:table-cell table:style-name="Table25.B7" office:value-type="string">
            <text:p text:style-name="P235"></text:p>
          </table:table-cell>
          <table:table-cell table:style-name="Table25.C7" office:value-type="string">
            <text:p text:style-name="P238">rotated crosshair</text:p>
          </table:table-cell>
        </table:table-row>
      </table:table>
      <text:list xml:id="list210702512511429" text:continue-numbering="true" text:style-name="List_20_1">
        <text:list-item>
          <text:p text:style-name="P281"><text:span text:style-name="Input">ColourIdx</text:span> is an integer between 0 and 5 defining the colour of the labels:</text:p>
        </text:list-item>
      </text:list>
      <table:table table:name="Table26" table:style-name="Table26">
        <table:table-column table:style-name="Table26.A" table:number-columns-repeated="2"/>
        <table:table-column table:style-name="Table26.C"/>
        <table:table-row table:style-name="Table26.1">
          <table:table-cell table:style-name="Table26.A1" office:value-type="string">
            <text:p text:style-name="Table_20_Contents">0</text:p>
          </table:table-cell>
          <table:table-cell table:style-name="Table26.B1" office:value-type="string">
            <text:p text:style-name="Table_20_Contents"/>
          </table:table-cell>
          <table:table-cell table:style-name="Table26.C1" office:value-type="string">
            <text:p text:style-name="P229"><text:span text:style-name="T63">y</text:span><text:span text:style-name="T62">ellow</text:span></text:p>
          </table:table-cell>
        </table:table-row>
        <table:table-row table:style-name="Table26.1">
          <table:table-cell table:style-name="Table26.A4" office:value-type="string">
            <text:p text:style-name="Table_20_Contents">1</text:p>
          </table:table-cell>
          <table:table-cell table:style-name="Table26.B2" office:value-type="string">
            <text:p text:style-name="Table_20_Contents"/>
          </table:table-cell>
          <table:table-cell table:style-name="Table26.C2" office:value-type="string">
            <text:p text:style-name="P229"><text:span text:style-name="T62">cyan </text:span><text:span text:style-name="T64">(default)</text:span></text:p>
          </table:table-cell>
        </table:table-row>
        <table:table-row table:style-name="Table26.1">
          <table:table-cell table:style-name="Table26.A5" office:value-type="string">
            <text:p text:style-name="Table_20_Contents">2</text:p>
          </table:table-cell>
          <table:table-cell table:style-name="Table26.B3" office:value-type="string">
            <text:p text:style-name="Table_20_Contents"/>
          </table:table-cell>
          <table:table-cell table:style-name="Table26.C3" office:value-type="string">
            <text:p text:style-name="P239">red</text:p>
          </table:table-cell>
        </table:table-row>
        <table:table-row table:style-name="Table26.1">
          <table:table-cell table:style-name="Table26.A4" office:value-type="string">
            <text:p text:style-name="Table_20_Contents">3</text:p>
          </table:table-cell>
          <table:table-cell table:style-name="Table26.B4" office:value-type="string">
            <text:p text:style-name="Table_20_Contents"/>
          </table:table-cell>
          <table:table-cell table:style-name="Table26.C4" office:value-type="string">
            <text:p text:style-name="P229"><text:span text:style-name="T63">p</text:span><text:span text:style-name="T62">urple</text:span></text:p>
          </table:table-cell>
        </table:table-row>
        <table:table-row table:style-name="Table26.1">
          <table:table-cell table:style-name="Table26.A5" office:value-type="string">
            <text:p text:style-name="Table_20_Contents">4</text:p>
          </table:table-cell>
          <table:table-cell table:style-name="Table26.B5" office:value-type="string">
            <text:p text:style-name="Table_20_Contents"/>
          </table:table-cell>
          <table:table-cell table:style-name="Table26.C5" office:value-type="string">
            <text:p text:style-name="P229"><text:span text:style-name="T63">g</text:span><text:span text:style-name="T62">reen</text:span></text:p>
          </table:table-cell>
        </table:table-row>
        <table:table-row table:style-name="Table26.1">
          <table:table-cell table:style-name="Table26.A6" office:value-type="string">
            <text:p text:style-name="Table_20_Contents">5</text:p>
          </table:table-cell>
          <table:table-cell table:style-name="Table26.B6" office:value-type="string">
            <text:p text:style-name="Table_20_Contents"/>
          </table:table-cell>
          <table:table-cell table:style-name="Table26.C6" office:value-type="string">
            <text:p text:style-name="P229"><text:span text:style-name="T63">b</text:span><text:span text:style-name="T62">lue</text:span></text:p>
          </table:table-cell>
        </table:table-row>
      </table:table>
      <text:list xml:id="list210701530230710" text:continue-numbering="true" text:style-name="List_20_1">
        <text:list-item>
          <text:p text:style-name="P274"><text:span text:style-name="Input">Size</text:span> scales the marker size. Default: 1.0</text:p>
        </text:list-item>
        <text:list-item>
          <text:p text:style-name="P274"><text:span text:style-name="Input">DistanceFactor</text:span> <text:span text:style-name="T99">resets the distance up to which camera distance the markers are displayed. Default: 1.0</text:span></text:p>
        </text:list-item>
        <text:list-item>
          <text:p text:style-name="P282">Frame (used for celestial markers only) defines the reference to which the coordinates in the list refer:</text:p>
          <text:list>
            <text:list-item>
              <text:p text:style-name="P282">ecliptic: coordinates are ecliptic longitude and latitude</text:p>
            </text:list-item>
            <text:list-item>
              <text:p text:style-name="P282">celestial: coordinates are right ascension and declination of J2000 equator and equinox</text:p>
            </text:list-item>
          </text:list>
        </text:list-item>
      </text:list>
      <text:p text:style-name="P234">Each item in the header section is optional. If missing, the default value is substituted. The header can also be omitted altogether, in which case the <text:span text:style-name="Input">BEGIN_DATA</text:span> tag is also not required.</text:p>
      <text:p text:style-name="P234">In the data section, each line defines a label. It consists of equatorial position: longitude [deg], with eastern longitudes positive and western longitudes negative, latitude [deg], with northern latitudes positive and southern latitudes negative, and one or two label strings to be displayed above and below the marker.</text:p>
      <text:h text:style-name="Heading_20_2" text:outline-level="2"><text:bookmark-start text:name="__RefHeading___Toc7288_4146565193"/>Vessels<text:bookmark-end text:name="__RefHeading___Toc7288_4146565193"/></text:h>
      <text:p text:style-name="P228">All vessel configuration files are by default located in <text:span text:style-name="Input">.\Config\Vessels</text:span>. Simple vessel types can be defined by their configuration files alone. More complex functions and capabilities require either a compiled vessel module or a script interface.</text:p>
      <text:p text:style-name="P228"><text:soft-page-break/>Below is a description of the default <text:span text:style-name="T100">vessel </text:span>configuration options <text:span text:style-name="T100">recognised by Orbiter. Not all options are required, in particular if the vessel is controlled by a module or script (in which case only the </text:span><text:span text:style-name="Input"><text:span text:style-name="T100">Module</text:span></text:span><text:span text:style-name="T100"> or </text:span><text:span text:style-name="Input"><text:span text:style-name="T100">Script</text:span></text:span><text:span text:style-name="T100"> tags are mandatory). Also, custom vessel modules may read additional non-standard options from the configuration file.</text:span></text:p>
      <table:table table:name="Table27" table:style-name="Table27" table:template-name="Orbiter table">
        <table:table-column table:style-name="Table27.A"/>
        <table:table-column table:style-name="Table27.B"/>
        <table:table-column table:style-name="Table27.C"/>
        <table:table-row table:style-name="Table27.1">
          <table:table-cell table:style-name="Table27.A1" office:value-type="string">
            <text:p text:style-name="P159">Item</text:p>
          </table:table-cell>
          <table:table-cell table:style-name="Table27.A1" office:value-type="string">
            <text:p text:style-name="P159">Type</text:p>
          </table:table-cell>
          <table:table-cell table:style-name="Table27.C1" office:value-type="string">
            <text:p text:style-name="P159">Description</text:p>
          </table:table-cell>
        </table:table-row>
        <table:table-row table:style-name="Table27.2">
          <table:table-cell table:style-name="Table27.A2" office:value-type="string">
            <text:p text:style-name="P82">ClassName</text:p>
          </table:table-cell>
          <table:table-cell table:style-name="Table27.A2" office:value-type="string">
            <text:p text:style-name="P82">String</text:p>
          </table:table-cell>
          <table:table-cell table:style-name="Table27.C2" office:value-type="string">
            <text:p text:style-name="P82">Vessel class name. Usually the same as the configuration file name.</text:p>
          </table:table-cell>
        </table:table-row>
        <table:table-row table:style-name="Table27.2">
          <table:table-cell table:style-name="Table27.A2" office:value-type="string">
            <text:p text:style-name="P82">BaseClass</text:p>
          </table:table-cell>
          <table:table-cell table:style-name="Table27.A2" office:value-type="string">
            <text:p text:style-name="P82">String</text:p>
          </table:table-cell>
          <table:table-cell table:style-name="Table27.C2" office:value-type="string">
            <text:p text:style-name="P82">Optional parent class. Missing entries are taken from this class. Allows the construction of class hierarchies. Make sure not to introduce circular dependencies. </text:p>
          </table:table-cell>
        </table:table-row>
        <table:table-row table:style-name="Table27.2">
          <table:table-cell table:style-name="Table27.A2" office:value-type="string">
            <text:p text:style-name="P82">Module</text:p>
          </table:table-cell>
          <table:table-cell table:style-name="Table27.A2" office:value-type="string">
            <text:p text:style-name="P82">String</text:p>
          </table:table-cell>
          <table:table-cell table:style-name="Table27.C2" office:value-type="string">
            <text:p text:style-name="P82">Optional; name of plugin module for vessel control. The module must be located in the .\Modules subdirectory</text:p>
          </table:table-cell>
        </table:table-row>
        <table:table-row table:style-name="Table27.2">
          <table:table-cell table:style-name="Table27.A2" office:value-type="string">
            <text:p text:style-name="P85">EditorModule</text:p>
          </table:table-cell>
          <table:table-cell table:style-name="Table27.A2" office:value-type="string">
            <text:p text:style-name="P85">String</text:p>
          </table:table-cell>
          <table:table-cell table:style-name="Table27.C2" office:value-type="string">
            <text:p text:style-name="P85">Optional: name of plugin module containing custom extensions for scenario editor plugin (see <text:span text:style-name="T10">ScenarioEditor.pdf</text:span>). Can be the same as Module</text:p>
          </table:table-cell>
        </table:table-row>
        <table:table-row table:style-name="Table27.2">
          <table:table-cell table:style-name="Table27.A2" office:value-type="string">
            <text:p text:style-name="P85">Script</text:p>
          </table:table-cell>
          <table:table-cell table:style-name="Table27.A2" office:value-type="string">
            <text:p text:style-name="P85">String</text:p>
          </table:table-cell>
          <table:table-cell table:style-name="Table27.C2" office:value-type="string">
            <text:p text:style-name="P85">For script-based vessels (Module = ScriptVessel) only. Defines the vessel script file (can be the same as the configuration file). See .\Config\Vessels\ScriptPB.cfg for an example.</text:p>
          </table:table-cell>
        </table:table-row>
        <table:table-row table:style-name="Table27.2">
          <table:table-cell table:style-name="Table27.A2" office:value-type="string">
            <text:p text:style-name="P85">Help</text:p>
          </table:table-cell>
          <table:table-cell table:style-name="Table27.A2" office:value-type="string">
            <text:p text:style-name="P85">String, String</text:p>
          </table:table-cell>
          <table:table-cell table:style-name="Table27.C2" office:value-type="string">
            <text:p text:style-name="P85">Optional: name of help file to be used for vessel class-specific help when the user presses the “Vessel” button in the Help dialog. The help file must be a compiled html file (.chm) and located in directory .\Html\Vessels. The entry contains the file name without path and extension and (separated by comma) the name of the first page to be displayed (without extension). Default: no vessel-specific help</text:p>
          </table:table-cell>
        </table:table-row>
        <table:table-row table:style-name="Table27.2">
          <table:table-cell table:style-name="Table27.A2" office:value-type="string">
            <text:p text:style-name="P85">EditorCreate</text:p>
          </table:table-cell>
          <table:table-cell table:style-name="Table27.A2" office:value-type="string">
            <text:p text:style-name="P85">Bool</text:p>
          </table:table-cell>
          <table:table-cell table:style-name="Table27.C2" office:value-type="string">
            <text:p text:style-name="P85">If FALSE, the vessel type does not appear in the list of the vessel creation page of the scenario editor. Default: TRUE</text:p>
          </table:table-cell>
        </table:table-row>
        <table:table-row table:style-name="Table27.2">
          <table:table-cell table:style-name="Table27.A2" office:value-type="string">
            <text:p text:style-name="P86">ImageBmp</text:p>
          </table:table-cell>
          <table:table-cell table:style-name="Table27.A2" office:value-type="string">
            <text:p text:style-name="P86">String</text:p>
          </table:table-cell>
          <table:table-cell table:style-name="Table27.C2" office:value-type="string">
            <text:p text:style-name="P86">File name of a bitmap file (.bmp) displaying the vessel. The name should include the path (relative to the Orbiter main directory) and extension (.bmp). The image is shown in the vessel creation page of the scenario editor. For best results, it should be size 164<text:span text:style-name="T48">×</text:span>240 pixels.</text:p>
          </table:table-cell>
        </table:table-row>
        <table:table-row table:style-name="Table27.2">
          <table:table-cell table:style-name="Table27.A2" office:value-type="string">
            <text:p text:style-name="P86">MeshName</text:p>
          </table:table-cell>
          <table:table-cell table:style-name="Table27.A2" office:value-type="string">
            <text:p text:style-name="P86">String</text:p>
          </table:table-cell>
          <table:table-cell table:style-name="Table27.C2" office:value-type="string">
            <text:p text:style-name="P86">Name of the mesh file used for vessel visualisation (without .msh file extension, located in .\Meshes subdirectory, or with optional path relative to .\Meshes)</text:p>
          </table:table-cell>
        </table:table-row>
        <table:table-row table:style-name="Table27.2">
          <table:table-cell table:style-name="Table27.A2" office:value-type="string">
            <text:p text:style-name="P86">EnableFocus</text:p>
          </table:table-cell>
          <table:table-cell table:style-name="Table27.A2" office:value-type="string">
            <text:p text:style-name="P86">Bool</text:p>
          </table:table-cell>
          <table:table-cell table:style-name="Table27.C2" office:value-type="string">
            <text:p text:style-name="P86">If TRUE, vessel can receive input focus. Default: TRUE</text:p>
          </table:table-cell>
        </table:table-row>
        <table:table-row table:style-name="Table27.2">
          <table:table-cell table:style-name="Table27.A2" office:value-type="string">
            <text:p text:style-name="P86">EnableXPDR</text:p>
          </table:table-cell>
          <table:table-cell table:style-name="Table27.A2" office:value-type="string">
            <text:p text:style-name="P86">Bool</text:p>
          </table:table-cell>
          <table:table-cell table:style-name="Table27.C2" office:value-type="string">
            <text:p text:style-name="P86">TRUE if vessel carries a transponder. Default: FALSE</text:p>
          </table:table-cell>
        </table:table-row>
        <table:table-row table:style-name="Table27.2">
          <table:table-cell table:style-name="Table27.A2" office:value-type="string">
            <text:p text:style-name="P86">XPDR</text:p>
          </table:table-cell>
          <table:table-cell table:style-name="Table27.A2" office:value-type="string">
            <text:p text:style-name="P86">Int</text:p>
          </table:table-cell>
          <table:table-cell table:style-name="Table27.C2" office:value-type="string">
            <text:p text:style-name="P86">Transponder channel (<text:span text:style-name="T49">≥</text:span><text:span text:style-name="T58"> 0) in units of 0.05 MHz from 108.0 MHz). Only used if EnableXPDR = TRUE.</text:span></text:p>
          </table:table-cell>
        </table:table-row>
        <table:table-row table:style-name="Table27.2">
          <table:table-cell table:style-name="Table27.A2" office:value-type="string">
            <text:p text:style-name="P86">Mass</text:p>
          </table:table-cell>
          <table:table-cell table:style-name="Table27.A2" office:value-type="string">
            <text:p text:style-name="P86">Float</text:p>
          </table:table-cell>
          <table:table-cell table:style-name="Table27.C2" office:value-type="string">
            <text:p text:style-name="P86">Vessel mass (empty) [kg]</text:p>
          </table:table-cell>
        </table:table-row>
        <table:table-row table:style-name="Table27.2">
          <table:table-cell table:style-name="Table27.A2" office:value-type="string">
            <text:p text:style-name="P86">Size</text:p>
          </table:table-cell>
          <table:table-cell table:style-name="Table27.A2" office:value-type="string">
            <text:p text:style-name="P86">Float</text:p>
          </table:table-cell>
          <table:table-cell table:style-name="Table27.C2" office:value-type="string">
            <text:p text:style-name="P86">Mean vessel radius [m]</text:p>
          </table:table-cell>
        </table:table-row>
        <table:table-row table:style-name="Table27.2">
          <table:table-cell table:style-name="Table27.A2" office:value-type="string">
            <text:p text:style-name="P86">ClipRadius</text:p>
          </table:table-cell>
          <table:table-cell table:style-name="Table27.A2" office:value-type="string">
            <text:p text:style-name="P86">Float</text:p>
          </table:table-cell>
          <table:table-cell table:style-name="Table27.C2" office:value-type="string">
            <text:p text:style-name="P86">Vessel clip radius [m]. Radius of a sphere enclosing the vessel mesh to avoid visual clipping. Set this to &gt; Size if visual artefacts (clipping) occur when the camera moves close to the vessel. Default: same as Size.</text:p>
          </table:table-cell>
        </table:table-row>
        <table:table-row table:style-name="Table27.2">
          <table:table-cell table:style-name="Table27.A2" office:value-type="string">
            <text:p text:style-name="P86">MaxMainThrust</text:p>
          </table:table-cell>
          <table:table-cell table:style-name="Table27.A2" office:value-type="string">
            <text:p text:style-name="P86">Float</text:p>
          </table:table-cell>
          <table:table-cell table:style-name="Table27.C2" office:value-type="string">
            <text:p text:style-name="P86">Max. thrust force of main thruster(s) in vacuum [N]</text:p>
          </table:table-cell>
        </table:table-row>
        <table:table-row table:style-name="Table27.2">
          <table:table-cell table:style-name="Table27.A2" office:value-type="string">
            <text:p text:style-name="P86">MaxRetroThrust</text:p>
          </table:table-cell>
          <table:table-cell table:style-name="Table27.A2" office:value-type="string">
            <text:p text:style-name="P86">Float</text:p>
          </table:table-cell>
          <table:table-cell table:style-name="Table27.C2" office:value-type="string">
            <text:p text:style-name="P86">Max. thrust force of retro thuster(s) in vacuum [N]</text:p>
          </table:table-cell>
        </table:table-row>
        <table:table-row table:style-name="Table27.2">
          <table:table-cell table:style-name="Table27.A2" office:value-type="string">
            <text:p text:style-name="P87">MaxHoverThrust</text:p>
          </table:table-cell>
          <table:table-cell table:style-name="Table27.A2" office:value-type="string">
            <text:p text:style-name="P87">Float</text:p>
          </table:table-cell>
          <table:table-cell table:style-name="Table27.C2" office:value-type="string">
            <text:p text:style-name="P87">Max. thrust force of hover thruster(s) in vacuum [N]</text:p>
          </table:table-cell>
        </table:table-row>
        <table:table-row table:style-name="Table27.2">
          <table:table-cell table:style-name="Table27.A2" office:value-type="string">
            <text:p text:style-name="P87">MaxAttitudeThrust</text:p>
          </table:table-cell>
          <table:table-cell table:style-name="Table27.A2" office:value-type="string">
            <text:p text:style-name="P87">Float</text:p>
          </table:table-cell>
          <table:table-cell table:style-name="Table27.C2" office:value-type="string">
            <text:p text:style-name="P87">If provided, this creates a complete set of thrusters for a reaction control system (RCS) to control the vessel’s attitude. The value defines the vacuum thrust [N] of each individual RCS thruster. All thrusters are assumed to have an offset of 1 m from the vessel’s centre of mass, so the thrust value must be scaled accordingly to provide a given <text:soft-page-break/>target torque.</text:p>
          </table:table-cell>
        </table:table-row>
        <table:table-row table:style-name="Table27.2">
          <table:table-cell table:style-name="Table27.A2" office:value-type="string">
            <text:p text:style-name="P88">TouchdownPoints</text:p>
          </table:table-cell>
          <table:table-cell table:style-name="Table27.A2" office:value-type="string">
            <text:p text:style-name="P88">Vec3 <text:span text:style-name="T48">× 3</text:span></text:p>
          </table:table-cell>
          <table:table-cell table:style-name="Table27.C2" office:value-type="string">
            <text:p text:style-name="P88">3 surface contact points in local vessel coordinates. For aircraft-like configurations these are: nose wheel, left main wheel, right main wheel (the order is important to define the ‘up’ direction). Other spacecraft types may interpret the points differently.</text:p>
          </table:table-cell>
        </table:table-row>
        <table:table-row table:style-name="Table27.2">
          <table:table-cell table:style-name="Table27.A2" office:value-type="string">
            <text:p text:style-name="P88">CameraOffset</text:p>
          </table:table-cell>
          <table:table-cell table:style-name="Table27.A2" office:value-type="string">
            <text:p text:style-name="P88">Vec3</text:p>
          </table:table-cell>
          <table:table-cell table:style-name="Table27.C2" office:value-type="string">
            <text:p text:style-name="P88">Camera position inside the vessel for cockpit view</text:p>
          </table:table-cell>
        </table:table-row>
        <table:table-row table:style-name="Table27.2">
          <table:table-cell table:style-name="Table27.A2" office:value-type="string">
            <text:p text:style-name="P88">CW</text:p>
          </table:table-cell>
          <table:table-cell table:style-name="Table27.A2" office:value-type="string">
            <text:p text:style-name="P88">Float <text:span text:style-name="T48">×</text:span> 4</text:p>
          </table:table-cell>
          <table:table-cell table:style-name="Table27.C2" office:value-type="string">
            <text:p text:style-name="P88">Airflow resistance coefficients: forward, backward, transversal, vertical. Only used by legacy flight model (if no airfoils are defined in the module).</text:p>
          </table:table-cell>
        </table:table-row>
        <table:table-row table:style-name="Table27.2">
          <table:table-cell table:style-name="Table27.A2" office:value-type="string">
            <text:p text:style-name="P88">WingAspect</text:p>
          </table:table-cell>
          <table:table-cell table:style-name="Table27.A2" office:value-type="string">
            <text:p text:style-name="P88">Float</text:p>
          </table:table-cell>
          <table:table-cell table:style-name="Table27.C2" office:value-type="string">
            <text:p text:style-name="P88">The wing aspect ratio (wingspan<text:span text:style-name="T39">2</text:span> / wing area). Used for atmospheric drag calculation in legacy flight model</text:p>
          </table:table-cell>
        </table:table-row>
        <table:table-row table:style-name="Table27.2">
          <table:table-cell table:style-name="Table27.A2" office:value-type="string">
            <text:p text:style-name="P88">WingEffectiveness</text:p>
          </table:table-cell>
          <table:table-cell table:style-name="Table27.A2" office:value-type="string">
            <text:p text:style-name="P88">Float</text:p>
          </table:table-cell>
          <table:table-cell table:style-name="Table27.C2" office:value-type="string">
            <text:p text:style-name="P88">A wing form factor: ~3.1 for elliptic wings, ~2.8 for tapered wings, ~2.5 for rectangular wings. Only used for legacy flight model.</text:p>
          </table:table-cell>
        </table:table-row>
        <table:table-row table:style-name="Table27.2">
          <table:table-cell table:style-name="Table27.A2" office:value-type="string">
            <text:p text:style-name="P88">CrossSections</text:p>
          </table:table-cell>
          <table:table-cell table:style-name="Table27.A2" office:value-type="string">
            <text:p text:style-name="P88">Vec3</text:p>
          </table:table-cell>
          <table:table-cell table:style-name="Table27.C2" office:value-type="string">
            <text:p text:style-name="P88">Cross sections in axis directions (z = longitudinal) [m<text:span text:style-name="T39">2</text:span>]</text:p>
          </table:table-cell>
        </table:table-row>
        <table:table-row table:style-name="Table27.2">
          <table:table-cell table:style-name="Table27.A2" office:value-type="string">
            <text:p text:style-name="P88">RotResistance</text:p>
          </table:table-cell>
          <table:table-cell table:style-name="Table27.A2" office:value-type="string">
            <text:p text:style-name="P88">Vec3</text:p>
          </table:table-cell>
          <table:table-cell table:style-name="Table27.C2" office:value-type="string">
            <text:p text:style-name="P88">Resistance against rotation around axes in atmosphere, where angular deceleration due to atmospheric friction is <draw:frame draw:style-name="fr1" draw:name="Object2" text:anchor-type="as-char" svg:y="-0.346cm" svg:width="4.651cm" svg:height="0.517cm" draw:z-index="1"><draw:object xlink:href="./Object 2" xlink:type="simple" xlink:show="embed" xlink:actuate="onLoad"/><draw:image xlink:href="./ObjectReplacements/Object 2" xlink:type="simple" xlink:show="embed" xlink:actuate="onLoad"/></draw:frame><text:s/><text:span text:style-name="T101">with angular velocity </text:span><text:span text:style-name="T55">ω</text:span><text:span text:style-name="T101"> and atmospheric density </text:span><text:span text:style-name="T55">ρ</text:span><text:span text:style-name="T101">.</text:span></text:p>
          </table:table-cell>
        </table:table-row>
        <table:table-row table:style-name="Table27.2">
          <table:table-cell table:style-name="Table27.A2" office:value-type="string">
            <text:p text:style-name="P89">Inertia</text:p>
          </table:table-cell>
          <table:table-cell table:style-name="Table27.A2" office:value-type="string">
            <text:p text:style-name="P89">Vec3</text:p>
          </table:table-cell>
          <table:table-cell table:style-name="Table27.C2" office:value-type="string">
            <text:p text:style-name="P89">Principal moments of inertia, mass normalised (see below) [m<text:span text:style-name="T39">2</text:span>]</text:p>
          </table:table-cell>
        </table:table-row>
        <table:table-row table:style-name="Table27.2">
          <table:table-cell table:style-name="Table27.A2" office:value-type="string">
            <text:p text:style-name="P90">GravityGradient­Damping</text:p>
          </table:table-cell>
          <table:table-cell table:style-name="Table27.A2" office:value-type="string">
            <text:p text:style-name="P90">Float</text:p>
          </table:table-cell>
          <table:table-cell table:style-name="Table27.C2" office:value-type="string">
            <text:p text:style-name="P90">Damping coefficient for gravity gradient torque. Determines relaxation time for tidal locking. Default: 0 (undamped)</text:p>
          </table:table-cell>
        </table:table-row>
        <table:table-row table:style-name="Table27.2">
          <table:table-cell table:style-name="Table27.A2" office:value-type="string">
            <text:p text:style-name="P90">PropellantResource&lt;<text:span text:style-name="T10">i</text:span>&gt;</text:p>
          </table:table-cell>
          <table:table-cell table:style-name="Table27.A2" office:value-type="string">
            <text:p text:style-name="P90">Float [Float]</text:p>
          </table:table-cell>
          <table:table-cell table:style-name="Table27.C2" office:value-type="string">
            <text:p text:style-name="P90">Specs for propellant resource &lt;<text:span text:style-name="T10">i</text:span>&gt; (<text:span text:style-name="T10">i</text:span> <text:span text:style-name="T49">≥</text:span><text:span text:style-name="T58"> 1). First value: max fuel capacity [kg]. Second value: fuel efficiency factor (&gt; 0, default: 1)</text:span></text:p>
          </table:table-cell>
        </table:table-row>
        <table:table-row table:style-name="Table27.2">
          <table:table-cell table:style-name="Table27.A2" office:value-type="string">
            <text:p text:style-name="P90">MaxFuel</text:p>
          </table:table-cell>
          <table:table-cell table:style-name="Table27.A2" office:value-type="string">
            <text:p text:style-name="P90">Float</text:p>
          </table:table-cell>
          <table:table-cell table:style-name="Table27.C2" office:value-type="string">
            <text:p text:style-name="P90">Max. fuel mass [kg]. Obsolete; only used if no propellant resources are defined.</text:p>
          </table:table-cell>
        </table:table-row>
        <table:table-row table:style-name="Table27.2">
          <table:table-cell table:style-name="Table27.A2" office:value-type="string">
            <text:p text:style-name="P90">Isp</text:p>
          </table:table-cell>
          <table:table-cell table:style-name="Table27.A2" office:value-type="string">
            <text:p text:style-name="P90">Float</text:p>
          </table:table-cell>
          <table:table-cell table:style-name="Table27.C2" office:value-type="string">
            <text:p text:style-name="P90">Default value for fuel-specific impulse [m/s]: amount of thrust [N] obtained by burning 1 kg of fuel per second. Vessel modules can override this value for individual engines.</text:p>
          </table:table-cell>
        </table:table-row>
        <table:table-row table:style-name="Table27.2">
          <table:table-cell table:style-name="Table27.A2" office:value-type="string">
            <text:p text:style-name="P90">MEngineRef&lt;<text:span text:style-name="T10">i</text:span>&gt;</text:p>
          </table:table-cell>
          <table:table-cell table:style-name="Table27.A2" office:value-type="string">
            <text:p text:style-name="P90">Vec3</text:p>
          </table:table-cell>
          <table:table-cell table:style-name="Table27.C2" office:value-type="string">
            <text:p text:style-name="P91">Reference position for main thruster &lt;<text:span text:style-name="T10">i</text:span>&gt; (&lt;<text:span text:style-name="T10">i</text:span>&gt; <text:span text:style-name="T49">≥</text:span><text:span text:style-name="T58"> 1)</text:span></text:p>
          </table:table-cell>
        </table:table-row>
        <table:table-row table:style-name="Table27.2">
          <table:table-cell table:style-name="Table27.A2" office:value-type="string">
            <text:p text:style-name="P92">REngineRef&lt;<text:span text:style-name="T10">i</text:span>&gt;</text:p>
          </table:table-cell>
          <table:table-cell table:style-name="Table27.A2" office:value-type="string">
            <text:p text:style-name="P92">Vec3</text:p>
          </table:table-cell>
          <table:table-cell table:style-name="Table27.C2" office:value-type="string">
            <text:p text:style-name="P93">Reference position for hover thruster &lt;<text:span text:style-name="T10">i</text:span>&gt; (&lt;<text:span text:style-name="T20">i</text:span><text:span text:style-name="T102">&gt; </text:span><text:span text:style-name="T52">≥</text:span><text:span text:style-name="T60"> 1)</text:span></text:p>
          </table:table-cell>
        </table:table-row>
        <table:table-row table:style-name="Table27.2">
          <table:table-cell table:style-name="Table27.A2" office:value-type="string">
            <text:p text:style-name="P92">HEngineRef&lt;<text:span text:style-name="T10">i</text:span>&gt;</text:p>
          </table:table-cell>
          <table:table-cell table:style-name="Table27.A2" office:value-type="string">
            <text:p text:style-name="P92">Vec3</text:p>
          </table:table-cell>
          <table:table-cell table:style-name="Table27.C2" office:value-type="string">
            <text:p text:style-name="P93">Reference position for hover thruster &lt;<text:span text:style-name="T10">i</text:span>&gt; (&lt;<text:span text:style-name="T20">i</text:span><text:span text:style-name="T102">&gt; </text:span><text:span text:style-name="T52">≥</text:span><text:span text:style-name="T60"> 1)</text:span></text:p>
          </table:table-cell>
        </table:table-row>
        <table:table-row table:style-name="Table27.2">
          <table:table-cell table:style-name="Table27.A2" office:value-type="string">
            <text:p text:style-name="P94">AttRef&lt;<text:span text:style-name="T10">d</text:span>&gt;&lt;<text:span text:style-name="T10">i</text:span>&gt;&lt;<text:span text:style-name="T10">j</text:span>&gt;</text:p>
          </table:table-cell>
          <table:table-cell table:style-name="Table27.A2" office:value-type="string">
            <text:p text:style-name="P94">Vec3</text:p>
          </table:table-cell>
          <table:table-cell table:style-name="Table27.C2" office:value-type="string">
            <text:p text:style-name="P94">Reference position for attitude thruster (for rotation around axis &lt;<text:span text:style-name="T10">d</text:span>&gt; (&lt;<text:span text:style-name="T10">d</text:span>&gt; = x,y,z), rotation direction &lt;<text:span text:style-name="T10">i</text:span>&gt; (&lt;<text:span text:style-name="T10">i</text:span>&gt; = 1,2) and thruster index &lt;<text:span text:style-name="T10">j</text:span>&gt; (&lt;<text:span text:style-name="T10">j</text:span>&gt; = 1,2) for a total of 12 attitude thrusters</text:p>
          </table:table-cell>
        </table:table-row>
        <table:table-row table:style-name="Table27.2">
          <table:table-cell table:style-name="Table27.A2" office:value-type="string">
            <text:p text:style-name="P95">LongAttRef&lt;<text:span text:style-name="T10">i</text:span>&gt;&lt;<text:span text:style-name="T10">j</text:span>&gt;</text:p>
          </table:table-cell>
          <table:table-cell table:style-name="Table27.A2" office:value-type="string">
            <text:p text:style-name="P95">Vec3</text:p>
          </table:table-cell>
          <table:table-cell table:style-name="Table27.C2" office:value-type="string">
            <text:p text:style-name="P95">Reference position for attitude thrusters (for linear forward/backward translation), direction &lt;<text:span text:style-name="T10">i</text:span>&gt; (&lt;<text:span text:style-name="T10">i</text:span>&gt; = 1,2) and thruster index &lt;<text:span text:style-name="T10">j</text:span>&gt; (&lt;<text:span text:style-name="T10">j</text:span>&gt; = 1.2) for a total of 4 attitude thrusters</text:p>
          </table:table-cell>
        </table:table-row>
        <table:table-row table:style-name="Table27.2">
          <table:table-cell table:style-name="Table27.A2" office:value-type="string">
            <text:p text:style-name="P96">DockRef</text:p>
          </table:table-cell>
          <table:table-cell table:style-name="Table27.A2" office:value-type="string">
            <text:p text:style-name="P96">Vec3</text:p>
          </table:table-cell>
          <table:table-cell table:style-name="Table27.C2" office:value-type="string">
            <text:p text:style-name="P96">Docking reference point for first docking port (obsolete)</text:p>
          </table:table-cell>
        </table:table-row>
        <table:table-row table:style-name="Table27.2">
          <table:table-cell table:style-name="Table27.A2" office:value-type="string">
            <text:p text:style-name="P96">DockDir</text:p>
          </table:table-cell>
          <table:table-cell table:style-name="Table27.A2" office:value-type="string">
            <text:p text:style-name="P96">Vec3</text:p>
          </table:table-cell>
          <table:table-cell table:style-name="Table27.C2" office:value-type="string">
            <text:p text:style-name="P96">Docking approach direction for first docking port (obsolete)</text:p>
          </table:table-cell>
        </table:table-row>
        <table:table-row table:style-name="Table27.2">
          <table:table-cell table:style-name="Table27.A2" office:value-type="string">
            <text:p text:style-name="P96">DockRot</text:p>
          </table:table-cell>
          <table:table-cell table:style-name="Table27.A2" office:value-type="string">
            <text:p text:style-name="P96">Vec3</text:p>
          </table:table-cell>
          <table:table-cell table:style-name="Table27.C2" office:value-type="string">
            <text:p text:style-name="P96">Longitudinal alignment direction (normal to DockDir) for first docking port (obsolete)</text:p>
          </table:table-cell>
        </table:table-row>
        <table:table-row table:style-name="Table27.2">
          <table:table-cell table:style-name="Table27.A2" office:value-type="string">
            <text:p text:style-name="P96">&lt;<text:span text:style-name="T21">Docklist</text:span><text:span text:style-name="T103">&gt;</text:span></text:p>
          </table:table-cell>
          <table:table-cell table:style-name="Table27.A2" office:value-type="string">
            <text:p text:style-name="P97">List</text:p>
          </table:table-cell>
          <table:table-cell table:style-name="Table27.C2" office:value-type="string">
            <text:p text:style-name="P97">List of positions and approach directions for docking ports (see below)</text:p>
          </table:table-cell>
        </table:table-row>
        <table:table-row table:style-name="Table27.2">
          <table:table-cell table:style-name="Table27.A2" office:value-type="string">
            <text:p text:style-name="P96">&lt;<text:span text:style-name="T21">Attachment list</text:span><text:span text:style-name="T103">&gt;</text:span></text:p>
          </table:table-cell>
          <table:table-cell table:style-name="Table27.A2" office:value-type="string">
            <text:p text:style-name="P97">List</text:p>
          </table:table-cell>
          <table:table-cell table:style-name="Table27.C2" office:value-type="string">
            <text:p text:style-name="P97">List of positions and approach directions for attachment points (see below)</text:p>
          </table:table-cell>
        </table:table-row>
      </table:table>
      <text:p text:style-name="P240">Notes:</text:p>
      <text:list xml:id="list210702048349941" text:continue-numbering="true" text:style-name="List_20_1">
        <text:list-item>
          <text:p text:style-name="P283"><text:soft-page-break/>A vessel class can be derived from a different vessel class by defining the <text:span text:style-name="Input">BaseClass</text:span> entry. All properties not defined in the new class configuration file are taken from the base class.</text:p>
        </text:list-item>
        <text:list-item>
          <text:p text:style-name="P284">The mesh name (<text:span text:style-name="Input">MeshName</text:span> value) does not include the file extension (<text:span text:style-name="Input">.msh</text:span> assumed) or directory path (Orbiter’s mesh directory assumed, by default <text:span text:style-name="Input">.\Meshes</text:span>).</text:p>
        </text:list-item>
        <text:list-item>
          <text:p text:style-name="P284">The <text:span text:style-name="Input">MaxFuel</text:span> entry has been replaced by <text:span text:style-name="Input">PropellantResource</text:span>, which allows the definition of multiple propellant resources (fuel tanks).</text:p>
        </text:list-item>
        <text:list-item>
          <text:p text:style-name="P284">The DockRef, DockDir, DockRot entries have been replaced with the more versatile Docklist, which allows the configuration of multiple docking ports and IDS (instrument docking system) frequencies.</text:p>
        </text:list-item>
      </text:list>
      <text:p text:style-name="P180"><text:span text:style-name="Input">BEGIN_DOCKLIST</text:span></text:p>
      <text:p text:style-name="P180"><text:span text:style-name="Input"><text:tab/>&lt;</text:span><text:span text:style-name="Input"><text:span text:style-name="T10">Dock-spec 0</text:span></text:span><text:span text:style-name="Input">&gt;</text:span></text:p>
      <text:p text:style-name="P180"><text:span text:style-name="Input"><text:tab/>&lt;</text:span><text:span text:style-name="Input"><text:span text:style-name="T10">Dock-spec 1</text:span></text:span><text:span text:style-name="Input">&gt;</text:span></text:p>
      <text:p text:style-name="P180"><text:span text:style-name="Input"><text:tab/>. . .</text:span></text:p>
      <text:p text:style-name="P180"><text:span text:style-name="Input">END_DOCKLIST</text:span></text:p>
      <text:list xml:id="list210700954777673" text:continue-numbering="true" text:style-name="List_20_1">
        <text:list-header>
          <text:p text:style-name="P284">where each <text:span text:style-name="Input">&lt;</text:span><text:span text:style-name="Input"><text:span text:style-name="T10">Dock-spec i</text:span></text:span><text:span text:style-name="Input">&gt;</text:span> has the format</text:p>
        </text:list-header>
      </text:list>
      <text:p text:style-name="Text_20_body_20_indent"><text:span text:style-name="Input">&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 &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 &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 [&lt;</text:span><text:span text:style-name="Input"><text:span text:style-name="T10">ids-channel</text:span></text:span><text:span text:style-name="Input"><text:span text:style-name="T72">i</text:span></text:span><text:span text:style-name="Input">&gt;]</text:span></text:p>
      <text:list xml:id="list210700659680654" text:continue-numbering="true" text:style-name="List_20_1">
        <text:list-header>
          <text:p text:style-name="P285"><text:span text:style-name="Input">&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text:span> is the reference position of the docking port in the local vessel frame. <text:span text:style-name="Input">&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text:span> is the direction in which a ship approaches the docking port. <text:span text:style-name="Input">&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text:span> is a reference direction perpendicular to the approach direction used for aligning an approaching ship’s rotation around its longitudinal axis. <text:span text:style-name="Input">&lt;</text:span><text:span text:style-name="Input"><text:span text:style-name="T10">ids-channel</text:span></text:span><text:span text:style-name="Input"><text:span text:style-name="T72">i</text:span></text:span><text:span text:style-name="Input">&gt;</text:span> is an optional channel number (<text:span text:style-name="T44">≥</text:span><text:span text:style-name="T36"> 0)</text:span> for an IDS transmitter that allows instrument-aided docking approach. IDS frequencies start at 108.0 MHz (channel 0) and increase by 0.05 MHz per channel.</text:p>
          <text:p text:style-name="P285">The IDS setting can be overridden for individual vessels by using the <text:span text:style-name="Input">IDS</text:span> tag in the scenario file. Defining the IDS channel in the configuration file is only useful for objects with a single instance, e.g. space stations.</text:p>
        </text:list-header>
        <text:list-item>
          <text:p text:style-name="P286">The attachment list is similar to the docklist: It allows to specify points at which vessels can be connected to each other. Unlike peer-to-peer docking ports, attachment points define parent-child hierarchies, and each attachment point is either a parent or a child port. For more details see the Vessel attachment management section in the API reference manual.</text:p>
        </text:list-item>
      </text:list>
      <text:p text:style-name="P180"><text:span text:style-name="Input">BEGIN_ATTACHMENT</text:span></text:p>
      <text:p text:style-name="P180"><text:span text:style-name="Input"><text:tab/>&lt;</text:span><text:span text:style-name="Input"><text:span text:style-name="T10">Attach-spec 0</text:span></text:span><text:span text:style-name="Input">&gt;</text:span></text:p>
      <text:p text:style-name="P180"><text:span text:style-name="Input"><text:tab/>&lt;</text:span><text:span text:style-name="Input"><text:span text:style-name="T10">Attach-spec 1</text:span></text:span><text:span text:style-name="Input">&gt;</text:span></text:p>
      <text:p text:style-name="P180"><text:span text:style-name="Input"><text:tab/>. . .</text:span></text:p>
      <text:p text:style-name="P180"><text:span text:style-name="Input">END_ATTACHMENT</text:span></text:p>
      <text:list xml:id="list210701236263530" text:continue-numbering="true" text:style-name="List_20_1">
        <text:list-header>
          <text:p text:style-name="P286">where each <text:span text:style-name="Input">&lt;</text:span><text:span text:style-name="Input"><text:span text:style-name="T10">Attach-spec i</text:span></text:span><text:span text:style-name="Input">&gt;</text:span> has the format</text:p>
        </text:list-header>
        <text:list-item>
          <text:p text:style-name="P286"><text:span text:style-name="Input">&lt;</text:span><text:span text:style-name="Input"><text:span text:style-name="T10">type</text:span></text:span><text:span text:style-name="Input"><text:span text:style-name="T72">i</text:span></text:span><text:span text:style-name="Input">&gt; &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 &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 &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 &lt;</text:span><text:span text:style-name="Input"><text:span text:style-name="T10">id</text:span></text:span><text:span text:style-name="Input"><text:span text:style-name="T72">i</text:span></text:span><text:span text:style-name="Input">&gt;</text:span></text:p>
          <text:p text:style-name="P286"><text:span text:style-name="Input">&lt;</text:span><text:span text:style-name="Input"><text:span text:style-name="T10">type</text:span></text:span><text:span text:style-name="Input"><text:span text:style-name="T72">i</text:span></text:span><text:span text:style-name="Input">&gt;</text:span> is a single character: ‘P’ (attach to parent) or ‘C’ (attach to child). <text:span text:style-name="T104">The next 9 entries define the attachment position and direction in the same way as docking ports. </text:span><text:span text:style-name="Input"><text:span text:style-name="T104">&lt;</text:span></text:span><text:span text:style-name="Input"><text:span text:style-name="T22">id</text:span></text:span><text:span text:style-name="Input"><text:span text:style-name="T73">i</text:span></text:span><text:span text:style-name="Input"><text:span text:style-name="T104">&gt;</text:span></text:span><text:span text:style-name="T104"> is a string of up to 8 characters used for defining compatibility between attachment points.</text:span></text:p>
        </text:list-item>
        <text:list-item>
          <text:p text:style-name="P287">The 3 values of the <text:span text:style-name="Input">Inertia</text:span> tag are the <text:span text:style-name="T10">principal moments of inertia</text:span>, defined as the diagonal elements (<text:span text:style-name="T10">J</text:span><text:span text:style-name="T72">xx</text:span>, <text:span text:style-name="T10">J</text:span><text:span text:style-name="T72">yy</text:span>, <text:span text:style-name="T10">J</text:span><text:span text:style-name="T72">zz</text:span>) of the mass-normalised inertia tensor <text:span text:style-name="T31">J</text:span> in the vessel’s principal frame, where <text:span text:style-name="T31">J</text:span> is diagonal. <text:span text:style-name="T31">J</text:span> in an arbitrary frame is given by</text:p>
          <text:p text:style-name="P288"><draw:frame draw:style-name="fr1" draw:name="Object3" text:anchor-type="as-char" svg:y="-0.968cm" svg:width="7.243cm" svg:height="1.685cm" draw:z-index="2"><draw:object xlink:href="./Object 3" xlink:type="simple" xlink:show="embed" xlink:actuate="onLoad"/><draw:image xlink:href="./ObjectReplacements/Object 3" xlink:type="simple" xlink:show="embed" xlink:actuate="onLoad"/></draw:frame></text:p>
          <text:p text:style-name="P289"><text:soft-page-break/>The <text:span text:style-name="Input"><text:span text:style-name="T105">Orbitersdk\Utils</text:span></text:span><text:span text:style-name="T105"> folder contains a simple tool (</text:span><text:span text:style-name="Input"><text:span text:style-name="T105">shipedit.exe</text:span></text:span><text:span text:style-name="T105">) to calculate the inertia tensor of an object from its mesh file. The tool requires “well-behaved” mesh files (composed of closed compact surfaces) and assumes a homogeneous density distribution inside the mesh (</text:span><text:span text:style-name="T23">m</text:span><text:span text:style-name="T105">(</text:span><text:span text:style-name="T23">r</text:span><text:span text:style-name="T105">) = const). The latter is not very realistic, so the results must be interpreted realistically. They should still serve as a good starting point for experimentation.</text:span></text:p>
        </text:list-item>
      </text:list>
      <text:p text:style-name="P8"/>
      <text:h text:style-name="P309" text:outline-level="1"><text:bookmark-start text:name="__RefHeading___Toc656_258318171"/><text:bookmark-start text:name="__RefNumPara__826_2886699231"/>Scenario files<text:bookmark-end text:name="__RefHeading___Toc656_258318171"/><text:bookmark-end text:name="__RefNumPara__826_2886699231"/></text:h>
      <text:p text:style-name="P243">Scenarios are simulation startup definitions which contain all parameters required to set up the starting conditions of the simulation at a particular time. They are used for loading and saving simulation states. A scenario file is generated during the simulation when the user saves a state, or automatically at the simulation termination so it can be picked up later.</text:p>
      <text:p text:style-name="P243">Scenario files are text files that can be created or modified manually. An easier way to edit scenarios is with the <text:span text:style-name="T10">Scenario Editor</text:span> plugin, which can be used to modify and save a running simulation. The Scenario Editor is described in a separate document (<text:span text:style-name="Input">ScenarioEditor.pdf</text:span>).</text:p>
      <text:p text:style-name="P243">Scenario files are located in a subdirectory tree specified by the <text:span text:style-name="Input">ScenarioDir</text:span> entry in the main configuration file (see Chapter <text:bookmark-ref text:reference-format="chapter" text:ref-name="__RefNumPara__7960_1726314528">2.1</text:bookmark-ref>), usually <text:span text:style-name="Input">.\Scenarios</text:span>. They have file extension <text:span text:style-name="Input">.scn</text:span>.</text:p>
      <text:h text:style-name="Heading_20_3" text:outline-level="3">Format</text:h>
      <text:p text:style-name="P244">Scenario files consist of a series of category blocks describing different aspects of the simulation state:</text:p>
      <text:p text:style-name="P180"><text:span text:style-name="Input">&lt;</text:span><text:span text:style-name="Input"><text:span text:style-name="T10">Description block</text:span></text:span><text:span text:style-name="Input">&gt;</text:span></text:p>
      <text:p text:style-name="P180"><text:span text:style-name="Input">&lt;</text:span><text:span text:style-name="Input"><text:span text:style-name="T10">Environment block</text:span></text:span><text:span text:style-name="Input">&gt;</text:span></text:p>
      <text:p text:style-name="P180"><text:span text:style-name="Input">&lt;</text:span><text:span text:style-name="Input"><text:span text:style-name="T10">Focus block</text:span></text:span><text:span text:style-name="Input">&gt;</text:span></text:p>
      <text:p text:style-name="P180"><text:span text:style-name="Input">&lt;</text:span><text:span text:style-name="Input"><text:span text:style-name="T10">Camera block</text:span></text:span><text:span text:style-name="Input">&gt;</text:span></text:p>
      <text:p text:style-name="P180"><text:span text:style-name="Input">&lt;</text:span><text:span text:style-name="Input"><text:span text:style-name="T10">Panel block</text:span></text:span><text:span text:style-name="Input">&gt;</text:span></text:p>
      <text:p text:style-name="P180"><text:span text:style-name="Input">&lt;</text:span><text:span text:style-name="Input"><text:span text:style-name="T10">VC block</text:span></text:span><text:span text:style-name="Input">&gt;</text:span></text:p>
      <text:p text:style-name="P180"><text:span text:style-name="Input">&lt;</text:span><text:span text:style-name="Input"><text:span text:style-name="T10">HUD block</text:span></text:span><text:span text:style-name="Input">&gt;</text:span></text:p>
      <text:p text:style-name="P180"><text:span text:style-name="Input">&lt;</text:span><text:span text:style-name="Input"><text:span text:style-name="T10">Left MFD block</text:span></text:span><text:span text:style-name="Input">&gt;</text:span></text:p>
      <text:p text:style-name="P180"><text:span text:style-name="Input">&lt;</text:span><text:span text:style-name="Input"><text:span text:style-name="T10">Right MFD block</text:span></text:span><text:span text:style-name="Input">&gt;</text:span></text:p>
      <text:p text:style-name="P180"><text:span text:style-name="Input">&lt;</text:span><text:span text:style-name="Input"><text:span text:style-name="T10">Vessel list</text:span></text:span><text:span text:style-name="Input">&gt;</text:span></text:p>
      <text:h text:style-name="Heading_20_3" text:outline-level="3">Description block (optional):</text:h>
      <text:p text:style-name="P244">Contains a short description of the scenario <text:span text:style-name="T106">which is presented to the user in Orbiter’s Launchpad dialog window on highlighting the scenario</text:span>. <text:span text:style-name="T106">There are two versions of the description block available:</text:span></text:p>
      <text:p text:style-name="P180"><text:span text:style-name="Input">BEGIN_DESC</text:span></text:p>
      <text:p text:style-name="P180"><text:span text:style-name="Input"><text:tab/>&lt;</text:span><text:span text:style-name="Input"><text:span text:style-name="T24">Text-d</text:span></text:span><text:span text:style-name="Input"><text:span text:style-name="T10">escription</text:span></text:span><text:span text:style-name="Input">&gt;</text:span></text:p>
      <text:p text:style-name="P180"><text:span text:style-name="Input">END_DESC</text:span></text:p>
      <text:p text:style-name="P244">where <text:span text:style-name="Input">&lt;</text:span><text:span text:style-name="Input"><text:span text:style-name="T24">Text-d</text:span></text:span><text:span text:style-name="Input"><text:span text:style-name="T10">escription</text:span></text:span><text:span text:style-name="Input">&gt;</text:span> c<text:span text:style-name="T106">ontains a scenario description in plain text format. The description can span multiple lines. An empty line is converted into a new line on display. More powerful formatting options are available with </text:span><text:span text:style-name="T107">the alternative</text:span></text:p>
      <text:p text:style-name="P180"><text:span text:style-name="Input">BEGIN_HYPERDESC</text:span></text:p>
      <text:p text:style-name="P180"><text:span text:style-name="Input"><text:tab/>&lt;</text:span><text:span text:style-name="Input"><text:span text:style-name="T10">HTML-description</text:span></text:span><text:span text:style-name="Input">&gt;</text:span></text:p>
      <text:p text:style-name="P180"><text:span text:style-name="Input">END_HYPERDESC</text:span></text:p>
      <text:p text:style-name="P313">w<text:span text:style-name="T107">here </text:span><text:span text:style-name="Input"><text:span text:style-name="T107">&lt;</text:span></text:span><text:span text:style-name="Input"><text:span text:style-name="T25">HTML-description</text:span></text:span><text:span text:style-name="Input"><text:span text:style-name="T107">&gt;</text:span></text:span> is passed to an HTML parser for rendering in the Launchpad window and can contain HTML formatting tags such as <text:span text:style-name="Input">&lt;h1&gt;&lt;/</text:span><text:span text:style-name="Input"><text:span text:style-name="T107">h1&gt;</text:span></text:span><text:span text:style-name="T107">, </text:span><text:span text:style-name="Input"><text:span text:style-name="T107">&lt;b&gt;&lt;/b&gt;</text:span></text:span><text:span text:style-name="T107">, </text:span><text:span text:style-name="Input"><text:span text:style-name="T107">&lt;br&gt;</text:span></text:span><text:span text:style-name="T107">, etc. </text:span><text:span text:style-name="T108">However, references to external objects, such as images or links, are not allowed.</text:span></text:p>
      <text:p text:style-name="P314">Finally, the description can also be served from an external HTML or CHM (compiled multi-page HTML) file, using the format</text:p>
      <text:p text:style-name="P317"><text:span text:style-name="Input">BEGIN_URLDESC</text:span></text:p>
      <text:p text:style-name="P317"><text:span text:style-name="Input"><text:tab/>&lt;</text:span><text:span text:style-name="Input"><text:span text:style-name="T10">URL</text:span></text:span><text:span text:style-name="Input">&gt;</text:span></text:p>
      <text:p text:style-name="P317"><text:span text:style-name="Input">END_URLDESC</text:span></text:p>
      <text:p text:style-name="P315">where <text:span text:style-name="Input">&lt;</text:span><text:span text:style-name="Input"><text:span text:style-name="T10">URL</text:span></text:span><text:span text:style-name="Input">&gt;</text:span> is a reference to a local HTML or CHM file containing the scenario description. The file is expected to be located in the <text:span text:style-name="Input">HTML\Scenarios</text:span> directory. It can also be in a <text:soft-page-break/>subdirectory of that directory, but the path <text:span text:style-name="T124">relative to </text:span><text:span text:style-name="Input">HTML\Scenarios</text:span><text:span text:style-name="T124"> </text:span>must then be added to the <text:span text:style-name="Input">&lt;</text:span><text:span text:style-name="Input"><text:span text:style-name="T10">URL</text:span></text:span><text:span text:style-name="Input">&gt;</text:span> reference. The file extension must not be included in the URL specification. For HTML files, file extension htm is expected. For CHM files, extension chm is expected. CHM references also must specify the page to display, separated by comma. For example,</text:p>
      <text:p text:style-name="P317"><text:span text:style-name="Input">BEGIN_URLDESC</text:span></text:p>
      <text:p text:style-name="P317"><text:span text:style-name="Input"><text:tab/>MyScenarios\MyScenarioDescription,TitlePage</text:span></text:p>
      <text:p text:style-name="P317"><text:span text:style-name="Input">END_URLDESC</text:span></text:p>
      <text:p text:style-name="P316">parses the description from file <text:span text:style-name="Input">.\Html\Scenarios\MyScenarios\MyScenarioDescription.chm</text:span>, reading page <text:span text:style-name="Input">TitlePage.htm</text:span> from the CHM file. CHM files can contain multiple documents, such as additional pages or images. The scenario description URL can be the same as the <text:span text:style-name="Input">Help</text:span> URL used for inline scenario help (see <text:span text:style-name="Input">Help</text:span> tag in the environment block).</text:p>
      <text:h text:style-name="Heading_20_3" text:outline-level="3">Environment block (optional):</text:h>
      <text:p text:style-name="P245">Contains the simulation environment. Format:</text:p>
      <text:p text:style-name="P180"><text:span text:style-name="Input">BEGIN_ENVIRONMENT</text:span></text:p>
      <text:p text:style-name="P180"><text:span text:style-name="Input"><text:tab/>&lt;</text:span><text:span text:style-name="Input"><text:span text:style-name="T10">Environment parameters</text:span></text:span><text:span text:style-name="Input">&gt;</text:span></text:p>
      <text:p text:style-name="P180"><text:span text:style-name="Input">END_ENVIRONMENT</text:span></text:p>
      <text:p text:style-name="P245">The following environment parameters are supported:</text:p>
      <table:table table:name="Table28" table:style-name="Table28" table:template-name="Orbiter table">
        <table:table-column table:style-name="Table28.A"/>
        <table:table-column table:style-name="Table28.B"/>
        <table:table-column table:style-name="Table28.C"/>
        <table:table-row table:style-name="Table28.1">
          <table:table-cell table:style-name="Table28.A1" office:value-type="string">
            <text:p text:style-name="P160">Item</text:p>
          </table:table-cell>
          <table:table-cell table:style-name="Table28.A1" office:value-type="string">
            <text:p text:style-name="P160">Type</text:p>
          </table:table-cell>
          <table:table-cell table:style-name="Table28.C1" office:value-type="string">
            <text:p text:style-name="P160">Description</text:p>
          </table:table-cell>
        </table:table-row>
        <table:table-row table:style-name="Table28.2">
          <table:table-cell table:style-name="Table28.A2" office:value-type="string">
            <text:p text:style-name="P98">SYSTEM</text:p>
          </table:table-cell>
          <table:table-cell table:style-name="Table28.A2" office:value-type="string">
            <text:p text:style-name="P83">String</text:p>
          </table:table-cell>
          <table:table-cell table:style-name="Table28.C2" office:value-type="string">
            <text:p text:style-name="P98">Name of the planetary system. A configuration file for this system must exist (see Chapter <text:bookmark-ref text:reference-format="chapter" text:ref-name="__RefNumPara__6621_4146565193">2.2</text:bookmark-ref>). Default: “Sol”</text:p>
          </table:table-cell>
        </table:table-row>
        <table:table-row table:style-name="Table28.2">
          <table:table-cell table:style-name="Table28.A2" office:value-type="string">
            <text:p text:style-name="P98">DATE</text:p>
          </table:table-cell>
          <table:table-cell table:style-name="Table28.A2" office:value-type="string">
            <text:p text:style-name="P83"/>
          </table:table-cell>
          <table:table-cell table:style-name="Table28.C2" office:value-type="string">
            <text:p text:style-name="P98">Contains the simulation start time. Allowed formats are:</text:p>
            <text:p text:style-name="P98">MJD &lt;mjd&gt; (Modified Julian date [days])</text:p>
            <text:p text:style-name="P98">JD &lt;jd&gt; (Julian date)</text:p>
            <text:p text:style-name="P98">JE &lt;je&gt; (Julian epoch)</text:p>
            <text:p text:style-name="P98">Default is current system time, but this should be avoided if the scenario contains objects defined by position/velocity <text:s/><text:span text:style-name="T110">state vectors at a fixed time, which cannot easily be propagated</text:span></text:p>
          </table:table-cell>
        </table:table-row>
        <table:table-row table:style-name="Table28.2">
          <table:table-cell table:style-name="Table28.A2" office:value-type="string">
            <text:p text:style-name="P100">HELP</text:p>
          </table:table-cell>
          <table:table-cell table:style-name="Table28.A2" office:value-type="string">
            <text:p text:style-name="P100">String [,String]</text:p>
          </table:table-cell>
          <table:table-cell table:style-name="Table28.C2" office:value-type="string">
            <text:p text:style-name="P100">Scenario help file (in HTML or compressed CHM format). For a HTML page, specify the location of the page relative to the Html\Scenarios folder and without extension (.htm is assumed). For a page in a CHM file, specify the location of the file relative to the Html\Scenarios folder without extension (.chm is assumed), followed by a comma and the name of the page inside the file without extension (.htm is assumed). Scenario help files can be opened during the simulation with Alt-F1. Default: no help file</text:p>
          </table:table-cell>
        </table:table-row>
        <table:table-row table:style-name="Table28.2">
          <table:table-cell table:style-name="Table28.A2" office:value-type="string">
            <text:p text:style-name="P100">CONTEXT</text:p>
          </table:table-cell>
          <table:table-cell table:style-name="Table28.A2" office:value-type="string">
            <text:p text:style-name="P100">String</text:p>
          </table:table-cell>
          <table:table-cell table:style-name="Table28.C2" office:value-type="string">
            <text:p text:style-name="P100">Optional context string. This can be used to fine-tune the setup of a planetary system, e.g. by selective loading of surface bases (see Chapter <text:bookmark-ref text:reference-format="chapter" text:ref-name="__RefNumPara__4649_3245063279">2.4</text:bookmark-ref>).</text:p>
          </table:table-cell>
        </table:table-row>
        <table:table-row table:style-name="Table28.2">
          <table:table-cell table:style-name="Table28.A2" office:value-type="string">
            <text:p text:style-name="P100">SCRIPT</text:p>
          </table:table-cell>
          <table:table-cell table:style-name="Table28.A2" office:value-type="string">
            <text:p text:style-name="P100">String</text:p>
          </table:table-cell>
          <table:table-cell table:style-name="Table28.C2" office:value-type="string">
            <text:p text:style-name="P100">A script file to launch at the scenario start. The string should include any path relative to the “Script” subdirectory, but no file extension (.lua is assumed). Default: no script</text:p>
          </table:table-cell>
        </table:table-row>
      </table:table>
      <text:p text:style-name="P241">Notes:</text:p>
      <text:list xml:id="list210700769530455" text:continue-numbering="true" text:style-name="List_20_1">
        <text:list-item>
          <text:p text:style-name="P290">If the DATE entry is not present, Orbiter reads the computer system clock, adds the time zone offset to convert to Universal Time <text:span text:style-name="T111">(UTC) and adds another offset of 66.184 seconds to map from UTC to Barycentric Dynamical Time (TDB).</text:span></text:p>
        </text:list-item>
        <text:list-item>
          <text:p text:style-name="P291">If the HELP entry is present, the description block is ignored.</text:p>
        </text:list-item>
        <text:list-item>
          <text:p text:style-name="P291"><text:soft-page-break/>The script launched with the SCRIPT entry can be used for demos, interactive tutorials, etc. For Lua scripting in Orbiter, see <text:span text:style-name="Input">.\Orbitersdk\doc\orbiter_lua.chm</text:span>.</text:p>
        </text:list-item>
      </text:list>
      <text:h text:style-name="Heading_20_3" text:outline-level="3">Focus block:</text:h>
      <text:p text:style-name="P247">Contains parameters for the user-controlled spacecraft. Format:</text:p>
      <text:p text:style-name="P180"><text:span text:style-name="Input">BEGIN_FOCUS</text:span></text:p>
      <text:p text:style-name="P180"><text:span text:style-name="Input"><text:tab/>&lt;</text:span><text:span text:style-name="Input"><text:span text:style-name="T10">Focus parameters</text:span></text:span><text:span text:style-name="Input">&gt;</text:span></text:p>
      <text:p text:style-name="P180"><text:span text:style-name="Input">END_FOCUS</text:span></text:p>
      <text:p text:style-name="P247">with the following parameters supported:</text:p>
      <table:table table:name="Table29" table:style-name="Table29" table:template-name="Orbiter table">
        <table:table-column table:style-name="Table29.A"/>
        <table:table-column table:style-name="Table29.B"/>
        <table:table-column table:style-name="Table29.C"/>
        <table:table-row table:style-name="Table29.1">
          <table:table-cell table:style-name="Table29.A1" office:value-type="string">
            <text:p text:style-name="P161">Item</text:p>
          </table:table-cell>
          <table:table-cell table:style-name="Table29.A1" office:value-type="string">
            <text:p text:style-name="P161">Type</text:p>
          </table:table-cell>
          <table:table-cell table:style-name="Table29.C1" office:value-type="string">
            <text:p text:style-name="P161">Description</text:p>
          </table:table-cell>
        </table:table-row>
        <table:table-row table:style-name="Table29.2">
          <table:table-cell table:style-name="Table29.A2" office:value-type="string">
            <text:p text:style-name="P99">S<text:span text:style-name="T112">HIP</text:span></text:p>
          </table:table-cell>
          <table:table-cell table:style-name="Table29.A2" office:value-type="string">
            <text:p text:style-name="P84">String</text:p>
          </table:table-cell>
          <table:table-cell table:style-name="Table29.C2" office:value-type="string">
            <text:p text:style-name="P99">Name of the <text:span text:style-name="T112">user-controlled ship. The ship must be listed in the ship list (see below).</text:span></text:p>
          </table:table-cell>
        </table:table-row>
      </table:table>
      <text:h text:style-name="Heading_20_3" text:outline-level="3">Camera block (optional):</text:h>
      <text:p text:style-name="P247">Camera mode and parameters. If the camera block is missing, the camera is set to cockpit view in the current focus object. Format:</text:p>
      <text:p text:style-name="P180"><text:span text:style-name="Input">BEGIN_CAMERA</text:span></text:p>
      <text:p text:style-name="P180"><text:span text:style-name="Input"><text:tab/>&lt;</text:span><text:span text:style-name="Input"><text:span text:style-name="T10">Camera parameters</text:span></text:span><text:span text:style-name="Input">&gt;</text:span></text:p>
      <text:p text:style-name="P180"><text:span text:style-name="Input">END_CAMERA</text:span></text:p>
      <text:p text:style-name="P247">with supported parameters</text:p>
      <table:table table:name="Table30" table:style-name="Table30" table:template-name="Orbiter table">
        <table:table-column table:style-name="Table30.A"/>
        <table:table-column table:style-name="Table30.B"/>
        <table:table-column table:style-name="Table30.C"/>
        <table:table-row table:style-name="Table30.1">
          <table:table-cell table:style-name="Table30.A1" office:value-type="string">
            <text:p text:style-name="P127">Item</text:p>
          </table:table-cell>
          <table:table-cell table:style-name="Table30.A1" office:value-type="string">
            <text:p text:style-name="P127">Type</text:p>
          </table:table-cell>
          <table:table-cell table:style-name="Table30.C1" office:value-type="string">
            <text:p text:style-name="P127">Description</text:p>
          </table:table-cell>
        </table:table-row>
        <table:table-row table:style-name="Table30.2">
          <table:table-cell table:style-name="Table30.A2" office:value-type="string">
            <text:p text:style-name="P59">MODE</text:p>
          </table:table-cell>
          <table:table-cell table:style-name="Table30.A2" office:value-type="string">
            <text:p text:style-name="P59">Flag</text:p>
          </table:table-cell>
          <table:table-cell table:style-name="Table30.C2" office:value-type="string">
            <text:p text:style-name="P59">Extern | Cockpit (selects external or cockpit camera mode)</text:p>
          </table:table-cell>
        </table:table-row>
        <table:table-row table:style-name="Table30.2">
          <table:table-cell table:style-name="Table30.A2" office:value-type="string">
            <text:p text:style-name="P59">TARGET</text:p>
          </table:table-cell>
          <table:table-cell table:style-name="Table30.A2" office:value-type="string">
            <text:p text:style-name="P59">String</text:p>
          </table:table-cell>
          <table:table-cell table:style-name="Table30.C2" office:value-type="string">
            <text:p text:style-name="P59">Camera view target object (external modes only, cockpit mode always refers to the current focus object)</text:p>
          </table:table-cell>
        </table:table-row>
        <table:table-row table:style-name="Table30.2">
          <table:table-cell table:style-name="Table30.A2" office:value-type="string">
            <text:p text:style-name="P59">POS</text:p>
          </table:table-cell>
          <table:table-cell table:style-name="Table30.A2" office:value-type="string">
            <text:p text:style-name="P59">Vec3</text:p>
          </table:table-cell>
          <table:table-cell table:style-name="Table30.C2" office:value-type="string">
            <text:p text:style-name="P59">Camera position relative to target (external modes only)</text:p>
          </table:table-cell>
        </table:table-row>
        <table:table-row table:style-name="Table30.2">
          <table:table-cell table:style-name="Table30.A2" office:value-type="string">
            <text:p text:style-name="P59">TRACKMODE</text:p>
          </table:table-cell>
          <table:table-cell table:style-name="Table30.A2" office:value-type="string">
            <text:p text:style-name="P59">Flag [+String]</text:p>
          </table:table-cell>
          <table:table-cell table:style-name="Table30.C2" office:value-type="string">
            <text:p text:style-name="P59">TargetRelative | AbsoluteDirection | GlobalFrame | TargetTo &lt;<text:span text:style-name="T10">ref</text:span>&gt; | TargetFrom &lt;<text:span text:style-name="T10">ref</text:span>&gt; | Ground &lt;<text:span text:style-name="T10">ref</text:span>&gt; (external modes only)</text:p>
          </table:table-cell>
        </table:table-row>
        <table:table-row table:style-name="Table30.2">
          <table:table-cell table:style-name="Table30.A2" office:value-type="string">
            <text:p text:style-name="P59">GROUNDLOCATION</text:p>
          </table:table-cell>
          <table:table-cell table:style-name="Table30.A2" office:value-type="string">
            <text:p text:style-name="P59">Vec3</text:p>
          </table:table-cell>
          <table:table-cell table:style-name="Table30.C2" office:value-type="string">
            <text:p text:style-name="P59">longitude [deg], latitude [deg] and altitude [m] of ground observer (<text:span text:style-name="T10">Ground</text:span> trackmode only)</text:p>
          </table:table-cell>
        </table:table-row>
        <table:table-row table:style-name="Table30.2">
          <table:table-cell table:style-name="Table30.A2" office:value-type="string">
            <text:p text:style-name="P59">GROUNDDIRECTION</text:p>
          </table:table-cell>
          <table:table-cell table:style-name="Table30.A2" office:value-type="string">
            <text:p text:style-name="P59">Float Float</text:p>
          </table:table-cell>
          <table:table-cell table:style-name="Table30.C2" office:value-type="string">
            <text:p text:style-name="P59">polar coordinates of ground observer orientation (<text:span text:style-name="T10">free Ground</text:span> trackmode only)</text:p>
          </table:table-cell>
        </table:table-row>
        <table:table-row table:style-name="Table30.2">
          <table:table-cell table:style-name="Table30.A2" office:value-type="string">
            <text:p text:style-name="P59">FOV</text:p>
          </table:table-cell>
          <table:table-cell table:style-name="Table30.A2" office:value-type="string">
            <text:p text:style-name="P59">Float</text:p>
          </table:table-cell>
          <table:table-cell table:style-name="Table30.C2" office:value-type="string">
            <text:p text:style-name="P59">Field of view (angular aperture from from top to bottom of view window) [deg]</text:p>
          </table:table-cell>
        </table:table-row>
      </table:table>
      <text:h text:style-name="Heading_20_3" text:outline-level="3">Panel block (optional):</text:h>
      <text:p text:style-name="P248">2D instrument panel parameters. If neither this nor the VC block is present, Orbiter initially displays the generic glass cockpit view in internal (cockpit) modes. <text:span text:style-name="T113">If both are present, the 2D panel view takes precedence. </text:span>Format:</text:p>
      <text:p text:style-name="P180"><text:span text:style-name="Input">BEGIN_PANEL</text:span></text:p>
      <text:p text:style-name="P180"><text:span text:style-name="Input"><text:tab/>&lt;</text:span><text:span text:style-name="Input"><text:span text:style-name="T10">Panel parameters</text:span></text:span><text:span text:style-name="Input">&gt;</text:span></text:p>
      <text:p text:style-name="P180"><text:span text:style-name="Input">END_PANEL</text:span></text:p>
      <text:p text:style-name="P248">Currently no panel parameters are supported, but the presence of the panel block indicates a preference for 2D panel modes on startup, if supported by the focus vessel.</text:p>
      <text:h text:style-name="Heading_20_3" text:outline-level="3">VC block (optional):</text:h>
      <text:p text:style-name="P248">Virtual cockpit parameters. If neither this nor the panel block is present, Orbiter initially displays the generic glass cockpit view in internal (cockpit) modes. Format:</text:p>
      <text:p text:style-name="P180"><text:soft-page-break/><text:span text:style-name="Input">BEGIN_VC</text:span></text:p>
      <text:p text:style-name="P180"><text:span text:style-name="Input"><text:tab/>&lt;</text:span><text:span text:style-name="Input"><text:span text:style-name="T10">VC parameters</text:span></text:span><text:span text:style-name="Input">&gt;</text:span></text:p>
      <text:p text:style-name="P180"><text:span text:style-name="Input">END_VC</text:span></text:p>
      <text:p text:style-name="P248">Currently VC parameters are supported, but the presence of the VC block indicates a preference for virtual cockpit modes on startup, if supported by the focus vessel.</text:p>
      <text:h text:style-name="Heading_20_3" text:outline-level="3">HUD block (optional):</text:h>
      <text:p text:style-name="P246">HUD (head up display) mode and parameters for cockpit views. If the HUD block is missing, no HUD is displayed at simulation start. Format:</text:p>
      <text:p text:style-name="P180"><text:span text:style-name="Input">BEGIN_HUD</text:span></text:p>
      <text:p text:style-name="P180"><text:span text:style-name="Input"><text:tab/>&lt;</text:span><text:span text:style-name="Input"><text:span text:style-name="T10">HUD parameters</text:span></text:span><text:span text:style-name="Input">&gt;</text:span></text:p>
      <text:p text:style-name="P180"><text:span text:style-name="Input">END_HUD</text:span></text:p>
      <text:p text:style-name="P246">with supported parameters</text:p>
      <table:table table:name="Table31" table:style-name="Table31" table:template-name="Orbiter table">
        <table:table-column table:style-name="Table31.A"/>
        <table:table-column table:style-name="Table31.B"/>
        <table:table-column table:style-name="Table31.C"/>
        <table:table-row table:style-name="Table31.1">
          <table:table-cell table:style-name="Table31.A1" office:value-type="string">
            <text:p text:style-name="P128">Item</text:p>
          </table:table-cell>
          <table:table-cell table:style-name="Table31.A1" office:value-type="string">
            <text:p text:style-name="P128">Type</text:p>
          </table:table-cell>
          <table:table-cell table:style-name="Table31.C1" office:value-type="string">
            <text:p text:style-name="P128">Description</text:p>
          </table:table-cell>
        </table:table-row>
        <table:table-row table:style-name="Table31.2">
          <table:table-cell table:style-name="Table31.A2" office:value-type="string">
            <text:p text:style-name="P63">TYPE</text:p>
          </table:table-cell>
          <table:table-cell table:style-name="Table31.A2" office:value-type="string">
            <text:p text:style-name="P60">Flag</text:p>
          </table:table-cell>
          <table:table-cell table:style-name="Table31.C2" office:value-type="string">
            <text:p text:style-name="P63">Orbit | Surface | Docking</text:p>
          </table:table-cell>
        </table:table-row>
      </table:table>
      <text:h text:style-name="Heading_20_3" text:outline-level="3">Left/right MFD blocks (optional):</text:h>
      <text:p text:style-name="P252">Left and right MFD (multifunctional display) mode and parameters. If an MFD block is missing, the corresponding MFD is switched off. Note that custom MFD modes can define their own set of parameters. If the current cockpit mode supports more than two MFD instruments, only the parameters for the first to are preserved. Format:</text:p>
      <text:p text:style-name="P180"><text:span text:style-name="Input">BEGIN_MFD [Left | Right]</text:span></text:p>
      <text:p text:style-name="P180"><text:span text:style-name="Input"><text:tab/>&lt;</text:span><text:span text:style-name="Input"><text:span text:style-name="T10">MFD parameters</text:span></text:span><text:span text:style-name="Input">&gt;</text:span></text:p>
      <text:p text:style-name="P180"><text:span text:style-name="Input">END_MFD</text:span></text:p>
      <text:p text:style-name="P252">The following parameters are supported (most of which are relevant only for specific MFD modes):</text:p>
      <table:table table:name="Table32" table:style-name="Table32" table:template-name="Orbiter table">
        <table:table-column table:style-name="Table32.A"/>
        <table:table-column table:style-name="Table32.B"/>
        <table:table-column table:style-name="Table32.C"/>
        <table:table-row table:style-name="Table32.1">
          <table:table-cell table:style-name="Table32.A1" office:value-type="string">
            <text:p text:style-name="P129">Item</text:p>
          </table:table-cell>
          <table:table-cell table:style-name="Table32.A1" office:value-type="string">
            <text:p text:style-name="P129">Type</text:p>
          </table:table-cell>
          <table:table-cell table:style-name="Table32.C1" office:value-type="string">
            <text:p text:style-name="P129">Description</text:p>
          </table:table-cell>
        </table:table-row>
        <table:table-row table:style-name="Table32.2">
          <table:table-cell table:style-name="Table32.A2" office:value-type="string">
            <text:p text:style-name="P64">TYPE</text:p>
          </table:table-cell>
          <table:table-cell table:style-name="Table32.A2" office:value-type="string">
            <text:p text:style-name="P61">Flag</text:p>
          </table:table-cell>
          <table:table-cell table:style-name="Table32.C2" office:value-type="string">
            <text:p text:style-name="P65">MFD mode: Orbit | Surface | Map | Launch | Docking | OAlign | OSync | Transfer</text:p>
          </table:table-cell>
        </table:table-row>
        <table:table-row table:style-name="Table32.2">
          <table:table-cell table:style-name="Table32.A2" office:value-type="string">
            <text:p text:style-name="P65">REF</text:p>
          </table:table-cell>
          <table:table-cell table:style-name="Table32.A2" office:value-type="string">
            <text:p text:style-name="P65">String</text:p>
          </table:table-cell>
          <table:table-cell table:style-name="Table32.C2" office:value-type="string">
            <text:p text:style-name="P65">Reference object (Orbit and Map modes only)</text:p>
          </table:table-cell>
        </table:table-row>
        <table:table-row table:style-name="Table32.2">
          <table:table-cell table:style-name="Table32.A2" office:value-type="string">
            <text:p text:style-name="P65">TARGET</text:p>
          </table:table-cell>
          <table:table-cell table:style-name="Table32.A2" office:value-type="string">
            <text:p text:style-name="P65">String</text:p>
          </table:table-cell>
          <table:table-cell table:style-name="Table32.C2" office:value-type="string">
            <text:p text:style-name="P65">Target object (Orbit, OAlign, OSync modes only)</text:p>
          </table:table-cell>
        </table:table-row>
        <table:table-row table:style-name="Table32.2">
          <table:table-cell table:style-name="Table32.A2" office:value-type="string">
            <text:p text:style-name="P65">BTARGET</text:p>
          </table:table-cell>
          <table:table-cell table:style-name="Table32.A2" office:value-type="string">
            <text:p text:style-name="P65">String</text:p>
          </table:table-cell>
          <table:table-cell table:style-name="Table32.C2" office:value-type="string">
            <text:p text:style-name="P65">Base target (Map mode only)</text:p>
          </table:table-cell>
        </table:table-row>
        <table:table-row table:style-name="Table32.2">
          <table:table-cell table:style-name="Table32.A2" office:value-type="string">
            <text:p text:style-name="P65">OTARGET</text:p>
          </table:table-cell>
          <table:table-cell table:style-name="Table32.A2" office:value-type="string">
            <text:p text:style-name="P65">String</text:p>
          </table:table-cell>
          <table:table-cell table:style-name="Table32.C2" office:value-type="string">
            <text:p text:style-name="P65">Orbit target (Map mode only)</text:p>
          </table:table-cell>
        </table:table-row>
        <table:table-row table:style-name="Table32.2">
          <table:table-cell table:style-name="Table32.A2" office:value-type="string">
            <text:p text:style-name="P65">PROJ</text:p>
          </table:table-cell>
          <table:table-cell table:style-name="Table32.A2" office:value-type="string">
            <text:p text:style-name="P65">Flag</text:p>
          </table:table-cell>
          <table:table-cell table:style-name="Table32.C2" office:value-type="string">
            <text:p text:style-name="P65">Ecliptic | Ship | Target (Orbit mode only)</text:p>
          </table:table-cell>
        </table:table-row>
        <table:table-row table:style-name="Table32.2">
          <table:table-cell table:style-name="Table32.A2" office:value-type="string">
            <text:p text:style-name="P65">MODE</text:p>
          </table:table-cell>
          <table:table-cell table:style-name="Table32.A2" office:value-type="string">
            <text:p text:style-name="P65">Flag</text:p>
          </table:table-cell>
          <table:table-cell table:style-name="Table32.C2" office:value-type="string">
            <text:p text:style-name="P65">Intersect 1 | Intersect 2 | Sh periapsis | Sh apoapsis | Tg periapsis | Tg apoapsis | Manual axis (OSync mode only)</text:p>
          </table:table-cell>
        </table:table-row>
        <table:table-row table:style-name="Table32.2">
          <table:table-cell table:style-name="Table32.A2" office:value-type="string">
            <text:p text:style-name="P65">MANUALREF</text:p>
          </table:table-cell>
          <table:table-cell table:style-name="Table32.A2" office:value-type="string">
            <text:p text:style-name="P65">Float</text:p>
          </table:table-cell>
          <table:table-cell table:style-name="Table32.C2" office:value-type="string">
            <text:p text:style-name="P65">Reference axis position [deg] (OSync mode in manual axis setting only)</text:p>
          </table:table-cell>
        </table:table-row>
        <table:table-row table:style-name="Table32.2">
          <table:table-cell table:style-name="Table32.A2" office:value-type="string">
            <text:p text:style-name="P65">LISTLEN</text:p>
          </table:table-cell>
          <table:table-cell table:style-name="Table32.A2" office:value-type="string">
            <text:p text:style-name="P65">Int</text:p>
          </table:table-cell>
          <table:table-cell table:style-name="Table32.C2" office:value-type="string">
            <text:p text:style-name="P65">Length or orbit list (OSync mode only)</text:p>
          </table:table-cell>
        </table:table-row>
      </table:table>
      <text:h text:style-name="Heading_20_3" text:outline-level="3">Ship list:</text:h>
      <text:p text:style-name="P253">A list of all spacecraft in the simulation and their state parameters. The list must contain at least one vessel referenced by the Focus block. Format:</text:p>
      <text:p text:style-name="P180"><text:span text:style-name="Input">BEGIN_SHIPS</text:span></text:p>
      <text:p text:style-name="P180"><text:span text:style-name="Input"><text:tab/>&lt;</text:span><text:span text:style-name="Input"><text:span text:style-name="T10">Ship 0</text:span></text:span><text:span text:style-name="Input">&gt;</text:span></text:p>
      <text:p text:style-name="P180"><text:span text:style-name="Input"><text:tab/>&lt;</text:span><text:span text:style-name="Input"><text:span text:style-name="T10">Ship 1</text:span></text:span><text:span text:style-name="Input">&gt;</text:span></text:p>
      <text:p text:style-name="P180"><text:span text:style-name="Input"><text:tab/>...</text:span></text:p>
      <text:p text:style-name="P180"><text:span text:style-name="Input">END_SHIPS</text:span></text:p>
      <text:p text:style-name="P253"><text:soft-page-break/>where the entry format for each ship is given by</text:p>
      <text:p text:style-name="P180"><text:span text:style-name="Input">&lt;</text:span><text:span text:style-name="Input"><text:span text:style-name="T10">Vessel name</text:span></text:span><text:span text:style-name="Input">&gt;[: &lt;</text:span><text:span text:style-name="Input"><text:span text:style-name="T10">Class name</text:span></text:span><text:span text:style-name="Input">&gt;]</text:span></text:p>
      <text:p text:style-name="P180"><text:span text:style-name="Input"><text:tab/>&lt;</text:span><text:span text:style-name="Input"><text:span text:style-name="T10">Vessel parameters</text:span></text:span><text:span text:style-name="Input">&gt;</text:span></text:p>
      <text:p text:style-name="P180"><text:span text:style-name="Input">END</text:span></text:p>
      <text:p text:style-name="P253">If both the vessel and class names are present, the vessel is created as an instance of the vessel class, and a configuration file for the vessel class, <text:span text:style-name="Input">&lt;</text:span><text:span text:style-name="Input"><text:span text:style-name="T10">Class name</text:span></text:span><text:span text:style-name="Input">&gt;.cfg</text:span> must exist. If only the vessel name is present, it is assumed to be a soliton (the only representative of its class) and the vessel class is <text:span text:style-name="T114">assumed to coincide with</text:span> its name.</text:p>
      <text:p text:style-name="P254">The following <text:span text:style-name="T115">generic </text:span>parameters are supported:</text:p>
      <table:table table:name="Table33" table:style-name="Table33" table:template-name="Orbiter table">
        <table:table-column table:style-name="Table33.A"/>
        <table:table-column table:style-name="Table33.B"/>
        <table:table-column table:style-name="Table33.C"/>
        <table:table-row table:style-name="Table33.1">
          <table:table-cell table:style-name="Table33.A1" office:value-type="string">
            <text:p text:style-name="P130">Item</text:p>
          </table:table-cell>
          <table:table-cell table:style-name="Table33.A1" office:value-type="string">
            <text:p text:style-name="P130">Type</text:p>
          </table:table-cell>
          <table:table-cell table:style-name="Table33.C1" office:value-type="string">
            <text:p text:style-name="P130">Description</text:p>
          </table:table-cell>
        </table:table-row>
        <table:table-row table:style-name="Table33.2">
          <table:table-cell table:style-name="Table33.A2" office:value-type="string">
            <text:p text:style-name="P66">STATUS</text:p>
          </table:table-cell>
          <table:table-cell table:style-name="Table33.A2" office:value-type="string">
            <text:p text:style-name="P62">Flag</text:p>
          </table:table-cell>
          <table:table-cell table:style-name="Table33.C2" office:value-type="string">
            <text:p text:style-name="P66">Landed &lt;<text:span text:style-name="T10">planet</text:span>&gt; | Orbiting &lt;<text:span text:style-name="T10">planet</text:span>&gt;</text:p>
          </table:table-cell>
        </table:table-row>
        <table:table-row table:style-name="Table33.2">
          <table:table-cell table:style-name="Table33.A2" office:value-type="string">
            <text:p text:style-name="P66">BASE</text:p>
          </table:table-cell>
          <table:table-cell table:style-name="Table33.A2" office:value-type="string">
            <text:p text:style-name="P62"/>
          </table:table-cell>
          <table:table-cell table:style-name="Table33.C2" office:value-type="string">
            <text:p text:style-name="P66">&lt;<text:span text:style-name="T10">base</text:span>&gt;:&lt;<text:span text:style-name="T10">lpad</text:span>&gt; (only for status <text:span text:style-name="T10">Landed</text:span>)</text:p>
          </table:table-cell>
        </table:table-row>
        <table:table-row table:style-name="Table33.2">
          <table:table-cell table:style-name="Table33.A2" office:value-type="string">
            <text:p text:style-name="P66">HEADING</text:p>
          </table:table-cell>
          <table:table-cell table:style-name="Table33.A2" office:value-type="string">
            <text:p text:style-name="P66">Float</text:p>
          </table:table-cell>
          <table:table-cell table:style-name="Table33.C2" office:value-type="string">
            <text:p text:style-name="P66">Orientation (only for status <text:span text:style-name="T10">Landed</text:span>)</text:p>
          </table:table-cell>
        </table:table-row>
        <table:table-row table:style-name="Table33.2">
          <table:table-cell table:style-name="Table33.A2" office:value-type="string">
            <text:p text:style-name="P66">RPOS</text:p>
          </table:table-cell>
          <table:table-cell table:style-name="Table33.A2" office:value-type="string">
            <text:p text:style-name="P66">Vec3</text:p>
          </table:table-cell>
          <table:table-cell table:style-name="Table33.C2" office:value-type="string">
            <text:p text:style-name="P66">Position relative to reference body (only for status <text:span text:style-name="T10">Orbiting</text:span>)</text:p>
          </table:table-cell>
        </table:table-row>
        <table:table-row table:style-name="Table33.2">
          <table:table-cell table:style-name="Table33.A2" office:value-type="string">
            <text:p text:style-name="P66">RVEL</text:p>
          </table:table-cell>
          <table:table-cell table:style-name="Table33.A2" office:value-type="string">
            <text:p text:style-name="P66">Vec3</text:p>
          </table:table-cell>
          <table:table-cell table:style-name="Table33.C2" office:value-type="string">
            <text:p text:style-name="P66">Velocity relative to reference body (only for status <text:span text:style-name="T10">Orbiting</text:span>)</text:p>
          </table:table-cell>
        </table:table-row>
        <table:table-row table:style-name="Table33.2">
          <table:table-cell table:style-name="Table33.A2" office:value-type="string">
            <text:p text:style-name="P66">ELEMENTS</text:p>
          </table:table-cell>
          <table:table-cell table:style-name="Table33.A2" office:value-type="string">
            <text:p text:style-name="P66">List</text:p>
          </table:table-cell>
          <table:table-cell table:style-name="Table33.C2" office:value-type="string">
            <text:p text:style-name="P66">Osculating orbital elements. This is an alternative to the state vector specification (RPOS and RVEL) for vessels with status <text:span text:style-name="T10">Orbiting</text:span>. The list contains 7 entries:</text:p>
            <text:p text:style-name="P66">semi-major axis <text:span text:style-name="T10">a</text:span> [m],</text:p>
            <text:p text:style-name="P66">eccentricity <text:span text:style-name="T10">e</text:span>,</text:p>
            <text:p text:style-name="P66">inclination <text:span text:style-name="T10">i</text:span> [deg],</text:p>
            <text:p text:style-name="P66">longitude of ascending node <text:span text:style-name="T54">Ω</text:span> [deg],</text:p>
            <text:p text:style-name="P66">longitude of periapsis <text:span text:style-name="T54">ϖ</text:span><text:span text:style-name="T48"> </text:span><text:span text:style-name="T57">[deg],</text:span></text:p>
            <text:p text:style-name="P67"><text:span text:style-name="T48">mean longitude at epoch </text:span><text:span text:style-name="T54">l</text:span><text:span text:style-name="T48"> [deg]</text:span></text:p>
            <text:p text:style-name="P67"><text:span text:style-name="T48">epoch </text:span><text:span text:style-name="T54">t</text:span><text:span text:style-name="T48"> [MJD]</text:span></text:p>
          </table:table-cell>
        </table:table-row>
        <table:table-row table:style-name="Table33.2">
          <table:table-cell table:style-name="Table33.A2" office:value-type="string">
            <text:p text:style-name="P67">AROT</text:p>
          </table:table-cell>
          <table:table-cell table:style-name="Table33.A2" office:value-type="string">
            <text:p text:style-name="P67">Vec3</text:p>
          </table:table-cell>
          <table:table-cell table:style-name="Table33.C2" office:value-type="string">
            <text:p text:style-name="P67">Orientation: rotation angles of object frame (only for status <text:span text:style-name="T10">Orbiting</text:span>)</text:p>
          </table:table-cell>
        </table:table-row>
        <table:table-row table:style-name="Table33.2">
          <table:table-cell table:style-name="Table33.A2" office:value-type="string">
            <text:p text:style-name="P67">VROT</text:p>
          </table:table-cell>
          <table:table-cell table:style-name="Table33.A2" office:value-type="string">
            <text:p text:style-name="P67">Vec3</text:p>
          </table:table-cell>
          <table:table-cell table:style-name="Table33.C2" office:value-type="string">
            <text:p text:style-name="P67">Angular velocity [deg/s] (only for status <text:span text:style-name="T10">Orbiting</text:span>)</text:p>
          </table:table-cell>
        </table:table-row>
        <table:table-row table:style-name="Table33.2">
          <table:table-cell table:style-name="Table33.A2" office:value-type="string">
            <text:p text:style-name="P67">FUEL</text:p>
          </table:table-cell>
          <table:table-cell table:style-name="Table33.A2" office:value-type="string">
            <text:p text:style-name="P67">Float</text:p>
          </table:table-cell>
          <table:table-cell table:style-name="Table33.C2" office:value-type="string">
            <text:p text:style-name="P67">Fuel level (0<text:span text:style-name="T49">–</text:span><text:span text:style-name="T58">1). This tag sets the level of all propellant resources to the same level. For individual settings use PRPLEVEL instead.</text:span></text:p>
          </table:table-cell>
        </table:table-row>
        <table:table-row table:style-name="Table33.2">
          <table:table-cell table:style-name="Table33.A2" office:value-type="string">
            <text:p text:style-name="P67">PRPLEVEL</text:p>
          </table:table-cell>
          <table:table-cell table:style-name="Table33.A2" office:value-type="string">
            <text:p text:style-name="P67">List</text:p>
          </table:table-cell>
          <table:table-cell table:style-name="Table33.C2" office:value-type="string">
            <text:p text:style-name="P67">List of propellant resource levels. Each entry is of the form &lt;<text:span text:style-name="T10">id</text:span>&gt;:&lt;<text:span text:style-name="T10">level</text:span>&gt;, where &lt;<text:span text:style-name="T10">id</text:span>&gt; is the resource identifier (Int <text:span text:style-name="T49">≥</text:span><text:span text:style-name="T58"> 0</text:span>) and &lt;<text:span text:style-name="T10">level</text:span>&gt; is the propellant resource level (Float, 0<text:span text:style-name="T49">–</text:span><text:span text:style-name="T58">1)</text:span></text:p>
          </table:table-cell>
        </table:table-row>
        <table:table-row table:style-name="Table33.2">
          <table:table-cell table:style-name="Table33.A2" office:value-type="string">
            <text:p text:style-name="P67">THLEVEL</text:p>
          </table:table-cell>
          <table:table-cell table:style-name="Table33.A2" office:value-type="string">
            <text:p text:style-name="P67">List</text:p>
          </table:table-cell>
          <table:table-cell table:style-name="Table33.C2" office:value-type="string">
            <text:p text:style-name="P67">List of thruster settings. Each entry is of the form &lt;<text:span text:style-name="T10">id</text:span>&gt;:&lt;<text:span text:style-name="T10">level</text:span>&gt;, where &lt;<text:span text:style-name="T10">id</text:span>&gt; is the thruster identifier (Int <text:span text:style-name="T49">≥</text:span><text:span text:style-name="T58"> 0) in the order of thruster definition and &lt;</text:span><text:span text:style-name="T30">level</text:span><text:span text:style-name="T58">&gt; is the thrust level (Float, 0</text:span><text:span text:style-name="T49">–</text:span><text:span text:style-name="T58">1). Thrusters with level 0 can be omitted.</text:span></text:p>
          </table:table-cell>
        </table:table-row>
        <table:table-row table:style-name="Table33.2">
          <table:table-cell table:style-name="Table33.A2" office:value-type="string">
            <text:p text:style-name="P68">DOCKINFO</text:p>
          </table:table-cell>
          <table:table-cell table:style-name="Table33.A2" office:value-type="string">
            <text:p text:style-name="P68">List</text:p>
          </table:table-cell>
          <table:table-cell table:style-name="Table33.C2" office:value-type="string">
            <text:p text:style-name="P68">Docking status list. This contains information about all docked vessels. Each entry is of the form &lt;<text:span text:style-name="T10">id</text:span>&gt;:&lt;<text:span text:style-name="T10">rid</text:span>&gt; &lt;<text:span text:style-name="T10">rvessel</text:span>&gt;, where &lt;<text:span text:style-name="T10">id</text:span>&gt; is the docking port identifier (<text:span text:style-name="T115">Int </text:span><text:span text:style-name="T53">≥</text:span><text:span text:style-name="T61"> 0</text:span><text:span text:style-name="T115">), &lt;</text:span><text:span text:style-name="T10">rid</text:span>&gt; is the docking port identifier of the docked vessel, and &lt;<text:span text:style-name="T10">rvessel</text:span>&gt; is the docked vessel. Only engaged docking ports are listed. See notes below.</text:p>
          </table:table-cell>
        </table:table-row>
      </table:table>
      <text:p text:style-name="Text_20_body">In addition to these generic parameters, individual vessel classes may define class-specific parameters.</text:p>
      <text:p text:style-name="P242">Defining docked assemblies:</text:p>
      <text:p text:style-name="P249">There are two ways to define vessels as being assembled into a superstructure by docking them together:</text:p>
      <text:list xml:id="list210702505637691" text:continue-numbering="true" text:style-name="List_20_1">
        <text:list-item>
          <text:p text:style-name="P292"><text:soft-page-break/>Place the vessels so that their docking point locations coincide (by using the appropriate RPOS, RVEL, AROT and VROT parameters for both). Orbiter will dock two vessels automatically if their docking ports are close enough.</text:p>
        </text:list-item>
        <text:list-item>
          <text:p text:style-name="P292">Define the DOCKINFO lists for both vessels so that they reference each other. Orbiter then attaches the vessels accordingly even if their position parameters are not aligned. In that case, the position of the first vessel in the superstructure list defines the position of the assembly. The position parameters of all subsequent vessels in the list are ignored.</text:p>
        </text:list-item>
      </text:list>
      <text:p text:style-name="P255">In general it is easier to set up vessel states within the simulation by using the <text:span text:style-name="Input">ScenarioEditor</text:span> plugin and writing out the resulting scenario file than manually editing the file.</text:p>
      <text:h text:style-name="P310" text:outline-level="1"><text:bookmark-start text:name="__RefHeading___Toc658_258318171"/>Keyboard function mapping<text:bookmark-end text:name="__RefHeading___Toc658_258318171"/></text:h>
      <text:p text:style-name="P255">The <text:span text:style-name="Input">keymap.cfg</text:span> file in the Orbiter root directory contains the key mapping definitions for the default Orbiter functions. Individual vessel classes and other plugins may define additional key functions.</text:p>
      <text:p text:style-name="P255"><text:span text:style-name="Input">keymap.cfg</text:span> is a text file and can be edited with any editor capable of writing plain ASCII text files. Each line contains a key definition in the format</text:p>
      <text:p text:style-name="Text_20_body_20_indent"><text:span text:style-name="Input">&lt;</text:span><text:span text:style-name="Input"><text:span text:style-name="T10">function</text:span></text:span><text:span text:style-name="Input">&gt; = &lt;</text:span><text:span text:style-name="Input"><text:span text:style-name="T10">key</text:span></text:span><text:span text:style-name="Input">&gt;</text:span></text:p>
      <text:p text:style-name="P255">where <text:span text:style-name="Input">&lt;</text:span><text:span text:style-name="Input"><text:span text:style-name="T10">function</text:span></text:span><text:span text:style-name="Input">&gt;</text:span> is one of the function identifiers listed in the table below, and <text:span text:style-name="Input">&lt;</text:span><text:span text:style-name="Input"><text:span text:style-name="T10">key</text:span></text:span><text:span text:style-name="Input">&gt;</text:span> is a key identifier, optionally followed by one or more modifier keys.</text:p>
      <text:p text:style-name="P255">For supported key identifiers, see Chapter <text:span text:style-name="T10">Keyboard key identifiers</text:span> in document <text:span text:style-name="Input">Orbitersk\doc\API_Reference.chm</text:span>. <text:span text:style-name="T116">The key identifiers in the format required by </text:span><text:span text:style-name="Input"><text:span text:style-name="T116">keymap.cfg</text:span></text:span><text:span text:style-name="T116"> are as defined in the list, minus the </text:span><text:span text:style-name="Input"><text:span text:style-name="T116">OAPI_KEY_</text:span></text:span><text:span text:style-name="T116"> prefix.</text:span></text:p>
      <text:p text:style-name="P251">Supported modifier keys are <text:span text:style-name="Input">LSHIFT</text:span>, <text:span text:style-name="Input">RSHIFT</text:span>, <text:span text:style-name="Input">LCTRL</text:span>, <text:span text:style-name="Input">RCTRL</text:span>, <text:span text:style-name="Input">CTRL</text:span>, <text:span text:style-name="Input">LALT</text:span>, <text:span text:style-name="Input">RALT</text:span>, <text:span text:style-name="Input">ALT</text:span>.</text:p>
      <text:p text:style-name="P251">Missing entries in <text:span text:style-name="Input">keymap.cfg</text:span> are substituted by their default values. To revert to the original key mapping, simply delete <text:span text:style-name="Input">keymap.cfg</text:span>. Orbiter will create a new one the next time it is run.</text:p>
      <table:table table:name="Table34" table:style-name="Table34" table:template-name="Orbiter table">
        <table:table-column table:style-name="Table34.A"/>
        <table:table-column table:style-name="Table34.B"/>
        <table:table-column table:style-name="Table34.C"/>
        <table:table-row table:style-name="Table34.1">
          <table:table-cell table:style-name="Table34.A1" office:value-type="string">
            <text:p text:style-name="P164">Function</text:p>
          </table:table-cell>
          <table:table-cell table:style-name="Table34.A1" office:value-type="string">
            <text:p text:style-name="P164">Default value</text:p>
          </table:table-cell>
          <table:table-cell table:style-name="Table34.C1" office:value-type="string">
            <text:p text:style-name="P162">Description</text:p>
          </table:table-cell>
        </table:table-row>
        <table:table-row table:style-name="Table34.2">
          <table:table-cell table:style-name="Table34.A2" office:value-type="string">
            <text:p text:style-name="P101">CockpitCamRotateLeft</text:p>
          </table:table-cell>
          <table:table-cell table:style-name="Table34.A2" office:value-type="string">
            <text:p text:style-name="P101">LEFT ALT</text:p>
          </table:table-cell>
          <table:table-cell table:style-name="Table34.C2" office:value-type="string">
            <text:p text:style-name="P101">Rotate camera left in cockpit mode</text:p>
          </table:table-cell>
        </table:table-row>
        <table:table-row table:style-name="Table34.2">
          <table:table-cell table:style-name="Table34.A2" office:value-type="string">
            <text:p text:style-name="P101">CockpitCamRotateRight</text:p>
          </table:table-cell>
          <table:table-cell table:style-name="Table34.A2" office:value-type="string">
            <text:p text:style-name="P101">RIGHT ALT</text:p>
          </table:table-cell>
          <table:table-cell table:style-name="Table34.C2" office:value-type="string">
            <text:p text:style-name="P101">Rotate camera right in cockpit mode</text:p>
          </table:table-cell>
        </table:table-row>
        <table:table-row table:style-name="Table34.2">
          <table:table-cell table:style-name="Table34.A2" office:value-type="string">
            <text:p text:style-name="P101">CockpitCamRotateUp</text:p>
          </table:table-cell>
          <table:table-cell table:style-name="Table34.A2" office:value-type="string">
            <text:p text:style-name="P101">UP ALT</text:p>
          </table:table-cell>
          <table:table-cell table:style-name="Table34.C2" office:value-type="string">
            <text:p text:style-name="P101">Rotate camera up in cockpit mode</text:p>
          </table:table-cell>
        </table:table-row>
        <table:table-row table:style-name="Table34.2">
          <table:table-cell table:style-name="Table34.A2" office:value-type="string">
            <text:p text:style-name="P101">CockpitCamRotateDown</text:p>
          </table:table-cell>
          <table:table-cell table:style-name="Table34.A2" office:value-type="string">
            <text:p text:style-name="P101">DOWN ALT</text:p>
          </table:table-cell>
          <table:table-cell table:style-name="Table34.C2" office:value-type="string">
            <text:p text:style-name="P101">Rotate camera down in cockpit mode</text:p>
          </table:table-cell>
        </table:table-row>
        <table:table-row table:style-name="Table34.2">
          <table:table-cell table:style-name="Table34.A2" office:value-type="string">
            <text:p text:style-name="P101">CockpitCamDontLean</text:p>
          </table:table-cell>
          <table:table-cell table:style-name="Table34.A2" office:value-type="string">
            <text:p text:style-name="P101">DOWN CTRL ALT</text:p>
          </table:table-cell>
          <table:table-cell table:style-name="Table34.C2" office:value-type="string">
            <text:p text:style-name="P101">Return camera to default position in VC mode</text:p>
          </table:table-cell>
        </table:table-row>
        <table:table-row table:style-name="Table34.2">
          <table:table-cell table:style-name="Table34.A2" office:value-type="string">
            <text:p text:style-name="P101">CockpitCamLeanForward</text:p>
          </table:table-cell>
          <table:table-cell table:style-name="Table34.A2" office:value-type="string">
            <text:p text:style-name="P101">UP CTRL ALT</text:p>
          </table:table-cell>
          <table:table-cell table:style-name="Table34.C2" office:value-type="string">
            <text:p text:style-name="P101">Lean forward in VC mode</text:p>
          </table:table-cell>
        </table:table-row>
        <table:table-row table:style-name="Table34.2">
          <table:table-cell table:style-name="Table34.A2" office:value-type="string">
            <text:p text:style-name="P101">CockpitCamLeanLeft</text:p>
          </table:table-cell>
          <table:table-cell table:style-name="Table34.A2" office:value-type="string">
            <text:p text:style-name="P101">LEFT CTRL ALT</text:p>
          </table:table-cell>
          <table:table-cell table:style-name="Table34.C2" office:value-type="string">
            <text:p text:style-name="P101">Lean left in VC mode</text:p>
          </table:table-cell>
        </table:table-row>
        <table:table-row table:style-name="Table34.2">
          <table:table-cell table:style-name="Table34.A2" office:value-type="string">
            <text:p text:style-name="P101">CockpitCamLeanRight</text:p>
          </table:table-cell>
          <table:table-cell table:style-name="Table34.A2" office:value-type="string">
            <text:p text:style-name="P101">RIGHT CTRL ALT</text:p>
          </table:table-cell>
          <table:table-cell table:style-name="Table34.C2" office:value-type="string">
            <text:p text:style-name="P101">Lean right in VC mode</text:p>
          </table:table-cell>
        </table:table-row>
        <table:table-row table:style-name="Table34.2">
          <table:table-cell table:style-name="Table34.A2" office:value-type="string">
            <text:p text:style-name="P101">CockpitResetCam</text:p>
          </table:table-cell>
          <table:table-cell table:style-name="Table34.A2" office:value-type="string">
            <text:p text:style-name="P101">HOME</text:p>
          </table:table-cell>
          <table:table-cell table:style-name="Table34.C2" office:value-type="string">
            <text:p text:style-name="P101">Return to default cockpit camera direction</text:p>
          </table:table-cell>
        </table:table-row>
        <table:table-row table:style-name="Table34.2">
          <table:table-cell table:style-name="Table34.A2" office:value-type="string">
            <text:p text:style-name="P101">PanelShiftLeft</text:p>
          </table:table-cell>
          <table:table-cell table:style-name="Table34.A2" office:value-type="string">
            <text:p text:style-name="P101">LEFT</text:p>
          </table:table-cell>
          <table:table-cell table:style-name="Table34.C2" office:value-type="string">
            <text:p text:style-name="P101">Scroll 2D panel left</text:p>
          </table:table-cell>
        </table:table-row>
        <table:table-row table:style-name="Table34.2">
          <table:table-cell table:style-name="Table34.A2" office:value-type="string">
            <text:p text:style-name="P101">PanelShiftRight</text:p>
          </table:table-cell>
          <table:table-cell table:style-name="Table34.A2" office:value-type="string">
            <text:p text:style-name="P101">RIGHT</text:p>
          </table:table-cell>
          <table:table-cell table:style-name="Table34.C2" office:value-type="string">
            <text:p text:style-name="P101">Scroll 2D panel right</text:p>
          </table:table-cell>
        </table:table-row>
        <table:table-row table:style-name="Table34.2">
          <table:table-cell table:style-name="Table34.A2" office:value-type="string">
            <text:p text:style-name="P101">PanelShiftUp</text:p>
          </table:table-cell>
          <table:table-cell table:style-name="Table34.A2" office:value-type="string">
            <text:p text:style-name="P101">UP</text:p>
          </table:table-cell>
          <table:table-cell table:style-name="Table34.C2" office:value-type="string">
            <text:p text:style-name="P101">Scroll 2D panel up</text:p>
          </table:table-cell>
        </table:table-row>
        <table:table-row table:style-name="Table34.2">
          <table:table-cell table:style-name="Table34.A2" office:value-type="string">
            <text:p text:style-name="P101">PanelShiftDown</text:p>
          </table:table-cell>
          <table:table-cell table:style-name="Table34.A2" office:value-type="string">
            <text:p text:style-name="P101">DOWN</text:p>
          </table:table-cell>
          <table:table-cell table:style-name="Table34.C2" office:value-type="string">
            <text:p text:style-name="P101">Scroll 2D panel down</text:p>
          </table:table-cell>
        </table:table-row>
        <table:table-row table:style-name="Table34.2">
          <table:table-cell table:style-name="Table34.A2" office:value-type="string">
            <text:p text:style-name="P102">PanelSwitchLeft</text:p>
          </table:table-cell>
          <table:table-cell table:style-name="Table34.A2" office:value-type="string">
            <text:p text:style-name="P102">LEFT CTRL</text:p>
          </table:table-cell>
          <table:table-cell table:style-name="Table34.C2" office:value-type="string">
            <text:p text:style-name="P102">Switch to left neighbour panel</text:p>
          </table:table-cell>
        </table:table-row>
        <table:table-row table:style-name="Table34.2">
          <table:table-cell table:style-name="Table34.A2" office:value-type="string">
            <text:p text:style-name="P103">PanelSwitchRight</text:p>
          </table:table-cell>
          <table:table-cell table:style-name="Table34.A2" office:value-type="string">
            <text:p text:style-name="P103">RIGHT CTRL</text:p>
          </table:table-cell>
          <table:table-cell table:style-name="Table34.C2" office:value-type="string">
            <text:p text:style-name="P103">Switch to right neighbour panel</text:p>
          </table:table-cell>
        </table:table-row>
        <table:table-row table:style-name="Table34.2">
          <table:table-cell table:style-name="Table34.A2" office:value-type="string">
            <text:p text:style-name="P103">PanelSwitchUp</text:p>
          </table:table-cell>
          <table:table-cell table:style-name="Table34.A2" office:value-type="string">
            <text:p text:style-name="P103">UP CTRL</text:p>
          </table:table-cell>
          <table:table-cell table:style-name="Table34.C2" office:value-type="string">
            <text:p text:style-name="P103">Switch to upper neighbour panel</text:p>
          </table:table-cell>
        </table:table-row>
        <table:table-row table:style-name="Table34.2">
          <table:table-cell table:style-name="Table34.A2" office:value-type="string">
            <text:p text:style-name="P103">PanelSwitchDown</text:p>
          </table:table-cell>
          <table:table-cell table:style-name="Table34.A2" office:value-type="string">
            <text:p text:style-name="P103">DOWN CTRL</text:p>
          </table:table-cell>
          <table:table-cell table:style-name="Table34.C2" office:value-type="string">
            <text:p text:style-name="P103">Switch to lower neighbour panel</text:p>
          </table:table-cell>
        </table:table-row>
        <table:table-row table:style-name="Table34.2">
          <table:table-cell table:style-name="Table34.A2" office:value-type="string">
            <text:p text:style-name="P103">TrackCamRotateLeft</text:p>
          </table:table-cell>
          <table:table-cell table:style-name="Table34.A2" office:value-type="string">
            <text:p text:style-name="P103">LEFT CTRL</text:p>
          </table:table-cell>
          <table:table-cell table:style-name="Table34.C2" office:value-type="string">
            <text:p text:style-name="P103">Rotate camera left in external track mode</text:p>
          </table:table-cell>
        </table:table-row>
        <table:table-row table:style-name="Table34.2">
          <table:table-cell table:style-name="Table34.A2" office:value-type="string">
            <text:p text:style-name="P103">TrackCamRotateRight</text:p>
          </table:table-cell>
          <table:table-cell table:style-name="Table34.A2" office:value-type="string">
            <text:p text:style-name="P103">RIGHT CTRL</text:p>
          </table:table-cell>
          <table:table-cell table:style-name="Table34.C2" office:value-type="string">
            <text:p text:style-name="P103">Rotate camera right in external track mode</text:p>
          </table:table-cell>
        </table:table-row>
        <table:table-row table:style-name="Table34.2">
          <table:table-cell table:style-name="Table34.A2" office:value-type="string">
            <text:p text:style-name="P103">TrackCamRotateUp</text:p>
          </table:table-cell>
          <table:table-cell table:style-name="Table34.A2" office:value-type="string">
            <text:p text:style-name="P103">UP CTRL</text:p>
          </table:table-cell>
          <table:table-cell table:style-name="Table34.C2" office:value-type="string">
            <text:p text:style-name="P103">Rotate camera up in external track mode</text:p>
          </table:table-cell>
        </table:table-row>
        <table:table-row table:style-name="Table34.2">
          <table:table-cell table:style-name="Table34.A2" office:value-type="string">
            <text:p text:style-name="P103">TrackCamRotateDown</text:p>
          </table:table-cell>
          <table:table-cell table:style-name="Table34.A2" office:value-type="string">
            <text:p text:style-name="P103">DOWN CTRL</text:p>
          </table:table-cell>
          <table:table-cell table:style-name="Table34.C2" office:value-type="string">
            <text:p text:style-name="P103">Rotate camera down in external track mode</text:p>
          </table:table-cell>
        </table:table-row>
        <table:table-row table:style-name="Table34.2">
          <table:table-cell table:style-name="Table34.A2" office:value-type="string">
            <text:p text:style-name="P104">TrackCamAdvance</text:p>
          </table:table-cell>
          <table:table-cell table:style-name="Table34.A2" office:value-type="string">
            <text:p text:style-name="P104">PGDOWN</text:p>
          </table:table-cell>
          <table:table-cell table:style-name="Table34.C2" office:value-type="string">
            <text:p text:style-name="P104">Move camera closer in external track mode</text:p>
          </table:table-cell>
        </table:table-row>
        <table:table-row table:style-name="Table34.2">
          <table:table-cell table:style-name="Table34.A2" office:value-type="string">
            <text:p text:style-name="P104">TrackCamRetreat</text:p>
          </table:table-cell>
          <table:table-cell table:style-name="Table34.A2" office:value-type="string">
            <text:p text:style-name="P104">PGUP</text:p>
          </table:table-cell>
          <table:table-cell table:style-name="Table34.C2" office:value-type="string">
            <text:p text:style-name="P104">Move camera away in external track mode</text:p>
          </table:table-cell>
        </table:table-row>
        <table:table-row table:style-name="Table34.2">
          <table:table-cell table:style-name="Table34.A2" office:value-type="string">
            <text:p text:style-name="P104">GroundCamTiltLeft</text:p>
          </table:table-cell>
          <table:table-cell table:style-name="Table34.A2" office:value-type="string">
            <text:p text:style-name="P104">LEFT</text:p>
          </table:table-cell>
          <table:table-cell table:style-name="Table34.C2" office:value-type="string">
            <text:p text:style-name="P104">Tilt camera left in ground observer mode</text:p>
          </table:table-cell>
        </table:table-row>
        <table:table-row table:style-name="Table34.2">
          <table:table-cell table:style-name="Table34.A2" office:value-type="string">
            <text:p text:style-name="P104">GroundCamTiltRight</text:p>
          </table:table-cell>
          <table:table-cell table:style-name="Table34.A2" office:value-type="string">
            <text:p text:style-name="P104">RIGHT</text:p>
          </table:table-cell>
          <table:table-cell table:style-name="Table34.C2" office:value-type="string">
            <text:p text:style-name="P104">Tilt camera right in ground observer mode</text:p>
          </table:table-cell>
        </table:table-row>
        <table:table-row table:style-name="Table34.2">
          <table:table-cell table:style-name="Table34.A2" office:value-type="string">
            <text:p text:style-name="P104">GroundCamTiltUp</text:p>
          </table:table-cell>
          <table:table-cell table:style-name="Table34.A2" office:value-type="string">
            <text:p text:style-name="P104">UP</text:p>
          </table:table-cell>
          <table:table-cell table:style-name="Table34.C2" office:value-type="string">
            <text:p text:style-name="P104">Tilt camera up in ground observer mode</text:p>
          </table:table-cell>
        </table:table-row>
        <table:table-row table:style-name="Table34.2">
          <table:table-cell table:style-name="Table34.A2" office:value-type="string">
            <text:p text:style-name="P104">GroundCamTiltDown</text:p>
          </table:table-cell>
          <table:table-cell table:style-name="Table34.A2" office:value-type="string">
            <text:p text:style-name="P104">DOWN</text:p>
          </table:table-cell>
          <table:table-cell table:style-name="Table34.C2" office:value-type="string">
            <text:p text:style-name="P104">Tilt camera down in ground observer mode</text:p>
          </table:table-cell>
        </table:table-row>
        <table:table-row table:style-name="Table34.2">
          <table:table-cell table:style-name="Table34.A2" office:value-type="string">
            <text:p text:style-name="P104">IncMainThrust</text:p>
          </table:table-cell>
          <table:table-cell table:style-name="Table34.A2" office:value-type="string">
            <text:p text:style-name="P104">ADD CTRL</text:p>
          </table:table-cell>
          <table:table-cell table:style-name="Table34.C2" office:value-type="string">
            <text:p text:style-name="P104">Increment main thrust level</text:p>
          </table:table-cell>
        </table:table-row>
        <table:table-row table:style-name="Table34.2">
          <table:table-cell table:style-name="Table34.A2" office:value-type="string">
            <text:p text:style-name="P104">DecMainThrust</text:p>
          </table:table-cell>
          <table:table-cell table:style-name="Table34.A2" office:value-type="string">
            <text:p text:style-name="P104">SUBTRACT CTRL</text:p>
          </table:table-cell>
          <table:table-cell table:style-name="Table34.C2" office:value-type="string">
            <text:p text:style-name="P104">Decrement main thrust level</text:p>
          </table:table-cell>
        </table:table-row>
        <table:table-row table:style-name="Table34.2">
          <table:table-cell table:style-name="Table34.A2" office:value-type="string">
            <text:p text:style-name="P104">KillMainRetroThrust</text:p>
          </table:table-cell>
          <table:table-cell table:style-name="Table34.A2" office:value-type="string">
            <text:p text:style-name="P104">MULTIPLY</text:p>
          </table:table-cell>
          <table:table-cell table:style-name="Table34.C2" office:value-type="string">
            <text:p text:style-name="P104">Kill main and retro thrusters</text:p>
          </table:table-cell>
        </table:table-row>
        <table:table-row table:style-name="Table34.2">
          <table:table-cell table:style-name="Table34.A2" office:value-type="string">
            <text:p text:style-name="P104">OverrideFullMainThrust</text:p>
          </table:table-cell>
          <table:table-cell table:style-name="Table34.A2" office:value-type="string">
            <text:p text:style-name="P104">ADD</text:p>
          </table:table-cell>
          <table:table-cell table:style-name="Table34.C2" office:value-type="string">
            <text:p text:style-name="P104">Temporarily set full main thrust</text:p>
          </table:table-cell>
        </table:table-row>
        <text:soft-page-break/>
        <table:table-row table:style-name="Table34.2">
          <table:table-cell table:style-name="Table34.A2" office:value-type="string">
            <text:p text:style-name="P104">OverrideFullRetroThrust</text:p>
          </table:table-cell>
          <table:table-cell table:style-name="Table34.A2" office:value-type="string">
            <text:p text:style-name="P104">SUBTRACT</text:p>
          </table:table-cell>
          <table:table-cell table:style-name="Table34.C2" office:value-type="string">
            <text:p text:style-name="P104">Temporarily set full retro thrust</text:p>
          </table:table-cell>
        </table:table-row>
        <table:table-row table:style-name="Table34.2">
          <table:table-cell table:style-name="Table34.A2" office:value-type="string">
            <text:p text:style-name="P104">IncHoverThrust</text:p>
          </table:table-cell>
          <table:table-cell table:style-name="Table34.A2" office:value-type="string">
            <text:p text:style-name="P104">NUMPAD0</text:p>
          </table:table-cell>
          <table:table-cell table:style-name="Table34.C2" office:value-type="string">
            <text:p text:style-name="P104">Increment hover thrust level</text:p>
          </table:table-cell>
        </table:table-row>
        <table:table-row table:style-name="Table34.2">
          <table:table-cell table:style-name="Table34.A2" office:value-type="string">
            <text:p text:style-name="P104">DecHoverThrust</text:p>
          </table:table-cell>
          <table:table-cell table:style-name="Table34.A2" office:value-type="string">
            <text:p text:style-name="P104">DECIMAL</text:p>
          </table:table-cell>
          <table:table-cell table:style-name="Table34.C2" office:value-type="string">
            <text:p text:style-name="P104">Decrement hover thrust level</text:p>
          </table:table-cell>
        </table:table-row>
        <table:table-row table:style-name="Table34.2">
          <table:table-cell table:style-name="Table34.A2" office:value-type="string">
            <text:p text:style-name="P105">RCSEnable</text:p>
          </table:table-cell>
          <table:table-cell table:style-name="Table34.A2" office:value-type="string">
            <text:p text:style-name="P105">DIV CTRL</text:p>
          </table:table-cell>
          <table:table-cell table:style-name="Table34.C2" office:value-type="string">
            <text:p text:style-name="P105">Enable/disable RCS</text:p>
          </table:table-cell>
        </table:table-row>
        <table:table-row table:style-name="Table34.2">
          <table:table-cell table:style-name="Table34.A2" office:value-type="string">
            <text:p text:style-name="P105">RCSMode</text:p>
          </table:table-cell>
          <table:table-cell table:style-name="Table34.A2" office:value-type="string">
            <text:p text:style-name="P105">DIVIDE</text:p>
          </table:table-cell>
          <table:table-cell table:style-name="Table34.C2" office:value-type="string">
            <text:p text:style-name="P105">Rotational/translational RCS mode</text:p>
          </table:table-cell>
        </table:table-row>
        <table:table-row table:style-name="Table34.2">
          <table:table-cell table:style-name="Table34.A2" office:value-type="string">
            <text:p text:style-name="P105">RCSPitchUp</text:p>
          </table:table-cell>
          <table:table-cell table:style-name="Table34.A2" office:value-type="string">
            <text:p text:style-name="P105">NUMPAD2</text:p>
          </table:table-cell>
          <table:table-cell table:style-name="Table34.C2" office:value-type="string">
            <text:p text:style-name="P105">RCS pitch up</text:p>
          </table:table-cell>
        </table:table-row>
        <table:table-row table:style-name="Table34.2">
          <table:table-cell table:style-name="Table34.A2" office:value-type="string">
            <text:p text:style-name="P105">RCSPitchDown</text:p>
          </table:table-cell>
          <table:table-cell table:style-name="Table34.A2" office:value-type="string">
            <text:p text:style-name="P105">NUMPAD8</text:p>
          </table:table-cell>
          <table:table-cell table:style-name="Table34.C2" office:value-type="string">
            <text:p text:style-name="P105">RCS pitch down</text:p>
          </table:table-cell>
        </table:table-row>
        <table:table-row table:style-name="Table34.2">
          <table:table-cell table:style-name="Table34.A2" office:value-type="string">
            <text:p text:style-name="P105">RCSYawLeft</text:p>
          </table:table-cell>
          <table:table-cell table:style-name="Table34.A2" office:value-type="string">
            <text:p text:style-name="P105">NUMPAD1</text:p>
          </table:table-cell>
          <table:table-cell table:style-name="Table34.C2" office:value-type="string">
            <text:p text:style-name="P105">RCS yaw left</text:p>
          </table:table-cell>
        </table:table-row>
        <table:table-row table:style-name="Table34.2">
          <table:table-cell table:style-name="Table34.A2" office:value-type="string">
            <text:p text:style-name="P105">RCSYawRight</text:p>
          </table:table-cell>
          <table:table-cell table:style-name="Table34.A2" office:value-type="string">
            <text:p text:style-name="P105">NUMPAD3</text:p>
          </table:table-cell>
          <table:table-cell table:style-name="Table34.C2" office:value-type="string">
            <text:p text:style-name="P105">RCS yaw right</text:p>
          </table:table-cell>
        </table:table-row>
        <table:table-row table:style-name="Table34.2">
          <table:table-cell table:style-name="Table34.A2" office:value-type="string">
            <text:p text:style-name="P105">RCSBankLeft</text:p>
          </table:table-cell>
          <table:table-cell table:style-name="Table34.A2" office:value-type="string">
            <text:p text:style-name="P105">NUMPAD4</text:p>
          </table:table-cell>
          <table:table-cell table:style-name="Table34.C2" office:value-type="string">
            <text:p text:style-name="P105">RCS bank left</text:p>
          </table:table-cell>
        </table:table-row>
        <table:table-row table:style-name="Table34.2">
          <table:table-cell table:style-name="Table34.A2" office:value-type="string">
            <text:p text:style-name="P105">RCSBankRight</text:p>
          </table:table-cell>
          <table:table-cell table:style-name="Table34.A2" office:value-type="string">
            <text:p text:style-name="P105">NUMPAD6</text:p>
          </table:table-cell>
          <table:table-cell table:style-name="Table34.C2" office:value-type="string">
            <text:p text:style-name="P105">RCS bank right</text:p>
          </table:table-cell>
        </table:table-row>
        <table:table-row table:style-name="Table34.2">
          <table:table-cell table:style-name="Table34.A2" office:value-type="string">
            <text:p text:style-name="P105">RCSUp</text:p>
          </table:table-cell>
          <table:table-cell table:style-name="Table34.A2" office:value-type="string">
            <text:p text:style-name="P105">NUMPAD2</text:p>
          </table:table-cell>
          <table:table-cell table:style-name="Table34.C2" office:value-type="string">
            <text:p text:style-name="P105">RCS translate up</text:p>
          </table:table-cell>
        </table:table-row>
        <table:table-row table:style-name="Table34.2">
          <table:table-cell table:style-name="Table34.A2" office:value-type="string">
            <text:p text:style-name="P105">RCSDown</text:p>
          </table:table-cell>
          <table:table-cell table:style-name="Table34.A2" office:value-type="string">
            <text:p text:style-name="P105">NUMPAD8</text:p>
          </table:table-cell>
          <table:table-cell table:style-name="Table34.C2" office:value-type="string">
            <text:p text:style-name="P105">RCS translate down</text:p>
          </table:table-cell>
        </table:table-row>
        <table:table-row table:style-name="Table34.2">
          <table:table-cell table:style-name="Table34.A2" office:value-type="string">
            <text:p text:style-name="P105">RCSLeft</text:p>
          </table:table-cell>
          <table:table-cell table:style-name="Table34.A2" office:value-type="string">
            <text:p text:style-name="P105">NUMPAD1</text:p>
          </table:table-cell>
          <table:table-cell table:style-name="Table34.C2" office:value-type="string">
            <text:p text:style-name="P105">RCS translate left</text:p>
          </table:table-cell>
        </table:table-row>
        <table:table-row table:style-name="Table34.2">
          <table:table-cell table:style-name="Table34.A2" office:value-type="string">
            <text:p text:style-name="P105">RCSRight</text:p>
          </table:table-cell>
          <table:table-cell table:style-name="Table34.A2" office:value-type="string">
            <text:p text:style-name="P105">NUMPAD3</text:p>
          </table:table-cell>
          <table:table-cell table:style-name="Table34.C2" office:value-type="string">
            <text:p text:style-name="P105">RCS translate right</text:p>
          </table:table-cell>
        </table:table-row>
        <table:table-row table:style-name="Table34.2">
          <table:table-cell table:style-name="Table34.A2" office:value-type="string">
            <text:p text:style-name="P105">RCSForward</text:p>
          </table:table-cell>
          <table:table-cell table:style-name="Table34.A2" office:value-type="string">
            <text:p text:style-name="P105">NUMPAD6</text:p>
          </table:table-cell>
          <table:table-cell table:style-name="Table34.C2" office:value-type="string">
            <text:p text:style-name="P105">RCS translate forward</text:p>
          </table:table-cell>
        </table:table-row>
        <table:table-row table:style-name="Table34.2">
          <table:table-cell table:style-name="Table34.A2" office:value-type="string">
            <text:p text:style-name="P105">RCSBack</text:p>
          </table:table-cell>
          <table:table-cell table:style-name="Table34.A2" office:value-type="string">
            <text:p text:style-name="P105">NUMPAD9</text:p>
          </table:table-cell>
          <table:table-cell table:style-name="Table34.C2" office:value-type="string">
            <text:p text:style-name="P105">RCS translate backward</text:p>
          </table:table-cell>
        </table:table-row>
        <table:table-row table:style-name="Table34.2">
          <table:table-cell table:style-name="Table34.A2" office:value-type="string">
            <text:p text:style-name="P106">LPRCSPitchUp</text:p>
          </table:table-cell>
          <table:table-cell table:style-name="Table34.A2" office:value-type="string">
            <text:p text:style-name="P106">NUMPAD2 CTRL</text:p>
          </table:table-cell>
          <table:table-cell table:style-name="Table34.C2" office:value-type="string">
            <text:p text:style-name="P106">low power RCS pitch up</text:p>
          </table:table-cell>
        </table:table-row>
        <table:table-row table:style-name="Table34.2">
          <table:table-cell table:style-name="Table34.A2" office:value-type="string">
            <text:p text:style-name="P106">LPRCSPitchDown</text:p>
          </table:table-cell>
          <table:table-cell table:style-name="Table34.A2" office:value-type="string">
            <text:p text:style-name="P106">NUMPAD8 CTRL</text:p>
          </table:table-cell>
          <table:table-cell table:style-name="Table34.C2" office:value-type="string">
            <text:p text:style-name="P106">low power RCS pitch down</text:p>
          </table:table-cell>
        </table:table-row>
        <table:table-row table:style-name="Table34.2">
          <table:table-cell table:style-name="Table34.A2" office:value-type="string">
            <text:p text:style-name="P106">LPRCSYawLeft</text:p>
          </table:table-cell>
          <table:table-cell table:style-name="Table34.A2" office:value-type="string">
            <text:p text:style-name="P106">NUMPAD1 CTRL</text:p>
          </table:table-cell>
          <table:table-cell table:style-name="Table34.C2" office:value-type="string">
            <text:p text:style-name="P106">low power RCS yaw left</text:p>
          </table:table-cell>
        </table:table-row>
        <table:table-row table:style-name="Table34.2">
          <table:table-cell table:style-name="Table34.A2" office:value-type="string">
            <text:p text:style-name="P106">LPRCSYawRight</text:p>
          </table:table-cell>
          <table:table-cell table:style-name="Table34.A2" office:value-type="string">
            <text:p text:style-name="P106">NUMPAD3 CTRL</text:p>
          </table:table-cell>
          <table:table-cell table:style-name="Table34.C2" office:value-type="string">
            <text:p text:style-name="P106">low power RCS yaw right</text:p>
          </table:table-cell>
        </table:table-row>
        <table:table-row table:style-name="Table34.2">
          <table:table-cell table:style-name="Table34.A2" office:value-type="string">
            <text:p text:style-name="P106">LPRCSBankLeft</text:p>
          </table:table-cell>
          <table:table-cell table:style-name="Table34.A2" office:value-type="string">
            <text:p text:style-name="P106">NUMPAD4 CTRL</text:p>
          </table:table-cell>
          <table:table-cell table:style-name="Table34.C2" office:value-type="string">
            <text:p text:style-name="P106">low power RCS bank left</text:p>
          </table:table-cell>
        </table:table-row>
        <table:table-row table:style-name="Table34.2">
          <table:table-cell table:style-name="Table34.A2" office:value-type="string">
            <text:p text:style-name="P106">LPRCSBankRight</text:p>
          </table:table-cell>
          <table:table-cell table:style-name="Table34.A2" office:value-type="string">
            <text:p text:style-name="P106">NUMPAD6 CTRL</text:p>
          </table:table-cell>
          <table:table-cell table:style-name="Table34.C2" office:value-type="string">
            <text:p text:style-name="P106">low power RCS bank right</text:p>
          </table:table-cell>
        </table:table-row>
        <table:table-row table:style-name="Table34.2">
          <table:table-cell table:style-name="Table34.A2" office:value-type="string">
            <text:p text:style-name="P107">LPRCSUp</text:p>
          </table:table-cell>
          <table:table-cell table:style-name="Table34.A2" office:value-type="string">
            <text:p text:style-name="P107">NUMPAD2 CTRL</text:p>
          </table:table-cell>
          <table:table-cell table:style-name="Table34.C2" office:value-type="string">
            <text:p text:style-name="P107">low power RCS translate up</text:p>
          </table:table-cell>
        </table:table-row>
        <table:table-row table:style-name="Table34.2">
          <table:table-cell table:style-name="Table34.A2" office:value-type="string">
            <text:p text:style-name="P107">LPRCSDown</text:p>
          </table:table-cell>
          <table:table-cell table:style-name="Table34.A2" office:value-type="string">
            <text:p text:style-name="P107">NUMPAD8 CTRL</text:p>
          </table:table-cell>
          <table:table-cell table:style-name="Table34.C2" office:value-type="string">
            <text:p text:style-name="P107">low power RCS translate down</text:p>
          </table:table-cell>
        </table:table-row>
        <table:table-row table:style-name="Table34.2">
          <table:table-cell table:style-name="Table34.A2" office:value-type="string">
            <text:p text:style-name="P107">LPRCSLeft</text:p>
          </table:table-cell>
          <table:table-cell table:style-name="Table34.A2" office:value-type="string">
            <text:p text:style-name="P107">NUMPAD1 CTRL</text:p>
          </table:table-cell>
          <table:table-cell table:style-name="Table34.C2" office:value-type="string">
            <text:p text:style-name="P107">low power RCS translate left</text:p>
          </table:table-cell>
        </table:table-row>
        <table:table-row table:style-name="Table34.2">
          <table:table-cell table:style-name="Table34.A2" office:value-type="string">
            <text:p text:style-name="P107">LPRCSRight</text:p>
          </table:table-cell>
          <table:table-cell table:style-name="Table34.A2" office:value-type="string">
            <text:p text:style-name="P107">NUMPAD3 CTRL</text:p>
          </table:table-cell>
          <table:table-cell table:style-name="Table34.C2" office:value-type="string">
            <text:p text:style-name="P107">low power RCS translate right</text:p>
          </table:table-cell>
        </table:table-row>
        <table:table-row table:style-name="Table34.2">
          <table:table-cell table:style-name="Table34.A2" office:value-type="string">
            <text:p text:style-name="P107">LPRCSForward</text:p>
          </table:table-cell>
          <table:table-cell table:style-name="Table34.A2" office:value-type="string">
            <text:p text:style-name="P107">NUMPAD6 CTRL</text:p>
          </table:table-cell>
          <table:table-cell table:style-name="Table34.C2" office:value-type="string">
            <text:p text:style-name="P107">low power RCS translate forward</text:p>
          </table:table-cell>
        </table:table-row>
        <table:table-row table:style-name="Table34.2">
          <table:table-cell table:style-name="Table34.A2" office:value-type="string">
            <text:p text:style-name="P107">LPRCSBack</text:p>
          </table:table-cell>
          <table:table-cell table:style-name="Table34.A2" office:value-type="string">
            <text:p text:style-name="P107">NUMPAD9 CTRL</text:p>
          </table:table-cell>
          <table:table-cell table:style-name="Table34.C2" office:value-type="string">
            <text:p text:style-name="P107">low power RCS translate backward</text:p>
          </table:table-cell>
        </table:table-row>
        <table:table-row table:style-name="Table34.2">
          <table:table-cell table:style-name="Table34.A2" office:value-type="string">
            <text:p text:style-name="P108">NMHoldAltitude</text:p>
          </table:table-cell>
          <table:table-cell table:style-name="Table34.A2" office:value-type="string">
            <text:p text:style-name="P108">A</text:p>
          </table:table-cell>
          <table:table-cell table:style-name="Table34.C2" office:value-type="string">
            <text:p text:style-name="P108">navmode hold altitude</text:p>
          </table:table-cell>
        </table:table-row>
        <table:table-row table:style-name="Table34.2">
          <table:table-cell table:style-name="Table34.A2" office:value-type="string">
            <text:p text:style-name="P108">NMHLevel</text:p>
          </table:table-cell>
          <table:table-cell table:style-name="Table34.A2" office:value-type="string">
            <text:p text:style-name="P108">L</text:p>
          </table:table-cell>
          <table:table-cell table:style-name="Table34.C2" office:value-type="string">
            <text:p text:style-name="P108">navmode wings level</text:p>
          </table:table-cell>
        </table:table-row>
        <table:table-row table:style-name="Table34.2">
          <table:table-cell table:style-name="Table34.A2" office:value-type="string">
            <text:p text:style-name="P108">NMPrograde</text:p>
          </table:table-cell>
          <table:table-cell table:style-name="Table34.A2" office:value-type="string">
            <text:p text:style-name="P108">LBRACKET</text:p>
          </table:table-cell>
          <table:table-cell table:style-name="Table34.C2" office:value-type="string">
            <text:p text:style-name="P108">navmode prograde</text:p>
          </table:table-cell>
        </table:table-row>
        <table:table-row table:style-name="Table34.2">
          <table:table-cell table:style-name="Table34.A2" office:value-type="string">
            <text:p text:style-name="P108">NMRetrograde</text:p>
          </table:table-cell>
          <table:table-cell table:style-name="Table34.A2" office:value-type="string">
            <text:p text:style-name="P108">RBRACKET</text:p>
          </table:table-cell>
          <table:table-cell table:style-name="Table34.C2" office:value-type="string">
            <text:p text:style-name="P108">navmode retrograde</text:p>
          </table:table-cell>
        </table:table-row>
        <table:table-row table:style-name="Table34.2">
          <table:table-cell table:style-name="Table34.A2" office:value-type="string">
            <text:p text:style-name="P108">NMNormal</text:p>
          </table:table-cell>
          <table:table-cell table:style-name="Table34.A2" office:value-type="string">
            <text:p text:style-name="P108">SEMICOLON</text:p>
          </table:table-cell>
          <table:table-cell table:style-name="Table34.C2" office:value-type="string">
            <text:p text:style-name="P108">navmode orbit-normal</text:p>
          </table:table-cell>
        </table:table-row>
        <table:table-row table:style-name="Table34.2">
          <table:table-cell table:style-name="Table34.A2" office:value-type="string">
            <text:p text:style-name="P108">NMAntinormal</text:p>
          </table:table-cell>
          <table:table-cell table:style-name="Table34.A2" office:value-type="string">
            <text:p text:style-name="P108">APOSTROPHE</text:p>
          </table:table-cell>
          <table:table-cell table:style-name="Table34.C2" office:value-type="string">
            <text:p text:style-name="P108">navmode orbit-antinormal</text:p>
          </table:table-cell>
        </table:table-row>
        <table:table-row table:style-name="Table34.2">
          <table:table-cell table:style-name="Table34.A2" office:value-type="string">
            <text:p text:style-name="P108">NMKillrot</text:p>
          </table:table-cell>
          <table:table-cell table:style-name="Table34.A2" office:value-type="string">
            <text:p text:style-name="P108">NUMPAD5</text:p>
          </table:table-cell>
          <table:table-cell table:style-name="Table34.C2" office:value-type="string">
            <text:p text:style-name="P108">navmode kill rotation</text:p>
          </table:table-cell>
        </table:table-row>
        <table:table-row table:style-name="Table34.2">
          <table:table-cell table:style-name="Table34.A2" office:value-type="string">
            <text:p text:style-name="P109">Undock</text:p>
          </table:table-cell>
          <table:table-cell table:style-name="Table34.A2" office:value-type="string">
            <text:p text:style-name="P109">D <text:span text:style-name="T117">CTRL</text:span></text:p>
          </table:table-cell>
          <table:table-cell table:style-name="Table34.C2" office:value-type="string">
            <text:p text:style-name="P109">disengage main docking port</text:p>
          </table:table-cell>
        </table:table-row>
        <table:table-row table:style-name="Table34.2">
          <table:table-cell table:style-name="Table34.A2" office:value-type="string">
            <text:p text:style-name="P109">IncElevatorTrim</text:p>
          </table:table-cell>
          <table:table-cell table:style-name="Table34.A2" office:value-type="string">
            <text:p text:style-name="P109">DELETE</text:p>
          </table:table-cell>
          <table:table-cell table:style-name="Table34.C2" office:value-type="string">
            <text:p text:style-name="P109">Increment elevator trim setting</text:p>
          </table:table-cell>
        </table:table-row>
        <table:table-row table:style-name="Table34.2">
          <table:table-cell table:style-name="Table34.A2" office:value-type="string">
            <text:p text:style-name="P109">DecElevatorTrim</text:p>
          </table:table-cell>
          <table:table-cell table:style-name="Table34.A2" office:value-type="string">
            <text:p text:style-name="P109">INSERT</text:p>
          </table:table-cell>
          <table:table-cell table:style-name="Table34.C2" office:value-type="string">
            <text:p text:style-name="P109">Decrement elevator trim setting</text:p>
          </table:table-cell>
        </table:table-row>
        <table:table-row table:style-name="Table34.2">
          <table:table-cell table:style-name="Table34.A2" office:value-type="string">
            <text:p text:style-name="P109">WheelbrakeLeft</text:p>
          </table:table-cell>
          <table:table-cell table:style-name="Table34.A2" office:value-type="string">
            <text:p text:style-name="P109">COMMA</text:p>
          </table:table-cell>
          <table:table-cell table:style-name="Table34.C2" office:value-type="string">
            <text:p text:style-name="P109">Apply wheel brake at left main gear</text:p>
          </table:table-cell>
        </table:table-row>
        <table:table-row table:style-name="Table34.2">
          <table:table-cell table:style-name="Table34.A2" office:value-type="string">
            <text:p text:style-name="P109">WheelbrakeRight</text:p>
          </table:table-cell>
          <table:table-cell table:style-name="Table34.A2" office:value-type="string">
            <text:p text:style-name="P109">PERIOD</text:p>
          </table:table-cell>
          <table:table-cell table:style-name="Table34.C2" office:value-type="string">
            <text:p text:style-name="P109">Apply wheel brake at right main gear</text:p>
          </table:table-cell>
        </table:table-row>
        <table:table-row table:style-name="Table34.2">
          <table:table-cell table:style-name="Table34.A2" office:value-type="string">
            <text:p text:style-name="P109">HUD</text:p>
          </table:table-cell>
          <table:table-cell table:style-name="Table34.A2" office:value-type="string">
            <text:p text:style-name="P109">H CTRL</text:p>
          </table:table-cell>
          <table:table-cell table:style-name="Table34.C2" office:value-type="string">
            <text:p text:style-name="P109">Switch HUD on/off</text:p>
          </table:table-cell>
        </table:table-row>
        <table:table-row table:style-name="Table34.2">
          <table:table-cell table:style-name="Table34.A2" office:value-type="string">
            <text:p text:style-name="P109">HUDMode</text:p>
          </table:table-cell>
          <table:table-cell table:style-name="Table34.A2" office:value-type="string">
            <text:p text:style-name="P109">H</text:p>
          </table:table-cell>
          <table:table-cell table:style-name="Table34.C2" office:value-type="string">
            <text:p text:style-name="P109">Cycle to next HUD mode</text:p>
          </table:table-cell>
        </table:table-row>
        <table:table-row table:style-name="Table34.2">
          <table:table-cell table:style-name="Table34.A2" office:value-type="string">
            <text:p text:style-name="P109">HUDReference</text:p>
          </table:table-cell>
          <table:table-cell table:style-name="Table34.A2" office:value-type="string">
            <text:p text:style-name="P109">R CTRL</text:p>
          </table:table-cell>
          <table:table-cell table:style-name="Table34.C2" office:value-type="string">
            <text:p text:style-name="P109">Select HUD reference body</text:p>
          </table:table-cell>
        </table:table-row>
        <table:table-row table:style-name="Table34.2">
          <table:table-cell table:style-name="Table34.A2" office:value-type="string">
            <text:p text:style-name="P109">HUDTarget</text:p>
          </table:table-cell>
          <table:table-cell table:style-name="Table34.A2" office:value-type="string">
            <text:p text:style-name="P109">R CTRL ALT</text:p>
          </table:table-cell>
          <table:table-cell table:style-name="Table34.C2" office:value-type="string">
            <text:p text:style-name="P109">Select HUD target object</text:p>
          </table:table-cell>
        </table:table-row>
        <table:table-row table:style-name="Table34.2">
          <table:table-cell table:style-name="Table34.A2" office:value-type="string">
            <text:p text:style-name="P109">HUDColour</text:p>
          </table:table-cell>
          <table:table-cell table:style-name="Table34.A2" office:value-type="string">
            <text:p text:style-name="P109">H ALT</text:p>
          </table:table-cell>
          <table:table-cell table:style-name="Table34.C2" office:value-type="string">
            <text:p text:style-name="P109">Cycle to next HUD colour</text:p>
          </table:table-cell>
        </table:table-row>
        <table:table-row table:style-name="Table34.2">
          <table:table-cell table:style-name="Table34.A2" office:value-type="string">
            <text:p text:style-name="P109">IncSimSpeed</text:p>
          </table:table-cell>
          <table:table-cell table:style-name="Table34.A2" office:value-type="string">
            <text:p text:style-name="P109">T</text:p>
          </table:table-cell>
          <table:table-cell table:style-name="Table34.C2" office:value-type="string">
            <text:p text:style-name="P109">Increment simulation speed <text:span text:style-name="T48">×</text:span>10</text:p>
          </table:table-cell>
        </table:table-row>
        <table:table-row table:style-name="Table34.2">
          <table:table-cell table:style-name="Table34.A2" office:value-type="string">
            <text:p text:style-name="P109">DecSimSpeed</text:p>
          </table:table-cell>
          <table:table-cell table:style-name="Table34.A2" office:value-type="string">
            <text:p text:style-name="P109">R</text:p>
          </table:table-cell>
          <table:table-cell table:style-name="Table34.C2" office:value-type="string">
            <text:p text:style-name="P109">Decrement simulation speed /10</text:p>
          </table:table-cell>
        </table:table-row>
        <table:table-row table:style-name="Table34.2">
          <table:table-cell table:style-name="Table34.A2" office:value-type="string">
            <text:p text:style-name="P109">IncFOV</text:p>
          </table:table-cell>
          <table:table-cell table:style-name="Table34.A2" office:value-type="string">
            <text:p text:style-name="P109">X</text:p>
          </table:table-cell>
          <table:table-cell table:style-name="Table34.C2" office:value-type="string">
            <text:p text:style-name="P109">Zoom camera out</text:p>
          </table:table-cell>
        </table:table-row>
        <table:table-row table:style-name="Table34.2">
          <table:table-cell table:style-name="Table34.A2" office:value-type="string">
            <text:p text:style-name="P110">DecFOV</text:p>
          </table:table-cell>
          <table:table-cell table:style-name="Table34.A2" office:value-type="string">
            <text:p text:style-name="P110">Z</text:p>
          </table:table-cell>
          <table:table-cell table:style-name="Table34.C2" office:value-type="string">
            <text:p text:style-name="P110">Zoom camera in</text:p>
          </table:table-cell>
        </table:table-row>
        <text:soft-page-break/>
        <table:table-row table:style-name="Table34.2">
          <table:table-cell table:style-name="Table34.A2" office:value-type="string">
            <text:p text:style-name="P110">StepIncFOV</text:p>
          </table:table-cell>
          <table:table-cell table:style-name="Table34.A2" office:value-type="string">
            <text:p text:style-name="P110">X CTRL</text:p>
          </table:table-cell>
          <table:table-cell table:style-name="Table34.C2" office:value-type="string">
            <text:p text:style-name="P110">Zoom camera out to next 10<text:span text:style-name="T48">°</text:span> step</text:p>
          </table:table-cell>
        </table:table-row>
        <table:table-row table:style-name="Table34.2">
          <table:table-cell table:style-name="Table34.A2" office:value-type="string">
            <text:p text:style-name="P110">StepDecFOV</text:p>
          </table:table-cell>
          <table:table-cell table:style-name="Table34.A2" office:value-type="string">
            <text:p text:style-name="P110">Z CTRL</text:p>
          </table:table-cell>
          <table:table-cell table:style-name="Table34.C2" office:value-type="string">
            <text:p text:style-name="P110">Zoom camera in to next 10<text:span text:style-name="T48">°</text:span> step</text:p>
          </table:table-cell>
        </table:table-row>
        <table:table-row table:style-name="Table34.2">
          <table:table-cell table:style-name="Table34.A2" office:value-type="string">
            <text:p text:style-name="P111">MainMenu</text:p>
          </table:table-cell>
          <table:table-cell table:style-name="Table34.A2" office:value-type="string">
            <text:p text:style-name="P111">F4</text:p>
          </table:table-cell>
          <table:table-cell table:style-name="Table34.C2" office:value-type="string">
            <text:p text:style-name="P111">Show/hide main menu</text:p>
          </table:table-cell>
        </table:table-row>
        <table:table-row table:style-name="Table34.2">
          <table:table-cell table:style-name="Table34.A2" office:value-type="string">
            <text:p text:style-name="P111">DlgHelp</text:p>
          </table:table-cell>
          <table:table-cell table:style-name="Table34.A2" office:value-type="string">
            <text:p text:style-name="P111">F1 ALT</text:p>
          </table:table-cell>
          <table:table-cell table:style-name="Table34.C2" office:value-type="string">
            <text:p text:style-name="P111">Open help window</text:p>
          </table:table-cell>
        </table:table-row>
        <table:table-row table:style-name="Table34.2">
          <table:table-cell table:style-name="Table34.A2" office:value-type="string">
            <text:p text:style-name="P111">DlgCamera</text:p>
          </table:table-cell>
          <table:table-cell table:style-name="Table34.A2" office:value-type="string">
            <text:p text:style-name="P111">F1 CTRL</text:p>
          </table:table-cell>
          <table:table-cell table:style-name="Table34.C2" office:value-type="string">
            <text:p text:style-name="P111">Open camera dialog</text:p>
          </table:table-cell>
        </table:table-row>
        <table:table-row table:style-name="Table34.2">
          <table:table-cell table:style-name="Table34.A2" office:value-type="string">
            <text:p text:style-name="P111">DlgSimSpeed</text:p>
          </table:table-cell>
          <table:table-cell table:style-name="Table34.A2" office:value-type="string">
            <text:p text:style-name="P111">F2 CTRL</text:p>
          </table:table-cell>
          <table:table-cell table:style-name="Table34.C2" office:value-type="string">
            <text:p text:style-name="P111">Open time acceleration dialog</text:p>
          </table:table-cell>
        </table:table-row>
        <table:table-row table:style-name="Table34.2">
          <table:table-cell table:style-name="Table34.A2" office:value-type="string">
            <text:p text:style-name="P111">DlgCustomCmd</text:p>
          </table:table-cell>
          <table:table-cell table:style-name="Table34.A2" office:value-type="string">
            <text:p text:style-name="P111">F4 CTRL</text:p>
          </table:table-cell>
          <table:table-cell table:style-name="Table34.C2" office:value-type="string">
            <text:p text:style-name="P111">Open custom function dialog</text:p>
          </table:table-cell>
        </table:table-row>
        <table:table-row table:style-name="Table34.2">
          <table:table-cell table:style-name="Table34.A2" office:value-type="string">
            <text:p text:style-name="P111">DlgVisualHelpers</text:p>
          </table:table-cell>
          <table:table-cell table:style-name="Table34.A2" office:value-type="string">
            <text:p text:style-name="P111">F9 CTRL</text:p>
          </table:table-cell>
          <table:table-cell table:style-name="Table34.C2" office:value-type="string">
            <text:p text:style-name="P111">Open visual helpers dialog</text:p>
          </table:table-cell>
        </table:table-row>
        <table:table-row table:style-name="Table34.2">
          <table:table-cell table:style-name="Table34.A2" office:value-type="string">
            <text:p text:style-name="P111">DlgRecorder</text:p>
          </table:table-cell>
          <table:table-cell table:style-name="Table34.A2" office:value-type="string">
            <text:p text:style-name="P111">F5 CTRL</text:p>
          </table:table-cell>
          <table:table-cell table:style-name="Table34.C2" office:value-type="string">
            <text:p text:style-name="P111">Open record/playback control dialog</text:p>
          </table:table-cell>
        </table:table-row>
        <table:table-row table:style-name="Table34.2">
          <table:table-cell table:style-name="Table34.A2" office:value-type="string">
            <text:p text:style-name="P111">DlgInfo</text:p>
          </table:table-cell>
          <table:table-cell table:style-name="Table34.A2" office:value-type="string">
            <text:p text:style-name="P111">I CTRL</text:p>
          </table:table-cell>
          <table:table-cell table:style-name="Table34.C2" office:value-type="string">
            <text:p text:style-name="P111">Open object info window</text:p>
          </table:table-cell>
        </table:table-row>
        <table:table-row table:style-name="Table34.2">
          <table:table-cell table:style-name="Table34.A2" office:value-type="string">
            <text:p text:style-name="P111">DlgMap</text:p>
          </table:table-cell>
          <table:table-cell table:style-name="Table34.A2" office:value-type="string">
            <text:p text:style-name="P111">M CTRL</text:p>
          </table:table-cell>
          <table:table-cell table:style-name="Table34.C2" office:value-type="string">
            <text:p text:style-name="P111">Open map window</text:p>
          </table:table-cell>
        </table:table-row>
        <table:table-row table:style-name="Table34.2">
          <table:table-cell table:style-name="Table34.A2" office:value-type="string">
            <text:p text:style-name="P111">DlgSelectVessel</text:p>
          </table:table-cell>
          <table:table-cell table:style-name="Table34.A2" office:value-type="string">
            <text:p text:style-name="P111">F3</text:p>
          </table:table-cell>
          <table:table-cell table:style-name="Table34.C2" office:value-type="string">
            <text:p text:style-name="P111">Open vessel selection dialog</text:p>
          </table:table-cell>
        </table:table-row>
        <table:table-row table:style-name="Table34.2">
          <table:table-cell table:style-name="Table34.A2" office:value-type="string">
            <text:p text:style-name="P111">SelectPrevVessel</text:p>
          </table:table-cell>
          <table:table-cell table:style-name="Table34.A2" office:value-type="string">
            <text:p text:style-name="P111">F3 CTRL</text:p>
          </table:table-cell>
          <table:table-cell table:style-name="Table34.C2" office:value-type="string">
            <text:p text:style-name="P111">Switch to previous focus vessel</text:p>
          </table:table-cell>
        </table:table-row>
        <table:table-row table:style-name="Table34.2">
          <table:table-cell table:style-name="Table34.A2" office:value-type="string">
            <text:p text:style-name="P111">ToggleCamInternal</text:p>
          </table:table-cell>
          <table:table-cell table:style-name="Table34.A2" office:value-type="string">
            <text:p text:style-name="P111">F1</text:p>
          </table:table-cell>
          <table:table-cell table:style-name="Table34.C2" office:value-type="string">
            <text:p text:style-name="P111">Switch cockpit/external view</text:p>
          </table:table-cell>
        </table:table-row>
        <table:table-row table:style-name="Table34.2">
          <table:table-cell table:style-name="Table34.A2" office:value-type="string">
            <text:p text:style-name="P111">ToggleTrackMode</text:p>
          </table:table-cell>
          <table:table-cell table:style-name="Table34.A2" office:value-type="string">
            <text:p text:style-name="P111">F2</text:p>
          </table:table-cell>
          <table:table-cell table:style-name="Table34.C2" office:value-type="string">
            <text:p text:style-name="P111">Cycle to next external track mode</text:p>
          </table:table-cell>
        </table:table-row>
        <table:table-row table:style-name="Table34.2">
          <table:table-cell table:style-name="Table34.A2" office:value-type="string">
            <text:p text:style-name="P111">TogglePanelMode</text:p>
          </table:table-cell>
          <table:table-cell table:style-name="Table34.A2" office:value-type="string">
            <text:p text:style-name="P111">F8</text:p>
          </table:table-cell>
          <table:table-cell table:style-name="Table34.C2" office:value-type="string">
            <text:p text:style-name="P111">Cycle to next cockpit mode</text:p>
          </table:table-cell>
        </table:table-row>
        <table:table-row table:style-name="Table34.2">
          <table:table-cell table:style-name="Table34.A2" office:value-type="string">
            <text:p text:style-name="P111">TogglePlanetarium</text:p>
          </table:table-cell>
          <table:table-cell table:style-name="Table34.A2" office:value-type="string">
            <text:p text:style-name="P111">F9</text:p>
          </table:table-cell>
          <table:table-cell table:style-name="Table34.C2" office:value-type="string">
            <text:p text:style-name="P111">Switch planetarium mode on/off</text:p>
          </table:table-cell>
        </table:table-row>
        <table:table-row table:style-name="Table34.2">
          <table:table-cell table:style-name="Table34.A2" office:value-type="string">
            <text:p text:style-name="P112">ToggleRecPlay</text:p>
          </table:table-cell>
          <table:table-cell table:style-name="Table34.A2" office:value-type="string">
            <text:p text:style-name="P112">C CTRL</text:p>
          </table:table-cell>
          <table:table-cell table:style-name="Table34.C2" office:value-type="string">
            <text:p text:style-name="P112">Switch recorder/playback of/off</text:p>
          </table:table-cell>
        </table:table-row>
        <table:table-row table:style-name="Table34.2">
          <table:table-cell table:style-name="Table34.A2" office:value-type="string">
            <text:p text:style-name="P112">Pause</text:p>
          </table:table-cell>
          <table:table-cell table:style-name="Table34.A2" office:value-type="string">
            <text:p text:style-name="P112">P CTRL</text:p>
          </table:table-cell>
          <table:table-cell table:style-name="Table34.C2" office:value-type="string">
            <text:p text:style-name="P112">Pause/resume simulation</text:p>
          </table:table-cell>
        </table:table-row>
        <table:table-row table:style-name="Table34.2">
          <table:table-cell table:style-name="Table34.A2" office:value-type="string">
            <text:p text:style-name="P112">Quicksave</text:p>
          </table:table-cell>
          <table:table-cell table:style-name="Table34.A2" office:value-type="string">
            <text:p text:style-name="P112">S CTRL</text:p>
          </table:table-cell>
          <table:table-cell table:style-name="Table34.C2" office:value-type="string">
            <text:p text:style-name="P112">Save current simulation state</text:p>
          </table:table-cell>
        </table:table-row>
        <table:table-row table:style-name="Table34.2">
          <table:table-cell table:style-name="Table34.A2" office:value-type="string">
            <text:p text:style-name="P113">DlgCapture</text:p>
          </table:table-cell>
          <table:table-cell table:style-name="Table34.A2" office:value-type="string">
            <text:p text:style-name="P113">SYSRQ CTRL</text:p>
          </table:table-cell>
          <table:table-cell table:style-name="Table34.C2" office:value-type="string">
            <text:p text:style-name="P113">Open screen capture control dialog</text:p>
          </table:table-cell>
        </table:table-row>
        <table:table-row table:style-name="Table34.2">
          <table:table-cell table:style-name="Table34.A2" office:value-type="string">
            <text:p text:style-name="P112">Quit</text:p>
          </table:table-cell>
          <table:table-cell table:style-name="Table34.A2" office:value-type="string">
            <text:p text:style-name="P112">Q CTRL</text:p>
          </table:table-cell>
          <table:table-cell table:style-name="Table34.C2" office:value-type="string">
            <text:p text:style-name="P112">Quit simulation session</text:p>
          </table:table-cell>
        </table:table-row>
      </table:table>
      <text:p text:style-name="P250"/>
      <text:h text:style-name="P311" text:outline-level="1"><text:bookmark-start text:name="__RefNumPara__9283_4036069629"/><text:bookmark-start text:name="__RefHeading___Toc698_258318171"/>Mesh files<text:bookmark-end text:name="__RefNumPara__9283_4036069629"/><text:bookmark-end text:name="__RefHeading___Toc698_258318171"/></text:h>
      <text:p text:style-name="P259">Orbiter uses a custom mesh file format. Mesh files are ASCII text files, and are by default located in the <text:span text:style-name="Input">.\Meshes</text:span> subdirectory, unless the <text:span text:style-name="Input">MeshDir</text:span> entry in the main configuration file points to a different location (see Chapter <text:bookmark-ref text:reference-format="chapter" text:ref-name="__RefNumPara__7960_1726314528">2.1</text:bookmark-ref>). Some objects (e.g. Vessel classes) may place their meshes into their own subdirectory below <text:span text:style-name="Input">.\Meshes</text:span> to keep them grouped together.</text:p>
      <text:p text:style-name="P259">Vertex coordinates are defined in the object’s local coordinate system. Remember that Orbiter uses a left-handed coordinate system, where +x = right axis, +y = up axis, +z = forward axis. To conform with Orbiter’s default vessel orientation conventions, vessel meshes should be aligned so that the main thrust direction points to the positive z-direction, the positive x-axis points right, and the positive y-axis points up. </text:p>
      <text:p text:style-name="P259">Vertex coordinate values are in units of meters [m].</text:p>
      <text:p text:style-name="P259">The mesh file format is given by</text:p>
      <text:p text:style-name="P261"><text:span text:style-name="Input">MSHX1<text:tab/>header</text:span></text:p>
      <text:p text:style-name="P261"><text:span text:style-name="Input">GROUPS &lt;</text:span><text:span text:style-name="Input"><text:span text:style-name="T10">n</text:span></text:span><text:span text:style-name="Input">&gt;<text:tab/>&lt;</text:span><text:span text:style-name="Input"><text:span text:style-name="T10">n</text:span></text:span><text:span text:style-name="Input">&gt;: number of mesh groups</text:span></text:p>
      <text:p text:style-name="P261"><text:span text:style-name="Input">&lt;</text:span><text:span text:style-name="Input"><text:span text:style-name="T10">group </text:span></text:span><text:span text:style-name="Input"><text:span text:style-name="T26">1</text:span></text:span><text:span text:style-name="Input">&gt;<text:tab/>group spec </text:span><text:span text:style-name="Input"><text:span text:style-name="T118">1</text:span></text:span></text:p>
      <text:p text:style-name="P261"><text:span text:style-name="Input">&lt;</text:span><text:span text:style-name="Input"><text:span text:style-name="T10">group </text:span></text:span><text:span text:style-name="Input"><text:span text:style-name="T26">2</text:span></text:span><text:span text:style-name="Input">&gt;<text:tab/>group spec </text:span><text:span text:style-name="Input"><text:span text:style-name="T118">2</text:span></text:span></text:p>
      <text:p text:style-name="P261"><text:span text:style-name="Input">. . .</text:span></text:p>
      <text:p text:style-name="P261"><text:span text:style-name="Input">&lt;</text:span><text:span text:style-name="Input"><text:span text:style-name="T10">group n</text:span></text:span><text:span text:style-name="Input">&gt;<text:tab/>group spec </text:span><text:span text:style-name="Input"><text:span text:style-name="T10">n</text:span></text:span></text:p>
      <text:p text:style-name="P261"><text:span text:style-name="Input">MATERIALS &lt;</text:span><text:span text:style-name="Input"><text:span text:style-name="T10">m</text:span></text:span><text:span text:style-name="Input">&gt;<text:tab/>&lt;</text:span><text:span text:style-name="Input"><text:span text:style-name="T10">m</text:span></text:span><text:span text:style-name="Input">&gt;: number of material definitions</text:span></text:p>
      <text:p text:style-name="P261"><text:span text:style-name="Input">&lt;</text:span><text:span text:style-name="Input"><text:span text:style-name="T10">mtrl-name </text:span></text:span><text:span text:style-name="Input"><text:span text:style-name="T26">1</text:span></text:span><text:span text:style-name="Input">&gt;<text:tab/>material name </text:span><text:span text:style-name="Input"><text:span text:style-name="T118">1</text:span></text:span></text:p>
      <text:p text:style-name="P261"><text:span text:style-name="Input">&lt;</text:span><text:span text:style-name="Input"><text:span text:style-name="T10">mtrl-name </text:span></text:span><text:span text:style-name="Input"><text:span text:style-name="T26">2</text:span></text:span><text:span text:style-name="Input">&gt;<text:tab/>material name </text:span><text:span text:style-name="Input"><text:span text:style-name="T118">2</text:span></text:span></text:p>
      <text:p text:style-name="P261"><text:span text:style-name="Input">. . .</text:span></text:p>
      <text:p text:style-name="P261"><text:span text:style-name="Input">&lt;</text:span><text:span text:style-name="Input"><text:span text:style-name="T10">mtrl-name m</text:span></text:span><text:span text:style-name="Input">&gt;<text:tab/>material name </text:span><text:span text:style-name="Input"><text:span text:style-name="T10">m</text:span></text:span></text:p>
      <text:p text:style-name="P261"><text:span text:style-name="Input"><text:span text:style-name="T45">&lt;</text:span></text:span><text:span text:style-name="Input"><text:span text:style-name="T28">material </text:span></text:span><text:span text:style-name="Input"><text:span text:style-name="T29">1</text:span></text:span><text:span text:style-name="Input"><text:span text:style-name="T46">&gt;<text:tab/>material definition </text:span></text:span><text:span text:style-name="Input"><text:span text:style-name="T47">1</text:span></text:span></text:p>
      <text:p text:style-name="P261"><text:span text:style-name="Input">&lt;</text:span><text:span text:style-name="Input"><text:span text:style-name="T10">material </text:span></text:span><text:span text:style-name="Input"><text:span text:style-name="T26">2</text:span></text:span><text:span text:style-name="Input">&gt;<text:tab/>material definition </text:span><text:span text:style-name="Input"><text:span text:style-name="T118">2</text:span></text:span></text:p>
      <text:p text:style-name="P261"><text:span text:style-name="Input">. . .</text:span></text:p>
      <text:p text:style-name="P261"><text:span text:style-name="Input"><text:span text:style-name="T46">&lt;</text:span></text:span><text:span text:style-name="Input"><text:span text:style-name="T28">material m</text:span></text:span><text:span text:style-name="Input"><text:span text:style-name="T45">&gt;<text:tab/></text:span></text:span><text:span text:style-name="Input"><text:span text:style-name="T46">material definition </text:span></text:span><text:span text:style-name="Input"><text:span text:style-name="T28">m</text:span></text:span></text:p>
      <text:p text:style-name="P261"><text:span text:style-name="Input">TEXTURES &lt;</text:span><text:span text:style-name="Input"><text:span text:style-name="T10">t</text:span></text:span><text:span text:style-name="Input">&gt;<text:tab/>&lt;</text:span><text:span text:style-name="Input"><text:span text:style-name="T10">t</text:span></text:span><text:span text:style-name="Input">&gt;: number of texture definitions</text:span></text:p>
      <text:p text:style-name="P261"><text:span text:style-name="Input"><text:span text:style-name="T45">&lt;</text:span></text:span><text:span text:style-name="Input"><text:span text:style-name="T28">tex-name </text:span></text:span><text:span text:style-name="Input"><text:span text:style-name="T29">1</text:span></text:span><text:span text:style-name="Input"><text:span text:style-name="T46">&gt;<text:tab/>texture name </text:span></text:span><text:span text:style-name="Input"><text:span text:style-name="T47">1</text:span></text:span></text:p>
      <text:p text:style-name="P261"><text:span text:style-name="Input">&lt;</text:span><text:span text:style-name="Input"><text:span text:style-name="T10">tex-name </text:span></text:span><text:span text:style-name="Input"><text:span text:style-name="T26">2</text:span></text:span><text:span text:style-name="Input">&gt;<text:tab/>texture name </text:span><text:span text:style-name="Input"><text:span text:style-name="T118">2</text:span></text:span></text:p>
      <text:p text:style-name="P261"><text:span text:style-name="Input"><text:span text:style-name="T46">&lt;</text:span></text:span><text:span text:style-name="Input"><text:span text:style-name="T28">tex-name t</text:span></text:span><text:span text:style-name="Input"><text:span text:style-name="T46">&gt;<text:tab/>texture name </text:span></text:span><text:span text:style-name="Input"><text:span text:style-name="T28">t</text:span></text:span></text:p>
      <text:p text:style-name="P256">The rest of this chapter contains details about the components of the mesh file format.</text:p>
      <text:h text:style-name="Heading_20_2" text:outline-level="2"><text:bookmark-start text:name="__RefHeading___Toc9927_2620853575"/>Mesh groups<text:bookmark-end text:name="__RefHeading___Toc9927_2620853575"/></text:h>
      <text:p text:style-name="P260">Meshes are subdivided into mesh groups. Each mesh group has one material and one texture map associated with it. <text:span text:style-name="T119">If you want different parts of the objects to have different material properties, the mesh must be split into groups accordingly. Mesh groups act</text:span> as a rigid sub-unit<text:span text:style-name="T119">s</text:span> within the mesh for the purposes of mesh animation.</text:p>
      <text:h text:style-name="Heading_20_3" text:outline-level="3">Group specs</text:h>
      <text:p text:style-name="P260">A mesh group specification <text:span text:style-name="T119">inside the mesh file </text:span>has the following format:</text:p>
      <text:p text:style-name="P261"><text:span text:style-name="Input">[LABEL &lt;</text:span><text:span text:style-name="Input"><text:span text:style-name="T10">label</text:span></text:span><text:span text:style-name="Input">&gt;]<text:tab/>group label, optional</text:span></text:p>
      <text:p text:style-name="P261"><text:span text:style-name="Input">[MATERIAL &lt;</text:span><text:span text:style-name="Input"><text:span text:style-name="T10">i</text:span></text:span><text:span text:style-name="Input">&gt;]<text:tab/>material index, optional</text:span></text:p>
      <text:p text:style-name="P261"><text:span text:style-name="Input">[TEXTURE &lt;</text:span><text:span text:style-name="Input"><text:span text:style-name="T10">j</text:span></text:span><text:span text:style-name="Input">&gt;]<text:tab/>texture index, optional</text:span></text:p>
      <text:p text:style-name="P261"><text:span text:style-name="Input">[TEXWRAP &lt;</text:span><text:span text:style-name="Input"><text:span text:style-name="T10">wrap</text:span></text:span><text:span text:style-name="Input">&gt;]<text:tab/>texture wrap mode: &lt;</text:span><text:span text:style-name="Input"><text:span text:style-name="T10">wrap</text:span></text:span><text:span text:style-name="Input">&gt; = U or V or UV, optional</text:span></text:p>
      <text:p text:style-name="P261"><text:span text:style-name="Input">[NONORMAL]<text:tab/>“no normals” flag, see below, optional</text:span></text:p>
      <text:p text:style-name="P261"><text:span text:style-name="Input">[FLAG &lt;</text:span><text:span text:style-name="Input"><text:span text:style-name="T10">f</text:span></text:span><text:span text:style-name="Input">&gt;]<text:tab/>multi-purpose bit flags, see below, optional</text:span></text:p>
      <text:p text:style-name="P261"><text:span text:style-name="Input">GEOM &lt;</text:span><text:span text:style-name="Input"><text:span text:style-name="T10">nv</text:span></text:span><text:span text:style-name="Input">&gt; &lt;</text:span><text:span text:style-name="Input"><text:span text:style-name="T10">nt</text:span></text:span><text:span text:style-name="Input">&gt;<text:tab/>&lt;</text:span><text:span text:style-name="Input"><text:span text:style-name="T10">nv</text:span></text:span><text:span text:style-name="Input">&gt;: vertex count, &lt;</text:span><text:span text:style-name="Input"><text:span text:style-name="T10">nt</text:span></text:span><text:span text:style-name="Input">&gt; triangle count</text:span></text:p>
      <text:p text:style-name="P261"><text:span text:style-name="Input">&lt;</text:span><text:span text:style-name="Input"><text:span text:style-name="T10">vtx 0</text:span></text:span><text:span text:style-name="Input">&gt;<text:tab/>vertex spec 0</text:span></text:p>
      <text:p text:style-name="P261"><text:soft-page-break/><text:span text:style-name="Input">&lt;</text:span><text:span text:style-name="Input"><text:span text:style-name="T10">vtx 1</text:span></text:span><text:span text:style-name="Input">&gt;<text:tab/>vertex spec 1</text:span></text:p>
      <text:p text:style-name="P261"><text:span text:style-name="Input">. . .</text:span></text:p>
      <text:p text:style-name="P261"><text:span text:style-name="Input">&lt;</text:span><text:span text:style-name="Input"><text:span text:style-name="T10">vtx nv</text:span></text:span><text:span text:style-name="Input"><text:span text:style-name="T27">−</text:span></text:span><text:span text:style-name="Input"><text:span text:style-name="T30">1</text:span></text:span><text:span text:style-name="Input"><text:span text:style-name="T58">&gt;<text:tab/>vertex spec <text:s/></text:span></text:span><text:span text:style-name="Input"><text:span text:style-name="T30">nv</text:span></text:span><text:span text:style-name="Input"><text:span text:style-name="T45">−</text:span></text:span><text:span text:style-name="Input"><text:span text:style-name="T58">1</text:span></text:span></text:p>
      <text:p text:style-name="P261"><text:span text:style-name="Input">&lt;</text:span><text:span text:style-name="Input"><text:span text:style-name="T10">tri 0</text:span></text:span><text:span text:style-name="Input">&gt;<text:tab/>triangle spec 0</text:span></text:p>
      <text:p text:style-name="P261"><text:span text:style-name="Input">&lt;</text:span><text:span text:style-name="Input"><text:span text:style-name="T10">tri 1</text:span></text:span><text:span text:style-name="Input">&gt;<text:tab/>triangle spec 1</text:span></text:p>
      <text:p text:style-name="P261"><text:span text:style-name="Input"><text:span text:style-name="T58">&lt;</text:span></text:span><text:span text:style-name="Input"><text:span text:style-name="T30">tri nt</text:span></text:span><text:span text:style-name="Input"><text:span text:style-name="T27">−1</text:span></text:span><text:span text:style-name="Input"><text:span text:style-name="T45">&gt;<text:tab/>triangle spec <text:s/></text:span></text:span><text:span text:style-name="Input"><text:span text:style-name="T30">nt</text:span></text:span><text:span text:style-name="Input"><text:span text:style-name="T45">−1</text:span></text:span></text:p>
      <text:p text:style-name="P9">Group components:</text:p>
      <text:list xml:id="list210701001654472" text:continue-numbering="true" text:style-name="List_20_1">
        <text:list-item>
          <text:p text:style-name="P293">A group <text:span text:style-name="T119">can be assigned an optional label (tag </text:span><text:span text:style-name="Input"><text:span text:style-name="T119">LABEL</text:span></text:span><text:span text:style-name="T119">) to make it easier to address from within the vessel module code </text:span>(e.g. for coding an animation sequence). <text:span text:style-name="T119">The label must be a single word without white space. A separate tool (</text:span><text:span text:style-name="Input"><text:span text:style-name="T119">.\Orbitersdk\Utils\meshc.exe</text:span></text:span><text:span text:style-name="T119">) can be used to scan a mesh file and write out a C++ header file containing the group labels and their integer indices. This header file can then be included in the vessel module code. Make sure to re-run meshc whenever the mesh group structure changes, to keep the associations up to date.</text:span></text:p>
        </text:list-item>
        <text:list-item>
          <text:p text:style-name="P294">A material index can be used to assign a material to the group. Indices <text:span text:style-name="T44">≥</text:span><text:span text:style-name="T36"> 1 assign a material from the mesh material list. Index 0 refers to the default material (white, diffuse and opaque). If the group doesn’t specify a material index, it inherits the previous group’s material. If the first mesh group does not specify a material index, index 0 is implied.</text:span></text:p>
        </text:list-item>
        <text:list-item>
          <text:p text:style-name="P295"><text:span text:style-name="T36">A texture index can be used to assign a texture map to the group. Indices </text:span><text:span text:style-name="T44">≥</text:span><text:span text:style-name="T36"> 1 assign a texture from the mesh texture list. Index 0 indicates “no texture”. If the group doesn’t specify a texture index, it inherits the previous group’s texture. If the first mesh group does not specify a texture index, index 0 is implied.</text:span></text:p>
        </text:list-item>
        <text:list-item>
          <text:p text:style-name="P296"><text:span text:style-name="T36">The optional </text:span><text:span text:style-name="Input"><text:span text:style-name="T58">TEXWRAP</text:span></text:span><text:span text:style-name="T36"> flag defines how textures wrap around the object. “</text:span><text:span text:style-name="Input"><text:span text:style-name="T58">U</text:span></text:span><text:span text:style-name="T36">” causes textures to wrap in the u-coordinate direction in texel space, “</text:span><text:span text:style-name="Input"><text:span text:style-name="T58">V</text:span></text:span><text:span text:style-name="T36">” wraps in v-coordinate direction, and “</text:span><text:span text:style-name="Input"><text:span text:style-name="T58">UV</text:span></text:span><text:span text:style-name="T36">” wraps in both directions. Default is no wrapping.</text:span></text:p>
        </text:list-item>
        <text:list-item>
          <text:p text:style-name="P296"><text:span text:style-name="T36">The optional </text:span><text:span text:style-name="Input"><text:span text:style-name="T58">NONORMAL</text:span></text:span><text:span text:style-name="T36"> flag indicates that vertex definitions in this group don’t contain normal information, meaning that the first two numbers after the vertex coordinate (x,y,z) triplet are interpreted as texture coordinate (u,v) pair.</text:span></text:p>
        </text:list-item>
        <text:list-item>
          <text:p text:style-name="P297">The optional FLAG tag allows to specify a user-defined 32-bit flag whose interpretation is context-dependent. Below is a list of bit settings currently recognised by Orbiter:</text:p>
        </text:list-item>
      </text:list>
      <table:table table:name="Table35" table:style-name="Table35" table:template-name="Orbiter table">
        <table:table-column table:style-name="Table35.A"/>
        <table:table-column table:style-name="Table35.B"/>
        <table:table-column table:style-name="Table35.C"/>
        <table:table-row table:style-name="Table35.1">
          <table:table-cell table:style-name="Table35.A1" office:value-type="string">
            <text:p text:style-name="P139">Mesh type</text:p>
          </table:table-cell>
          <table:table-cell table:style-name="Table35.A1" office:value-type="string">
            <text:p text:style-name="P139">Flag</text:p>
          </table:table-cell>
          <table:table-cell table:style-name="Table35.C1" office:value-type="string">
            <text:p text:style-name="P139">Interpretation</text:p>
          </table:table-cell>
        </table:table-row>
        <table:table-row table:style-name="Table35.2">
          <table:table-cell table:style-name="Table35.A2" office:value-type="string">
            <text:p text:style-name="P69">Vessel</text:p>
          </table:table-cell>
          <table:table-cell table:style-name="Table35.A2" office:value-type="string">
            <text:p text:style-name="P69">0x00000001</text:p>
          </table:table-cell>
          <table:table-cell table:style-name="Table35.C2" office:value-type="string">
            <text:p text:style-name="P69">Do not use this group to render ground shadows</text:p>
          </table:table-cell>
        </table:table-row>
        <table:table-row table:style-name="Table35.2">
          <table:table-cell table:style-name="Table35.A2" office:value-type="string">
            <text:p text:style-name="P69">Vessel</text:p>
          </table:table-cell>
          <table:table-cell table:style-name="Table35.A2" office:value-type="string">
            <text:p text:style-name="P69">0x00000002</text:p>
          </table:table-cell>
          <table:table-cell table:style-name="Table35.C2" office:value-type="string">
            <text:p text:style-name="P69">Do not render this group</text:p>
          </table:table-cell>
        </table:table-row>
        <table:table-row table:style-name="Table35.2">
          <table:table-cell table:style-name="Table35.A2" office:value-type="string">
            <text:p text:style-name="P69">Vessel</text:p>
          </table:table-cell>
          <table:table-cell table:style-name="Table35.A2" office:value-type="string">
            <text:p text:style-name="P69">0x00000004</text:p>
          </table:table-cell>
          <table:table-cell table:style-name="Table35.C2" office:value-type="string">
            <text:p text:style-name="P69">Do not apply lighting when rendering this group</text:p>
          </table:table-cell>
        </table:table-row>
        <table:table-row table:style-name="Table35.2">
          <table:table-cell table:style-name="Table35.A2" office:value-type="string">
            <text:p text:style-name="P69">Vessel</text:p>
          </table:table-cell>
          <table:table-cell table:style-name="Table35.A2" office:value-type="string">
            <text:p text:style-name="P69">0x00000008</text:p>
          </table:table-cell>
          <table:table-cell table:style-name="Table35.C2" office:value-type="string">
            <text:p text:style-name="P69">Texture blending directive: additive with background</text:p>
          </table:table-cell>
        </table:table-row>
      </table:table>
      <text:list xml:id="list210702306263878" text:continue-numbering="true" text:style-name="List_20_1">
        <text:list-item>
          <text:p text:style-name="P274">The GEOM specification heads the vertex and triangle list for the mesh group. It specifies the lengths of both lists.</text:p>
        </text:list-item>
        <text:list-item>
          <text:p text:style-name="P274">A <text:span text:style-name="T120">vertex list (see below)</text:span></text:p>
        </text:list-item>
        <text:list-item>
          <text:p text:style-name="P298">A triangle list (see below)</text:p>
        </text:list-item>
      </text:list>
      <text:h text:style-name="Heading_20_3" text:outline-level="3">Vertex list</text:h>
      <text:p text:style-name="P262">Each group contains a vertex list, defining the positions, and optionally normal directions and texture coordinates of the vertices in the group.</text:p>
      <text:p text:style-name="P262">Each line in the list defines a vertex and contains up to 8 floating point numbers (separated by spaces:</text:p>
      <text:p text:style-name="Text_20_body_20_indent"><text:span text:style-name="Input">&lt;</text:span><text:span text:style-name="Input"><text:span text:style-name="T10">x</text:span></text:span><text:span text:style-name="Input">&gt; &lt;</text:span><text:span text:style-name="Input"><text:span text:style-name="T10">y</text:span></text:span><text:span text:style-name="Input">&gt; &lt;</text:span><text:span text:style-name="Input"><text:span text:style-name="T10">z</text:span></text:span><text:span text:style-name="Input">&gt; [&lt;</text:span><text:span text:style-name="Input"><text:span text:style-name="T10">nx</text:span></text:span><text:span text:style-name="Input">&gt; &lt;</text:span><text:span text:style-name="Input"><text:span text:style-name="T10">ny</text:span></text:span><text:span text:style-name="Input">&gt; &lt;</text:span><text:span text:style-name="Input"><text:span text:style-name="T10">nz</text:span></text:span><text:span text:style-name="Input">&gt;] [&lt;</text:span><text:span text:style-name="Input"><text:span text:style-name="T10">tu</text:span></text:span><text:span text:style-name="Input">&gt; &lt;</text:span><text:span text:style-name="Input"><text:span text:style-name="T10">tv</text:span></text:span><text:span text:style-name="Input">&gt;]</text:span></text:p>
      <text:list xml:id="list210701122480388" text:continue-numbering="true" text:style-name="List_20_1">
        <text:list-item>
          <text:p text:style-name="P299"><text:soft-page-break/>The first 3 numbers contain the Cartesian vertex coordinates (<text:span text:style-name="T10">x</text:span>, <text:span text:style-name="T10">y</text:span>, <text:span text:style-name="T10">z</text:span>) in the object’s local frame of reference. Units are meters [m].</text:p>
        </text:list-item>
        <text:list-item>
          <text:p text:style-name="P299">The next 3 numbers (if present) contain the surface normal direction at the vertex location (<text:span text:style-name="T10">nx</text:span>, <text:span text:style-name="T10">ny</text:span>, <text:span text:style-name="T10">nz</text:span>), unless the group has the <text:span text:style-name="Input">NONORMAL</text:span> flag set. Orbiter needs the normal direction for lighting calculations. If no normal specification is available (or if the <text:span text:style-name="Input">NONORMAL</text:span> flag is present), Orbiter guesses the normal direction as the average of the normals of the adjacent triangles. This works well for smooth surfaces, but should be avoided for surfaces that contain sharp edges. Vertices located on edges require two vertex entries with different normals, referenced by the appropriate triangles. Normal definitions should be normalised: sqrt(<text:span text:style-name="T10">nx</text:span><text:span text:style-name="T39">2</text:span> + <text:span text:style-name="T10">ny</text:span><text:span text:style-name="T39">2</text:span> + <text:span text:style-name="T10">nz</text:span><text:span text:style-name="T39">2</text:span>) = 1.</text:p>
        </text:list-item>
        <text:list-item>
          <text:p text:style-name="P300">The next 2 numbers (if present) contain the vertex texture coordinates (<text:span text:style-name="T10">u</text:span>, <text:span text:style-name="T10">v</text:span>). Texture coordinates are only required if the group uses a texture (has texture index <text:span text:style-name="T44">≥</text:span><text:span text:style-name="T36"> 1). Texture coordinates define how a rectangular 2D texture is mapped onto the object surface. Texture coordinate (0, 0) refers to the lower left corner of the texture, (1, 1) refers to the upper right corner. Coordinates &gt; 1 and &lt; 0 are allowed and cause textures to repeat periodically.</text:span></text:p>
        </text:list-item>
      </text:list>
      <text:h text:style-name="Heading_20_3" text:outline-level="3">Triangle list</text:h>
      <text:p text:style-name="P263">The group’s triangle list follows immediately below the vertex list. It defines the triangles which compose the group’s polygonal (piecewise flat) surface.</text:p>
      <text:list xml:id="list210701801727133" text:continue-numbering="true" text:style-name="List_20_1">
        <text:list-item>
          <text:p text:style-name="P300">Each line in the list defines a triangle and consists of 3 integer numbers (<text:span text:style-name="T10">i</text:span>, <text:span text:style-name="T10">j</text:span>, <text:span text:style-name="T10">k</text:span>). Each is an index referencing a vertex in the vertex list (starting from 0).</text:p>
        </text:list-item>
        <text:list-item>
          <text:p text:style-name="P300">Only the “clockwise” (CW) side of the triangle is rendered: the side which, when looked at, has the vertices arranged in a clockwise order. The opposite, “counterclockwise” (CCW) side is invisible.</text:p>
        </text:list-item>
        <text:list-item>
          <text:p text:style-name="P300">If both sides of the triangle must be rendered (e.g. if representing part of a thin plate), two triangles must be defined, one for each side.</text:p>
        </text:list-item>
        <text:list-item>
          <text:p text:style-name="P300">To flip the rendered side of a triangle (e.g. to correct for “inside out” artefacts), the vertex index order must be rearranged: (<text:span text:style-name="T10">i</text:span>, <text:span text:style-name="T10">j</text:span>, <text:span text:style-name="T10">k</text:span>) <text:span text:style-name="T44">→</text:span> (<text:span text:style-name="T10">i</text:span>, <text:span text:style-name="T10">k</text:span>, <text:span text:style-name="T10">j</text:span>).</text:p>
        </text:list-item>
      </text:list>
      <text:h text:style-name="Heading_20_2" text:outline-level="2"><text:bookmark-start text:name="__RefHeading___Toc10766_59209700"/>Material list<text:bookmark-end text:name="__RefHeading___Toc10766_59209700"/></text:h>
      <text:p text:style-name="P264">Material specifications allow specification of general light reflection and emission properties, as well as opacity values, that can be applied to mesh group surfaces. The material list consists of</text:p>
      <text:list xml:id="list210701288754019" text:continue-numbering="true" text:style-name="List_20_1">
        <text:list-item>
          <text:p text:style-name="P301">A header line, <text:span text:style-name="Input">MATERIALS &lt;</text:span><text:span text:style-name="Input"><text:span text:style-name="T10">m</text:span></text:span><text:span text:style-name="Input">&gt;</text:span>, defining the number <text:span text:style-name="Input">&lt;</text:span><text:span text:style-name="Input"><text:span text:style-name="T10">m</text:span></text:span><text:span text:style-name="Input">&gt;</text:span> of materials.</text:p>
        </text:list-item>
        <text:list-item>
          <text:p text:style-name="P301">A list of material names</text:p>
        </text:list-item>
        <text:list-item>
          <text:p text:style-name="P301">A list of material properties</text:p>
        </text:list-item>
      </text:list>
      <text:p text:style-name="P264">Each material property specification consists of</text:p>
      <text:list xml:id="list210700997574191" text:continue-numbering="true" text:style-name="List_20_1">
        <text:list-item>
          <text:p text:style-name="Bullet_20_list"><text:span text:style-name="T121">A</text:span> header line, <text:span text:style-name="Input">MATERIAL &lt;</text:span><text:span text:style-name="Input"><text:span text:style-name="T10">name</text:span></text:span><text:span text:style-name="Input">&gt;</text:span>, where <text:span text:style-name="Input">&lt;</text:span><text:span text:style-name="Input"><text:span text:style-name="T10">name</text:span></text:span><text:span text:style-name="Input">&gt;</text:span> is an entry from the list of material names</text:p>
        </text:list-item>
        <text:list-item>
          <text:p text:style-name="P301">A line containing the <text:span text:style-name="T10">diffuse reflection</text:span> colour and opacity: <text:span text:style-name="Input">&lt;</text:span><text:span text:style-name="Input"><text:span text:style-name="T10">r</text:span></text:span><text:span text:style-name="Input"><text:span text:style-name="T72">d</text:span></text:span><text:span text:style-name="Input">&gt; &lt;</text:span><text:span text:style-name="Input"><text:span text:style-name="T10">g</text:span></text:span><text:span text:style-name="Input"><text:span text:style-name="T72">d</text:span></text:span><text:span text:style-name="Input">&gt; &lt;</text:span><text:span text:style-name="Input"><text:span text:style-name="T10">b</text:span></text:span><text:span text:style-name="Input"><text:span text:style-name="T72">d</text:span></text:span><text:span text:style-name="Input">&gt; &lt;</text:span><text:span text:style-name="Input"><text:span text:style-name="T10">a</text:span></text:span><text:span text:style-name="Input"><text:span text:style-name="T72">d</text:span></text:span><text:span text:style-name="Input">&gt;</text:span>. <text:span text:style-name="T122">This is the colour that is diffusely (in all directions) reflected from an illuminated surface.</text:span></text:p>
        </text:list-item>
        <text:list-item>
          <text:p text:style-name="P302">A line containing the <text:span text:style-name="T10">ambient</text:span> material colour and opacity: <text:span text:style-name="Input">&lt;</text:span><text:span text:style-name="Input"><text:span text:style-name="T10">r</text:span></text:span><text:span text:style-name="Input"><text:span text:style-name="T72">a</text:span></text:span><text:span text:style-name="Input">&gt; &lt;</text:span><text:span text:style-name="Input"><text:span text:style-name="T10">g</text:span></text:span><text:span text:style-name="Input"><text:span text:style-name="T72">a</text:span></text:span><text:span text:style-name="Input">&gt; &lt;</text:span><text:span text:style-name="Input"><text:span text:style-name="T10">b</text:span></text:span><text:span text:style-name="Input"><text:span text:style-name="T72">a</text:span></text:span><text:span text:style-name="Input">&gt; &lt;</text:span><text:span text:style-name="Input"><text:span text:style-name="T10">a</text:span></text:span><text:span text:style-name="Input"><text:span text:style-name="T72">a</text:span></text:span><text:span text:style-name="Input">&gt;</text:span>. This is the colour of an unlit surface.</text:p>
        </text:list-item>
        <text:list-item>
          <text:p text:style-name="P302">A line containing the the <text:span text:style-name="T10">specular</text:span> colour, opacity and reflection characteristics: <text:span text:style-name="Input">&lt;</text:span><text:span text:style-name="Input"><text:span text:style-name="T10">r</text:span></text:span><text:span text:style-name="Input"><text:span text:style-name="T72">s</text:span></text:span><text:span text:style-name="Input">&gt; &lt;</text:span><text:span text:style-name="Input"><text:span text:style-name="T10">g</text:span></text:span><text:span text:style-name="Input"><text:span text:style-name="T72">s</text:span></text:span><text:span text:style-name="Input">&gt; &lt;</text:span><text:span text:style-name="Input"><text:span text:style-name="T10">b</text:span></text:span><text:span text:style-name="Input"><text:span text:style-name="T72">s</text:span></text:span><text:span text:style-name="Input">&gt; &lt;</text:span><text:span text:style-name="Input"><text:span text:style-name="T10">a</text:span></text:span><text:span text:style-name="Input"><text:span text:style-name="T72">s</text:span></text:span><text:span text:style-name="Input">&gt; [&lt;</text:span><text:span text:style-name="Input"><text:span text:style-name="T10">p</text:span></text:span><text:span text:style-name="Input">&gt;]</text:span>. This is the colour of light reflected by a polished surface into a narrow cone. The power entry (<text:span text:style-name="Input">&lt;</text:span><text:span text:style-name="Input"><text:span text:style-name="T10">p</text:span></text:span><text:span text:style-name="Input">&gt;</text:span>) specifies the width of the cone into which light is reflected. <text:soft-page-break/>Higher values represent a narrower cone, i.e. sharper reflections. Typical values are around 10. If <text:span text:style-name="Input">&lt;</text:span><text:span text:style-name="Input"><text:span text:style-name="T10">p</text:span></text:span><text:span text:style-name="Input">&gt;</text:span> is omitted, the default value is 0.</text:p>
        </text:list-item>
        <text:list-item>
          <text:p text:style-name="P302">A line containing the <text:span text:style-name="T10">emissive</text:span> colour and opacity: <text:span text:style-name="Input">&lt;</text:span><text:span text:style-name="Input"><text:span text:style-name="T10">r</text:span></text:span><text:span text:style-name="Input"><text:span text:style-name="T72">e</text:span></text:span><text:span text:style-name="Input">&gt; &lt;</text:span><text:span text:style-name="Input"><text:span text:style-name="T10">g</text:span></text:span><text:span text:style-name="Input"><text:span text:style-name="T72">e</text:span></text:span><text:span text:style-name="Input">&gt; &lt;</text:span><text:span text:style-name="Input"><text:span text:style-name="T10">b</text:span></text:span><text:span text:style-name="Input"><text:span text:style-name="T72">e</text:span></text:span><text:span text:style-name="Input">&gt; &lt;</text:span><text:span text:style-name="Input"><text:span text:style-name="T10">a</text:span></text:span><text:span text:style-name="Input"><text:span text:style-name="T72">e</text:span></text:span><text:span text:style-name="Input">&gt;</text:span>. This is the colour of light emitted by a glowing surface.</text:p>
        </text:list-item>
      </text:list>
      <text:p text:style-name="P265">For each colour specification, <text:span text:style-name="Input">&lt;</text:span><text:span text:style-name="Input"><text:span text:style-name="T10">r</text:span></text:span><text:span text:style-name="Input">&gt;</text:span>, <text:span text:style-name="Input">&lt;</text:span><text:span text:style-name="Input"><text:span text:style-name="T10">g</text:span></text:span><text:span text:style-name="Input">&gt;</text:span> and <text:span text:style-name="Input">&lt;</text:span><text:span text:style-name="Input"><text:span text:style-name="T10">b</text:span></text:span><text:span text:style-name="Input">&gt;</text:span> denote the red, green and blue (RGB) colour components. <text:span text:style-name="Input">&lt;</text:span><text:span text:style-name="Input"><text:span text:style-name="T10">a</text:span></text:span><text:span text:style-name="Input">&gt;</text:span> is the opacity. RGB values should be between 0 and 1, but can be &gt; 1 for special effects. Opacity values must be between 0 and 1.</text:p>
      <text:h text:style-name="Heading_20_2" text:outline-level="2"><text:bookmark-start text:name="__RefHeading___Toc10768_59209700"/>Texture list<text:bookmark-end text:name="__RefHeading___Toc10768_59209700"/></text:h>
      <text:p text:style-name="P265">The texture list contains the names of the texture files loaded by the mesh. Textures must be in DDS (Direct Draw Surface) format. The names in the list must contain the file extension (<text:span text:style-name="Input">.dds</text:span>). They can contain a path specification, which is interpreted relative to Orbiter’s main Texture directory (<text:span text:style-name="Input">.\Textures</text:span> by default).</text:p>
      <text:list xml:id="list210701116119436" text:continue-numbering="true" text:style-name="List_20_1">
        <text:list-item>
          <text:p text:style-name="P303">A DirectX SDK tool, <text:span text:style-name="Input">dxtex</text:span>, which is included in the Orbiter SDK package, can be used to convert to DDS from other bitmap formats.</text:p>
        </text:list-item>
        <text:list-item>
          <text:p text:style-name="P304">Use either DXT1 compressed format (for opaque textures or textures with binary transparency) or DXT5 (for textures containing semi-transparent areas). DXT1 compresses to half the size of DXT5 but has slightly higher compression artefacts.</text:p>
        </text:list-item>
        <text:list-item>
          <text:p text:style-name="P304">Texture bitmaps should have sizes of powers of 2 for maximum compatibility (in particular with older graphics cards). Also avoid texture maps &gt; 2048<text:span text:style-name="T43">×</text:span><text:span text:style-name="T35">2048 pixels.</text:span></text:p>
        </text:list-item>
        <text:list-item>
          <text:p text:style-name="P304"><text:span text:style-name="T35">If a texture is to be dynamically updated during the simulation (e.g. instrument panels in virtual cockpits) the texture name in the list should be followed by the flag ‘</text:span><text:span text:style-name="Input">D</text:span><text:span text:style-name="T35">’. Orbiter decompresses these surfaces on loading to allow more efficient dynamic updates.</text:span> </text:p>
        </text:list-item>
      </text:list>
      <text:h text:style-name="Heading_20_2" text:outline-level="2"><text:bookmark-start text:name="__RefHeading___Toc10845_1404541502"/>Performance optimisation<text:bookmark-end text:name="__RefHeading___Toc10845_1404541502"/></text:h>
      <text:p text:style-name="P268">Complex meshes can improve the visual appearance of the object they represent, but they also impose a computational cost on the render engine, leading to lower simulation frame rates and less fluid animation. It can also potentially lead to a loss of accuracy in the trajectory calculation. A balance between visualisation quality and simulation performance should be kept in mind. There are a few ways to optimise the mesh structure to improve performance:</text:p>
      <text:list xml:id="list210702787269607" text:continue-numbering="true" text:style-name="List_20_1">
        <text:list-item>
          <text:p text:style-name="P305">Mesh groups using the same texture should be listed in sequence in the mesh. Unnecessary switching between textures can degrade performance if textures must be swapped in and out of video memory.</text:p>
        </text:list-item>
        <text:list-item>
          <text:p text:style-name="P305">Within a sequence of groups using the same texture, groups using the same material should be kept together for the same reason.</text:p>
        </text:list-item>
        <text:list-item>
          <text:p text:style-name="P305">Avoid large numbers of very small groups. If small mesh groups use the same texture and material parameters, and are not animated individually, consider merging them into a single group.</text:p>
        </text:list-item>
        <text:list-item>
          <text:p text:style-name="P305">To avoid visual artefacts, groups using transparent textures or materials should be sorted to the end of the mesh. If transparent groups overlap, the innermost ones should be listed before the outer ones.</text:p>
          <text:p text:style-name="P305">In order to render transparency correctly, DirectX requires the scene seen through the transparent surfaces to be fully built before the transparent part itself is rendered. Any objects rendered after the transparent part can be obscured by it (z-buffering artefact).</text:p>
        </text:list-item>
        <text:list-item>
          <text:p text:style-name="P305">Surfaces with transparency and specular reflection are more expensive to render than opaque and diffusive surfaces.</text:p>
        </text:list-item>
        <text:list-item>
          <text:p text:style-name="P305"><text:soft-page-break/>And most importantly: Keep the vertex count reasonably low!</text:p>
        </text:list-item>
      </text:list>
      <text:h text:style-name="Heading_20_2" text:outline-level="2"><text:bookmark-start text:name="__RefHeading___Toc10847_1404541502"/>Mesh converters<text:bookmark-end text:name="__RefHeading___Toc10847_1404541502"/></text:h>
      <text:p text:style-name="P266">To convert an existing model in a standard mesh format to an Orbiter mesh, check the Orbiter web forum for mesh converters created by other users. There is currently a converter which <text:span text:style-name="T123">converts from Truespace </text:span><text:span text:style-name="Input"><text:span text:style-name="T123">asc</text:span></text:span><text:span text:style-name="T123"> format, which many 3D editors can export. If you have written your own mesh editor or converter, publish it!</text:span></text:p>
      <text:h text:style-name="Heading_20_2" text:outline-level="2"><text:bookmark-start text:name="__RefHeading___Toc10849_1404541502"/>Mesh utilities<text:bookmark-end text:name="__RefHeading___Toc10849_1404541502"/></text:h>
      <text:p text:style-name="P267">The Orbiter SDK contains a few utilities that help to extract data from mesh files. They are located in the <text:span text:style-name="Input">Orbitersdk\utils</text:span> folder.</text:p>
      <text:list xml:id="list210702385218526" text:continue-numbering="true" text:style-name="List_20_1">
        <text:list-item>
          <text:p text:style-name="P306"><text:span text:style-name="Input"><text:span text:style-name="T31">shipedit.exe</text:span></text:span>: Extracts geometric information from a mesh that is useful for setting up the physical vessel parameters in its configuration file or module code. These include the mesh bounding box, volume, cross-sectional areas, and inertia tensor assuming a homogeneous density distribution.</text:p>
        </text:list-item>
        <text:list-item>
          <text:p text:style-name="P306"><text:span text:style-name="Input"><text:span text:style-name="T31">meshc.exe</text:span></text:span>: Mesh compiler. Currently, this extracts mesh parameters and group labels into a C++ header file that can be included by the vessel code for convenient access to named mesh groups, e.g. to address them for animations and dynamic material updat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Courier New" svg:font-family="'Courier New'" style:font-adornments="Regular" style:font-family-generic="modern" style:font-pitch="fixed"/>
    <style:font-face style:name="Keystroke" svg:font-family="Keystroke" style:font-adornments="Regular"/>
    <style:font-face style:name="Keystroke1"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1"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2"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1"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1" fo:font-family="Keystroke" style:font-family-generic="roman" style:font-pitch="variable" style:font-charset="x-symbol" fo:font-size="16pt" style:font-size-asian="16pt" style:font-name-complex="Keystroke1"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1" fo:font-family="Keystroke" style:font-family-generic="roman" style:font-pitch="variable" style:font-charset="x-symbol" fo:font-size="15pt" fo:language="en" fo:country="GB" style:font-size-asian="16pt" style:font-name-complex="Keystroke1"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style style:name="Orbiter_20_table.1" style:display-name="Orbiter table.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2" style:display-name="Orbiter table.2"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3" style:display-name="Orbiter table.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4" style:display-name="Orbiter table.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5" style:display-name="Orbiter table.5"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6" style:display-name="Orbiter table.6"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7" style:display-name="Orbiter table.7"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8" style:display-name="Orbiter table.8"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9" style:display-name="Orbiter table.9"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0" style:display-name="Orbiter table.10"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1" style:display-name="Orbiter table.1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2" style:display-name="Orbiter table.12"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3" style:display-name="Orbiter table.1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4" style:display-name="Orbiter table.1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5" style:display-name="Orbiter table.15"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6" style:display-name="Orbiter table.16"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table:table-template table:name="Orbiter table" table:first-row-end-column="row" table:first-row-start-column="row" table:last-row-end-column="row" table:last-row-start-column="row">
      <table:first-row table:style-name="Orbiter_20_table.1"/>
      <table:last-row table:style-name="Orbiter_20_table.2"/>
      <table:first-column table:style-name="Orbiter_20_table.3"/>
      <table:last-column table:style-name="Orbiter_20_table.4"/>
      <table:body table:style-name="Orbiter_20_table.9"/>
      <table:even-rows table:style-name="Orbiter_20_table.5"/>
      <table:odd-rows table:style-name="Orbiter_20_table.6"/>
      <table:even-columns table:style-name="Orbiter_20_table.7"/>
      <table:odd-columns table:style-name="Orbiter_20_table.8"/>
      <table:background table:style-name="Orbiter_20_table.10"/>
      <loext:first-row-even-column table:style-name="Orbiter_20_table.15"/>
      <loext:last-row-even-column table:style-name="Orbiter_20_table.16"/>
      <loext:first-row-end-column table:style-name="Orbiter_20_table.12"/>
      <loext:first-row-start-column table:style-name="Orbiter_20_table.11"/>
      <loext:last-row-end-column table:style-name="Orbiter_20_table.14"/>
      <loext:last-row-start-column table:style-name="Orbiter_20_table.13"/>
    </table:table-templat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4d88cb1"/>
    </style:style>
    <style:style style:name="MT3" style:family="text">
      <style:text-properties fo:color="#999999" loext:opacity="100%" style:font-name="Liberation Serif4" officeooo:rsid="02eb8099" style:font-name-asian="Liberation Serif4" style:font-name-complex="Liberation Serif4"/>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39</text:page-number></text:span></text:p>
      </style:footer>
      <style:footer-first>
        <text:p text:style-name="MP2"><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1H7M44S</meta:editing-duration>
    <meta:editing-cycles>518</meta:editing-cycles>
    <dc:title>ORBITER Configuration</dc:title>
    <dc:date>2022-08-16T21:06:59.692000000</dc:date>
    <dc:subject>Orbiter Space Flight Simulator</dc:subject>
    <meta:document-statistic meta:table-count="35" meta:image-count="0" meta:object-count="2" meta:page-count="39" meta:paragraph-count="2033" meta:word-count="13616" meta:character-count="85097" meta:non-whitespace-character-count="73516"/>
  </office:meta>
</office:document-meta>
</file>

<file path=Object 2/content.xml><?xml version="1.0" encoding="utf-8"?>
<math xmlns="http://www.w3.org/1998/Math/MathML" display="block">
  <semantics>
    <mrow>
      <msub>
        <mover accent="true">
          <mi>ω</mi>
          <mo stretchy="false">˙</mo>
        </mover>
        <mrow>
          <mi>x</mi>
          <mi>,</mi>
          <mi>y</mi>
          <mi>,</mi>
          <mi>z</mi>
        </mrow>
      </msub>
      <mrow>
        <mspace width="0.5em"/>
        <mo stretchy="false">=</mo>
        <mrow>
          <mspace width="0.5em"/>
          <mo stretchy="false">−</mo>
          <msub>
            <mi>ω</mi>
            <mrow>
              <mi>x</mi>
              <mi>,</mi>
              <mi>y</mi>
              <mi>,</mi>
              <mi>z</mi>
            </mrow>
          </msub>
        </mrow>
      </mrow>
      <mi>ρ</mi>
      <msub>
        <mi>r</mi>
        <mrow>
          <mi>x</mi>
          <mi>,</mi>
          <mi>y</mi>
          <mi>,</mi>
          <mi>z</mi>
        </mrow>
      </msub>
    </mrow>
    <annotation encoding="StarMath 5.0">{ dot %omega }_{x, y, z} `=` - %omega_{ x, y, z } %rho r_{ x, y, z }  </annotation>
  </semantics>
</math>
</file>

<file path=Object 3/content.xml><?xml version="1.0" encoding="utf-8"?>
<math xmlns="http://www.w3.org/1998/Math/MathML" display="block">
  <semantics>
    <mrow>
      <mstyle mathvariant="bold">
        <mi mathvariant="normal">J</mi>
      </mstyle>
      <mrow>
        <mspace width="0.5em"/>
        <mo stretchy="false">=</mo>
        <mspace width="0.5em"/>
      </mrow>
      <mfrac>
        <mn>1</mn>
        <mi>M</mi>
      </mfrac>
      <mrow>
        <munder>
          <mo stretchy="false">∫</mo>
          <mi>V</mi>
        </munder>
        <mrow>
          <mi>m</mi>
          <mrow>
            <mo fence="true" form="prefix" stretchy="false">(</mo>
            <mrow>
              <mi>r</mi>
            </mrow>
            <mo fence="true" form="postfix" stretchy="false">)</mo>
          </mrow>
          <mrow>
            <mo fence="true" form="prefix" stretchy="true">[</mo>
            <mrow>
              <mtable>
                <mtr>
                  <mtd>
                    <mrow>
                      <msup>
                        <mi>y</mi>
                        <mn>2</mn>
                      </msup>
                      <mo stretchy="false">+</mo>
                      <msup>
                        <mi>z</mi>
                        <mn>2</mn>
                      </msup>
                    </mrow>
                  </mtd>
                  <mtd>
                    <mi mathvariant="italic">xy</mi>
                  </mtd>
                  <mtd>
                    <mi mathvariant="italic">xz</mi>
                  </mtd>
                </mtr>
                <mtr>
                  <mtd>
                    <mi mathvariant="italic">yx</mi>
                  </mtd>
                  <mtd>
                    <mrow>
                      <msup>
                        <mi>x</mi>
                        <mn>2</mn>
                      </msup>
                      <mo stretchy="false">+</mo>
                      <msup>
                        <mi>z</mi>
                        <mn>2</mn>
                      </msup>
                    </mrow>
                  </mtd>
                  <mtd>
                    <mi mathvariant="italic">yz</mi>
                  </mtd>
                </mtr>
                <mtr>
                  <mtd>
                    <mi mathvariant="italic">xz</mi>
                  </mtd>
                  <mtd>
                    <mi mathvariant="italic">xy</mi>
                  </mtd>
                  <mtd>
                    <mrow>
                      <msup>
                        <mi>x</mi>
                        <mn>2</mn>
                      </msup>
                      <mo stretchy="false">+</mo>
                      <msup>
                        <mi>y</mi>
                        <mn>2</mn>
                      </msup>
                    </mrow>
                  </mtd>
                </mtr>
              </mtable>
            </mrow>
            <mo fence="true" form="postfix" stretchy="true">]</mo>
          </mrow>
          <mi mathvariant="italic">dr</mi>
        </mrow>
      </mrow>
    </mrow>
    <annotation encoding="StarMath 5.0">{bold nitalic J} `=` 1 over M int from{V} { m( r ) left [ matrix{y^2 + z^2 # xy # xz ## yx # x^2 + z^2 # yz ## xz # xy # x^2 + y^2}  right ] dr } </annotation>
  </semantics>
</math>
</file>